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866cm"/>
    </style:style>
    <style:style style:name="co2" style:family="table-column">
      <style:table-column-properties fo:break-before="auto" style:column-width="2.097cm"/>
    </style:style>
    <style:style style:name="co3" style:family="table-column">
      <style:table-column-properties fo:break-before="auto" style:column-width="2.293cm"/>
    </style:style>
    <style:style style:name="co4" style:family="table-column">
      <style:table-column-properties fo:break-before="auto" style:column-width="1.596cm"/>
    </style:style>
    <style:style style:name="co5" style:family="table-column">
      <style:table-column-properties fo:break-before="auto" style:column-width="1.566cm"/>
    </style:style>
    <style:style style:name="co6" style:family="table-column">
      <style:table-column-properties fo:break-before="auto" style:column-width="2.265cm"/>
    </style:style>
    <style:style style:name="co7" style:family="table-column">
      <style:table-column-properties fo:break-before="auto" style:column-width="2.124cm"/>
    </style:style>
    <style:style style:name="co8" style:family="table-column">
      <style:table-column-properties fo:break-before="auto" style:column-width="2.32cm"/>
    </style:style>
    <style:style style:name="co9" style:family="table-column">
      <style:table-column-properties fo:break-before="auto" style:column-width="2.685cm"/>
    </style:style>
    <style:style style:name="co10" style:family="table-column">
      <style:table-column-properties fo:break-before="auto" style:column-width="2.406cm"/>
    </style:style>
    <style:style style:name="co11" style:family="table-column">
      <style:table-column-properties fo:break-before="auto" style:column-width="2.041cm"/>
    </style:style>
    <style:style style:name="co12" style:family="table-column">
      <style:table-column-properties fo:break-before="auto" style:column-width="1.314cm"/>
    </style:style>
    <style:style style:name="co13" style:family="table-column">
      <style:table-column-properties fo:break-before="auto" style:column-width="2.014cm"/>
    </style:style>
    <style:style style:name="co14" style:family="table-column">
      <style:table-column-properties fo:break-before="auto" style:column-width="0.587cm"/>
    </style:style>
    <style:style style:name="co15" style:family="table-column">
      <style:table-column-properties fo:break-before="auto" style:column-width="1.677cm"/>
    </style:style>
    <style:style style:name="co16" style:family="table-column">
      <style:table-column-properties fo:break-before="auto" style:column-width="1.259cm"/>
    </style:style>
    <style:style style:name="co17" style:family="table-column">
      <style:table-column-properties fo:break-before="auto" style:column-width="1.371cm"/>
    </style:style>
    <style:style style:name="co18" style:family="table-column">
      <style:table-column-properties fo:break-before="auto" style:column-width="2.489cm"/>
    </style:style>
    <style:style style:name="co19" style:family="table-column">
      <style:table-column-properties fo:break-before="auto" style:column-width="2.517cm"/>
    </style:style>
    <style:style style:name="co20" style:family="table-column">
      <style:table-column-properties fo:break-before="auto" style:column-width="1.233cm"/>
    </style:style>
    <style:style style:name="co21" style:family="table-column">
      <style:table-column-properties fo:break-before="auto" style:column-width="1.588cm"/>
    </style:style>
    <style:style style:name="co22" style:family="table-column">
      <style:table-column-properties fo:break-before="auto" style:column-width="2.106cm"/>
    </style:style>
    <style:style style:name="co23" style:family="table-column">
      <style:table-column-properties fo:break-before="auto" style:column-width="2.187cm"/>
    </style:style>
    <style:style style:name="co24" style:family="table-column">
      <style:table-column-properties fo:break-before="auto" style:column-width="1.864cm"/>
    </style:style>
    <style:style style:name="co25" style:family="table-column">
      <style:table-column-properties fo:break-before="auto" style:column-width="2.351cm"/>
    </style:style>
    <style:style style:name="co26" style:family="table-column">
      <style:table-column-properties fo:break-before="auto" style:column-width="1.833cm"/>
    </style:style>
    <style:style style:name="co27" style:family="table-column">
      <style:table-column-properties fo:break-before="auto" style:column-width="2.051cm"/>
    </style:style>
    <style:style style:name="co28" style:family="table-column">
      <style:table-column-properties fo:break-before="auto" style:column-width="2.258cm"/>
    </style:style>
    <style:style style:name="co29" style:family="table-column">
      <style:table-column-properties fo:break-before="auto" style:column-width="0.852cm"/>
    </style:style>
    <style:style style:name="co30" style:family="table-column">
      <style:table-column-properties fo:break-before="auto" style:column-width="1.453cm"/>
    </style:style>
    <style:style style:name="co31" style:family="table-column">
      <style:table-column-properties fo:break-before="auto" style:column-width="1.341cm"/>
    </style:style>
    <style:style style:name="co32" style:family="table-column">
      <style:table-column-properties fo:break-before="auto" style:column-width="1.152cm"/>
    </style:style>
    <style:style style:name="co33" style:family="table-column">
      <style:table-column-properties fo:break-before="auto" style:column-width="2.297cm"/>
    </style:style>
    <style:style style:name="co34" style:family="table-column">
      <style:table-column-properties fo:break-before="auto" style:column-width="2.469cm"/>
    </style:style>
    <style:style style:name="co35" style:family="table-column">
      <style:table-column-properties fo:break-before="auto" style:column-width="1.349cm"/>
    </style:style>
    <style:style style:name="co36" style:family="table-column">
      <style:table-column-properties fo:break-before="auto" style:column-width="0.924cm"/>
    </style:style>
    <style:style style:name="co37" style:family="table-column">
      <style:table-column-properties fo:break-before="auto" style:column-width="1.531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gpio4">
      <style:table-properties table:display="true" style:writing-mode="lr-tb"/>
    </style:style>
    <style:style style:name="ta2" style:family="table" style:master-page-name="PageStyle_5f_pin_5f_name">
      <style:table-properties table:display="true" style:writing-mode="lr-tb"/>
    </style:style>
    <style:style style:name="ta3" style:family="table" style:master-page-name="PageStyle_5f_pin_5f_mode">
      <style:table-properties table:display="true" style:writing-mode="lr-tb"/>
    </style:style>
    <style:style style:name="ta4" style:family="table" style:master-page-name="PageStyle_5f_pin_5f_has_5f_name">
      <style:table-properties table:display="true" style:writing-mode="lr-tb"/>
    </style:style>
    <style:style style:name="ta5" style:family="table" style:master-page-name="PageStyle_5f_soc_5f_has_5f_pin">
      <style:table-properties table:display="true" style:writing-mode="lr-tb"/>
    </style:style>
    <style:style style:name="ta6" style:family="table" style:master-page-name="PageStyle_5f_pin_5f_spics">
      <style:table-properties table:display="true" style:writing-mode="lr-tb"/>
    </style:style>
    <style:style style:name="ta7" style:family="table" style:master-page-name="PageStyle_5f_connector_5f_has_5f_pin">
      <style:table-properties table:display="true" style:writing-mode="lr-tb"/>
    </style:style>
    <style:style style:name="ta8" style:family="table" style:master-page-name="PageStyle_5f_soc_5f_has_5f_pin_5f_export">
      <style:table-properties table:display="true" style:writing-mode="lr-tb"/>
    </style:style>
    <style:style style:name="ta9" style:family="table" style:master-page-name="PageStyle_5f_pin_5f_number_5f_export">
      <style:table-properties table:display="true" style:writing-mode="lr-tb"/>
    </style:style>
    <style:style style:name="ta10" style:family="table" style:master-page-name="PageStyle_5f_pin_5f_has_5f_name_5f_export">
      <style:table-properties table:display="true" style:writing-mode="lr-tb"/>
    </style:style>
    <style:style style:name="ta11" style:family="table" style:master-page-name="PageStyle_5f_pin_5f_export">
      <style:table-properties table:display="true" style:writing-mode="lr-tb"/>
    </style:style>
    <style:style style:name="ta12" style:family="table" style:master-page-name="PageStyle_5f_pin_5f_name_5f_export">
      <style:table-properties table:display="true" style:writing-mode="lr-tb"/>
    </style:style>
    <style:style style:name="ta13" style:family="table" style:master-page-name="PageStyle_5f_pin_5f_spics_5f_export">
      <style:table-properties table:display="true" style:writing-mode="lr-tb"/>
    </style:style>
    <style:style style:name="ta14" style:family="table" style:master-page-name="PageStyle_5f_connector_5f_has_5f_pin_5f_export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" style:family="table-cell" style:parent-style-name="Default" style:data-style-name="N0">
      <style:table-cell-properties fo:background-color="#00ff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ackground-color="#e6e6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0">
      <style:table-cell-properties fo:background-color="#e6e6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ackground-color="#ffff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pio1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Default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8" table:default-cell-style-name="ce2"/>
        <table:table-column table:style-name="co12" table:default-cell-style-name="ce2"/>
        <table:table-column table:style-name="co13" table:default-cell-style-name="ce2"/>
        <table:table-column table:style-name="co6" table:number-columns-repeated="16369" table:default-cell-style-name="Default"/>
        <table:table-row table:style-name="ro1">
          <table:table-cell table:style-name="ce1" table:number-columns-repeated="2"/>
          <table:table-cell table:style-name="ce1" office:value-type="string" calcext:value-type="string">
            <text:p>pin_mode_i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16369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n_type_id</text:p>
          </table:table-cell>
          <table:table-cell table:style-name="ce1" office:value-type="string" calcext:value-type="string">
            <text:p>gpio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pwm</text:p>
          </table:table-cell>
          <table:table-cell table:style-name="ce1" office:value-type="string" calcext:value-type="string">
            <text:p>alt0</text:p>
          </table:table-cell>
          <table:table-cell table:style-name="ce1" office:value-type="string" calcext:value-type="string">
            <text:p>alt1</text:p>
          </table:table-cell>
          <table:table-cell table:style-name="ce1" office:value-type="string" calcext:value-type="string">
            <text:p>alt2</text:p>
          </table:table-cell>
          <table:table-cell table:style-name="ce1" office:value-type="string" calcext:value-type="string">
            <text:p>alt3</text:p>
          </table:table-cell>
          <table:table-cell table:style-name="ce1" office:value-type="string" calcext:value-type="string">
            <text:p>alt4</text:p>
          </table:table-cell>
          <table:table-cell table:style-name="ce1" office:value-type="string" calcext:value-type="string">
            <text:p>alt5</text:p>
          </table:table-cell>
          <table:table-cell table:style-name="ce1" office:value-type="string" calcext:value-type="string">
            <text:p>alt6</text:p>
          </table:table-cell>
          <table:table-cell table:style-name="ce1" office:value-type="string" calcext:value-type="string">
            <text:p>alt7</text:p>
          </table:table-cell>
          <table:table-cell table:style-name="ce1" office:value-type="string" calcext:value-type="string">
            <text:p>alt8</text:p>
          </table:table-cell>
          <table:table-cell table:number-columns-repeated="16369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GPIO0</text:p>
          </table:table-cell>
          <table:table-cell/>
          <table:table-cell table:style-name="ce2" office:value-type="string" calcext:value-type="string">
            <text:p>SPI0SIO3</text:p>
          </table:table-cell>
          <table:table-cell office:value-type="string" calcext:value-type="string">
            <text:p>DPIPCLK</text:p>
          </table:table-cell>
          <table:table-cell office:value-type="string" calcext:value-type="string">
            <text:p>UART1TX</text:p>
          </table:table-cell>
          <table:table-cell office:value-type="string" calcext:value-type="string">
            <text:p>I2C0SDA</text:p>
          </table:table-cell>
          <table:table-cell/>
          <table:table-cell office:value-type="string" calcext:value-type="string">
            <text:p>SYSRIO0</text:p>
          </table:table-cell>
          <table:table-cell office:value-type="string" calcext:value-type="string">
            <text:p>PROCRIO0</text:p>
          </table:table-cell>
          <table:table-cell office:value-type="string" calcext:value-type="string">
            <text:p>PIO0</text:p>
          </table:table-cell>
          <table:table-cell table:style-name="ce3" office:value-type="string" calcext:value-type="string">
            <text:p>SPI2CS0</text:p>
          </table:table-cell>
          <table:table-cell table:number-columns-repeated="1636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PIO1</text:p>
          </table:table-cell>
          <table:table-cell/>
          <table:table-cell table:style-name="ce2" office:value-type="string" calcext:value-type="string">
            <text:p>SPI0SIO2</text:p>
          </table:table-cell>
          <table:table-cell office:value-type="string" calcext:value-type="string">
            <text:p>DPIDE</text:p>
          </table:table-cell>
          <table:table-cell office:value-type="string" calcext:value-type="string">
            <text:p>UART1RX</text:p>
          </table:table-cell>
          <table:table-cell office:value-type="string" calcext:value-type="string">
            <text:p>I2C0SCL</text:p>
          </table:table-cell>
          <table:table-cell/>
          <table:table-cell office:value-type="string" calcext:value-type="string">
            <text:p>SYSRIO1</text:p>
          </table:table-cell>
          <table:table-cell office:value-type="string" calcext:value-type="string">
            <text:p>PROCRIO1</text:p>
          </table:table-cell>
          <table:table-cell office:value-type="string" calcext:value-type="string">
            <text:p>PIO1</text:p>
          </table:table-cell>
          <table:table-cell office:value-type="string" calcext:value-type="string">
            <text:p>SPI2SIO1</text:p>
          </table:table-cell>
          <table:table-cell table:number-columns-repeated="1636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GPIO2</text:p>
          </table:table-cell>
          <table:table-cell/>
          <table:table-cell table:style-name="ce3" office:value-type="string" calcext:value-type="string">
            <text:p>SPI0CS3</text:p>
          </table:table-cell>
          <table:table-cell office:value-type="string" calcext:value-type="string">
            <text:p>DPIVSYNC</text:p>
          </table:table-cell>
          <table:table-cell office:value-type="string" calcext:value-type="string">
            <text:p>UART1CTS</text:p>
          </table:table-cell>
          <table:table-cell office:value-type="string" calcext:value-type="string">
            <text:p>I2C1SDA</text:p>
          </table:table-cell>
          <table:table-cell office:value-type="string" calcext:value-type="string">
            <text:p>UART0IRRX</text:p>
          </table:table-cell>
          <table:table-cell office:value-type="string" calcext:value-type="string">
            <text:p>SYSRIO2</text:p>
          </table:table-cell>
          <table:table-cell office:value-type="string" calcext:value-type="string">
            <text:p>PROCRIO2</text:p>
          </table:table-cell>
          <table:table-cell office:value-type="string" calcext:value-type="string">
            <text:p>PIO2</text:p>
          </table:table-cell>
          <table:table-cell office:value-type="string" calcext:value-type="string">
            <text:p>SPI2SIO0</text:p>
          </table:table-cell>
          <table:table-cell table:number-columns-repeated="1636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GPIO3</text:p>
          </table:table-cell>
          <table:table-cell/>
          <table:table-cell table:style-name="ce3" office:value-type="string" calcext:value-type="string">
            <text:p>SPI0CS2</text:p>
          </table:table-cell>
          <table:table-cell office:value-type="string" calcext:value-type="string">
            <text:p>DPIHSYNC</text:p>
          </table:table-cell>
          <table:table-cell office:value-type="string" calcext:value-type="string">
            <text:p>UART1RTS</text:p>
          </table:table-cell>
          <table:table-cell office:value-type="string" calcext:value-type="string">
            <text:p>I2C1SCL</text:p>
          </table:table-cell>
          <table:table-cell office:value-type="string" calcext:value-type="string">
            <text:p>UART0IRTX</text:p>
          </table:table-cell>
          <table:table-cell office:value-type="string" calcext:value-type="string">
            <text:p>SYSRIO3</text:p>
          </table:table-cell>
          <table:table-cell office:value-type="string" calcext:value-type="string">
            <text:p>PROCRIO3</text:p>
          </table:table-cell>
          <table:table-cell office:value-type="string" calcext:value-type="string">
            <text:p>PIO3</text:p>
          </table:table-cell>
          <table:table-cell office:value-type="string" calcext:value-type="string">
            <text:p>SPI2SCLK</text:p>
          </table:table-cell>
          <table:table-cell table:number-columns-repeated="1636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GPIO4</text:p>
          </table:table-cell>
          <table:table-cell/>
          <table:table-cell table:style-name="ce2" office:value-type="string" calcext:value-type="string">
            <text:p>GPCLK0</text:p>
          </table:table-cell>
          <table:table-cell office:value-type="string" calcext:value-type="string">
            <text:p>DPID0</text:p>
          </table:table-cell>
          <table:table-cell office:value-type="string" calcext:value-type="string">
            <text:p>UART2TX</text:p>
          </table:table-cell>
          <table:table-cell office:value-type="string" calcext:value-type="string">
            <text:p>I2C2SDA</text:p>
          </table:table-cell>
          <table:table-cell office:value-type="string" calcext:value-type="string">
            <text:p>UART0RI</text:p>
          </table:table-cell>
          <table:table-cell office:value-type="string" calcext:value-type="string">
            <text:p>SYSRIO4</text:p>
          </table:table-cell>
          <table:table-cell office:value-type="string" calcext:value-type="string">
            <text:p>PROCRIO4</text:p>
          </table:table-cell>
          <table:table-cell office:value-type="string" calcext:value-type="string">
            <text:p>PIO4</text:p>
          </table:table-cell>
          <table:table-cell table:style-name="ce3" office:value-type="string" calcext:value-type="string">
            <text:p>SPI3CS0</text:p>
          </table:table-cell>
          <table:table-cell table:number-columns-repeated="1636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GPIO5</text:p>
          </table:table-cell>
          <table:table-cell/>
          <table:table-cell table:style-name="ce2" office:value-type="string" calcext:value-type="string">
            <text:p>GPCLK1</text:p>
          </table:table-cell>
          <table:table-cell office:value-type="string" calcext:value-type="string">
            <text:p>DPID1</text:p>
          </table:table-cell>
          <table:table-cell office:value-type="string" calcext:value-type="string">
            <text:p>UART2RX</text:p>
          </table:table-cell>
          <table:table-cell office:value-type="string" calcext:value-type="string">
            <text:p>I2C2SCL</text:p>
          </table:table-cell>
          <table:table-cell office:value-type="string" calcext:value-type="string">
            <text:p>UART0DTR</text:p>
          </table:table-cell>
          <table:table-cell office:value-type="string" calcext:value-type="string">
            <text:p>SYSRIO5</text:p>
          </table:table-cell>
          <table:table-cell office:value-type="string" calcext:value-type="string">
            <text:p>PROCRIO5</text:p>
          </table:table-cell>
          <table:table-cell office:value-type="string" calcext:value-type="string">
            <text:p>PIO5</text:p>
          </table:table-cell>
          <table:table-cell office:value-type="string" calcext:value-type="string">
            <text:p>SPI3SIO1</text:p>
          </table:table-cell>
          <table:table-cell table:number-columns-repeated="1636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GPIO6</text:p>
          </table:table-cell>
          <table:table-cell/>
          <table:table-cell table:style-name="ce2" office:value-type="string" calcext:value-type="string">
            <text:p>GPCLK2</text:p>
          </table:table-cell>
          <table:table-cell office:value-type="string" calcext:value-type="string">
            <text:p>DPID2</text:p>
          </table:table-cell>
          <table:table-cell office:value-type="string" calcext:value-type="string">
            <text:p>UART2CTS</text:p>
          </table:table-cell>
          <table:table-cell office:value-type="string" calcext:value-type="string">
            <text:p>I2C3SDA</text:p>
          </table:table-cell>
          <table:table-cell office:value-type="string" calcext:value-type="string">
            <text:p>UART0DCD</text:p>
          </table:table-cell>
          <table:table-cell office:value-type="string" calcext:value-type="string">
            <text:p>SYSRIO6</text:p>
          </table:table-cell>
          <table:table-cell office:value-type="string" calcext:value-type="string">
            <text:p>PROCRIO6</text:p>
          </table:table-cell>
          <table:table-cell office:value-type="string" calcext:value-type="string">
            <text:p>PIO6</text:p>
          </table:table-cell>
          <table:table-cell office:value-type="string" calcext:value-type="string">
            <text:p>SPI3SIO0</text:p>
          </table:table-cell>
          <table:table-cell table:number-columns-repeated="1636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GPIO7</text:p>
          </table:table-cell>
          <table:table-cell/>
          <table:table-cell table:style-name="ce3" office:value-type="string" calcext:value-type="string">
            <text:p>SPI0CS1</text:p>
          </table:table-cell>
          <table:table-cell office:value-type="string" calcext:value-type="string">
            <text:p>DPID3</text:p>
          </table:table-cell>
          <table:table-cell office:value-type="string" calcext:value-type="string">
            <text:p>UART2RTS</text:p>
          </table:table-cell>
          <table:table-cell office:value-type="string" calcext:value-type="string">
            <text:p>I2C3SCL</text:p>
          </table:table-cell>
          <table:table-cell office:value-type="string" calcext:value-type="string">
            <text:p>UART0DSR</text:p>
          </table:table-cell>
          <table:table-cell office:value-type="string" calcext:value-type="string">
            <text:p>SYSRIO7</text:p>
          </table:table-cell>
          <table:table-cell office:value-type="string" calcext:value-type="string">
            <text:p>PROCRIO7</text:p>
          </table:table-cell>
          <table:table-cell office:value-type="string" calcext:value-type="string">
            <text:p>PIO7</text:p>
          </table:table-cell>
          <table:table-cell office:value-type="string" calcext:value-type="string">
            <text:p>SPI3SCLK</text:p>
          </table:table-cell>
          <table:table-cell table:number-columns-repeated="1636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GPIO8</text:p>
          </table:table-cell>
          <table:table-cell/>
          <table:table-cell table:style-name="ce3" office:value-type="string" calcext:value-type="string">
            <text:p>SPI0CS0</text:p>
          </table:table-cell>
          <table:table-cell office:value-type="string" calcext:value-type="string">
            <text:p>DPID4</text:p>
          </table:table-cell>
          <table:table-cell office:value-type="string" calcext:value-type="string">
            <text:p>UART3TX</text:p>
          </table:table-cell>
          <table:table-cell/>
          <table:table-cell office:value-type="string" calcext:value-type="string">
            <text:p>I2C0SDA</text:p>
          </table:table-cell>
          <table:table-cell office:value-type="string" calcext:value-type="string">
            <text:p>SYSRIO8</text:p>
          </table:table-cell>
          <table:table-cell office:value-type="string" calcext:value-type="string">
            <text:p>PROCRIO8</text:p>
          </table:table-cell>
          <table:table-cell office:value-type="string" calcext:value-type="string">
            <text:p>PIO8</text:p>
          </table:table-cell>
          <table:table-cell table:style-name="ce3" office:value-type="string" calcext:value-type="string">
            <text:p>SPI4CS0</text:p>
          </table:table-cell>
          <table:table-cell table:number-columns-repeated="1636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GPIO9</text:p>
          </table:table-cell>
          <table:table-cell/>
          <table:table-cell table:style-name="ce2" office:value-type="string" calcext:value-type="string">
            <text:p>SPI0SIO1</text:p>
          </table:table-cell>
          <table:table-cell office:value-type="string" calcext:value-type="string">
            <text:p>DPID5</text:p>
          </table:table-cell>
          <table:table-cell office:value-type="string" calcext:value-type="string">
            <text:p>UART3RX</text:p>
          </table:table-cell>
          <table:table-cell/>
          <table:table-cell office:value-type="string" calcext:value-type="string">
            <text:p>I2C0SCL</text:p>
          </table:table-cell>
          <table:table-cell office:value-type="string" calcext:value-type="string">
            <text:p>SYSRIO9</text:p>
          </table:table-cell>
          <table:table-cell office:value-type="string" calcext:value-type="string">
            <text:p>PROCRIO9</text:p>
          </table:table-cell>
          <table:table-cell office:value-type="string" calcext:value-type="string">
            <text:p>PIO9</text:p>
          </table:table-cell>
          <table:table-cell office:value-type="string" calcext:value-type="string">
            <text:p>SPI4SIO0</text:p>
          </table:table-cell>
          <table:table-cell table:number-columns-repeated="1636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GPIO10</text:p>
          </table:table-cell>
          <table:table-cell/>
          <table:table-cell table:style-name="ce2" office:value-type="string" calcext:value-type="string">
            <text:p>SPI0SIO0</text:p>
          </table:table-cell>
          <table:table-cell office:value-type="string" calcext:value-type="string">
            <text:p>DPID6</text:p>
          </table:table-cell>
          <table:table-cell office:value-type="string" calcext:value-type="string">
            <text:p>UART3CTS</text:p>
          </table:table-cell>
          <table:table-cell/>
          <table:table-cell office:value-type="string" calcext:value-type="string">
            <text:p>I2C1SDA</text:p>
          </table:table-cell>
          <table:table-cell office:value-type="string" calcext:value-type="string">
            <text:p>SYSRIO10</text:p>
          </table:table-cell>
          <table:table-cell office:value-type="string" calcext:value-type="string">
            <text:p>PROCRIO10</text:p>
          </table:table-cell>
          <table:table-cell office:value-type="string" calcext:value-type="string">
            <text:p>PIO10</text:p>
          </table:table-cell>
          <table:table-cell office:value-type="string" calcext:value-type="string">
            <text:p>SPI4SIO1</text:p>
          </table:table-cell>
          <table:table-cell table:number-columns-repeated="1636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GPIO11</text:p>
          </table:table-cell>
          <table:table-cell/>
          <table:table-cell table:style-name="ce2" office:value-type="string" calcext:value-type="string">
            <text:p>SPI0SCLK</text:p>
          </table:table-cell>
          <table:table-cell office:value-type="string" calcext:value-type="string">
            <text:p>DPID7</text:p>
          </table:table-cell>
          <table:table-cell office:value-type="string" calcext:value-type="string">
            <text:p>UART3RTS</text:p>
          </table:table-cell>
          <table:table-cell/>
          <table:table-cell office:value-type="string" calcext:value-type="string">
            <text:p>I2C1SCL</text:p>
          </table:table-cell>
          <table:table-cell office:value-type="string" calcext:value-type="string">
            <text:p>SYSRIO11</text:p>
          </table:table-cell>
          <table:table-cell office:value-type="string" calcext:value-type="string">
            <text:p>PROCRIO11</text:p>
          </table:table-cell>
          <table:table-cell office:value-type="string" calcext:value-type="string">
            <text:p>PIO11</text:p>
          </table:table-cell>
          <table:table-cell office:value-type="string" calcext:value-type="string">
            <text:p>SPI4SCLK</text:p>
          </table:table-cell>
          <table:table-cell table:number-columns-repeated="1636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GPIO12</text:p>
          </table:table-cell>
          <table:table-cell office:value-type="string" calcext:value-type="string">
            <text:p>PWM00</text:p>
          </table:table-cell>
          <table:table-cell table:style-name="ce2" office:value-type="string" calcext:value-type="string">
            <text:p>PWM00</text:p>
          </table:table-cell>
          <table:table-cell office:value-type="string" calcext:value-type="string">
            <text:p>DPID8</text:p>
          </table:table-cell>
          <table:table-cell office:value-type="string" calcext:value-type="string">
            <text:p>UART4TX</text:p>
          </table:table-cell>
          <table:table-cell office:value-type="string" calcext:value-type="string">
            <text:p>I2C2SDA</text:p>
          </table:table-cell>
          <table:table-cell office:value-type="string" calcext:value-type="string">
            <text:p>AUDIOOUTL</text:p>
          </table:table-cell>
          <table:table-cell office:value-type="string" calcext:value-type="string">
            <text:p>SYSRIO12</text:p>
          </table:table-cell>
          <table:table-cell office:value-type="string" calcext:value-type="string">
            <text:p>PROCRIO12</text:p>
          </table:table-cell>
          <table:table-cell office:value-type="string" calcext:value-type="string">
            <text:p>PIO12</text:p>
          </table:table-cell>
          <table:table-cell table:style-name="ce3" office:value-type="string" calcext:value-type="string">
            <text:p>SPI5CS0</text:p>
          </table:table-cell>
          <table:table-cell table:number-columns-repeated="1636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GPIO13</text:p>
          </table:table-cell>
          <table:table-cell office:value-type="string" calcext:value-type="string">
            <text:p>PWM01</text:p>
          </table:table-cell>
          <table:table-cell table:style-name="ce2" office:value-type="string" calcext:value-type="string">
            <text:p>PWM01</text:p>
          </table:table-cell>
          <table:table-cell office:value-type="string" calcext:value-type="string">
            <text:p>DPID9</text:p>
          </table:table-cell>
          <table:table-cell office:value-type="string" calcext:value-type="string">
            <text:p>UART4RX</text:p>
          </table:table-cell>
          <table:table-cell office:value-type="string" calcext:value-type="string">
            <text:p>I2C2SCL</text:p>
          </table:table-cell>
          <table:table-cell office:value-type="string" calcext:value-type="string">
            <text:p>AUDIOOUTR</text:p>
          </table:table-cell>
          <table:table-cell office:value-type="string" calcext:value-type="string">
            <text:p>SYSRIO13</text:p>
          </table:table-cell>
          <table:table-cell office:value-type="string" calcext:value-type="string">
            <text:p>PROCRIO13</text:p>
          </table:table-cell>
          <table:table-cell office:value-type="string" calcext:value-type="string">
            <text:p>PIO13</text:p>
          </table:table-cell>
          <table:table-cell office:value-type="string" calcext:value-type="string">
            <text:p>SPI5SIO1</text:p>
          </table:table-cell>
          <table:table-cell table:number-columns-repeated="1636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GPIO14</text:p>
          </table:table-cell>
          <table:table-cell/>
          <table:table-cell table:style-name="ce2" office:value-type="string" calcext:value-type="string">
            <text:p>PWM02</text:p>
          </table:table-cell>
          <table:table-cell office:value-type="string" calcext:value-type="string">
            <text:p>DPID10</text:p>
          </table:table-cell>
          <table:table-cell office:value-type="string" calcext:value-type="string">
            <text:p>UART4CTS</text:p>
          </table:table-cell>
          <table:table-cell office:value-type="string" calcext:value-type="string">
            <text:p>I2C3SDA</text:p>
          </table:table-cell>
          <table:table-cell office:value-type="string" calcext:value-type="string">
            <text:p>UART0TX</text:p>
          </table:table-cell>
          <table:table-cell office:value-type="string" calcext:value-type="string">
            <text:p>SYSRIO14</text:p>
          </table:table-cell>
          <table:table-cell office:value-type="string" calcext:value-type="string">
            <text:p>PROCRIO14</text:p>
          </table:table-cell>
          <table:table-cell office:value-type="string" calcext:value-type="string">
            <text:p>PIO14</text:p>
          </table:table-cell>
          <table:table-cell office:value-type="string" calcext:value-type="string">
            <text:p>SPI5SIO0</text:p>
          </table:table-cell>
          <table:table-cell table:number-columns-repeated="1636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GPIO15</text:p>
          </table:table-cell>
          <table:table-cell/>
          <table:table-cell table:style-name="ce2" office:value-type="string" calcext:value-type="string">
            <text:p>PWM03</text:p>
          </table:table-cell>
          <table:table-cell office:value-type="string" calcext:value-type="string">
            <text:p>DPID11</text:p>
          </table:table-cell>
          <table:table-cell office:value-type="string" calcext:value-type="string">
            <text:p>UART4RTS</text:p>
          </table:table-cell>
          <table:table-cell office:value-type="string" calcext:value-type="string">
            <text:p>I2C3SCL</text:p>
          </table:table-cell>
          <table:table-cell office:value-type="string" calcext:value-type="string">
            <text:p>UART0RX</text:p>
          </table:table-cell>
          <table:table-cell office:value-type="string" calcext:value-type="string">
            <text:p>SYSRIO15</text:p>
          </table:table-cell>
          <table:table-cell office:value-type="string" calcext:value-type="string">
            <text:p>PROCRIO15</text:p>
          </table:table-cell>
          <table:table-cell office:value-type="string" calcext:value-type="string">
            <text:p>PIO15</text:p>
          </table:table-cell>
          <table:table-cell office:value-type="string" calcext:value-type="string">
            <text:p>SPI5SCLK</text:p>
          </table:table-cell>
          <table:table-cell table:number-columns-repeated="1636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GPIO16</text:p>
          </table:table-cell>
          <table:table-cell/>
          <table:table-cell table:style-name="ce3" office:value-type="string" calcext:value-type="string">
            <text:p>SPI1CS2</text:p>
          </table:table-cell>
          <table:table-cell office:value-type="string" calcext:value-type="string">
            <text:p>DPID12</text:p>
          </table:table-cell>
          <table:table-cell office:value-type="string" calcext:value-type="string">
            <text:p>MIPI0DSITE</text:p>
          </table:table-cell>
          <table:table-cell/>
          <table:table-cell office:value-type="string" calcext:value-type="string">
            <text:p>UART0CTS</text:p>
          </table:table-cell>
          <table:table-cell office:value-type="string" calcext:value-type="string">
            <text:p>SYSRIO16</text:p>
          </table:table-cell>
          <table:table-cell office:value-type="string" calcext:value-type="string">
            <text:p>PROCRIO16</text:p>
          </table:table-cell>
          <table:table-cell office:value-type="string" calcext:value-type="string">
            <text:p>PIO16</text:p>
          </table:table-cell>
          <table:table-cell table:number-columns-repeated="16370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GPIO17</text:p>
          </table:table-cell>
          <table:table-cell/>
          <table:table-cell table:style-name="ce3" office:value-type="string" calcext:value-type="string">
            <text:p>SPI1CS1</text:p>
          </table:table-cell>
          <table:table-cell office:value-type="string" calcext:value-type="string">
            <text:p>DPID13</text:p>
          </table:table-cell>
          <table:table-cell office:value-type="string" calcext:value-type="string">
            <text:p>MIPI1DSITE</text:p>
          </table:table-cell>
          <table:table-cell/>
          <table:table-cell office:value-type="string" calcext:value-type="string">
            <text:p>UART0RTS</text:p>
          </table:table-cell>
          <table:table-cell office:value-type="string" calcext:value-type="string">
            <text:p>SYSRIO17</text:p>
          </table:table-cell>
          <table:table-cell office:value-type="string" calcext:value-type="string">
            <text:p>PROCRIO17</text:p>
          </table:table-cell>
          <table:table-cell office:value-type="string" calcext:value-type="string">
            <text:p>PIO17</text:p>
          </table:table-cell>
          <table:table-cell table:number-columns-repeated="16370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GPIO18</text:p>
          </table:table-cell>
          <table:table-cell office:value-type="string" calcext:value-type="string">
            <text:p>PWM02</text:p>
          </table:table-cell>
          <table:table-cell table:style-name="ce3" office:value-type="string" calcext:value-type="string">
            <text:p>SPI1CS0</text:p>
          </table:table-cell>
          <table:table-cell office:value-type="string" calcext:value-type="string">
            <text:p>DPID14</text:p>
          </table:table-cell>
          <table:table-cell office:value-type="string" calcext:value-type="string">
            <text:p>I2S0SCLK</text:p>
          </table:table-cell>
          <table:table-cell office:value-type="string" calcext:value-type="string">
            <text:p>PWM02</text:p>
          </table:table-cell>
          <table:table-cell office:value-type="string" calcext:value-type="string">
            <text:p>I2S1SCLK</text:p>
          </table:table-cell>
          <table:table-cell office:value-type="string" calcext:value-type="string">
            <text:p>SYSRIO18</text:p>
          </table:table-cell>
          <table:table-cell office:value-type="string" calcext:value-type="string">
            <text:p>PROCRIO18</text:p>
          </table:table-cell>
          <table:table-cell office:value-type="string" calcext:value-type="string">
            <text:p>PIO18</text:p>
          </table:table-cell>
          <table:table-cell office:value-type="string" calcext:value-type="string">
            <text:p>GPCLK1</text:p>
          </table:table-cell>
          <table:table-cell table:number-columns-repeated="1636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GPIO19</text:p>
          </table:table-cell>
          <table:table-cell office:value-type="string" calcext:value-type="string">
            <text:p>PWM03</text:p>
          </table:table-cell>
          <table:table-cell table:style-name="ce2" office:value-type="string" calcext:value-type="string">
            <text:p>SPI1SIO1</text:p>
          </table:table-cell>
          <table:table-cell office:value-type="string" calcext:value-type="string">
            <text:p>DPID15</text:p>
          </table:table-cell>
          <table:table-cell office:value-type="string" calcext:value-type="string">
            <text:p>I2S0WS</text:p>
          </table:table-cell>
          <table:table-cell office:value-type="string" calcext:value-type="string">
            <text:p>PWM03</text:p>
          </table:table-cell>
          <table:table-cell office:value-type="string" calcext:value-type="string">
            <text:p>I2S1WS</text:p>
          </table:table-cell>
          <table:table-cell office:value-type="string" calcext:value-type="string">
            <text:p>SYSRIO19</text:p>
          </table:table-cell>
          <table:table-cell office:value-type="string" calcext:value-type="string">
            <text:p>PROCRIO19</text:p>
          </table:table-cell>
          <table:table-cell office:value-type="string" calcext:value-type="string">
            <text:p>PIO19</text:p>
          </table:table-cell>
          <table:table-cell table:number-columns-repeated="16370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GPIO20</text:p>
          </table:table-cell>
          <table:table-cell/>
          <table:table-cell table:style-name="ce2" office:value-type="string" calcext:value-type="string">
            <text:p>SPI1SIO0</text:p>
          </table:table-cell>
          <table:table-cell office:value-type="string" calcext:value-type="string">
            <text:p>DPID16</text:p>
          </table:table-cell>
          <table:table-cell office:value-type="string" calcext:value-type="string">
            <text:p>I2S0SDI0</text:p>
          </table:table-cell>
          <table:table-cell office:value-type="string" calcext:value-type="string">
            <text:p>GPCLK0</text:p>
          </table:table-cell>
          <table:table-cell office:value-type="string" calcext:value-type="string">
            <text:p>I2S1SDI0</text:p>
          </table:table-cell>
          <table:table-cell office:value-type="string" calcext:value-type="string">
            <text:p>SYSRIO20</text:p>
          </table:table-cell>
          <table:table-cell office:value-type="string" calcext:value-type="string">
            <text:p>PROCRIO20</text:p>
          </table:table-cell>
          <table:table-cell office:value-type="string" calcext:value-type="string">
            <text:p>PIO20</text:p>
          </table:table-cell>
          <table:table-cell table:number-columns-repeated="1637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GPIO21</text:p>
          </table:table-cell>
          <table:table-cell/>
          <table:table-cell table:style-name="ce2" office:value-type="string" calcext:value-type="string">
            <text:p>SPI1SCLK</text:p>
          </table:table-cell>
          <table:table-cell office:value-type="string" calcext:value-type="string">
            <text:p>DPID17</text:p>
          </table:table-cell>
          <table:table-cell office:value-type="string" calcext:value-type="string">
            <text:p>I2S0SDO0</text:p>
          </table:table-cell>
          <table:table-cell office:value-type="string" calcext:value-type="string">
            <text:p>GPCLK1</text:p>
          </table:table-cell>
          <table:table-cell office:value-type="string" calcext:value-type="string">
            <text:p>I2S1SDO0</text:p>
          </table:table-cell>
          <table:table-cell office:value-type="string" calcext:value-type="string">
            <text:p>SYSRIO21</text:p>
          </table:table-cell>
          <table:table-cell office:value-type="string" calcext:value-type="string">
            <text:p>PROCRIO21</text:p>
          </table:table-cell>
          <table:table-cell office:value-type="string" calcext:value-type="string">
            <text:p>PIO21</text:p>
          </table:table-cell>
          <table:table-cell table:number-columns-repeated="16370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GPIO22</text:p>
          </table:table-cell>
          <table:table-cell/>
          <table:table-cell table:style-name="ce2" office:value-type="string" calcext:value-type="string">
            <text:p>SDIO0CLK</text:p>
          </table:table-cell>
          <table:table-cell office:value-type="string" calcext:value-type="string">
            <text:p>DPID18</text:p>
          </table:table-cell>
          <table:table-cell office:value-type="string" calcext:value-type="string">
            <text:p>I2S0SDI1</text:p>
          </table:table-cell>
          <table:table-cell office:value-type="string" calcext:value-type="string">
            <text:p>I2C3SDA</text:p>
          </table:table-cell>
          <table:table-cell office:value-type="string" calcext:value-type="string">
            <text:p>I2S1SDI1</text:p>
          </table:table-cell>
          <table:table-cell office:value-type="string" calcext:value-type="string">
            <text:p>SYSRIO22</text:p>
          </table:table-cell>
          <table:table-cell office:value-type="string" calcext:value-type="string">
            <text:p>PROCRIO22</text:p>
          </table:table-cell>
          <table:table-cell office:value-type="string" calcext:value-type="string">
            <text:p>PIO22</text:p>
          </table:table-cell>
          <table:table-cell table:number-columns-repeated="16370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GPIO23</text:p>
          </table:table-cell>
          <table:table-cell/>
          <table:table-cell table:style-name="ce2" office:value-type="string" calcext:value-type="string">
            <text:p>SDIO0CMD</text:p>
          </table:table-cell>
          <table:table-cell office:value-type="string" calcext:value-type="string">
            <text:p>DPID19</text:p>
          </table:table-cell>
          <table:table-cell office:value-type="string" calcext:value-type="string">
            <text:p>I2S0SDO1</text:p>
          </table:table-cell>
          <table:table-cell office:value-type="string" calcext:value-type="string">
            <text:p>I2C3SCL</text:p>
          </table:table-cell>
          <table:table-cell office:value-type="string" calcext:value-type="string">
            <text:p>I2S1SDO1</text:p>
          </table:table-cell>
          <table:table-cell office:value-type="string" calcext:value-type="string">
            <text:p>SYSRIO23</text:p>
          </table:table-cell>
          <table:table-cell office:value-type="string" calcext:value-type="string">
            <text:p>PROCRIO23</text:p>
          </table:table-cell>
          <table:table-cell office:value-type="string" calcext:value-type="string">
            <text:p>PIO23</text:p>
          </table:table-cell>
          <table:table-cell table:number-columns-repeated="16370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GPIO24</text:p>
          </table:table-cell>
          <table:table-cell/>
          <table:table-cell table:style-name="ce2" office:value-type="string" calcext:value-type="string">
            <text:p>SDIO0DAT0</text:p>
          </table:table-cell>
          <table:table-cell office:value-type="string" calcext:value-type="string">
            <text:p>DPID20</text:p>
          </table:table-cell>
          <table:table-cell office:value-type="string" calcext:value-type="string">
            <text:p>I2S0SDI2</text:p>
          </table:table-cell>
          <table:table-cell/>
          <table:table-cell office:value-type="string" calcext:value-type="string">
            <text:p>I2S1SDI2</text:p>
          </table:table-cell>
          <table:table-cell office:value-type="string" calcext:value-type="string">
            <text:p>SYSRIO24</text:p>
          </table:table-cell>
          <table:table-cell office:value-type="string" calcext:value-type="string">
            <text:p>PROCRIO24</text:p>
          </table:table-cell>
          <table:table-cell office:value-type="string" calcext:value-type="string">
            <text:p>PIO24</text:p>
          </table:table-cell>
          <table:table-cell table:style-name="ce3" office:value-type="string" calcext:value-type="string">
            <text:p>SPI2CS1</text:p>
          </table:table-cell>
          <table:table-cell table:number-columns-repeated="1636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GPIO25</text:p>
          </table:table-cell>
          <table:table-cell/>
          <table:table-cell table:style-name="ce2" office:value-type="string" calcext:value-type="string">
            <text:p>SDIO0DAT1</text:p>
          </table:table-cell>
          <table:table-cell office:value-type="string" calcext:value-type="string">
            <text:p>DPID21</text:p>
          </table:table-cell>
          <table:table-cell office:value-type="string" calcext:value-type="string">
            <text:p>I2S0SDO2</text:p>
          </table:table-cell>
          <table:table-cell office:value-type="string" calcext:value-type="string">
            <text:p>AUDIOINCLK</text:p>
          </table:table-cell>
          <table:table-cell office:value-type="string" calcext:value-type="string">
            <text:p>I2S1SDO2</text:p>
          </table:table-cell>
          <table:table-cell office:value-type="string" calcext:value-type="string">
            <text:p>SYSRIO25</text:p>
          </table:table-cell>
          <table:table-cell office:value-type="string" calcext:value-type="string">
            <text:p>PROCRIO25</text:p>
          </table:table-cell>
          <table:table-cell office:value-type="string" calcext:value-type="string">
            <text:p>PIO25</text:p>
          </table:table-cell>
          <table:table-cell table:style-name="ce3" office:value-type="string" calcext:value-type="string">
            <text:p>SPI3CS1</text:p>
          </table:table-cell>
          <table:table-cell table:number-columns-repeated="1636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GPIO26</text:p>
          </table:table-cell>
          <table:table-cell/>
          <table:table-cell table:style-name="ce2" office:value-type="string" calcext:value-type="string">
            <text:p>SDIO0DAT2</text:p>
          </table:table-cell>
          <table:table-cell office:value-type="string" calcext:value-type="string">
            <text:p>DPID22</text:p>
          </table:table-cell>
          <table:table-cell office:value-type="string" calcext:value-type="string">
            <text:p>I2S0SDI3</text:p>
          </table:table-cell>
          <table:table-cell office:value-type="string" calcext:value-type="string">
            <text:p>AUDIOINDAT0</text:p>
          </table:table-cell>
          <table:table-cell office:value-type="string" calcext:value-type="string">
            <text:p>I2S1SDI3</text:p>
          </table:table-cell>
          <table:table-cell office:value-type="string" calcext:value-type="string">
            <text:p>SYSRIO26</text:p>
          </table:table-cell>
          <table:table-cell office:value-type="string" calcext:value-type="string">
            <text:p>PROCRIO26</text:p>
          </table:table-cell>
          <table:table-cell office:value-type="string" calcext:value-type="string">
            <text:p>PIO26</text:p>
          </table:table-cell>
          <table:table-cell table:style-name="ce3" office:value-type="string" calcext:value-type="string">
            <text:p>SPI5CS1</text:p>
          </table:table-cell>
          <table:table-cell table:number-columns-repeated="1636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GPIO27</text:p>
          </table:table-cell>
          <table:table-cell/>
          <table:table-cell table:style-name="ce2" office:value-type="string" calcext:value-type="string">
            <text:p>SDIO0DAT3</text:p>
          </table:table-cell>
          <table:table-cell office:value-type="string" calcext:value-type="string">
            <text:p>DPID23</text:p>
          </table:table-cell>
          <table:table-cell office:value-type="string" calcext:value-type="string">
            <text:p>I2S0SDO3</text:p>
          </table:table-cell>
          <table:table-cell office:value-type="string" calcext:value-type="string">
            <text:p>AUDIOINDAT1</text:p>
          </table:table-cell>
          <table:table-cell office:value-type="string" calcext:value-type="string">
            <text:p>I2S1SDO3</text:p>
          </table:table-cell>
          <table:table-cell office:value-type="string" calcext:value-type="string">
            <text:p>SYSRIO27</text:p>
          </table:table-cell>
          <table:table-cell office:value-type="string" calcext:value-type="string">
            <text:p>PROCRIO27</text:p>
          </table:table-cell>
          <table:table-cell office:value-type="string" calcext:value-type="string">
            <text:p>PIO27</text:p>
          </table:table-cell>
          <table:table-cell table:style-name="ce3" office:value-type="string" calcext:value-type="string">
            <text:p>SPI1CS1</text:p>
          </table:table-cell>
          <table:table-cell table:number-columns-repeated="16369"/>
        </table:table-row>
        <table:table-row table:style-name="ro2" table:number-rows-repeated="104854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in_name" table:style-name="ta2">
        <table:table-column table:style-name="co1" table:default-cell-style-name="ce2"/>
        <table:table-column table:style-name="co9" table:default-cell-style-name="ce2"/>
        <table:table-column table:style-name="co1" table:default-cell-style-name="ce2"/>
        <table:table-column table:style-name="co6" table:number-columns-repeated="1638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3V</text:p>
          </table:table-cell>
          <table:table-cell table:formula="of:=[.A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V</text:p>
          </table:table-cell>
          <table:table-cell table:formula="of:=[.A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PIO0</text:p>
          </table:table-cell>
          <table:table-cell table:formula="of:=[.A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DA0</text:p>
          </table:table-cell>
          <table:table-cell table:formula="of:=[.A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5</text:p>
          </table:table-cell>
          <table:table-cell table:formula="of:=[.A6]"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PIO1</text:p>
          </table:table-cell>
          <table:table-cell table:formula="of:=[.A7]"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CL0</text:p>
          </table:table-cell>
          <table:table-cell table:formula="of:=[.A8]"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4</text:p>
          </table:table-cell>
          <table:table-cell table:formula="of:=[.A9]"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ND</text:p>
          </table:table-cell>
          <table:table-cell table:formula="of:=[.A10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PIO4</text:p>
          </table:table-cell>
          <table:table-cell table:formula="of:=[.A11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PCLK0</text:p>
          </table:table-cell>
          <table:table-cell table:formula="of:=[.A12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1</text:p>
          </table:table-cell>
          <table:table-cell table:formula="of:=[.A13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RMTDI</text:p>
          </table:table-cell>
          <table:table-cell table:formula="of:=[.A14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PIO14</text:p>
          </table:table-cell>
          <table:table-cell table:formula="of:=[.A15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XD0</text:p>
          </table:table-cell>
          <table:table-cell table:formula="of:=[.A16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D6</text:p>
          </table:table-cell>
          <table:table-cell table:formula="of:=[.A17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XD1</text:p>
          </table:table-cell>
          <table:table-cell table:formula="of:=[.A18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PIO15</text:p>
          </table:table-cell>
          <table:table-cell table:formula="of:=[.A19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XD0</text:p>
          </table:table-cell>
          <table:table-cell table:formula="of:=[.A20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D7</text:p>
          </table:table-cell>
          <table:table-cell table:formula="of:=[.A21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XD1</text:p>
          </table:table-cell>
          <table:table-cell table:formula="of:=[.A22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PIO17</text:p>
          </table:table-cell>
          <table:table-cell table:formula="of:=[.A23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D9</text:p>
          </table:table-cell>
          <table:table-cell table:formula="of:=[.A24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TS0</text:p>
          </table:table-cell>
          <table:table-cell table:formula="of:=[.A25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PI1CE1</text:p>
          </table:table-cell>
          <table:table-cell table:formula="of:=[.A26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TS1</text:p>
          </table:table-cell>
          <table:table-cell table:formula="of:=[.A27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PIO18</text:p>
          </table:table-cell>
          <table:table-cell table:formula="of:=[.A28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CMCLK</text:p>
          </table:table-cell>
          <table:table-cell table:formula="of:=[.A29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D10</text:p>
          </table:table-cell>
          <table:table-cell table:formula="of:=[.A30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SMOSI</text:p>
          </table:table-cell>
          <table:table-cell table:formula="of:=[.A31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PI1CE0</text:p>
          </table:table-cell>
          <table:table-cell table:formula="of:=[.A32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WM0</text:p>
          </table:table-cell>
          <table:table-cell table:formula="of:=[.A33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PIO21</text:p>
          </table:table-cell>
          <table:table-cell table:formula="of:=[.A34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CMDOUT</text:p>
          </table:table-cell>
          <table:table-cell table:formula="of:=[.A35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D13</text:p>
          </table:table-cell>
          <table:table-cell table:formula="of:=[.A36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SCE</text:p>
          </table:table-cell>
          <table:table-cell table:formula="of:=[.A37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PI1SCLK</text:p>
          </table:table-cell>
          <table:table-cell table:formula="of:=[.A38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PCLK1</text:p>
          </table:table-cell>
          <table:table-cell table:formula="of:=[.A39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PIO22</text:p>
          </table:table-cell>
          <table:table-cell table:formula="of:=[.A40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D14</text:p>
          </table:table-cell>
          <table:table-cell table:formula="of:=[.A41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D1CLK</text:p>
          </table:table-cell>
          <table:table-cell table:formula="of:=[.A42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RMTRST</text:p>
          </table:table-cell>
          <table:table-cell table:formula="of:=[.A43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PIO23</text:p>
          </table:table-cell>
          <table:table-cell table:formula="of:=[.A44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D15</text:p>
          </table:table-cell>
          <table:table-cell table:formula="of:=[.A45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D1CMD</text:p>
          </table:table-cell>
          <table:table-cell table:formula="of:=[.A46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RMRTCK</text:p>
          </table:table-cell>
          <table:table-cell table:formula="of:=[.A47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PIO24</text:p>
          </table:table-cell>
          <table:table-cell table:formula="of:=[.A48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D16</text:p>
          </table:table-cell>
          <table:table-cell table:formula="of:=[.A49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D1DAT0</text:p>
          </table:table-cell>
          <table:table-cell table:formula="of:=[.A50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RMTDO</text:p>
          </table:table-cell>
          <table:table-cell table:formula="of:=[.A51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PIO10</text:p>
          </table:table-cell>
          <table:table-cell table:formula="of:=[.A52]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PI0MOSI</text:p>
          </table:table-cell>
          <table:table-cell table:formula="of:=[.A53]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D2</text:p>
          </table:table-cell>
          <table:table-cell table:formula="of:=[.A54]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PIO9</text:p>
          </table:table-cell>
          <table:table-cell table:formula="of:=[.A55]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PI0MISO</text:p>
          </table:table-cell>
          <table:table-cell table:formula="of:=[.A56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D1</text:p>
          </table:table-cell>
          <table:table-cell table:formula="of:=[.A57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GPIO25</text:p>
          </table:table-cell>
          <table:table-cell table:formula="of:=[.A58]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D17</text:p>
          </table:table-cell>
          <table:table-cell table:formula="of:=[.A59]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D1DAT1</text:p>
          </table:table-cell>
          <table:table-cell table:formula="of:=[.A60]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RMTCK</text:p>
          </table:table-cell>
          <table:table-cell table:formula="of:=[.A61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PIO11</text:p>
          </table:table-cell>
          <table:table-cell table:formula="of:=[.A62]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PI0SCLK</text:p>
          </table:table-cell>
          <table:table-cell table:formula="of:=[.A63]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D3</text:p>
          </table:table-cell>
          <table:table-cell table:formula="of:=[.A64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PIO8</text:p>
          </table:table-cell>
          <table:table-cell table:formula="of:=[.A65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PI0CE0</text:p>
          </table:table-cell>
          <table:table-cell table:formula="of:=[.A66]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D0</text:p>
          </table:table-cell>
          <table:table-cell table:formula="of:=[.A67]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GPIO7</text:p>
          </table:table-cell>
          <table:table-cell table:formula="of:=[.A68]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PI0CE1</text:p>
          </table:table-cell>
          <table:table-cell table:formula="of:=[.A69]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WE</text:p>
          </table:table-cell>
          <table:table-cell table:formula="of:=[.A70]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PIO2</text:p>
          </table:table-cell>
          <table:table-cell table:formula="of:=[.A71]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DA1</text:p>
          </table:table-cell>
          <table:table-cell table:formula="of:=[.A72]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A3</text:p>
          </table:table-cell>
          <table:table-cell table:formula="of:=[.A73]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PIO3</text:p>
          </table:table-cell>
          <table:table-cell table:formula="of:=[.A74]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CL1</text:p>
          </table:table-cell>
          <table:table-cell table:formula="of:=[.A75]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A2</text:p>
          </table:table-cell>
          <table:table-cell table:formula="of:=[.A76]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GPIO27</text:p>
          </table:table-cell>
          <table:table-cell table:formula="of:=[.A77]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D1DAT3</text:p>
          </table:table-cell>
          <table:table-cell table:formula="of:=[.A78]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ARMTMS</text:p>
          </table:table-cell>
          <table:table-cell table:formula="of:=[.A79]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PIO28</text:p>
          </table:table-cell>
          <table:table-cell table:formula="of:=[.A80]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PIO29</text:p>
          </table:table-cell>
          <table:table-cell table:formula="of:=[.A81]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PIO30</text:p>
          </table:table-cell>
          <table:table-cell table:formula="of:=[.A82]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GPIO31</text:p>
          </table:table-cell>
          <table:table-cell table:formula="of:=[.A83]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GPIO5</text:p>
          </table:table-cell>
          <table:table-cell table:formula="of:=[.A84]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A0</text:p>
          </table:table-cell>
          <table:table-cell table:formula="of:=[.A85]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GPIO6</text:p>
          </table:table-cell>
          <table:table-cell table:formula="of:=[.A86]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LAN_RUN</text:p>
          </table:table-cell>
          <table:table-cell table:formula="of:=[.A87]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PCLK2</text:p>
          </table:table-cell>
          <table:table-cell table:formula="of:=[.A88]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OE</text:p>
          </table:table-cell>
          <table:table-cell table:formula="of:=[.A89]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GPIO12</text:p>
          </table:table-cell>
          <table:table-cell table:formula="of:=[.A90]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D4</text:p>
          </table:table-cell>
          <table:table-cell table:formula="of:=[.A91]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GPIO13</text:p>
          </table:table-cell>
          <table:table-cell table:formula="of:=[.A92]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WM1</text:p>
          </table:table-cell>
          <table:table-cell table:formula="of:=[.A93]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D5</text:p>
          </table:table-cell>
          <table:table-cell table:formula="of:=[.A94]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GPIO19</text:p>
          </table:table-cell>
          <table:table-cell table:formula="of:=[.A95]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CMFS</text:p>
          </table:table-cell>
          <table:table-cell table:formula="of:=[.A96]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D11</text:p>
          </table:table-cell>
          <table:table-cell table:formula="of:=[.A97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BSSCLK</text:p>
          </table:table-cell>
          <table:table-cell table:formula="of:=[.A98]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PI1MISO</text:p>
          </table:table-cell>
          <table:table-cell table:formula="of:=[.A99]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GPIO16</text:p>
          </table:table-cell>
          <table:table-cell table:formula="of:=[.A100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TAT_LED</text:p>
          </table:table-cell>
          <table:table-cell table:formula="of:=[.A101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D8</text:p>
          </table:table-cell>
          <table:table-cell table:formula="of:=[.A102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CTS0</text:p>
          </table:table-cell>
          <table:table-cell table:formula="of:=[.A103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PI1CE2</text:p>
          </table:table-cell>
          <table:table-cell table:formula="of:=[.A104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TS1</text:p>
          </table:table-cell>
          <table:table-cell table:formula="of:=[.A105]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GPIO26</text:p>
          </table:table-cell>
          <table:table-cell table:formula="of:=[.A106]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D1DAT2</text:p>
          </table:table-cell>
          <table:table-cell table:formula="of:=[.A107]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GPIO20</text:p>
          </table:table-cell>
          <table:table-cell table:formula="of:=[.A108]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PCMDIN</text:p>
          </table:table-cell>
          <table:table-cell table:formula="of:=[.A109]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SD12</text:p>
          </table:table-cell>
          <table:table-cell table:formula="of:=[.A110]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BSMISO</text:p>
          </table:table-cell>
          <table:table-cell table:formula="of:=[.A111]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PI1MOSI</text:p>
          </table:table-cell>
          <table:table-cell table:formula="of:=[.A112]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GPIOA12</text:p>
          </table:table-cell>
          <table:table-cell table:formula="of:=[.A113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I2C0SDA</text:p>
          </table:table-cell>
          <table:table-cell table:formula="of:=[.A114]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DIRX</text:p>
          </table:table-cell>
          <table:table-cell table:formula="of:=[.A115]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AEINT12</text:p>
          </table:table-cell>
          <table:table-cell table:formula="of:=[.A116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GPIOA11</text:p>
          </table:table-cell>
          <table:table-cell table:formula="of:=[.A117]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I2C0SCK</text:p>
          </table:table-cell>
          <table:table-cell table:formula="of:=[.A118]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DITX</text:p>
          </table:table-cell>
          <table:table-cell table:formula="of:=[.A119]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PAEINT11</text:p>
          </table:table-cell>
          <table:table-cell table:formula="of:=[.A120]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GPIOG11</text:p>
          </table:table-cell>
          <table:table-cell table:formula="of:=[.A121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CM1CLK</text:p>
          </table:table-cell>
          <table:table-cell table:formula="of:=[.A122]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GEINT11</text:p>
          </table:table-cell>
          <table:table-cell table:formula="of:=[.A123]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GPIOG6</text:p>
          </table:table-cell>
          <table:table-cell table:formula="of:=[.A124]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UART1TX</text:p>
          </table:table-cell>
          <table:table-cell table:formula="of:=[.A125]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PGEINT6</text:p>
          </table:table-cell>
          <table:table-cell table:formula="of:=[.A126]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GPIOG7</text:p>
          </table:table-cell>
          <table:table-cell table:formula="of:=[.A127]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UART1RX</text:p>
          </table:table-cell>
          <table:table-cell table:formula="of:=[.A128]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PGEINT7</text:p>
          </table:table-cell>
          <table:table-cell table:formula="of:=[.A129]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GPIOA0</text:p>
          </table:table-cell>
          <table:table-cell table:formula="of:=[.A130]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UART2TX</text:p>
          </table:table-cell>
          <table:table-cell table:formula="of:=[.A131]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JTAGMS</text:p>
          </table:table-cell>
          <table:table-cell table:formula="of:=[.A132]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PAEINT0</text:p>
          </table:table-cell>
          <table:table-cell table:formula="of:=[.A133]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GPIOA6</text:p>
          </table:table-cell>
          <table:table-cell table:formula="of:=[.A134]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SIMPWREN</text:p>
          </table:table-cell>
          <table:table-cell table:formula="of:=[.A135]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PAEINT6</text:p>
          </table:table-cell>
          <table:table-cell table:formula="of:=[.A136]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GPIOA2</text:p>
          </table:table-cell>
          <table:table-cell table:formula="of:=[.A137]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UART2RTS</text:p>
          </table:table-cell>
          <table:table-cell table:formula="of:=[.A138]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JTAGDO</text:p>
          </table:table-cell>
          <table:table-cell table:formula="of:=[.A139]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PAEINT2</text:p>
          </table:table-cell>
          <table:table-cell table:formula="of:=[.A140]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GPIOA3</text:p>
          </table:table-cell>
          <table:table-cell table:formula="of:=[.A141]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UART2CTS</text:p>
          </table:table-cell>
          <table:table-cell table:formula="of:=[.A142]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JTAGDI</text:p>
          </table:table-cell>
          <table:table-cell table:formula="of:=[.A143]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PAEINT3</text:p>
          </table:table-cell>
          <table:table-cell table:formula="of:=[.A144]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GPIOG8</text:p>
          </table:table-cell>
          <table:table-cell table:formula="of:=[.A145]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UART1RTS</text:p>
          </table:table-cell>
          <table:table-cell table:formula="of:=[.A146]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PGEINT8</text:p>
          </table:table-cell>
          <table:table-cell table:formula="of:=[.A147]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GPIOG9</text:p>
          </table:table-cell>
          <table:table-cell table:formula="of:=[.A148]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UART1CTS</text:p>
          </table:table-cell>
          <table:table-cell table:formula="of:=[.A149]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PGEINT9</text:p>
          </table:table-cell>
          <table:table-cell table:formula="of:=[.A150]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GPIOC0</text:p>
          </table:table-cell>
          <table:table-cell table:formula="of:=[.A151]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NANDWE</text:p>
          </table:table-cell>
          <table:table-cell table:formula="of:=[.A152]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GPIOC1</text:p>
          </table:table-cell>
          <table:table-cell table:formula="of:=[.A153]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NANDALE</text:p>
          </table:table-cell>
          <table:table-cell table:formula="of:=[.A154]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GPIOA1</text:p>
          </table:table-cell>
          <table:table-cell table:formula="of:=[.A155]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UART2RX</text:p>
          </table:table-cell>
          <table:table-cell table:formula="of:=[.A156]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JTAGCK</text:p>
          </table:table-cell>
          <table:table-cell table:formula="of:=[.A157]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PAEINT1</text:p>
          </table:table-cell>
          <table:table-cell table:formula="of:=[.A158]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GPIOC2</text:p>
          </table:table-cell>
          <table:table-cell table:formula="of:=[.A159]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NANDCLE</text:p>
          </table:table-cell>
          <table:table-cell table:formula="of:=[.A160]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PI0CLK</text:p>
          </table:table-cell>
          <table:table-cell table:formula="of:=[.A161]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GPIOC3</text:p>
          </table:table-cell>
          <table:table-cell table:formula="of:=[.A162]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NANDCE1</text:p>
          </table:table-cell>
          <table:table-cell table:formula="of:=[.A163]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SPI0CS</text:p>
          </table:table-cell>
          <table:table-cell table:formula="of:=[.A164]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GPIOA4</text:p>
          </table:table-cell>
          <table:table-cell table:formula="of:=[.A165]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UART0TX</text:p>
          </table:table-cell>
          <table:table-cell table:formula="of:=[.A166]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PAEINT4</text:p>
          </table:table-cell>
          <table:table-cell table:formula="of:=[.A167]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GPIOA5</text:p>
          </table:table-cell>
          <table:table-cell table:formula="of:=[.A168]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UART0RX</text:p>
          </table:table-cell>
          <table:table-cell table:formula="of:=[.A169]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PAEINT5</text:p>
          </table:table-cell>
          <table:table-cell table:formula="of:=[.A170]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GPIOA10</text:p>
          </table:table-cell>
          <table:table-cell table:formula="of:=[.A171]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SIMDET</text:p>
          </table:table-cell>
          <table:table-cell table:formula="of:=[.A172]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PAEINT10</text:p>
          </table:table-cell>
          <table:table-cell table:formula="of:=[.A173]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GPIOL10</text:p>
          </table:table-cell>
          <table:table-cell table:formula="of:=[.A174]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PWR_LED</text:p>
          </table:table-cell>
          <table:table-cell table:formula="of:=[.A175]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SPWM</text:p>
          </table:table-cell>
          <table:table-cell table:formula="of:=[.A176]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PLEINT10</text:p>
          </table:table-cell>
          <table:table-cell table:formula="of:=[.A177]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USB-DP1</text:p>
          </table:table-cell>
          <table:table-cell table:formula="of:=[.A178]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USB-DM1</text:p>
          </table:table-cell>
          <table:table-cell table:formula="of:=[.A179]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USB-DP2</text:p>
          </table:table-cell>
          <table:table-cell table:formula="of:=[.A180]"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USB-DM2</text:p>
          </table:table-cell>
          <table:table-cell table:formula="of:=[.A181]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GPIOL11</text:p>
          </table:table-cell>
          <table:table-cell table:formula="of:=[.A182]"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SCIRRX</text:p>
          </table:table-cell>
          <table:table-cell table:formula="of:=[.A183]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PLEINT11</text:p>
          </table:table-cell>
          <table:table-cell table:formula="of:=[.A184]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GPIOA17</text:p>
          </table:table-cell>
          <table:table-cell table:formula="of:=[.A185]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OWAOUT</text:p>
          </table:table-cell>
          <table:table-cell table:formula="of:=[.A186]"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PAEINT17</text:p>
          </table:table-cell>
          <table:table-cell table:formula="of:=[.A187]"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GPIOA18</text:p>
          </table:table-cell>
          <table:table-cell table:formula="of:=[.A188]"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PCM0SYNC</text:p>
          </table:table-cell>
          <table:table-cell table:formula="of:=[.A189]"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I2C1SCK</text:p>
          </table:table-cell>
          <table:table-cell table:formula="of:=[.A190]"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PAEINT18</text:p>
          </table:table-cell>
          <table:table-cell table:formula="of:=[.A191]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GPIOA19</text:p>
          </table:table-cell>
          <table:table-cell table:formula="of:=[.A192]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PCM0CLK</text:p>
          </table:table-cell>
          <table:table-cell table:formula="of:=[.A193]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I2C1SDA</text:p>
          </table:table-cell>
          <table:table-cell table:formula="of:=[.A194]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PAEINT19</text:p>
          </table:table-cell>
          <table:table-cell table:formula="of:=[.A195]"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GPIOA20</text:p>
          </table:table-cell>
          <table:table-cell table:formula="of:=[.A196]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PCM0DOUT</text:p>
          </table:table-cell>
          <table:table-cell table:formula="of:=[.A197]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SIMVPPEN</text:p>
          </table:table-cell>
          <table:table-cell table:formula="of:=[.A198]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PAEINT20</text:p>
          </table:table-cell>
          <table:table-cell table:formula="of:=[.A199]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GPIOA21</text:p>
          </table:table-cell>
          <table:table-cell table:formula="of:=[.A200]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PCM0DIN</text:p>
          </table:table-cell>
          <table:table-cell table:formula="of:=[.A201]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IMVPPPP</text:p>
          </table:table-cell>
          <table:table-cell table:formula="of:=[.A202]"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PAEINT21</text:p>
          </table:table-cell>
          <table:table-cell table:formula="of:=[.A203]"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GPIOA7</text:p>
          </table:table-cell>
          <table:table-cell table:formula="of:=[.A204]"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SIMCLK</text:p>
          </table:table-cell>
          <table:table-cell table:formula="of:=[.A205]"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PAEINT7</text:p>
          </table:table-cell>
          <table:table-cell table:formula="of:=[.A206]"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GPIOA8</text:p>
          </table:table-cell>
          <table:table-cell table:formula="of:=[.A207]"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SIMDATA</text:p>
          </table:table-cell>
          <table:table-cell table:formula="of:=[.A208]"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PAEINT8</text:p>
          </table:table-cell>
          <table:table-cell table:formula="of:=[.A209]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GPIOA16</text:p>
          </table:table-cell>
          <table:table-cell table:formula="of:=[.A210]"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UART3CTS</text:p>
          </table:table-cell>
          <table:table-cell table:formula="of:=[.A211]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PAEINT16</text:p>
          </table:table-cell>
          <table:table-cell table:formula="of:=[.A212]"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GPIOA13</text:p>
          </table:table-cell>
          <table:table-cell table:formula="of:=[.A213]"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SPI1CS</text:p>
          </table:table-cell>
          <table:table-cell table:formula="of:=[.A214]"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UART3TX</text:p>
          </table:table-cell>
          <table:table-cell table:formula="of:=[.A215]"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PAEINT13</text:p>
          </table:table-cell>
          <table:table-cell table:formula="of:=[.A216]"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GPIOA9</text:p>
          </table:table-cell>
          <table:table-cell table:formula="of:=[.A217]"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SIMRST</text:p>
          </table:table-cell>
          <table:table-cell table:formula="of:=[.A218]"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AEINT9</text:p>
          </table:table-cell>
          <table:table-cell table:formula="of:=[.A219]"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GPIOA15</text:p>
          </table:table-cell>
          <table:table-cell table:formula="of:=[.A220]"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UART3RTS</text:p>
          </table:table-cell>
          <table:table-cell table:formula="of:=[.A221]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PAEINT15</text:p>
          </table:table-cell>
          <table:table-cell table:formula="of:=[.A222]"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GPIOA14</text:p>
          </table:table-cell>
          <table:table-cell table:formula="of:=[.A223]"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SPI1CLK</text:p>
          </table:table-cell>
          <table:table-cell table:formula="of:=[.A224]"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UART3RX</text:p>
          </table:table-cell>
          <table:table-cell table:formula="of:=[.A225]"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PAEINT14</text:p>
          </table:table-cell>
          <table:table-cell table:formula="of:=[.A226]"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BUT_K1</text:p>
          </table:table-cell>
          <table:table-cell table:formula="of:=[.A227]"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GPIOL3</text:p>
          </table:table-cell>
          <table:table-cell table:formula="of:=[.A228]"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SUARTRX</text:p>
          </table:table-cell>
          <table:table-cell table:formula="of:=[.A229]"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PLEINT3</text:p>
          </table:table-cell>
          <table:table-cell table:formula="of:=[.A230]"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IR_RX</text:p>
          </table:table-cell>
          <table:table-cell table:formula="of:=[.A231]"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NC</text:p>
          </table:table-cell>
          <table:table-cell table:formula="of:=[.A232]"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USB-DP3</text:p>
          </table:table-cell>
          <table:table-cell table:formula="of:=[.A233]"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USB-DM3</text:p>
          </table:table-cell>
          <table:table-cell table:formula="of:=[.A234]"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SND-MP</text:p>
          </table:table-cell>
          <table:table-cell table:formula="of:=[.A235]"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SND-MN</text:p>
          </table:table-cell>
          <table:table-cell table:formula="of:=[.A236]"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SND-LR</text:p>
          </table:table-cell>
          <table:table-cell table:formula="of:=[.A237]"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SND-LL</text:p>
          </table:table-cell>
          <table:table-cell table:formula="of:=[.A238]"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NET-LNK</text:p>
          </table:table-cell>
          <table:table-cell table:formula="of:=[.A239]"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NET-SPD</text:p>
          </table:table-cell>
          <table:table-cell table:formula="of:=[.A240]"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NET-TXP</text:p>
          </table:table-cell>
          <table:table-cell table:formula="of:=[.A241]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NET-RXP</text:p>
          </table:table-cell>
          <table:table-cell table:formula="of:=[.A242]"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NET-TXN</text:p>
          </table:table-cell>
          <table:table-cell table:formula="of:=[.A243]"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NET-RXN</text:p>
          </table:table-cell>
          <table:table-cell table:formula="of:=[.A244]"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NET-D1P</text:p>
          </table:table-cell>
          <table:table-cell table:formula="of:=[.A245]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NET-D2P</text:p>
          </table:table-cell>
          <table:table-cell table:formula="of:=[.A246]"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NET-D3P</text:p>
          </table:table-cell>
          <table:table-cell table:formula="of:=[.A247]"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NET-D4P</text:p>
          </table:table-cell>
          <table:table-cell table:formula="of:=[.A248]"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NET-D1N</text:p>
          </table:table-cell>
          <table:table-cell table:formula="of:=[.A249]"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NET-D2N</text:p>
          </table:table-cell>
          <table:table-cell table:formula="of:=[.A250]"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NET-D3N</text:p>
          </table:table-cell>
          <table:table-cell table:formula="of:=[.A251]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NET-D4N</text:p>
          </table:table-cell>
          <table:table-cell table:formula="of:=[.A252]"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GPIOE12</text:p>
          </table:table-cell>
          <table:table-cell table:formula="of:=[.A253]"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GPIOE13</text:p>
          </table:table-cell>
          <table:table-cell table:formula="of:=[.A254]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CSISCK</text:p>
          </table:table-cell>
          <table:table-cell table:formula="of:=[.A255]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CSISDA</text:p>
          </table:table-cell>
          <table:table-cell table:formula="of:=[.A256]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I2C2SCK</text:p>
          </table:table-cell>
          <table:table-cell table:formula="of:=[.A257]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I2C2SDA</text:p>
          </table:table-cell>
          <table:table-cell table:formula="of:=[.A258]"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CVBS</text:p>
          </table:table-cell>
          <table:table-cell table:formula="of:=[.A259]"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AUDIOINCLK</text:p>
          </table:table-cell>
          <table:table-cell table:formula="of:=[.A260]"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AUDIOINDAT0</text:p>
          </table:table-cell>
          <table:table-cell table:formula="of:=[.A261]"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AUDIOINDAT1</text:p>
          </table:table-cell>
          <table:table-cell table:formula="of:=[.A262]"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AUDIOOUTL</text:p>
          </table:table-cell>
          <table:table-cell table:formula="of:=[.A263]"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AUDIOOUTR</text:p>
          </table:table-cell>
          <table:table-cell table:formula="of:=[.A264]"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DPID0</text:p>
          </table:table-cell>
          <table:table-cell table:formula="of:=[.A265]"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DPID1</text:p>
          </table:table-cell>
          <table:table-cell table:formula="of:=[.A266]"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DPID2</text:p>
          </table:table-cell>
          <table:table-cell table:formula="of:=[.A267]"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DPID3</text:p>
          </table:table-cell>
          <table:table-cell table:formula="of:=[.A268]"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DPID4</text:p>
          </table:table-cell>
          <table:table-cell table:formula="of:=[.A269]"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DPID5</text:p>
          </table:table-cell>
          <table:table-cell table:formula="of:=[.A270]"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DPID6</text:p>
          </table:table-cell>
          <table:table-cell table:formula="of:=[.A271]"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DPID7</text:p>
          </table:table-cell>
          <table:table-cell table:formula="of:=[.A272]"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DPID8</text:p>
          </table:table-cell>
          <table:table-cell table:formula="of:=[.A273]"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DPID9</text:p>
          </table:table-cell>
          <table:table-cell table:formula="of:=[.A274]"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DPID10</text:p>
          </table:table-cell>
          <table:table-cell table:formula="of:=[.A275]"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DPID11</text:p>
          </table:table-cell>
          <table:table-cell table:formula="of:=[.A276]"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DPID12</text:p>
          </table:table-cell>
          <table:table-cell table:formula="of:=[.A277]"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DPID13</text:p>
          </table:table-cell>
          <table:table-cell table:formula="of:=[.A278]"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DPID14</text:p>
          </table:table-cell>
          <table:table-cell table:formula="of:=[.A279]"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DPID15</text:p>
          </table:table-cell>
          <table:table-cell table:formula="of:=[.A280]"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DPID16</text:p>
          </table:table-cell>
          <table:table-cell table:formula="of:=[.A281]"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DPID17</text:p>
          </table:table-cell>
          <table:table-cell table:formula="of:=[.A282]"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DPID18</text:p>
          </table:table-cell>
          <table:table-cell table:formula="of:=[.A283]"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DPID19</text:p>
          </table:table-cell>
          <table:table-cell table:formula="of:=[.A284]"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DPID20</text:p>
          </table:table-cell>
          <table:table-cell table:formula="of:=[.A285]"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DPID21</text:p>
          </table:table-cell>
          <table:table-cell table:formula="of:=[.A286]"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DPID22</text:p>
          </table:table-cell>
          <table:table-cell table:formula="of:=[.A287]"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DPID23</text:p>
          </table:table-cell>
          <table:table-cell table:formula="of:=[.A288]"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DPIDE</text:p>
          </table:table-cell>
          <table:table-cell table:formula="of:=[.A289]"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DPIHSYNC</text:p>
          </table:table-cell>
          <table:table-cell table:formula="of:=[.A290]"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DPIPCLK</text:p>
          </table:table-cell>
          <table:table-cell table:formula="of:=[.A291]"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DPIVSYNC</text:p>
          </table:table-cell>
          <table:table-cell table:formula="of:=[.A292]" office:value-type="float" office:value="291" calcext:value-type="float">
            <text:p>291</text:p>
          </table:table-cell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string" calcext:value-type="string">
            <text:p>I2C0SCL</text:p>
          </table:table-cell>
          <table:table-cell table:formula="of:=[.A293]" office:value-type="float" office:value="292" calcext:value-type="float">
            <text:p>292</text:p>
          </table:table-cell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string" calcext:value-type="string">
            <text:p>I2C1SCL</text:p>
          </table:table-cell>
          <table:table-cell table:formula="of:=[.A294]" office:value-type="float" office:value="293" calcext:value-type="float">
            <text:p>293</text:p>
          </table:table-cell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string" calcext:value-type="string">
            <text:p>I2C2SCL</text:p>
          </table:table-cell>
          <table:table-cell table:formula="of:=[.A295]" office:value-type="float" office:value="294" calcext:value-type="float">
            <text:p>294</text:p>
          </table:table-cell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string" calcext:value-type="string">
            <text:p>I2C3SCL</text:p>
          </table:table-cell>
          <table:table-cell table:formula="of:=[.A296]" office:value-type="float" office:value="295" calcext:value-type="float">
            <text:p>295</text:p>
          </table:table-cell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string" calcext:value-type="string">
            <text:p>I2C3SDA</text:p>
          </table:table-cell>
          <table:table-cell table:formula="of:=[.A297]" office:value-type="float" office:value="296" calcext:value-type="float">
            <text:p>296</text:p>
          </table:table-cell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string" calcext:value-type="string">
            <text:p>I2S0SCLK</text:p>
          </table:table-cell>
          <table:table-cell table:formula="of:=[.A298]" office:value-type="float" office:value="297" calcext:value-type="float">
            <text:p>297</text:p>
          </table:table-cell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string" calcext:value-type="string">
            <text:p>I2S0SDI0</text:p>
          </table:table-cell>
          <table:table-cell table:formula="of:=[.A299]" office:value-type="float" office:value="298" calcext:value-type="float">
            <text:p>298</text:p>
          </table:table-cell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string" calcext:value-type="string">
            <text:p>I2S0SDI1</text:p>
          </table:table-cell>
          <table:table-cell table:formula="of:=[.A300]" office:value-type="float" office:value="299" calcext:value-type="float">
            <text:p>299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I2S0SDI2</text:p>
          </table:table-cell>
          <table:table-cell table:formula="of:=[.A301]" office:value-type="float" office:value="300" calcext:value-type="float">
            <text:p>300</text:p>
          </table:table-cell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I2S0SDI3</text:p>
          </table:table-cell>
          <table:table-cell table:formula="of:=[.A302]" office:value-type="float" office:value="301" calcext:value-type="float">
            <text:p>301</text:p>
          </table:table-cell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string" calcext:value-type="string">
            <text:p>I2S0SDO0</text:p>
          </table:table-cell>
          <table:table-cell table:formula="of:=[.A303]" office:value-type="float" office:value="302" calcext:value-type="float">
            <text:p>302</text:p>
          </table:table-cell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string" calcext:value-type="string">
            <text:p>I2S0SDO1</text:p>
          </table:table-cell>
          <table:table-cell table:formula="of:=[.A304]" office:value-type="float" office:value="303" calcext:value-type="float">
            <text:p>303</text:p>
          </table:table-cell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string" calcext:value-type="string">
            <text:p>I2S0SDO2</text:p>
          </table:table-cell>
          <table:table-cell table:formula="of:=[.A305]" office:value-type="float" office:value="304" calcext:value-type="float">
            <text:p>304</text:p>
          </table:table-cell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string" calcext:value-type="string">
            <text:p>I2S0SDO3</text:p>
          </table:table-cell>
          <table:table-cell table:formula="of:=[.A306]" office:value-type="float" office:value="305" calcext:value-type="float">
            <text:p>305</text:p>
          </table:table-cell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string" calcext:value-type="string">
            <text:p>I2S0WS</text:p>
          </table:table-cell>
          <table:table-cell table:formula="of:=[.A307]" office:value-type="float" office:value="306" calcext:value-type="float">
            <text:p>306</text:p>
          </table:table-cell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string" calcext:value-type="string">
            <text:p>I2S1SCLK</text:p>
          </table:table-cell>
          <table:table-cell table:formula="of:=[.A308]" office:value-type="float" office:value="307" calcext:value-type="float">
            <text:p>307</text:p>
          </table:table-cell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string" calcext:value-type="string">
            <text:p>I2S1SDI0</text:p>
          </table:table-cell>
          <table:table-cell table:formula="of:=[.A309]" office:value-type="float" office:value="308" calcext:value-type="float">
            <text:p>308</text:p>
          </table:table-cell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string" calcext:value-type="string">
            <text:p>I2S1SDI1</text:p>
          </table:table-cell>
          <table:table-cell table:formula="of:=[.A310]" office:value-type="float" office:value="309" calcext:value-type="float">
            <text:p>309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I2S1SDI2</text:p>
          </table:table-cell>
          <table:table-cell table:formula="of:=[.A311]" office:value-type="float" office:value="310" calcext:value-type="float">
            <text:p>310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string" calcext:value-type="string">
            <text:p>I2S1SDI3</text:p>
          </table:table-cell>
          <table:table-cell table:formula="of:=[.A312]" office:value-type="float" office:value="311" calcext:value-type="float">
            <text:p>311</text:p>
          </table:table-cell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I2S1SDO0</text:p>
          </table:table-cell>
          <table:table-cell table:formula="of:=[.A313]" office:value-type="float" office:value="312" calcext:value-type="float">
            <text:p>312</text:p>
          </table:table-cell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string" calcext:value-type="string">
            <text:p>I2S1SDO1</text:p>
          </table:table-cell>
          <table:table-cell table:formula="of:=[.A314]" office:value-type="float" office:value="313" calcext:value-type="float">
            <text:p>313</text:p>
          </table:table-cell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string" calcext:value-type="string">
            <text:p>I2S1SDO2</text:p>
          </table:table-cell>
          <table:table-cell table:formula="of:=[.A315]" office:value-type="float" office:value="314" calcext:value-type="float">
            <text:p>314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string" calcext:value-type="string">
            <text:p>I2S1SDO3</text:p>
          </table:table-cell>
          <table:table-cell table:formula="of:=[.A316]" office:value-type="float" office:value="315" calcext:value-type="float">
            <text:p>315</text:p>
          </table:table-cell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string" calcext:value-type="string">
            <text:p>I2S1WS</text:p>
          </table:table-cell>
          <table:table-cell table:formula="of:=[.A317]" office:value-type="float" office:value="316" calcext:value-type="float">
            <text:p>316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string" calcext:value-type="string">
            <text:p>MIPI0DSITE</text:p>
          </table:table-cell>
          <table:table-cell table:formula="of:=[.A318]" office:value-type="float" office:value="317" calcext:value-type="float">
            <text:p>317</text:p>
          </table:table-cell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string" calcext:value-type="string">
            <text:p>MIPI1DSITE</text:p>
          </table:table-cell>
          <table:table-cell table:formula="of:=[.A319]" office:value-type="float" office:value="318" calcext:value-type="float">
            <text:p>318</text:p>
          </table:table-cell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string" calcext:value-type="string">
            <text:p>PIO0</text:p>
          </table:table-cell>
          <table:table-cell table:formula="of:=[.A320]" office:value-type="float" office:value="319" calcext:value-type="float">
            <text:p>319</text:p>
          </table:table-cell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string" calcext:value-type="string">
            <text:p>PIO1</text:p>
          </table:table-cell>
          <table:table-cell table:formula="of:=[.A321]" office:value-type="float" office:value="320" calcext:value-type="float">
            <text:p>320</text:p>
          </table:table-cell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string" calcext:value-type="string">
            <text:p>PIO2</text:p>
          </table:table-cell>
          <table:table-cell table:formula="of:=[.A322]" office:value-type="float" office:value="321" calcext:value-type="float">
            <text:p>321</text:p>
          </table:table-cell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string" calcext:value-type="string">
            <text:p>PIO3</text:p>
          </table:table-cell>
          <table:table-cell table:formula="of:=[.A323]" office:value-type="float" office:value="322" calcext:value-type="float">
            <text:p>322</text:p>
          </table:table-cell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string" calcext:value-type="string">
            <text:p>PIO4</text:p>
          </table:table-cell>
          <table:table-cell table:formula="of:=[.A324]" office:value-type="float" office:value="323" calcext:value-type="float">
            <text:p>323</text:p>
          </table:table-cell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string" calcext:value-type="string">
            <text:p>PIO5</text:p>
          </table:table-cell>
          <table:table-cell table:formula="of:=[.A325]" office:value-type="float" office:value="324" calcext:value-type="float">
            <text:p>324</text:p>
          </table:table-cell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string" calcext:value-type="string">
            <text:p>PIO6</text:p>
          </table:table-cell>
          <table:table-cell table:formula="of:=[.A326]" office:value-type="float" office:value="325" calcext:value-type="float">
            <text:p>325</text:p>
          </table:table-cell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string" calcext:value-type="string">
            <text:p>PIO7</text:p>
          </table:table-cell>
          <table:table-cell table:formula="of:=[.A327]" office:value-type="float" office:value="326" calcext:value-type="float">
            <text:p>326</text:p>
          </table:table-cell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string" calcext:value-type="string">
            <text:p>PIO8</text:p>
          </table:table-cell>
          <table:table-cell table:formula="of:=[.A328]" office:value-type="float" office:value="327" calcext:value-type="float">
            <text:p>327</text:p>
          </table:table-cell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string" calcext:value-type="string">
            <text:p>PIO9</text:p>
          </table:table-cell>
          <table:table-cell table:formula="of:=[.A329]" office:value-type="float" office:value="328" calcext:value-type="float">
            <text:p>328</text:p>
          </table:table-cell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string" calcext:value-type="string">
            <text:p>PIO10</text:p>
          </table:table-cell>
          <table:table-cell table:formula="of:=[.A330]" office:value-type="float" office:value="329" calcext:value-type="float">
            <text:p>329</text:p>
          </table:table-cell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string" calcext:value-type="string">
            <text:p>PIO11</text:p>
          </table:table-cell>
          <table:table-cell table:formula="of:=[.A331]"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string" calcext:value-type="string">
            <text:p>PIO12</text:p>
          </table:table-cell>
          <table:table-cell table:formula="of:=[.A332]" office:value-type="float" office:value="331" calcext:value-type="float">
            <text:p>331</text:p>
          </table:table-cell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string" calcext:value-type="string">
            <text:p>PIO13</text:p>
          </table:table-cell>
          <table:table-cell table:formula="of:=[.A333]" office:value-type="float" office:value="332" calcext:value-type="float">
            <text:p>332</text:p>
          </table:table-cell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string" calcext:value-type="string">
            <text:p>PIO14</text:p>
          </table:table-cell>
          <table:table-cell table:formula="of:=[.A334]" office:value-type="float" office:value="333" calcext:value-type="float">
            <text:p>333</text:p>
          </table:table-cell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string" calcext:value-type="string">
            <text:p>PIO15</text:p>
          </table:table-cell>
          <table:table-cell table:formula="of:=[.A335]" office:value-type="float" office:value="334" calcext:value-type="float">
            <text:p>334</text:p>
          </table:table-cell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string" calcext:value-type="string">
            <text:p>PIO16</text:p>
          </table:table-cell>
          <table:table-cell table:formula="of:=[.A336]" office:value-type="float" office:value="335" calcext:value-type="float">
            <text:p>335</text:p>
          </table:table-cell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string" calcext:value-type="string">
            <text:p>PIO17</text:p>
          </table:table-cell>
          <table:table-cell table:formula="of:=[.A337]" office:value-type="float" office:value="336" calcext:value-type="float">
            <text:p>336</text:p>
          </table:table-cell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string" calcext:value-type="string">
            <text:p>PIO18</text:p>
          </table:table-cell>
          <table:table-cell table:formula="of:=[.A338]" office:value-type="float" office:value="337" calcext:value-type="float">
            <text:p>337</text:p>
          </table:table-cell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string" calcext:value-type="string">
            <text:p>PIO19</text:p>
          </table:table-cell>
          <table:table-cell table:formula="of:=[.A339]" office:value-type="float" office:value="338" calcext:value-type="float">
            <text:p>338</text:p>
          </table:table-cell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string" calcext:value-type="string">
            <text:p>PIO20</text:p>
          </table:table-cell>
          <table:table-cell table:formula="of:=[.A340]" office:value-type="float" office:value="339" calcext:value-type="float">
            <text:p>339</text:p>
          </table:table-cell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string" calcext:value-type="string">
            <text:p>PIO21</text:p>
          </table:table-cell>
          <table:table-cell table:formula="of:=[.A341]" office:value-type="float" office:value="340" calcext:value-type="float">
            <text:p>340</text:p>
          </table:table-cell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string" calcext:value-type="string">
            <text:p>PIO22</text:p>
          </table:table-cell>
          <table:table-cell table:formula="of:=[.A342]" office:value-type="float" office:value="341" calcext:value-type="float">
            <text:p>341</text:p>
          </table:table-cell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string" calcext:value-type="string">
            <text:p>PIO23</text:p>
          </table:table-cell>
          <table:table-cell table:formula="of:=[.A343]" office:value-type="float" office:value="342" calcext:value-type="float">
            <text:p>342</text:p>
          </table:table-cell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string" calcext:value-type="string">
            <text:p>PIO24</text:p>
          </table:table-cell>
          <table:table-cell table:formula="of:=[.A344]" office:value-type="float" office:value="343" calcext:value-type="float">
            <text:p>343</text:p>
          </table:table-cell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string" calcext:value-type="string">
            <text:p>PIO25</text:p>
          </table:table-cell>
          <table:table-cell table:formula="of:=[.A345]" office:value-type="float" office:value="344" calcext:value-type="float">
            <text:p>344</text:p>
          </table:table-cell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string" calcext:value-type="string">
            <text:p>PIO26</text:p>
          </table:table-cell>
          <table:table-cell table:formula="of:=[.A346]" office:value-type="float" office:value="345" calcext:value-type="float">
            <text:p>345</text:p>
          </table:table-cell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string" calcext:value-type="string">
            <text:p>PIO27</text:p>
          </table:table-cell>
          <table:table-cell table:formula="of:=[.A347]" office:value-type="float" office:value="346" calcext:value-type="float">
            <text:p>346</text:p>
          </table:table-cell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string" calcext:value-type="string">
            <text:p>PROCRIO0</text:p>
          </table:table-cell>
          <table:table-cell table:formula="of:=[.A348]" office:value-type="float" office:value="347" calcext:value-type="float">
            <text:p>347</text:p>
          </table:table-cell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string" calcext:value-type="string">
            <text:p>PROCRIO1</text:p>
          </table:table-cell>
          <table:table-cell table:formula="of:=[.A349]" office:value-type="float" office:value="348" calcext:value-type="float">
            <text:p>348</text:p>
          </table:table-cell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string" calcext:value-type="string">
            <text:p>PROCRIO2</text:p>
          </table:table-cell>
          <table:table-cell table:formula="of:=[.A350]" office:value-type="float" office:value="349" calcext:value-type="float">
            <text:p>349</text:p>
          </table:table-cell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string" calcext:value-type="string">
            <text:p>PROCRIO3</text:p>
          </table:table-cell>
          <table:table-cell table:formula="of:=[.A351]"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string" calcext:value-type="string">
            <text:p>PROCRIO4</text:p>
          </table:table-cell>
          <table:table-cell table:formula="of:=[.A352]" office:value-type="float" office:value="351" calcext:value-type="float">
            <text:p>351</text:p>
          </table:table-cell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string" calcext:value-type="string">
            <text:p>PROCRIO5</text:p>
          </table:table-cell>
          <table:table-cell table:formula="of:=[.A353]" office:value-type="float" office:value="352" calcext:value-type="float">
            <text:p>352</text:p>
          </table:table-cell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string" calcext:value-type="string">
            <text:p>PROCRIO6</text:p>
          </table:table-cell>
          <table:table-cell table:formula="of:=[.A354]" office:value-type="float" office:value="353" calcext:value-type="float">
            <text:p>353</text:p>
          </table:table-cell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string" calcext:value-type="string">
            <text:p>PROCRIO7</text:p>
          </table:table-cell>
          <table:table-cell table:formula="of:=[.A355]" office:value-type="float" office:value="354" calcext:value-type="float">
            <text:p>354</text:p>
          </table:table-cell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string" calcext:value-type="string">
            <text:p>PROCRIO8</text:p>
          </table:table-cell>
          <table:table-cell table:formula="of:=[.A356]" office:value-type="float" office:value="355" calcext:value-type="float">
            <text:p>355</text:p>
          </table:table-cell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string" calcext:value-type="string">
            <text:p>PROCRIO9</text:p>
          </table:table-cell>
          <table:table-cell table:formula="of:=[.A357]" office:value-type="float" office:value="356" calcext:value-type="float">
            <text:p>356</text:p>
          </table:table-cell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string" calcext:value-type="string">
            <text:p>PROCRIO10</text:p>
          </table:table-cell>
          <table:table-cell table:formula="of:=[.A358]" office:value-type="float" office:value="357" calcext:value-type="float">
            <text:p>357</text:p>
          </table:table-cell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string" calcext:value-type="string">
            <text:p>PROCRIO11</text:p>
          </table:table-cell>
          <table:table-cell table:formula="of:=[.A359]" office:value-type="float" office:value="358" calcext:value-type="float">
            <text:p>358</text:p>
          </table:table-cell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string" calcext:value-type="string">
            <text:p>PROCRIO12</text:p>
          </table:table-cell>
          <table:table-cell table:formula="of:=[.A360]" office:value-type="float" office:value="359" calcext:value-type="float">
            <text:p>359</text:p>
          </table:table-cell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string" calcext:value-type="string">
            <text:p>PROCRIO13</text:p>
          </table:table-cell>
          <table:table-cell table:formula="of:=[.A361]" office:value-type="float" office:value="360" calcext:value-type="float">
            <text:p>360</text:p>
          </table:table-cell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string" calcext:value-type="string">
            <text:p>PROCRIO14</text:p>
          </table:table-cell>
          <table:table-cell table:formula="of:=[.A362]" office:value-type="float" office:value="361" calcext:value-type="float">
            <text:p>361</text:p>
          </table:table-cell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string" calcext:value-type="string">
            <text:p>PROCRIO15</text:p>
          </table:table-cell>
          <table:table-cell table:formula="of:=[.A363]" office:value-type="float" office:value="362" calcext:value-type="float">
            <text:p>362</text:p>
          </table:table-cell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string" calcext:value-type="string">
            <text:p>PROCRIO16</text:p>
          </table:table-cell>
          <table:table-cell table:formula="of:=[.A364]" office:value-type="float" office:value="363" calcext:value-type="float">
            <text:p>363</text:p>
          </table:table-cell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string" calcext:value-type="string">
            <text:p>PROCRIO17</text:p>
          </table:table-cell>
          <table:table-cell table:formula="of:=[.A365]" office:value-type="float" office:value="364" calcext:value-type="float">
            <text:p>364</text:p>
          </table:table-cell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string" calcext:value-type="string">
            <text:p>PROCRIO18</text:p>
          </table:table-cell>
          <table:table-cell table:formula="of:=[.A366]" office:value-type="float" office:value="365" calcext:value-type="float">
            <text:p>365</text:p>
          </table:table-cell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string" calcext:value-type="string">
            <text:p>PROCRIO19</text:p>
          </table:table-cell>
          <table:table-cell table:formula="of:=[.A367]" office:value-type="float" office:value="366" calcext:value-type="float">
            <text:p>366</text:p>
          </table:table-cell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string" calcext:value-type="string">
            <text:p>PROCRIO20</text:p>
          </table:table-cell>
          <table:table-cell table:formula="of:=[.A368]" office:value-type="float" office:value="367" calcext:value-type="float">
            <text:p>367</text:p>
          </table:table-cell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string" calcext:value-type="string">
            <text:p>PROCRIO21</text:p>
          </table:table-cell>
          <table:table-cell table:formula="of:=[.A369]" office:value-type="float" office:value="368" calcext:value-type="float">
            <text:p>368</text:p>
          </table:table-cell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string" calcext:value-type="string">
            <text:p>PROCRIO22</text:p>
          </table:table-cell>
          <table:table-cell table:formula="of:=[.A370]" office:value-type="float" office:value="369" calcext:value-type="float">
            <text:p>369</text:p>
          </table:table-cell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string" calcext:value-type="string">
            <text:p>PROCRIO23</text:p>
          </table:table-cell>
          <table:table-cell table:formula="of:=[.A371]" office:value-type="float" office:value="370" calcext:value-type="float">
            <text:p>370</text:p>
          </table:table-cell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string" calcext:value-type="string">
            <text:p>PROCRIO24</text:p>
          </table:table-cell>
          <table:table-cell table:formula="of:=[.A372]" office:value-type="float" office:value="371" calcext:value-type="float">
            <text:p>371</text:p>
          </table:table-cell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string" calcext:value-type="string">
            <text:p>PROCRIO25</text:p>
          </table:table-cell>
          <table:table-cell table:formula="of:=[.A373]" office:value-type="float" office:value="372" calcext:value-type="float">
            <text:p>372</text:p>
          </table:table-cell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string" calcext:value-type="string">
            <text:p>PROCRIO26</text:p>
          </table:table-cell>
          <table:table-cell table:formula="of:=[.A374]" office:value-type="float" office:value="373" calcext:value-type="float">
            <text:p>373</text:p>
          </table:table-cell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string" calcext:value-type="string">
            <text:p>PROCRIO27</text:p>
          </table:table-cell>
          <table:table-cell table:formula="of:=[.A375]" office:value-type="float" office:value="374" calcext:value-type="float">
            <text:p>374</text:p>
          </table:table-cell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string" calcext:value-type="string">
            <text:p>PWM00</text:p>
          </table:table-cell>
          <table:table-cell table:formula="of:=[.A376]" office:value-type="float" office:value="375" calcext:value-type="float">
            <text:p>375</text:p>
          </table:table-cell>
        </table:table-row>
        <table:table-row table:style-name="ro2">
          <table:table-cell office:value-type="float" office:value="376" calcext:value-type="float">
            <text:p>376</text:p>
          </table:table-cell>
          <table:table-cell office:value-type="string" calcext:value-type="string">
            <text:p>PWM01</text:p>
          </table:table-cell>
          <table:table-cell table:formula="of:=[.A377]" office:value-type="float" office:value="376" calcext:value-type="float">
            <text:p>376</text:p>
          </table:table-cell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string" calcext:value-type="string">
            <text:p>PWM02</text:p>
          </table:table-cell>
          <table:table-cell table:formula="of:=[.A378]" office:value-type="float" office:value="377" calcext:value-type="float">
            <text:p>377</text:p>
          </table:table-cell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string" calcext:value-type="string">
            <text:p>PWM03</text:p>
          </table:table-cell>
          <table:table-cell table:formula="of:=[.A379]" office:value-type="float" office:value="378" calcext:value-type="float">
            <text:p>378</text:p>
          </table:table-cell>
        </table:table-row>
        <table:table-row table:style-name="ro2">
          <table:table-cell office:value-type="float" office:value="379" calcext:value-type="float">
            <text:p>379</text:p>
          </table:table-cell>
          <table:table-cell office:value-type="string" calcext:value-type="string">
            <text:p>SDIO0CLK</text:p>
          </table:table-cell>
          <table:table-cell table:formula="of:=[.A380]" office:value-type="float" office:value="379" calcext:value-type="float">
            <text:p>379</text:p>
          </table:table-cell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SDIO0CMD</text:p>
          </table:table-cell>
          <table:table-cell table:formula="of:=[.A381]"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string" calcext:value-type="string">
            <text:p>SDIO0DAT0</text:p>
          </table:table-cell>
          <table:table-cell table:formula="of:=[.A382]" office:value-type="float" office:value="381" calcext:value-type="float">
            <text:p>381</text:p>
          </table:table-cell>
        </table:table-row>
        <table:table-row table:style-name="ro2">
          <table:table-cell office:value-type="float" office:value="382" calcext:value-type="float">
            <text:p>382</text:p>
          </table:table-cell>
          <table:table-cell office:value-type="string" calcext:value-type="string">
            <text:p>SDIO0DAT1</text:p>
          </table:table-cell>
          <table:table-cell table:formula="of:=[.A383]" office:value-type="float" office:value="382" calcext:value-type="float">
            <text:p>382</text:p>
          </table:table-cell>
        </table:table-row>
        <table:table-row table:style-name="ro2">
          <table:table-cell office:value-type="float" office:value="383" calcext:value-type="float">
            <text:p>383</text:p>
          </table:table-cell>
          <table:table-cell office:value-type="string" calcext:value-type="string">
            <text:p>SDIO0DAT2</text:p>
          </table:table-cell>
          <table:table-cell table:formula="of:=[.A384]" office:value-type="float" office:value="383" calcext:value-type="float">
            <text:p>383</text:p>
          </table:table-cell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string" calcext:value-type="string">
            <text:p>SDIO0DAT3</text:p>
          </table:table-cell>
          <table:table-cell table:formula="of:=[.A385]" office:value-type="float" office:value="384" calcext:value-type="float">
            <text:p>384</text:p>
          </table:table-cell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string" calcext:value-type="string">
            <text:p>SPI0CS0</text:p>
          </table:table-cell>
          <table:table-cell table:formula="of:=[.A386]" office:value-type="float" office:value="385" calcext:value-type="float">
            <text:p>385</text:p>
          </table:table-cell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string" calcext:value-type="string">
            <text:p>SPI0CS1</text:p>
          </table:table-cell>
          <table:table-cell table:formula="of:=[.A387]" office:value-type="float" office:value="386" calcext:value-type="float">
            <text:p>386</text:p>
          </table:table-cell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string" calcext:value-type="string">
            <text:p>SPI0CS2</text:p>
          </table:table-cell>
          <table:table-cell table:formula="of:=[.A388]" office:value-type="float" office:value="387" calcext:value-type="float">
            <text:p>387</text:p>
          </table:table-cell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string" calcext:value-type="string">
            <text:p>SPI0CS3</text:p>
          </table:table-cell>
          <table:table-cell table:formula="of:=[.A389]" office:value-type="float" office:value="388" calcext:value-type="float">
            <text:p>388</text:p>
          </table:table-cell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string" calcext:value-type="string">
            <text:p>SPI0SIO0</text:p>
          </table:table-cell>
          <table:table-cell table:formula="of:=[.A390]" office:value-type="float" office:value="389" calcext:value-type="float">
            <text:p>389</text:p>
          </table:table-cell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string" calcext:value-type="string">
            <text:p>SPI0SIO1</text:p>
          </table:table-cell>
          <table:table-cell table:formula="of:=[.A391]" office:value-type="float" office:value="390" calcext:value-type="float">
            <text:p>390</text:p>
          </table:table-cell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string" calcext:value-type="string">
            <text:p>SPI0SIO2</text:p>
          </table:table-cell>
          <table:table-cell table:formula="of:=[.A392]" office:value-type="float" office:value="391" calcext:value-type="float">
            <text:p>391</text:p>
          </table:table-cell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string" calcext:value-type="string">
            <text:p>SPI0SIO3</text:p>
          </table:table-cell>
          <table:table-cell table:formula="of:=[.A393]" office:value-type="float" office:value="392" calcext:value-type="float">
            <text:p>392</text:p>
          </table:table-cell>
        </table:table-row>
        <table:table-row table:style-name="ro2">
          <table:table-cell office:value-type="float" office:value="393" calcext:value-type="float">
            <text:p>393</text:p>
          </table:table-cell>
          <table:table-cell office:value-type="string" calcext:value-type="string">
            <text:p>SPI1CS0</text:p>
          </table:table-cell>
          <table:table-cell table:formula="of:=[.A394]" office:value-type="float" office:value="393" calcext:value-type="float">
            <text:p>393</text:p>
          </table:table-cell>
        </table:table-row>
        <table:table-row table:style-name="ro2">
          <table:table-cell office:value-type="float" office:value="394" calcext:value-type="float">
            <text:p>394</text:p>
          </table:table-cell>
          <table:table-cell office:value-type="string" calcext:value-type="string">
            <text:p>SPI1CS1</text:p>
          </table:table-cell>
          <table:table-cell table:formula="of:=[.A395]" office:value-type="float" office:value="394" calcext:value-type="float">
            <text:p>394</text:p>
          </table:table-cell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string" calcext:value-type="string">
            <text:p>SPI1CS2</text:p>
          </table:table-cell>
          <table:table-cell table:formula="of:=[.A396]" office:value-type="float" office:value="395" calcext:value-type="float">
            <text:p>395</text:p>
          </table:table-cell>
        </table:table-row>
        <table:table-row table:style-name="ro2">
          <table:table-cell office:value-type="float" office:value="396" calcext:value-type="float">
            <text:p>396</text:p>
          </table:table-cell>
          <table:table-cell office:value-type="string" calcext:value-type="string">
            <text:p>SPI1SIO0</text:p>
          </table:table-cell>
          <table:table-cell table:formula="of:=[.A397]" office:value-type="float" office:value="396" calcext:value-type="float">
            <text:p>396</text:p>
          </table:table-cell>
        </table:table-row>
        <table:table-row table:style-name="ro2">
          <table:table-cell office:value-type="float" office:value="397" calcext:value-type="float">
            <text:p>397</text:p>
          </table:table-cell>
          <table:table-cell office:value-type="string" calcext:value-type="string">
            <text:p>SPI1SIO1</text:p>
          </table:table-cell>
          <table:table-cell table:formula="of:=[.A398]" office:value-type="float" office:value="397" calcext:value-type="float">
            <text:p>397</text:p>
          </table:table-cell>
        </table:table-row>
        <table:table-row table:style-name="ro2">
          <table:table-cell office:value-type="float" office:value="398" calcext:value-type="float">
            <text:p>398</text:p>
          </table:table-cell>
          <table:table-cell office:value-type="string" calcext:value-type="string">
            <text:p>SPI2CS0</text:p>
          </table:table-cell>
          <table:table-cell table:formula="of:=[.A399]" office:value-type="float" office:value="398" calcext:value-type="float">
            <text:p>398</text:p>
          </table:table-cell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string" calcext:value-type="string">
            <text:p>SPI2CS1</text:p>
          </table:table-cell>
          <table:table-cell table:formula="of:=[.A400]" office:value-type="float" office:value="399" calcext:value-type="float">
            <text:p>399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string" calcext:value-type="string">
            <text:p>SPI2SCLK</text:p>
          </table:table-cell>
          <table:table-cell table:formula="of:=[.A401]"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string" calcext:value-type="string">
            <text:p>SPI2SIO0</text:p>
          </table:table-cell>
          <table:table-cell table:formula="of:=[.A402]" office:value-type="float" office:value="401" calcext:value-type="float">
            <text:p>401</text:p>
          </table:table-cell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string" calcext:value-type="string">
            <text:p>SPI2SIO1</text:p>
          </table:table-cell>
          <table:table-cell table:formula="of:=[.A403]" office:value-type="float" office:value="402" calcext:value-type="float">
            <text:p>402</text:p>
          </table:table-cell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string" calcext:value-type="string">
            <text:p>SPI3CS0</text:p>
          </table:table-cell>
          <table:table-cell table:formula="of:=[.A404]" office:value-type="float" office:value="403" calcext:value-type="float">
            <text:p>403</text:p>
          </table:table-cell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string" calcext:value-type="string">
            <text:p>SPI3CS1</text:p>
          </table:table-cell>
          <table:table-cell table:formula="of:=[.A405]" office:value-type="float" office:value="404" calcext:value-type="float">
            <text:p>404</text:p>
          </table:table-cell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string" calcext:value-type="string">
            <text:p>SPI3SCLK</text:p>
          </table:table-cell>
          <table:table-cell table:formula="of:=[.A406]" office:value-type="float" office:value="405" calcext:value-type="float">
            <text:p>405</text:p>
          </table:table-cell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string" calcext:value-type="string">
            <text:p>SPI3SIO0</text:p>
          </table:table-cell>
          <table:table-cell table:formula="of:=[.A407]" office:value-type="float" office:value="406" calcext:value-type="float">
            <text:p>406</text:p>
          </table:table-cell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string" calcext:value-type="string">
            <text:p>SPI3SIO1</text:p>
          </table:table-cell>
          <table:table-cell table:formula="of:=[.A408]" office:value-type="float" office:value="407" calcext:value-type="float">
            <text:p>407</text:p>
          </table:table-cell>
        </table:table-row>
        <table:table-row table:style-name="ro2">
          <table:table-cell office:value-type="float" office:value="408" calcext:value-type="float">
            <text:p>408</text:p>
          </table:table-cell>
          <table:table-cell office:value-type="string" calcext:value-type="string">
            <text:p>SPI4CS0</text:p>
          </table:table-cell>
          <table:table-cell table:formula="of:=[.A409]" office:value-type="float" office:value="408" calcext:value-type="float">
            <text:p>408</text:p>
          </table:table-cell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string" calcext:value-type="string">
            <text:p>SPI4SCLK</text:p>
          </table:table-cell>
          <table:table-cell table:formula="of:=[.A410]" office:value-type="float" office:value="409" calcext:value-type="float">
            <text:p>409</text:p>
          </table:table-cell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string" calcext:value-type="string">
            <text:p>SPI4SIO0</text:p>
          </table:table-cell>
          <table:table-cell table:formula="of:=[.A411]" office:value-type="float" office:value="410" calcext:value-type="float">
            <text:p>410</text:p>
          </table:table-cell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string" calcext:value-type="string">
            <text:p>SPI4SIO1</text:p>
          </table:table-cell>
          <table:table-cell table:formula="of:=[.A412]" office:value-type="float" office:value="411" calcext:value-type="float">
            <text:p>411</text:p>
          </table:table-cell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string" calcext:value-type="string">
            <text:p>SPI5CS0</text:p>
          </table:table-cell>
          <table:table-cell table:formula="of:=[.A413]" office:value-type="float" office:value="412" calcext:value-type="float">
            <text:p>412</text:p>
          </table:table-cell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string" calcext:value-type="string">
            <text:p>SPI5CS1</text:p>
          </table:table-cell>
          <table:table-cell table:formula="of:=[.A414]" office:value-type="float" office:value="413" calcext:value-type="float">
            <text:p>413</text:p>
          </table:table-cell>
        </table:table-row>
        <table:table-row table:style-name="ro2">
          <table:table-cell office:value-type="float" office:value="414" calcext:value-type="float">
            <text:p>414</text:p>
          </table:table-cell>
          <table:table-cell office:value-type="string" calcext:value-type="string">
            <text:p>SPI5SCLK</text:p>
          </table:table-cell>
          <table:table-cell table:formula="of:=[.A415]" office:value-type="float" office:value="414" calcext:value-type="float">
            <text:p>414</text:p>
          </table:table-cell>
        </table:table-row>
        <table:table-row table:style-name="ro2">
          <table:table-cell office:value-type="float" office:value="415" calcext:value-type="float">
            <text:p>415</text:p>
          </table:table-cell>
          <table:table-cell office:value-type="string" calcext:value-type="string">
            <text:p>SPI5SIO0</text:p>
          </table:table-cell>
          <table:table-cell table:formula="of:=[.A416]" office:value-type="float" office:value="415" calcext:value-type="float">
            <text:p>415</text:p>
          </table:table-cell>
        </table:table-row>
        <table:table-row table:style-name="ro2">
          <table:table-cell office:value-type="float" office:value="416" calcext:value-type="float">
            <text:p>416</text:p>
          </table:table-cell>
          <table:table-cell office:value-type="string" calcext:value-type="string">
            <text:p>SPI5SIO1</text:p>
          </table:table-cell>
          <table:table-cell table:formula="of:=[.A417]" office:value-type="float" office:value="416" calcext:value-type="float">
            <text:p>416</text:p>
          </table:table-cell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string" calcext:value-type="string">
            <text:p>SYSRIO0</text:p>
          </table:table-cell>
          <table:table-cell table:formula="of:=[.A418]" office:value-type="float" office:value="417" calcext:value-type="float">
            <text:p>417</text:p>
          </table:table-cell>
        </table:table-row>
        <table:table-row table:style-name="ro2">
          <table:table-cell office:value-type="float" office:value="418" calcext:value-type="float">
            <text:p>418</text:p>
          </table:table-cell>
          <table:table-cell office:value-type="string" calcext:value-type="string">
            <text:p>SYSRIO1</text:p>
          </table:table-cell>
          <table:table-cell table:formula="of:=[.A419]" office:value-type="float" office:value="418" calcext:value-type="float">
            <text:p>418</text:p>
          </table:table-cell>
        </table:table-row>
        <table:table-row table:style-name="ro2">
          <table:table-cell office:value-type="float" office:value="419" calcext:value-type="float">
            <text:p>419</text:p>
          </table:table-cell>
          <table:table-cell office:value-type="string" calcext:value-type="string">
            <text:p>SYSRIO2</text:p>
          </table:table-cell>
          <table:table-cell table:formula="of:=[.A420]" office:value-type="float" office:value="419" calcext:value-type="float">
            <text:p>419</text:p>
          </table:table-cell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string" calcext:value-type="string">
            <text:p>SYSRIO3</text:p>
          </table:table-cell>
          <table:table-cell table:formula="of:=[.A421]" office:value-type="float" office:value="420" calcext:value-type="float">
            <text:p>420</text:p>
          </table:table-cell>
        </table:table-row>
        <table:table-row table:style-name="ro2">
          <table:table-cell office:value-type="float" office:value="421" calcext:value-type="float">
            <text:p>421</text:p>
          </table:table-cell>
          <table:table-cell office:value-type="string" calcext:value-type="string">
            <text:p>SYSRIO4</text:p>
          </table:table-cell>
          <table:table-cell table:formula="of:=[.A422]" office:value-type="float" office:value="421" calcext:value-type="float">
            <text:p>421</text:p>
          </table:table-cell>
        </table:table-row>
        <table:table-row table:style-name="ro2">
          <table:table-cell office:value-type="float" office:value="422" calcext:value-type="float">
            <text:p>422</text:p>
          </table:table-cell>
          <table:table-cell office:value-type="string" calcext:value-type="string">
            <text:p>SYSRIO5</text:p>
          </table:table-cell>
          <table:table-cell table:formula="of:=[.A423]" office:value-type="float" office:value="422" calcext:value-type="float">
            <text:p>422</text:p>
          </table:table-cell>
        </table:table-row>
        <table:table-row table:style-name="ro2">
          <table:table-cell office:value-type="float" office:value="423" calcext:value-type="float">
            <text:p>423</text:p>
          </table:table-cell>
          <table:table-cell office:value-type="string" calcext:value-type="string">
            <text:p>SYSRIO6</text:p>
          </table:table-cell>
          <table:table-cell table:formula="of:=[.A424]" office:value-type="float" office:value="423" calcext:value-type="float">
            <text:p>423</text:p>
          </table:table-cell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string" calcext:value-type="string">
            <text:p>SYSRIO7</text:p>
          </table:table-cell>
          <table:table-cell table:formula="of:=[.A425]" office:value-type="float" office:value="424" calcext:value-type="float">
            <text:p>424</text:p>
          </table:table-cell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string" calcext:value-type="string">
            <text:p>SYSRIO8</text:p>
          </table:table-cell>
          <table:table-cell table:formula="of:=[.A426]" office:value-type="float" office:value="425" calcext:value-type="float">
            <text:p>425</text:p>
          </table:table-cell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string" calcext:value-type="string">
            <text:p>SYSRIO9</text:p>
          </table:table-cell>
          <table:table-cell table:formula="of:=[.A427]" office:value-type="float" office:value="426" calcext:value-type="float">
            <text:p>426</text:p>
          </table:table-cell>
        </table:table-row>
        <table:table-row table:style-name="ro2">
          <table:table-cell office:value-type="float" office:value="427" calcext:value-type="float">
            <text:p>427</text:p>
          </table:table-cell>
          <table:table-cell office:value-type="string" calcext:value-type="string">
            <text:p>SYSRIO10</text:p>
          </table:table-cell>
          <table:table-cell table:formula="of:=[.A428]" office:value-type="float" office:value="427" calcext:value-type="float">
            <text:p>427</text:p>
          </table:table-cell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string" calcext:value-type="string">
            <text:p>SYSRIO11</text:p>
          </table:table-cell>
          <table:table-cell table:formula="of:=[.A429]" office:value-type="float" office:value="428" calcext:value-type="float">
            <text:p>428</text:p>
          </table:table-cell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string" calcext:value-type="string">
            <text:p>SYSRIO12</text:p>
          </table:table-cell>
          <table:table-cell table:formula="of:=[.A430]" office:value-type="float" office:value="429" calcext:value-type="float">
            <text:p>429</text:p>
          </table:table-cell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string" calcext:value-type="string">
            <text:p>SYSRIO13</text:p>
          </table:table-cell>
          <table:table-cell table:formula="of:=[.A431]" office:value-type="float" office:value="430" calcext:value-type="float">
            <text:p>430</text:p>
          </table:table-cell>
        </table:table-row>
        <table:table-row table:style-name="ro2">
          <table:table-cell office:value-type="float" office:value="431" calcext:value-type="float">
            <text:p>431</text:p>
          </table:table-cell>
          <table:table-cell office:value-type="string" calcext:value-type="string">
            <text:p>SYSRIO14</text:p>
          </table:table-cell>
          <table:table-cell table:formula="of:=[.A432]" office:value-type="float" office:value="431" calcext:value-type="float">
            <text:p>431</text:p>
          </table:table-cell>
        </table:table-row>
        <table:table-row table:style-name="ro2">
          <table:table-cell office:value-type="float" office:value="432" calcext:value-type="float">
            <text:p>432</text:p>
          </table:table-cell>
          <table:table-cell office:value-type="string" calcext:value-type="string">
            <text:p>SYSRIO15</text:p>
          </table:table-cell>
          <table:table-cell table:formula="of:=[.A433]" office:value-type="float" office:value="432" calcext:value-type="float">
            <text:p>432</text:p>
          </table:table-cell>
        </table:table-row>
        <table:table-row table:style-name="ro2">
          <table:table-cell office:value-type="float" office:value="433" calcext:value-type="float">
            <text:p>433</text:p>
          </table:table-cell>
          <table:table-cell office:value-type="string" calcext:value-type="string">
            <text:p>SYSRIO16</text:p>
          </table:table-cell>
          <table:table-cell table:formula="of:=[.A434]" office:value-type="float" office:value="433" calcext:value-type="float">
            <text:p>433</text:p>
          </table:table-cell>
        </table:table-row>
        <table:table-row table:style-name="ro2">
          <table:table-cell office:value-type="float" office:value="434" calcext:value-type="float">
            <text:p>434</text:p>
          </table:table-cell>
          <table:table-cell office:value-type="string" calcext:value-type="string">
            <text:p>SYSRIO17</text:p>
          </table:table-cell>
          <table:table-cell table:formula="of:=[.A435]" office:value-type="float" office:value="434" calcext:value-type="float">
            <text:p>434</text:p>
          </table:table-cell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string" calcext:value-type="string">
            <text:p>SYSRIO18</text:p>
          </table:table-cell>
          <table:table-cell table:formula="of:=[.A436]" office:value-type="float" office:value="435" calcext:value-type="float">
            <text:p>435</text:p>
          </table:table-cell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string" calcext:value-type="string">
            <text:p>SYSRIO19</text:p>
          </table:table-cell>
          <table:table-cell table:formula="of:=[.A437]" office:value-type="float" office:value="436" calcext:value-type="float">
            <text:p>436</text:p>
          </table:table-cell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string" calcext:value-type="string">
            <text:p>SYSRIO20</text:p>
          </table:table-cell>
          <table:table-cell table:formula="of:=[.A438]" office:value-type="float" office:value="437" calcext:value-type="float">
            <text:p>437</text:p>
          </table:table-cell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string" calcext:value-type="string">
            <text:p>SYSRIO21</text:p>
          </table:table-cell>
          <table:table-cell table:formula="of:=[.A439]" office:value-type="float" office:value="438" calcext:value-type="float">
            <text:p>438</text:p>
          </table:table-cell>
        </table:table-row>
        <table:table-row table:style-name="ro2">
          <table:table-cell office:value-type="float" office:value="439" calcext:value-type="float">
            <text:p>439</text:p>
          </table:table-cell>
          <table:table-cell office:value-type="string" calcext:value-type="string">
            <text:p>SYSRIO22</text:p>
          </table:table-cell>
          <table:table-cell table:formula="of:=[.A440]" office:value-type="float" office:value="439" calcext:value-type="float">
            <text:p>439</text:p>
          </table:table-cell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string" calcext:value-type="string">
            <text:p>SYSRIO23</text:p>
          </table:table-cell>
          <table:table-cell table:formula="of:=[.A441]" office:value-type="float" office:value="440" calcext:value-type="float">
            <text:p>440</text:p>
          </table:table-cell>
        </table:table-row>
        <table:table-row table:style-name="ro2">
          <table:table-cell office:value-type="float" office:value="441" calcext:value-type="float">
            <text:p>441</text:p>
          </table:table-cell>
          <table:table-cell office:value-type="string" calcext:value-type="string">
            <text:p>SYSRIO24</text:p>
          </table:table-cell>
          <table:table-cell table:formula="of:=[.A442]" office:value-type="float" office:value="441" calcext:value-type="float">
            <text:p>441</text:p>
          </table:table-cell>
        </table:table-row>
        <table:table-row table:style-name="ro2">
          <table:table-cell office:value-type="float" office:value="442" calcext:value-type="float">
            <text:p>442</text:p>
          </table:table-cell>
          <table:table-cell office:value-type="string" calcext:value-type="string">
            <text:p>SYSRIO25</text:p>
          </table:table-cell>
          <table:table-cell table:formula="of:=[.A443]" office:value-type="float" office:value="442" calcext:value-type="float">
            <text:p>442</text:p>
          </table:table-cell>
        </table:table-row>
        <table:table-row table:style-name="ro2">
          <table:table-cell office:value-type="float" office:value="443" calcext:value-type="float">
            <text:p>443</text:p>
          </table:table-cell>
          <table:table-cell office:value-type="string" calcext:value-type="string">
            <text:p>SYSRIO26</text:p>
          </table:table-cell>
          <table:table-cell table:formula="of:=[.A444]" office:value-type="float" office:value="443" calcext:value-type="float">
            <text:p>443</text:p>
          </table:table-cell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string" calcext:value-type="string">
            <text:p>SYSRIO27</text:p>
          </table:table-cell>
          <table:table-cell table:formula="of:=[.A445]" office:value-type="float" office:value="444" calcext:value-type="float">
            <text:p>444</text:p>
          </table:table-cell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string" calcext:value-type="string">
            <text:p>UART0CTS</text:p>
          </table:table-cell>
          <table:table-cell table:formula="of:=[.A446]" office:value-type="float" office:value="445" calcext:value-type="float">
            <text:p>445</text:p>
          </table:table-cell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string" calcext:value-type="string">
            <text:p>UART0DCD</text:p>
          </table:table-cell>
          <table:table-cell table:formula="of:=[.A447]" office:value-type="float" office:value="446" calcext:value-type="float">
            <text:p>446</text:p>
          </table:table-cell>
        </table:table-row>
        <table:table-row table:style-name="ro2">
          <table:table-cell office:value-type="float" office:value="447" calcext:value-type="float">
            <text:p>447</text:p>
          </table:table-cell>
          <table:table-cell office:value-type="string" calcext:value-type="string">
            <text:p>UART0DSR</text:p>
          </table:table-cell>
          <table:table-cell table:formula="of:=[.A448]" office:value-type="float" office:value="447" calcext:value-type="float">
            <text:p>447</text:p>
          </table:table-cell>
        </table:table-row>
        <table:table-row table:style-name="ro2">
          <table:table-cell office:value-type="float" office:value="448" calcext:value-type="float">
            <text:p>448</text:p>
          </table:table-cell>
          <table:table-cell office:value-type="string" calcext:value-type="string">
            <text:p>UART0DTR</text:p>
          </table:table-cell>
          <table:table-cell table:formula="of:=[.A449]" office:value-type="float" office:value="448" calcext:value-type="float">
            <text:p>448</text:p>
          </table:table-cell>
        </table:table-row>
        <table:table-row table:style-name="ro2">
          <table:table-cell office:value-type="float" office:value="449" calcext:value-type="float">
            <text:p>449</text:p>
          </table:table-cell>
          <table:table-cell office:value-type="string" calcext:value-type="string">
            <text:p>UART0IRRX</text:p>
          </table:table-cell>
          <table:table-cell table:formula="of:=[.A450]" office:value-type="float" office:value="449" calcext:value-type="float">
            <text:p>449</text:p>
          </table:table-cell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string" calcext:value-type="string">
            <text:p>UART0IRTX</text:p>
          </table:table-cell>
          <table:table-cell table:formula="of:=[.A451]" office:value-type="float" office:value="450" calcext:value-type="float">
            <text:p>450</text:p>
          </table:table-cell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string" calcext:value-type="string">
            <text:p>UART0RI</text:p>
          </table:table-cell>
          <table:table-cell table:formula="of:=[.A452]" office:value-type="float" office:value="451" calcext:value-type="float">
            <text:p>451</text:p>
          </table:table-cell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string" calcext:value-type="string">
            <text:p>UART0RTS</text:p>
          </table:table-cell>
          <table:table-cell table:formula="of:=[.A453]"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string" calcext:value-type="string">
            <text:p>UART4CTS</text:p>
          </table:table-cell>
          <table:table-cell table:formula="of:=[.A454]" office:value-type="float" office:value="453" calcext:value-type="float">
            <text:p>453</text:p>
          </table:table-cell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string" calcext:value-type="string">
            <text:p>UART4RTS</text:p>
          </table:table-cell>
          <table:table-cell table:formula="of:=[.A455]" office:value-type="float" office:value="454" calcext:value-type="float">
            <text:p>454</text:p>
          </table:table-cell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string" calcext:value-type="string">
            <text:p>UART4RX</text:p>
          </table:table-cell>
          <table:table-cell table:formula="of:=[.A456]" office:value-type="float" office:value="455" calcext:value-type="float">
            <text:p>455</text:p>
          </table:table-cell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string" calcext:value-type="string">
            <text:p>UART4TX</text:p>
          </table:table-cell>
          <table:table-cell table:formula="of:=[.A457]" office:value-type="float" office:value="456" calcext:value-type="float">
            <text:p>456</text:p>
          </table:table-cell>
        </table:table-row>
        <table:table-row table:style-name="ro2" table:number-rows-repeated="1048118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pin_mode" table:style-name="ta3">
        <table:table-column table:style-name="co14" table:default-cell-style-name="ce2"/>
        <table:table-column table:style-name="co15" table:default-cell-style-name="ce2"/>
        <table:table-column table:style-name="co6" table:number-columns-repeated="16382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pu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isable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w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t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t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t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t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lt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lt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lt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lt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lt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lt9</text:p>
          </table:table-cell>
        </table:table-row>
        <table:table-row table:style-name="ro2" table:number-rows-repeated="1048560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pin_has_name" table:style-name="ta4">
        <table:table-column table:style-name="co16" table:default-cell-style-name="ce2"/>
        <table:table-column table:style-name="co9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3" table:default-cell-style-name="ce2"/>
        <table:table-column table:style-name="co6" table:number-columns-repeated="16377" table:default-cell-style-name="Default"/>
        <table:table-row table:style-name="ro1">
          <table:table-cell table:style-name="ce4" office:value-type="string" calcext:value-type="string">
            <text:p>mode</text:p>
          </table:table-cell>
          <table:table-cell table:style-name="ce4" office:value-type="string" calcext:value-type="string">
            <text:p>name</text:p>
          </table:table-cell>
          <table:table-cell table:style-name="ce1" office:value-type="string" calcext:value-type="string">
            <text:p>pin_id</text:p>
          </table:table-cell>
          <table:table-cell table:style-name="ce1" office:value-type="string" calcext:value-type="string">
            <text:p>pin_name_id</text:p>
          </table:table-cell>
          <table:table-cell table:style-name="ce1" office:value-type="string" calcext:value-type="string">
            <text:p>Existant</text:p>
          </table:table-cell>
          <table:table-cell table:style-name="ce1" office:value-type="string" calcext:value-type="string">
            <text:p>Erreur</text:p>
          </table:table-cell>
          <table:table-cell table:style-name="ce1" office:value-type="string" calcext:value-type="string">
            <text:p>pin_mode_id</text:p>
          </table:table-cell>
          <table:table-cell table:style-name="ce2"/>
          <table:table-cell table:number-columns-repeated="16376"/>
        </table:table-row>
        <table:table-row table:style-name="ro1">
          <table:table-cell table:style-name="ce5" office:value-type="string" calcext:value-type="string">
            <text:p>alt3</text:p>
          </table:table-cell>
          <table:table-cell table:style-name="ce3" office:value-type="string" calcext:value-type="string">
            <text:p>AUDIOINCLK</text:p>
          </table:table-cell>
          <table:table-cell office:value-type="float" office:value="124" calcext:value-type="float">
            <text:p>124</text:p>
          </table:table-cell>
          <table:table-cell office:value-type="float" office:value="259" calcext:value-type="float">
            <text:p>259</text:p>
          </table:table-cell>
          <table:table-cell table:formula="of:=VLOOKUP([.B2];[$pin_name.$B$2:.$C$1113];2;0)" office:value-type="float" office:value="259" calcext:value-type="float">
            <text:p>259</text:p>
          </table:table-cell>
          <table:table-cell table:formula="of:=IF([.D2]&lt;&gt;[.E2];&quot;BAD&quot;;&quot;&quot;)">
            <text:p/>
          </table:table-cell>
          <table:table-cell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3</text:p>
          </table:table-cell>
          <table:table-cell table:style-name="ce3" office:value-type="string" calcext:value-type="string">
            <text:p>AUDIOINDAT0</text:p>
          </table:table-cell>
          <table:table-cell office:value-type="float" office:value="125" calcext:value-type="float">
            <text:p>125</text:p>
          </table:table-cell>
          <table:table-cell office:value-type="float" office:value="260" calcext:value-type="float">
            <text:p>260</text:p>
          </table:table-cell>
          <table:table-cell table:formula="of:=VLOOKUP([.B3];[$pin_name.$B$2:.$C$1113];2;0)" office:value-type="float" office:value="260" calcext:value-type="float">
            <text:p>260</text:p>
          </table:table-cell>
          <table:table-cell table:formula="of:=IF([.D3]&lt;&gt;[.E3];&quot;BAD&quot;;&quot;&quot;)">
            <text:p/>
          </table:table-cell>
          <table:table-cell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3</text:p>
          </table:table-cell>
          <table:table-cell table:style-name="ce3" office:value-type="string" calcext:value-type="string">
            <text:p>AUDIOINDAT1</text:p>
          </table:table-cell>
          <table:table-cell office:value-type="float" office:value="126" calcext:value-type="float">
            <text:p>126</text:p>
          </table:table-cell>
          <table:table-cell office:value-type="float" office:value="261" calcext:value-type="float">
            <text:p>261</text:p>
          </table:table-cell>
          <table:table-cell table:formula="of:=VLOOKUP([.B4];[$pin_name.$B$2:.$C$1113];2;0)" office:value-type="float" office:value="261" calcext:value-type="float">
            <text:p>261</text:p>
          </table:table-cell>
          <table:table-cell table:formula="of:=IF([.D4]&lt;&gt;[.E4];&quot;BAD&quot;;&quot;&quot;)">
            <text:p/>
          </table:table-cell>
          <table:table-cell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4</text:p>
          </table:table-cell>
          <table:table-cell table:style-name="ce3" office:value-type="string" calcext:value-type="string">
            <text:p>AUDIOOUTL</text:p>
          </table:table-cell>
          <table:table-cell office:value-type="float" office:value="111" calcext:value-type="float">
            <text:p>111</text:p>
          </table:table-cell>
          <table:table-cell office:value-type="float" office:value="262" calcext:value-type="float">
            <text:p>262</text:p>
          </table:table-cell>
          <table:table-cell table:formula="of:=VLOOKUP([.B5];[$pin_name.$B$2:.$C$1113];2;0)" office:value-type="float" office:value="262" calcext:value-type="float">
            <text:p>262</text:p>
          </table:table-cell>
          <table:table-cell table:formula="of:=IF([.D5]&lt;&gt;[.E5];&quot;BAD&quot;;&quot;&quot;)">
            <text:p/>
          </table:table-cell>
          <table:table-cell office:value-type="float" office:value="8" calcext:value-type="float">
            <text:p>8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4</text:p>
          </table:table-cell>
          <table:table-cell table:style-name="ce3" office:value-type="string" calcext:value-type="string">
            <text:p>AUDIOOUTR</text:p>
          </table:table-cell>
          <table:table-cell office:value-type="float" office:value="112" calcext:value-type="float">
            <text:p>112</text:p>
          </table:table-cell>
          <table:table-cell office:value-type="float" office:value="263" calcext:value-type="float">
            <text:p>263</text:p>
          </table:table-cell>
          <table:table-cell table:formula="of:=VLOOKUP([.B6];[$pin_name.$B$2:.$C$1113];2;0)" office:value-type="float" office:value="263" calcext:value-type="float">
            <text:p>263</text:p>
          </table:table-cell>
          <table:table-cell table:formula="of:=IF([.D6]&lt;&gt;[.E6];&quot;BAD&quot;;&quot;&quot;)">
            <text:p/>
          </table:table-cell>
          <table:table-cell office:value-type="float" office:value="8" calcext:value-type="float">
            <text:p>8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1</text:p>
          </table:table-cell>
          <table:table-cell table:style-name="ce3" office:value-type="string" calcext:value-type="string">
            <text:p>DPID0</text:p>
          </table:table-cell>
          <table:table-cell office:value-type="float" office:value="103" calcext:value-type="float">
            <text:p>103</text:p>
          </table:table-cell>
          <table:table-cell office:value-type="float" office:value="264" calcext:value-type="float">
            <text:p>264</text:p>
          </table:table-cell>
          <table:table-cell table:formula="of:=VLOOKUP([.B7];[$pin_name.$B$2:.$C$1113];2;0)" office:value-type="float" office:value="264" calcext:value-type="float">
            <text:p>264</text:p>
          </table:table-cell>
          <table:table-cell table:formula="of:=IF([.D7]&lt;&gt;[.E7];&quot;BAD&quot;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1</text:p>
          </table:table-cell>
          <table:table-cell table:style-name="ce3" office:value-type="string" calcext:value-type="string">
            <text:p>DPID1</text:p>
          </table:table-cell>
          <table:table-cell office:value-type="float" office:value="104" calcext:value-type="float">
            <text:p>104</text:p>
          </table:table-cell>
          <table:table-cell office:value-type="float" office:value="265" calcext:value-type="float">
            <text:p>265</text:p>
          </table:table-cell>
          <table:table-cell table:formula="of:=VLOOKUP([.B8];[$pin_name.$B$2:.$C$1113];2;0)" office:value-type="float" office:value="265" calcext:value-type="float">
            <text:p>265</text:p>
          </table:table-cell>
          <table:table-cell table:formula="of:=IF([.D8]&lt;&gt;[.E8];&quot;BAD&quot;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1</text:p>
          </table:table-cell>
          <table:table-cell table:style-name="ce3" office:value-type="string" calcext:value-type="string">
            <text:p>DPID2</text:p>
          </table:table-cell>
          <table:table-cell office:value-type="float" office:value="105" calcext:value-type="float">
            <text:p>105</text:p>
          </table:table-cell>
          <table:table-cell office:value-type="float" office:value="266" calcext:value-type="float">
            <text:p>266</text:p>
          </table:table-cell>
          <table:table-cell table:formula="of:=VLOOKUP([.B9];[$pin_name.$B$2:.$C$1113];2;0)" office:value-type="float" office:value="266" calcext:value-type="float">
            <text:p>266</text:p>
          </table:table-cell>
          <table:table-cell table:formula="of:=IF([.D9]&lt;&gt;[.E9];&quot;BAD&quot;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1</text:p>
          </table:table-cell>
          <table:table-cell table:style-name="ce3" office:value-type="string" calcext:value-type="string">
            <text:p>DPID3</text:p>
          </table:table-cell>
          <table:table-cell office:value-type="float" office:value="106" calcext:value-type="float">
            <text:p>106</text:p>
          </table:table-cell>
          <table:table-cell office:value-type="float" office:value="267" calcext:value-type="float">
            <text:p>267</text:p>
          </table:table-cell>
          <table:table-cell table:formula="of:=VLOOKUP([.B10];[$pin_name.$B$2:.$C$1113];2;0)" office:value-type="float" office:value="267" calcext:value-type="float">
            <text:p>267</text:p>
          </table:table-cell>
          <table:table-cell table:formula="of:=IF([.D10]&lt;&gt;[.E10];&quot;BAD&quot;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1</text:p>
          </table:table-cell>
          <table:table-cell table:style-name="ce3" office:value-type="string" calcext:value-type="string">
            <text:p>DPID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table:formula="of:=VLOOKUP([.B11];[$pin_name.$B$2:.$C$1113];2;0)" office:value-type="float" office:value="268" calcext:value-type="float">
            <text:p>268</text:p>
          </table:table-cell>
          <table:table-cell table:formula="of:=IF([.D11]&lt;&gt;[.E11];&quot;BAD&quot;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1</text:p>
          </table:table-cell>
          <table:table-cell table:style-name="ce3" office:value-type="string" calcext:value-type="string">
            <text:p>DPID5</text:p>
          </table:table-cell>
          <table:table-cell office:value-type="float" office:value="108" calcext:value-type="float">
            <text:p>108</text:p>
          </table:table-cell>
          <table:table-cell office:value-type="float" office:value="269" calcext:value-type="float">
            <text:p>269</text:p>
          </table:table-cell>
          <table:table-cell table:formula="of:=VLOOKUP([.B12];[$pin_name.$B$2:.$C$1113];2;0)" office:value-type="float" office:value="269" calcext:value-type="float">
            <text:p>269</text:p>
          </table:table-cell>
          <table:table-cell table:formula="of:=IF([.D12]&lt;&gt;[.E12];&quot;BAD&quot;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1</text:p>
          </table:table-cell>
          <table:table-cell table:style-name="ce3" office:value-type="string" calcext:value-type="string">
            <text:p>DPID6</text:p>
          </table:table-cell>
          <table:table-cell office:value-type="float" office:value="109" calcext:value-type="float">
            <text:p>109</text:p>
          </table:table-cell>
          <table:table-cell office:value-type="float" office:value="270" calcext:value-type="float">
            <text:p>270</text:p>
          </table:table-cell>
          <table:table-cell table:formula="of:=VLOOKUP([.B13];[$pin_name.$B$2:.$C$1113];2;0)" office:value-type="float" office:value="270" calcext:value-type="float">
            <text:p>270</text:p>
          </table:table-cell>
          <table:table-cell table:formula="of:=IF([.D13]&lt;&gt;[.E13];&quot;BAD&quot;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1</text:p>
          </table:table-cell>
          <table:table-cell table:style-name="ce3" office:value-type="string" calcext:value-type="string">
            <text:p>DPID7</text:p>
          </table:table-cell>
          <table:table-cell office:value-type="float" office:value="110" calcext:value-type="float">
            <text:p>110</text:p>
          </table:table-cell>
          <table:table-cell office:value-type="float" office:value="271" calcext:value-type="float">
            <text:p>271</text:p>
          </table:table-cell>
          <table:table-cell table:formula="of:=VLOOKUP([.B14];[$pin_name.$B$2:.$C$1113];2;0)" office:value-type="float" office:value="271" calcext:value-type="float">
            <text:p>271</text:p>
          </table:table-cell>
          <table:table-cell table:formula="of:=IF([.D14]&lt;&gt;[.E14];&quot;BAD&quot;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1</text:p>
          </table:table-cell>
          <table:table-cell table:style-name="ce3" office:value-type="string" calcext:value-type="string">
            <text:p>DPID8</text:p>
          </table:table-cell>
          <table:table-cell office:value-type="float" office:value="111" calcext:value-type="float">
            <text:p>111</text:p>
          </table:table-cell>
          <table:table-cell office:value-type="float" office:value="272" calcext:value-type="float">
            <text:p>272</text:p>
          </table:table-cell>
          <table:table-cell table:formula="of:=VLOOKUP([.B15];[$pin_name.$B$2:.$C$1113];2;0)" office:value-type="float" office:value="272" calcext:value-type="float">
            <text:p>272</text:p>
          </table:table-cell>
          <table:table-cell table:formula="of:=IF([.D15]&lt;&gt;[.E15];&quot;BAD&quot;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1</text:p>
          </table:table-cell>
          <table:table-cell table:style-name="ce3" office:value-type="string" calcext:value-type="string">
            <text:p>DPID9</text:p>
          </table:table-cell>
          <table:table-cell office:value-type="float" office:value="112" calcext:value-type="float">
            <text:p>112</text:p>
          </table:table-cell>
          <table:table-cell office:value-type="float" office:value="273" calcext:value-type="float">
            <text:p>273</text:p>
          </table:table-cell>
          <table:table-cell table:formula="of:=VLOOKUP([.B16];[$pin_name.$B$2:.$C$1113];2;0)" office:value-type="float" office:value="273" calcext:value-type="float">
            <text:p>273</text:p>
          </table:table-cell>
          <table:table-cell table:formula="of:=IF([.D16]&lt;&gt;[.E16];&quot;BAD&quot;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1</text:p>
          </table:table-cell>
          <table:table-cell table:style-name="ce3" office:value-type="string" calcext:value-type="string">
            <text:p>DPID10</text:p>
          </table:table-cell>
          <table:table-cell office:value-type="float" office:value="113" calcext:value-type="float">
            <text:p>113</text:p>
          </table:table-cell>
          <table:table-cell office:value-type="float" office:value="274" calcext:value-type="float">
            <text:p>274</text:p>
          </table:table-cell>
          <table:table-cell table:formula="of:=VLOOKUP([.B17];[$pin_name.$B$2:.$C$1113];2;0)" office:value-type="float" office:value="274" calcext:value-type="float">
            <text:p>274</text:p>
          </table:table-cell>
          <table:table-cell table:formula="of:=IF([.D17]&lt;&gt;[.E17];&quot;BAD&quot;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1</text:p>
          </table:table-cell>
          <table:table-cell table:style-name="ce3" office:value-type="string" calcext:value-type="string">
            <text:p>DPID11</text:p>
          </table:table-cell>
          <table:table-cell office:value-type="float" office:value="114" calcext:value-type="float">
            <text:p>114</text:p>
          </table:table-cell>
          <table:table-cell office:value-type="float" office:value="275" calcext:value-type="float">
            <text:p>275</text:p>
          </table:table-cell>
          <table:table-cell table:formula="of:=VLOOKUP([.B18];[$pin_name.$B$2:.$C$1113];2;0)" office:value-type="float" office:value="275" calcext:value-type="float">
            <text:p>275</text:p>
          </table:table-cell>
          <table:table-cell table:formula="of:=IF([.D18]&lt;&gt;[.E18];&quot;BAD&quot;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1</text:p>
          </table:table-cell>
          <table:table-cell table:style-name="ce3" office:value-type="string" calcext:value-type="string">
            <text:p>DPID12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table:formula="of:=VLOOKUP([.B19];[$pin_name.$B$2:.$C$1113];2;0)" office:value-type="float" office:value="276" calcext:value-type="float">
            <text:p>276</text:p>
          </table:table-cell>
          <table:table-cell table:formula="of:=IF([.D19]&lt;&gt;[.E19];&quot;BAD&quot;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1</text:p>
          </table:table-cell>
          <table:table-cell table:style-name="ce3" office:value-type="string" calcext:value-type="string">
            <text:p>DPID13</text:p>
          </table:table-cell>
          <table:table-cell office:value-type="float" office:value="116" calcext:value-type="float">
            <text:p>116</text:p>
          </table:table-cell>
          <table:table-cell office:value-type="float" office:value="277" calcext:value-type="float">
            <text:p>277</text:p>
          </table:table-cell>
          <table:table-cell table:formula="of:=VLOOKUP([.B20];[$pin_name.$B$2:.$C$1113];2;0)" office:value-type="float" office:value="277" calcext:value-type="float">
            <text:p>277</text:p>
          </table:table-cell>
          <table:table-cell table:formula="of:=IF([.D20]&lt;&gt;[.E20];&quot;BAD&quot;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1</text:p>
          </table:table-cell>
          <table:table-cell table:style-name="ce3" office:value-type="string" calcext:value-type="string">
            <text:p>DPID14</text:p>
          </table:table-cell>
          <table:table-cell office:value-type="float" office:value="117" calcext:value-type="float">
            <text:p>117</text:p>
          </table:table-cell>
          <table:table-cell office:value-type="float" office:value="278" calcext:value-type="float">
            <text:p>278</text:p>
          </table:table-cell>
          <table:table-cell table:formula="of:=VLOOKUP([.B21];[$pin_name.$B$2:.$C$1113];2;0)" office:value-type="float" office:value="278" calcext:value-type="float">
            <text:p>278</text:p>
          </table:table-cell>
          <table:table-cell table:formula="of:=IF([.D21]&lt;&gt;[.E21];&quot;BAD&quot;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1</text:p>
          </table:table-cell>
          <table:table-cell table:style-name="ce3" office:value-type="string" calcext:value-type="string">
            <text:p>DPID15</text:p>
          </table:table-cell>
          <table:table-cell office:value-type="float" office:value="118" calcext:value-type="float">
            <text:p>118</text:p>
          </table:table-cell>
          <table:table-cell office:value-type="float" office:value="279" calcext:value-type="float">
            <text:p>279</text:p>
          </table:table-cell>
          <table:table-cell table:formula="of:=VLOOKUP([.B22];[$pin_name.$B$2:.$C$1113];2;0)" office:value-type="float" office:value="279" calcext:value-type="float">
            <text:p>279</text:p>
          </table:table-cell>
          <table:table-cell table:formula="of:=IF([.D22]&lt;&gt;[.E22];&quot;BAD&quot;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1</text:p>
          </table:table-cell>
          <table:table-cell table:style-name="ce3" office:value-type="string" calcext:value-type="string">
            <text:p>DPID16</text:p>
          </table:table-cell>
          <table:table-cell office:value-type="float" office:value="119" calcext:value-type="float">
            <text:p>119</text:p>
          </table:table-cell>
          <table:table-cell office:value-type="float" office:value="280" calcext:value-type="float">
            <text:p>280</text:p>
          </table:table-cell>
          <table:table-cell table:formula="of:=VLOOKUP([.B23];[$pin_name.$B$2:.$C$1113];2;0)" office:value-type="float" office:value="280" calcext:value-type="float">
            <text:p>280</text:p>
          </table:table-cell>
          <table:table-cell table:formula="of:=IF([.D23]&lt;&gt;[.E23];&quot;BAD&quot;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1</text:p>
          </table:table-cell>
          <table:table-cell table:style-name="ce3" office:value-type="string" calcext:value-type="string">
            <text:p>DPID17</text:p>
          </table:table-cell>
          <table:table-cell office:value-type="float" office:value="120" calcext:value-type="float">
            <text:p>120</text:p>
          </table:table-cell>
          <table:table-cell office:value-type="float" office:value="281" calcext:value-type="float">
            <text:p>281</text:p>
          </table:table-cell>
          <table:table-cell table:formula="of:=VLOOKUP([.B24];[$pin_name.$B$2:.$C$1113];2;0)" office:value-type="float" office:value="281" calcext:value-type="float">
            <text:p>281</text:p>
          </table:table-cell>
          <table:table-cell table:formula="of:=IF([.D24]&lt;&gt;[.E24];&quot;BAD&quot;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1</text:p>
          </table:table-cell>
          <table:table-cell table:style-name="ce3" office:value-type="string" calcext:value-type="string">
            <text:p>DPID18</text:p>
          </table:table-cell>
          <table:table-cell office:value-type="float" office:value="121" calcext:value-type="float">
            <text:p>121</text:p>
          </table:table-cell>
          <table:table-cell office:value-type="float" office:value="282" calcext:value-type="float">
            <text:p>282</text:p>
          </table:table-cell>
          <table:table-cell table:formula="of:=VLOOKUP([.B25];[$pin_name.$B$2:.$C$1113];2;0)" office:value-type="float" office:value="282" calcext:value-type="float">
            <text:p>282</text:p>
          </table:table-cell>
          <table:table-cell table:formula="of:=IF([.D25]&lt;&gt;[.E25];&quot;BAD&quot;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1</text:p>
          </table:table-cell>
          <table:table-cell table:style-name="ce3" office:value-type="string" calcext:value-type="string">
            <text:p>DPID19</text:p>
          </table:table-cell>
          <table:table-cell office:value-type="float" office:value="122" calcext:value-type="float">
            <text:p>122</text:p>
          </table:table-cell>
          <table:table-cell office:value-type="float" office:value="283" calcext:value-type="float">
            <text:p>283</text:p>
          </table:table-cell>
          <table:table-cell table:formula="of:=VLOOKUP([.B26];[$pin_name.$B$2:.$C$1113];2;0)" office:value-type="float" office:value="283" calcext:value-type="float">
            <text:p>283</text:p>
          </table:table-cell>
          <table:table-cell table:formula="of:=IF([.D26]&lt;&gt;[.E26];&quot;BAD&quot;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1</text:p>
          </table:table-cell>
          <table:table-cell table:style-name="ce3" office:value-type="string" calcext:value-type="string">
            <text:p>DPID20</text:p>
          </table:table-cell>
          <table:table-cell office:value-type="float" office:value="123" calcext:value-type="float">
            <text:p>123</text:p>
          </table:table-cell>
          <table:table-cell office:value-type="float" office:value="284" calcext:value-type="float">
            <text:p>284</text:p>
          </table:table-cell>
          <table:table-cell table:formula="of:=VLOOKUP([.B27];[$pin_name.$B$2:.$C$1113];2;0)" office:value-type="float" office:value="284" calcext:value-type="float">
            <text:p>284</text:p>
          </table:table-cell>
          <table:table-cell table:formula="of:=IF([.D27]&lt;&gt;[.E27];&quot;BAD&quot;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1</text:p>
          </table:table-cell>
          <table:table-cell table:style-name="ce3" office:value-type="string" calcext:value-type="string">
            <text:p>DPID21</text:p>
          </table:table-cell>
          <table:table-cell office:value-type="float" office:value="124" calcext:value-type="float">
            <text:p>124</text:p>
          </table:table-cell>
          <table:table-cell office:value-type="float" office:value="285" calcext:value-type="float">
            <text:p>285</text:p>
          </table:table-cell>
          <table:table-cell table:formula="of:=VLOOKUP([.B28];[$pin_name.$B$2:.$C$1113];2;0)" office:value-type="float" office:value="285" calcext:value-type="float">
            <text:p>285</text:p>
          </table:table-cell>
          <table:table-cell table:formula="of:=IF([.D28]&lt;&gt;[.E28];&quot;BAD&quot;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1</text:p>
          </table:table-cell>
          <table:table-cell table:style-name="ce3" office:value-type="string" calcext:value-type="string">
            <text:p>DPID22</text:p>
          </table:table-cell>
          <table:table-cell office:value-type="float" office:value="125" calcext:value-type="float">
            <text:p>125</text:p>
          </table:table-cell>
          <table:table-cell office:value-type="float" office:value="286" calcext:value-type="float">
            <text:p>286</text:p>
          </table:table-cell>
          <table:table-cell table:formula="of:=VLOOKUP([.B29];[$pin_name.$B$2:.$C$1113];2;0)" office:value-type="float" office:value="286" calcext:value-type="float">
            <text:p>286</text:p>
          </table:table-cell>
          <table:table-cell table:formula="of:=IF([.D29]&lt;&gt;[.E29];&quot;BAD&quot;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1</text:p>
          </table:table-cell>
          <table:table-cell table:style-name="ce3" office:value-type="string" calcext:value-type="string">
            <text:p>DPID23</text:p>
          </table:table-cell>
          <table:table-cell office:value-type="float" office:value="126" calcext:value-type="float">
            <text:p>126</text:p>
          </table:table-cell>
          <table:table-cell office:value-type="float" office:value="287" calcext:value-type="float">
            <text:p>287</text:p>
          </table:table-cell>
          <table:table-cell table:formula="of:=VLOOKUP([.B30];[$pin_name.$B$2:.$C$1113];2;0)" office:value-type="float" office:value="287" calcext:value-type="float">
            <text:p>287</text:p>
          </table:table-cell>
          <table:table-cell table:formula="of:=IF([.D30]&lt;&gt;[.E30];&quot;BAD&quot;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1</text:p>
          </table:table-cell>
          <table:table-cell table:style-name="ce3" office:value-type="string" calcext:value-type="string">
            <text:p>DPIDE</text:p>
          </table:table-cell>
          <table:table-cell office:value-type="float" office:value="100" calcext:value-type="float">
            <text:p>100</text:p>
          </table:table-cell>
          <table:table-cell office:value-type="float" office:value="288" calcext:value-type="float">
            <text:p>288</text:p>
          </table:table-cell>
          <table:table-cell table:formula="of:=VLOOKUP([.B31];[$pin_name.$B$2:.$C$1113];2;0)" office:value-type="float" office:value="288" calcext:value-type="float">
            <text:p>288</text:p>
          </table:table-cell>
          <table:table-cell table:formula="of:=IF([.D31]&lt;&gt;[.E31];&quot;BAD&quot;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1</text:p>
          </table:table-cell>
          <table:table-cell table:style-name="ce3" office:value-type="string" calcext:value-type="string">
            <text:p>DPIHSYNC</text:p>
          </table:table-cell>
          <table:table-cell office:value-type="float" office:value="102" calcext:value-type="float">
            <text:p>102</text:p>
          </table:table-cell>
          <table:table-cell office:value-type="float" office:value="289" calcext:value-type="float">
            <text:p>289</text:p>
          </table:table-cell>
          <table:table-cell table:formula="of:=VLOOKUP([.B32];[$pin_name.$B$2:.$C$1113];2;0)" office:value-type="float" office:value="289" calcext:value-type="float">
            <text:p>289</text:p>
          </table:table-cell>
          <table:table-cell table:formula="of:=IF([.D32]&lt;&gt;[.E32];&quot;BAD&quot;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1</text:p>
          </table:table-cell>
          <table:table-cell table:style-name="ce3" office:value-type="string" calcext:value-type="string">
            <text:p>DPIPCLK</text:p>
          </table:table-cell>
          <table:table-cell office:value-type="float" office:value="99" calcext:value-type="float">
            <text:p>99</text:p>
          </table:table-cell>
          <table:table-cell office:value-type="float" office:value="290" calcext:value-type="float">
            <text:p>290</text:p>
          </table:table-cell>
          <table:table-cell table:formula="of:=VLOOKUP([.B33];[$pin_name.$B$2:.$C$1113];2;0)" office:value-type="float" office:value="290" calcext:value-type="float">
            <text:p>290</text:p>
          </table:table-cell>
          <table:table-cell table:formula="of:=IF([.D33]&lt;&gt;[.E33];&quot;BAD&quot;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1</text:p>
          </table:table-cell>
          <table:table-cell table:style-name="ce3" office:value-type="string" calcext:value-type="string">
            <text:p>DPIVSYNC</text:p>
          </table:table-cell>
          <table:table-cell office:value-type="float" office:value="101" calcext:value-type="float">
            <text:p>101</text:p>
          </table:table-cell>
          <table:table-cell office:value-type="float" office:value="291" calcext:value-type="float">
            <text:p>291</text:p>
          </table:table-cell>
          <table:table-cell table:formula="of:=VLOOKUP([.B34];[$pin_name.$B$2:.$C$1113];2;0)" office:value-type="float" office:value="291" calcext:value-type="float">
            <text:p>291</text:p>
          </table:table-cell>
          <table:table-cell table:formula="of:=IF([.D34]&lt;&gt;[.E34];&quot;BAD&quot;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0</text:p>
          </table:table-cell>
          <table:table-cell office:value-type="string" calcext:value-type="string">
            <text:p>GPCLK0</text:p>
          </table:table-cell>
          <table:table-cell office:value-type="float" office:value="103" calcext:value-type="float">
            <text:p>103</text:p>
          </table:table-cell>
          <table:table-cell table:style-name="ce6" office:value-type="float" office:value="11" calcext:value-type="float">
            <text:p>11</text:p>
          </table:table-cell>
          <table:table-cell table:formula="of:=VLOOKUP([.B35];[$pin_name.$B$2:.$C$1113];2;0)" office:value-type="float" office:value="11" calcext:value-type="float">
            <text:p>11</text:p>
          </table:table-cell>
          <table:table-cell table:formula="of:=IF([.D35]&lt;&gt;[.E35];&quot;BAD&quot;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3</text:p>
          </table:table-cell>
          <table:table-cell office:value-type="string" calcext:value-type="string">
            <text:p>GPCLK0</text:p>
          </table:table-cell>
          <table:table-cell office:value-type="float" office:value="119" calcext:value-type="float">
            <text:p>119</text:p>
          </table:table-cell>
          <table:table-cell table:style-name="ce6" office:value-type="float" office:value="11" calcext:value-type="float">
            <text:p>11</text:p>
          </table:table-cell>
          <table:table-cell table:formula="of:=VLOOKUP([.B36];[$pin_name.$B$2:.$C$1113];2;0)" office:value-type="float" office:value="11" calcext:value-type="float">
            <text:p>11</text:p>
          </table:table-cell>
          <table:table-cell table:formula="of:=IF([.D36]&lt;&gt;[.E36];&quot;BAD&quot;;&quot;&quot;)">
            <text:p/>
          </table:table-cell>
          <table:table-cell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0</text:p>
          </table:table-cell>
          <table:table-cell table:style-name="ce5" office:value-type="string" calcext:value-type="string">
            <text:p>GPCLK1</text:p>
          </table:table-cell>
          <table:table-cell office:value-type="float" office:value="104" calcext:value-type="float">
            <text:p>104</text:p>
          </table:table-cell>
          <table:table-cell table:style-name="ce6" office:value-type="float" office:value="38" calcext:value-type="float">
            <text:p>38</text:p>
          </table:table-cell>
          <table:table-cell table:formula="of:=VLOOKUP([.B37];[$pin_name.$B$2:.$C$1113];2;0)" office:value-type="float" office:value="38" calcext:value-type="float">
            <text:p>38</text:p>
          </table:table-cell>
          <table:table-cell table:formula="of:=IF([.D37]&lt;&gt;[.E37];&quot;BAD&quot;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3</text:p>
          </table:table-cell>
          <table:table-cell table:style-name="ce5" office:value-type="string" calcext:value-type="string">
            <text:p>GPCLK1</text:p>
          </table:table-cell>
          <table:table-cell office:value-type="float" office:value="120" calcext:value-type="float">
            <text:p>120</text:p>
          </table:table-cell>
          <table:table-cell table:style-name="ce6" office:value-type="float" office:value="38" calcext:value-type="float">
            <text:p>38</text:p>
          </table:table-cell>
          <table:table-cell table:formula="of:=VLOOKUP([.B38];[$pin_name.$B$2:.$C$1113];2;0)" office:value-type="float" office:value="38" calcext:value-type="float">
            <text:p>38</text:p>
          </table:table-cell>
          <table:table-cell table:formula="of:=IF([.D38]&lt;&gt;[.E38];&quot;BAD&quot;;&quot;&quot;)">
            <text:p/>
          </table:table-cell>
          <table:table-cell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8</text:p>
          </table:table-cell>
          <table:table-cell table:style-name="ce5" office:value-type="string" calcext:value-type="string">
            <text:p>GPCLK1</text:p>
          </table:table-cell>
          <table:table-cell office:value-type="float" office:value="117" calcext:value-type="float">
            <text:p>117</text:p>
          </table:table-cell>
          <table:table-cell table:style-name="ce6" office:value-type="float" office:value="38" calcext:value-type="float">
            <text:p>38</text:p>
          </table:table-cell>
          <table:table-cell table:formula="of:=VLOOKUP([.B39];[$pin_name.$B$2:.$C$1113];2;0)" office:value-type="float" office:value="38" calcext:value-type="float">
            <text:p>38</text:p>
          </table:table-cell>
          <table:table-cell table:formula="of:=IF([.D39]&lt;&gt;[.E39];&quot;BAD&quot;;&quot;&quot;)">
            <text:p/>
          </table:table-cell>
          <table:table-cell office:value-type="float" office:value="12" calcext:value-type="float">
            <text:p>12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0</text:p>
          </table:table-cell>
          <table:table-cell office:value-type="string" calcext:value-type="string">
            <text:p>GPCLK2</text:p>
          </table:table-cell>
          <table:table-cell office:value-type="float" office:value="105" calcext:value-type="float">
            <text:p>105</text:p>
          </table:table-cell>
          <table:table-cell table:style-name="ce6" office:value-type="float" office:value="87" calcext:value-type="float">
            <text:p>87</text:p>
          </table:table-cell>
          <table:table-cell table:formula="of:=VLOOKUP([.B40];[$pin_name.$B$2:.$C$1113];2;0)" office:value-type="float" office:value="87" calcext:value-type="float">
            <text:p>87</text:p>
          </table:table-cell>
          <table:table-cell table:formula="of:=IF([.D40]&lt;&gt;[.E40];&quot;BAD&quot;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GPIO0</text:p>
          </table:table-cell>
          <table:table-cell office:value-type="float" office:value="99" calcext:value-type="float">
            <text:p>99</text:p>
          </table:table-cell>
          <table:table-cell table:style-name="ce6" office:value-type="float" office:value="3" calcext:value-type="float">
            <text:p>3</text:p>
          </table:table-cell>
          <table:table-cell table:formula="of:=VLOOKUP([.B41];[$pin_name.$B$2:.$C$1113];2;0)" office:value-type="float" office:value="3" calcext:value-type="float">
            <text:p>3</text:p>
          </table:table-cell>
          <table:table-cell table:formula="of:=IF([.D41]&lt;&gt;[.E41];&quot;BAD&quot;;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GPIO0</text:p>
          </table:table-cell>
          <table:table-cell office:value-type="float" office:value="99" calcext:value-type="float">
            <text:p>99</text:p>
          </table:table-cell>
          <table:table-cell table:style-name="ce6" office:value-type="float" office:value="3" calcext:value-type="float">
            <text:p>3</text:p>
          </table:table-cell>
          <table:table-cell table:formula="of:=VLOOKUP([.B42];[$pin_name.$B$2:.$C$1113];2;0)" office:value-type="float" office:value="3" calcext:value-type="float">
            <text:p>3</text:p>
          </table:table-cell>
          <table:table-cell table:formula="of:=IF([.D42]&lt;&gt;[.E42];&quot;BAD&quot;;&quot;&quot;)">
            <text:p/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GPIO1</text:p>
          </table:table-cell>
          <table:table-cell office:value-type="float" office:value="100" calcext:value-type="float">
            <text:p>100</text:p>
          </table:table-cell>
          <table:table-cell table:style-name="ce6" office:value-type="float" office:value="6" calcext:value-type="float">
            <text:p>6</text:p>
          </table:table-cell>
          <table:table-cell table:formula="of:=VLOOKUP([.B43];[$pin_name.$B$2:.$C$1113];2;0)" office:value-type="float" office:value="6" calcext:value-type="float">
            <text:p>6</text:p>
          </table:table-cell>
          <table:table-cell table:formula="of:=IF([.D43]&lt;&gt;[.E43];&quot;BAD&quot;;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GPIO1</text:p>
          </table:table-cell>
          <table:table-cell office:value-type="float" office:value="100" calcext:value-type="float">
            <text:p>100</text:p>
          </table:table-cell>
          <table:table-cell table:style-name="ce6" office:value-type="float" office:value="6" calcext:value-type="float">
            <text:p>6</text:p>
          </table:table-cell>
          <table:table-cell table:formula="of:=VLOOKUP([.B44];[$pin_name.$B$2:.$C$1113];2;0)" office:value-type="float" office:value="6" calcext:value-type="float">
            <text:p>6</text:p>
          </table:table-cell>
          <table:table-cell table:formula="of:=IF([.D44]&lt;&gt;[.E44];&quot;BAD&quot;;&quot;&quot;)">
            <text:p/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GPIO2</text:p>
          </table:table-cell>
          <table:table-cell office:value-type="float" office:value="101" calcext:value-type="float">
            <text:p>101</text:p>
          </table:table-cell>
          <table:table-cell table:style-name="ce6" office:value-type="float" office:value="70" calcext:value-type="float">
            <text:p>70</text:p>
          </table:table-cell>
          <table:table-cell table:formula="of:=VLOOKUP([.B45];[$pin_name.$B$2:.$C$1113];2;0)" office:value-type="float" office:value="70" calcext:value-type="float">
            <text:p>70</text:p>
          </table:table-cell>
          <table:table-cell table:formula="of:=IF([.D45]&lt;&gt;[.E45];&quot;BAD&quot;;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GPIO2</text:p>
          </table:table-cell>
          <table:table-cell office:value-type="float" office:value="101" calcext:value-type="float">
            <text:p>101</text:p>
          </table:table-cell>
          <table:table-cell table:style-name="ce6" office:value-type="float" office:value="70" calcext:value-type="float">
            <text:p>70</text:p>
          </table:table-cell>
          <table:table-cell table:formula="of:=VLOOKUP([.B46];[$pin_name.$B$2:.$C$1113];2;0)" office:value-type="float" office:value="70" calcext:value-type="float">
            <text:p>70</text:p>
          </table:table-cell>
          <table:table-cell table:formula="of:=IF([.D46]&lt;&gt;[.E46];&quot;BAD&quot;;&quot;&quot;)">
            <text:p/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GPIO3</text:p>
          </table:table-cell>
          <table:table-cell office:value-type="float" office:value="102" calcext:value-type="float">
            <text:p>102</text:p>
          </table:table-cell>
          <table:table-cell table:style-name="ce6" office:value-type="float" office:value="73" calcext:value-type="float">
            <text:p>73</text:p>
          </table:table-cell>
          <table:table-cell table:formula="of:=VLOOKUP([.B47];[$pin_name.$B$2:.$C$1113];2;0)" office:value-type="float" office:value="73" calcext:value-type="float">
            <text:p>73</text:p>
          </table:table-cell>
          <table:table-cell table:formula="of:=IF([.D47]&lt;&gt;[.E47];&quot;BAD&quot;;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GPIO3</text:p>
          </table:table-cell>
          <table:table-cell office:value-type="float" office:value="102" calcext:value-type="float">
            <text:p>102</text:p>
          </table:table-cell>
          <table:table-cell table:style-name="ce6" office:value-type="float" office:value="73" calcext:value-type="float">
            <text:p>73</text:p>
          </table:table-cell>
          <table:table-cell table:formula="of:=VLOOKUP([.B48];[$pin_name.$B$2:.$C$1113];2;0)" office:value-type="float" office:value="73" calcext:value-type="float">
            <text:p>73</text:p>
          </table:table-cell>
          <table:table-cell table:formula="of:=IF([.D48]&lt;&gt;[.E48];&quot;BAD&quot;;&quot;&quot;)">
            <text:p/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GPIO4</text:p>
          </table:table-cell>
          <table:table-cell office:value-type="float" office:value="103" calcext:value-type="float">
            <text:p>103</text:p>
          </table:table-cell>
          <table:table-cell table:style-name="ce6" office:value-type="float" office:value="10" calcext:value-type="float">
            <text:p>10</text:p>
          </table:table-cell>
          <table:table-cell table:formula="of:=VLOOKUP([.B49];[$pin_name.$B$2:.$C$1113];2;0)" office:value-type="float" office:value="10" calcext:value-type="float">
            <text:p>10</text:p>
          </table:table-cell>
          <table:table-cell table:formula="of:=IF([.D49]&lt;&gt;[.E49];&quot;BAD&quot;;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GPIO4</text:p>
          </table:table-cell>
          <table:table-cell office:value-type="float" office:value="103" calcext:value-type="float">
            <text:p>103</text:p>
          </table:table-cell>
          <table:table-cell table:style-name="ce6" office:value-type="float" office:value="10" calcext:value-type="float">
            <text:p>10</text:p>
          </table:table-cell>
          <table:table-cell table:formula="of:=VLOOKUP([.B50];[$pin_name.$B$2:.$C$1113];2;0)" office:value-type="float" office:value="10" calcext:value-type="float">
            <text:p>10</text:p>
          </table:table-cell>
          <table:table-cell table:formula="of:=IF([.D50]&lt;&gt;[.E50];&quot;BAD&quot;;&quot;&quot;)">
            <text:p/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GPIO5</text:p>
          </table:table-cell>
          <table:table-cell office:value-type="float" office:value="104" calcext:value-type="float">
            <text:p>104</text:p>
          </table:table-cell>
          <table:table-cell table:style-name="ce6" office:value-type="float" office:value="83" calcext:value-type="float">
            <text:p>83</text:p>
          </table:table-cell>
          <table:table-cell table:formula="of:=VLOOKUP([.B51];[$pin_name.$B$2:.$C$1113];2;0)" office:value-type="float" office:value="83" calcext:value-type="float">
            <text:p>83</text:p>
          </table:table-cell>
          <table:table-cell table:formula="of:=IF([.D51]&lt;&gt;[.E51];&quot;BAD&quot;;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GPIO5</text:p>
          </table:table-cell>
          <table:table-cell office:value-type="float" office:value="104" calcext:value-type="float">
            <text:p>104</text:p>
          </table:table-cell>
          <table:table-cell table:style-name="ce6" office:value-type="float" office:value="83" calcext:value-type="float">
            <text:p>83</text:p>
          </table:table-cell>
          <table:table-cell table:formula="of:=VLOOKUP([.B52];[$pin_name.$B$2:.$C$1113];2;0)" office:value-type="float" office:value="83" calcext:value-type="float">
            <text:p>83</text:p>
          </table:table-cell>
          <table:table-cell table:formula="of:=IF([.D52]&lt;&gt;[.E52];&quot;BAD&quot;;&quot;&quot;)">
            <text:p/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GPIO6</text:p>
          </table:table-cell>
          <table:table-cell office:value-type="float" office:value="105" calcext:value-type="float">
            <text:p>105</text:p>
          </table:table-cell>
          <table:table-cell table:style-name="ce6" office:value-type="float" office:value="85" calcext:value-type="float">
            <text:p>85</text:p>
          </table:table-cell>
          <table:table-cell table:formula="of:=VLOOKUP([.B53];[$pin_name.$B$2:.$C$1113];2;0)" office:value-type="float" office:value="85" calcext:value-type="float">
            <text:p>85</text:p>
          </table:table-cell>
          <table:table-cell table:formula="of:=IF([.D53]&lt;&gt;[.E53];&quot;BAD&quot;;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GPIO6</text:p>
          </table:table-cell>
          <table:table-cell office:value-type="float" office:value="105" calcext:value-type="float">
            <text:p>105</text:p>
          </table:table-cell>
          <table:table-cell table:style-name="ce6" office:value-type="float" office:value="85" calcext:value-type="float">
            <text:p>85</text:p>
          </table:table-cell>
          <table:table-cell table:formula="of:=VLOOKUP([.B54];[$pin_name.$B$2:.$C$1113];2;0)" office:value-type="float" office:value="85" calcext:value-type="float">
            <text:p>85</text:p>
          </table:table-cell>
          <table:table-cell table:formula="of:=IF([.D54]&lt;&gt;[.E54];&quot;BAD&quot;;&quot;&quot;)">
            <text:p/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GPIO7</text:p>
          </table:table-cell>
          <table:table-cell office:value-type="float" office:value="106" calcext:value-type="float">
            <text:p>106</text:p>
          </table:table-cell>
          <table:table-cell table:style-name="ce6" office:value-type="float" office:value="67" calcext:value-type="float">
            <text:p>67</text:p>
          </table:table-cell>
          <table:table-cell table:formula="of:=VLOOKUP([.B55];[$pin_name.$B$2:.$C$1113];2;0)" office:value-type="float" office:value="67" calcext:value-type="float">
            <text:p>67</text:p>
          </table:table-cell>
          <table:table-cell table:formula="of:=IF([.D55]&lt;&gt;[.E55];&quot;BAD&quot;;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GPIO7</text:p>
          </table:table-cell>
          <table:table-cell office:value-type="float" office:value="106" calcext:value-type="float">
            <text:p>106</text:p>
          </table:table-cell>
          <table:table-cell table:style-name="ce6" office:value-type="float" office:value="67" calcext:value-type="float">
            <text:p>67</text:p>
          </table:table-cell>
          <table:table-cell table:formula="of:=VLOOKUP([.B56];[$pin_name.$B$2:.$C$1113];2;0)" office:value-type="float" office:value="67" calcext:value-type="float">
            <text:p>67</text:p>
          </table:table-cell>
          <table:table-cell table:formula="of:=IF([.D56]&lt;&gt;[.E56];&quot;BAD&quot;;&quot;&quot;)">
            <text:p/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GPIO8</text:p>
          </table:table-cell>
          <table:table-cell office:value-type="float" office:value="107" calcext:value-type="float">
            <text:p>107</text:p>
          </table:table-cell>
          <table:table-cell table:style-name="ce6" office:value-type="float" office:value="64" calcext:value-type="float">
            <text:p>64</text:p>
          </table:table-cell>
          <table:table-cell table:formula="of:=VLOOKUP([.B57];[$pin_name.$B$2:.$C$1113];2;0)" office:value-type="float" office:value="64" calcext:value-type="float">
            <text:p>64</text:p>
          </table:table-cell>
          <table:table-cell table:formula="of:=IF([.D57]&lt;&gt;[.E57];&quot;BAD&quot;;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GPIO8</text:p>
          </table:table-cell>
          <table:table-cell office:value-type="float" office:value="107" calcext:value-type="float">
            <text:p>107</text:p>
          </table:table-cell>
          <table:table-cell table:style-name="ce6" office:value-type="float" office:value="64" calcext:value-type="float">
            <text:p>64</text:p>
          </table:table-cell>
          <table:table-cell table:formula="of:=VLOOKUP([.B58];[$pin_name.$B$2:.$C$1113];2;0)" office:value-type="float" office:value="64" calcext:value-type="float">
            <text:p>64</text:p>
          </table:table-cell>
          <table:table-cell table:formula="of:=IF([.D58]&lt;&gt;[.E58];&quot;BAD&quot;;&quot;&quot;)">
            <text:p/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GPIO9</text:p>
          </table:table-cell>
          <table:table-cell office:value-type="float" office:value="108" calcext:value-type="float">
            <text:p>108</text:p>
          </table:table-cell>
          <table:table-cell table:style-name="ce6" office:value-type="float" office:value="54" calcext:value-type="float">
            <text:p>54</text:p>
          </table:table-cell>
          <table:table-cell table:formula="of:=VLOOKUP([.B59];[$pin_name.$B$2:.$C$1113];2;0)" office:value-type="float" office:value="54" calcext:value-type="float">
            <text:p>54</text:p>
          </table:table-cell>
          <table:table-cell table:formula="of:=IF([.D59]&lt;&gt;[.E59];&quot;BAD&quot;;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GPIO9</text:p>
          </table:table-cell>
          <table:table-cell office:value-type="float" office:value="108" calcext:value-type="float">
            <text:p>108</text:p>
          </table:table-cell>
          <table:table-cell table:style-name="ce6" office:value-type="float" office:value="54" calcext:value-type="float">
            <text:p>54</text:p>
          </table:table-cell>
          <table:table-cell table:formula="of:=VLOOKUP([.B60];[$pin_name.$B$2:.$C$1113];2;0)" office:value-type="float" office:value="54" calcext:value-type="float">
            <text:p>54</text:p>
          </table:table-cell>
          <table:table-cell table:formula="of:=IF([.D60]&lt;&gt;[.E60];&quot;BAD&quot;;&quot;&quot;)">
            <text:p/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GPIO10</text:p>
          </table:table-cell>
          <table:table-cell office:value-type="float" office:value="109" calcext:value-type="float">
            <text:p>109</text:p>
          </table:table-cell>
          <table:table-cell table:style-name="ce6" office:value-type="float" office:value="51" calcext:value-type="float">
            <text:p>51</text:p>
          </table:table-cell>
          <table:table-cell table:formula="of:=VLOOKUP([.B61];[$pin_name.$B$2:.$C$1113];2;0)" office:value-type="float" office:value="51" calcext:value-type="float">
            <text:p>51</text:p>
          </table:table-cell>
          <table:table-cell table:formula="of:=IF([.D61]&lt;&gt;[.E61];&quot;BAD&quot;;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GPIO10</text:p>
          </table:table-cell>
          <table:table-cell office:value-type="float" office:value="109" calcext:value-type="float">
            <text:p>109</text:p>
          </table:table-cell>
          <table:table-cell table:style-name="ce6" office:value-type="float" office:value="51" calcext:value-type="float">
            <text:p>51</text:p>
          </table:table-cell>
          <table:table-cell table:formula="of:=VLOOKUP([.B62];[$pin_name.$B$2:.$C$1113];2;0)" office:value-type="float" office:value="51" calcext:value-type="float">
            <text:p>51</text:p>
          </table:table-cell>
          <table:table-cell table:formula="of:=IF([.D62]&lt;&gt;[.E62];&quot;BAD&quot;;&quot;&quot;)">
            <text:p/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GPIO11</text:p>
          </table:table-cell>
          <table:table-cell office:value-type="float" office:value="110" calcext:value-type="float">
            <text:p>110</text:p>
          </table:table-cell>
          <table:table-cell table:style-name="ce6" office:value-type="float" office:value="61" calcext:value-type="float">
            <text:p>61</text:p>
          </table:table-cell>
          <table:table-cell table:formula="of:=VLOOKUP([.B63];[$pin_name.$B$2:.$C$1113];2;0)" office:value-type="float" office:value="61" calcext:value-type="float">
            <text:p>61</text:p>
          </table:table-cell>
          <table:table-cell table:formula="of:=IF([.D63]&lt;&gt;[.E63];&quot;BAD&quot;;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GPIO11</text:p>
          </table:table-cell>
          <table:table-cell office:value-type="float" office:value="110" calcext:value-type="float">
            <text:p>110</text:p>
          </table:table-cell>
          <table:table-cell table:style-name="ce6" office:value-type="float" office:value="61" calcext:value-type="float">
            <text:p>61</text:p>
          </table:table-cell>
          <table:table-cell table:formula="of:=VLOOKUP([.B64];[$pin_name.$B$2:.$C$1113];2;0)" office:value-type="float" office:value="61" calcext:value-type="float">
            <text:p>61</text:p>
          </table:table-cell>
          <table:table-cell table:formula="of:=IF([.D64]&lt;&gt;[.E64];&quot;BAD&quot;;&quot;&quot;)">
            <text:p/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GPIO12</text:p>
          </table:table-cell>
          <table:table-cell office:value-type="float" office:value="111" calcext:value-type="float">
            <text:p>111</text:p>
          </table:table-cell>
          <table:table-cell table:style-name="ce6" office:value-type="float" office:value="89" calcext:value-type="float">
            <text:p>89</text:p>
          </table:table-cell>
          <table:table-cell table:formula="of:=VLOOKUP([.B65];[$pin_name.$B$2:.$C$1113];2;0)" office:value-type="float" office:value="89" calcext:value-type="float">
            <text:p>89</text:p>
          </table:table-cell>
          <table:table-cell table:formula="of:=IF([.D65]&lt;&gt;[.E65];&quot;BAD&quot;;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GPIO12</text:p>
          </table:table-cell>
          <table:table-cell office:value-type="float" office:value="111" calcext:value-type="float">
            <text:p>111</text:p>
          </table:table-cell>
          <table:table-cell table:style-name="ce6" office:value-type="float" office:value="89" calcext:value-type="float">
            <text:p>89</text:p>
          </table:table-cell>
          <table:table-cell table:formula="of:=VLOOKUP([.B66];[$pin_name.$B$2:.$C$1113];2;0)" office:value-type="float" office:value="89" calcext:value-type="float">
            <text:p>89</text:p>
          </table:table-cell>
          <table:table-cell table:formula="of:=IF([.D66]&lt;&gt;[.E66];&quot;BAD&quot;;&quot;&quot;)">
            <text:p/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GPIO13</text:p>
          </table:table-cell>
          <table:table-cell office:value-type="float" office:value="112" calcext:value-type="float">
            <text:p>112</text:p>
          </table:table-cell>
          <table:table-cell table:style-name="ce6" office:value-type="float" office:value="91" calcext:value-type="float">
            <text:p>91</text:p>
          </table:table-cell>
          <table:table-cell table:formula="of:=VLOOKUP([.B67];[$pin_name.$B$2:.$C$1113];2;0)" office:value-type="float" office:value="91" calcext:value-type="float">
            <text:p>91</text:p>
          </table:table-cell>
          <table:table-cell table:formula="of:=IF([.D67]&lt;&gt;[.E67];&quot;BAD&quot;;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GPIO13</text:p>
          </table:table-cell>
          <table:table-cell office:value-type="float" office:value="112" calcext:value-type="float">
            <text:p>112</text:p>
          </table:table-cell>
          <table:table-cell table:style-name="ce6" office:value-type="float" office:value="91" calcext:value-type="float">
            <text:p>91</text:p>
          </table:table-cell>
          <table:table-cell table:formula="of:=VLOOKUP([.B68];[$pin_name.$B$2:.$C$1113];2;0)" office:value-type="float" office:value="91" calcext:value-type="float">
            <text:p>91</text:p>
          </table:table-cell>
          <table:table-cell table:formula="of:=IF([.D68]&lt;&gt;[.E68];&quot;BAD&quot;;&quot;&quot;)">
            <text:p/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GPIO14</text:p>
          </table:table-cell>
          <table:table-cell office:value-type="float" office:value="113" calcext:value-type="float">
            <text:p>113</text:p>
          </table:table-cell>
          <table:table-cell table:style-name="ce6" office:value-type="float" office:value="14" calcext:value-type="float">
            <text:p>14</text:p>
          </table:table-cell>
          <table:table-cell table:formula="of:=VLOOKUP([.B69];[$pin_name.$B$2:.$C$1113];2;0)" office:value-type="float" office:value="14" calcext:value-type="float">
            <text:p>14</text:p>
          </table:table-cell>
          <table:table-cell table:formula="of:=IF([.D69]&lt;&gt;[.E69];&quot;BAD&quot;;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GPIO14</text:p>
          </table:table-cell>
          <table:table-cell office:value-type="float" office:value="113" calcext:value-type="float">
            <text:p>113</text:p>
          </table:table-cell>
          <table:table-cell table:style-name="ce6" office:value-type="float" office:value="14" calcext:value-type="float">
            <text:p>14</text:p>
          </table:table-cell>
          <table:table-cell table:formula="of:=VLOOKUP([.B70];[$pin_name.$B$2:.$C$1113];2;0)" office:value-type="float" office:value="14" calcext:value-type="float">
            <text:p>14</text:p>
          </table:table-cell>
          <table:table-cell table:formula="of:=IF([.D70]&lt;&gt;[.E70];&quot;BAD&quot;;&quot;&quot;)">
            <text:p/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GPIO15</text:p>
          </table:table-cell>
          <table:table-cell office:value-type="float" office:value="114" calcext:value-type="float">
            <text:p>114</text:p>
          </table:table-cell>
          <table:table-cell table:style-name="ce6" office:value-type="float" office:value="18" calcext:value-type="float">
            <text:p>18</text:p>
          </table:table-cell>
          <table:table-cell table:formula="of:=VLOOKUP([.B71];[$pin_name.$B$2:.$C$1113];2;0)" office:value-type="float" office:value="18" calcext:value-type="float">
            <text:p>18</text:p>
          </table:table-cell>
          <table:table-cell table:formula="of:=IF([.D71]&lt;&gt;[.E71];&quot;BAD&quot;;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GPIO15</text:p>
          </table:table-cell>
          <table:table-cell office:value-type="float" office:value="114" calcext:value-type="float">
            <text:p>114</text:p>
          </table:table-cell>
          <table:table-cell table:style-name="ce6" office:value-type="float" office:value="18" calcext:value-type="float">
            <text:p>18</text:p>
          </table:table-cell>
          <table:table-cell table:formula="of:=VLOOKUP([.B72];[$pin_name.$B$2:.$C$1113];2;0)" office:value-type="float" office:value="18" calcext:value-type="float">
            <text:p>18</text:p>
          </table:table-cell>
          <table:table-cell table:formula="of:=IF([.D72]&lt;&gt;[.E72];&quot;BAD&quot;;&quot;&quot;)">
            <text:p/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GPIO16</text:p>
          </table:table-cell>
          <table:table-cell office:value-type="float" office:value="115" calcext:value-type="float">
            <text:p>115</text:p>
          </table:table-cell>
          <table:table-cell table:style-name="ce6" office:value-type="float" office:value="99" calcext:value-type="float">
            <text:p>99</text:p>
          </table:table-cell>
          <table:table-cell table:formula="of:=VLOOKUP([.B73];[$pin_name.$B$2:.$C$1113];2;0)" office:value-type="float" office:value="99" calcext:value-type="float">
            <text:p>99</text:p>
          </table:table-cell>
          <table:table-cell table:formula="of:=IF([.D73]&lt;&gt;[.E73];&quot;BAD&quot;;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GPIO16</text:p>
          </table:table-cell>
          <table:table-cell office:value-type="float" office:value="115" calcext:value-type="float">
            <text:p>115</text:p>
          </table:table-cell>
          <table:table-cell table:style-name="ce6" office:value-type="float" office:value="99" calcext:value-type="float">
            <text:p>99</text:p>
          </table:table-cell>
          <table:table-cell table:formula="of:=VLOOKUP([.B74];[$pin_name.$B$2:.$C$1113];2;0)" office:value-type="float" office:value="99" calcext:value-type="float">
            <text:p>99</text:p>
          </table:table-cell>
          <table:table-cell table:formula="of:=IF([.D74]&lt;&gt;[.E74];&quot;BAD&quot;;&quot;&quot;)">
            <text:p/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GPIO17</text:p>
          </table:table-cell>
          <table:table-cell office:value-type="float" office:value="116" calcext:value-type="float">
            <text:p>116</text:p>
          </table:table-cell>
          <table:table-cell table:style-name="ce6" office:value-type="float" office:value="22" calcext:value-type="float">
            <text:p>22</text:p>
          </table:table-cell>
          <table:table-cell table:formula="of:=VLOOKUP([.B75];[$pin_name.$B$2:.$C$1113];2;0)" office:value-type="float" office:value="22" calcext:value-type="float">
            <text:p>22</text:p>
          </table:table-cell>
          <table:table-cell table:formula="of:=IF([.D75]&lt;&gt;[.E75];&quot;BAD&quot;;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GPIO17</text:p>
          </table:table-cell>
          <table:table-cell office:value-type="float" office:value="116" calcext:value-type="float">
            <text:p>116</text:p>
          </table:table-cell>
          <table:table-cell table:style-name="ce6" office:value-type="float" office:value="22" calcext:value-type="float">
            <text:p>22</text:p>
          </table:table-cell>
          <table:table-cell table:formula="of:=VLOOKUP([.B76];[$pin_name.$B$2:.$C$1113];2;0)" office:value-type="float" office:value="22" calcext:value-type="float">
            <text:p>22</text:p>
          </table:table-cell>
          <table:table-cell table:formula="of:=IF([.D76]&lt;&gt;[.E76];&quot;BAD&quot;;&quot;&quot;)">
            <text:p/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GPIO18</text:p>
          </table:table-cell>
          <table:table-cell office:value-type="float" office:value="117" calcext:value-type="float">
            <text:p>117</text:p>
          </table:table-cell>
          <table:table-cell table:style-name="ce6" office:value-type="float" office:value="27" calcext:value-type="float">
            <text:p>27</text:p>
          </table:table-cell>
          <table:table-cell table:formula="of:=VLOOKUP([.B77];[$pin_name.$B$2:.$C$1113];2;0)" office:value-type="float" office:value="27" calcext:value-type="float">
            <text:p>27</text:p>
          </table:table-cell>
          <table:table-cell table:formula="of:=IF([.D77]&lt;&gt;[.E77];&quot;BAD&quot;;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GPIO18</text:p>
          </table:table-cell>
          <table:table-cell office:value-type="float" office:value="117" calcext:value-type="float">
            <text:p>117</text:p>
          </table:table-cell>
          <table:table-cell table:style-name="ce6" office:value-type="float" office:value="27" calcext:value-type="float">
            <text:p>27</text:p>
          </table:table-cell>
          <table:table-cell table:formula="of:=VLOOKUP([.B78];[$pin_name.$B$2:.$C$1113];2;0)" office:value-type="float" office:value="27" calcext:value-type="float">
            <text:p>27</text:p>
          </table:table-cell>
          <table:table-cell table:formula="of:=IF([.D78]&lt;&gt;[.E78];&quot;BAD&quot;;&quot;&quot;)">
            <text:p/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GPIO19</text:p>
          </table:table-cell>
          <table:table-cell office:value-type="float" office:value="118" calcext:value-type="float">
            <text:p>118</text:p>
          </table:table-cell>
          <table:table-cell table:style-name="ce6" office:value-type="float" office:value="94" calcext:value-type="float">
            <text:p>94</text:p>
          </table:table-cell>
          <table:table-cell table:formula="of:=VLOOKUP([.B79];[$pin_name.$B$2:.$C$1113];2;0)" office:value-type="float" office:value="94" calcext:value-type="float">
            <text:p>94</text:p>
          </table:table-cell>
          <table:table-cell table:formula="of:=IF([.D79]&lt;&gt;[.E79];&quot;BAD&quot;;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GPIO19</text:p>
          </table:table-cell>
          <table:table-cell office:value-type="float" office:value="118" calcext:value-type="float">
            <text:p>118</text:p>
          </table:table-cell>
          <table:table-cell table:style-name="ce6" office:value-type="float" office:value="94" calcext:value-type="float">
            <text:p>94</text:p>
          </table:table-cell>
          <table:table-cell table:formula="of:=VLOOKUP([.B80];[$pin_name.$B$2:.$C$1113];2;0)" office:value-type="float" office:value="94" calcext:value-type="float">
            <text:p>94</text:p>
          </table:table-cell>
          <table:table-cell table:formula="of:=IF([.D80]&lt;&gt;[.E80];&quot;BAD&quot;;&quot;&quot;)">
            <text:p/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GPIO20</text:p>
          </table:table-cell>
          <table:table-cell office:value-type="float" office:value="119" calcext:value-type="float">
            <text:p>119</text:p>
          </table:table-cell>
          <table:table-cell table:style-name="ce6" office:value-type="float" office:value="107" calcext:value-type="float">
            <text:p>107</text:p>
          </table:table-cell>
          <table:table-cell table:formula="of:=VLOOKUP([.B81];[$pin_name.$B$2:.$C$1113];2;0)" office:value-type="float" office:value="107" calcext:value-type="float">
            <text:p>107</text:p>
          </table:table-cell>
          <table:table-cell table:formula="of:=IF([.D81]&lt;&gt;[.E81];&quot;BAD&quot;;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GPIO20</text:p>
          </table:table-cell>
          <table:table-cell office:value-type="float" office:value="119" calcext:value-type="float">
            <text:p>119</text:p>
          </table:table-cell>
          <table:table-cell table:style-name="ce6" office:value-type="float" office:value="107" calcext:value-type="float">
            <text:p>107</text:p>
          </table:table-cell>
          <table:table-cell table:formula="of:=VLOOKUP([.B82];[$pin_name.$B$2:.$C$1113];2;0)" office:value-type="float" office:value="107" calcext:value-type="float">
            <text:p>107</text:p>
          </table:table-cell>
          <table:table-cell table:formula="of:=IF([.D82]&lt;&gt;[.E82];&quot;BAD&quot;;&quot;&quot;)">
            <text:p/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GPIO21</text:p>
          </table:table-cell>
          <table:table-cell office:value-type="float" office:value="120" calcext:value-type="float">
            <text:p>120</text:p>
          </table:table-cell>
          <table:table-cell table:style-name="ce6" office:value-type="float" office:value="33" calcext:value-type="float">
            <text:p>33</text:p>
          </table:table-cell>
          <table:table-cell table:formula="of:=VLOOKUP([.B83];[$pin_name.$B$2:.$C$1113];2;0)" office:value-type="float" office:value="33" calcext:value-type="float">
            <text:p>33</text:p>
          </table:table-cell>
          <table:table-cell table:formula="of:=IF([.D83]&lt;&gt;[.E83];&quot;BAD&quot;;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GPIO21</text:p>
          </table:table-cell>
          <table:table-cell office:value-type="float" office:value="120" calcext:value-type="float">
            <text:p>120</text:p>
          </table:table-cell>
          <table:table-cell table:style-name="ce6" office:value-type="float" office:value="33" calcext:value-type="float">
            <text:p>33</text:p>
          </table:table-cell>
          <table:table-cell table:formula="of:=VLOOKUP([.B84];[$pin_name.$B$2:.$C$1113];2;0)" office:value-type="float" office:value="33" calcext:value-type="float">
            <text:p>33</text:p>
          </table:table-cell>
          <table:table-cell table:formula="of:=IF([.D84]&lt;&gt;[.E84];&quot;BAD&quot;;&quot;&quot;)">
            <text:p/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GPIO22</text:p>
          </table:table-cell>
          <table:table-cell office:value-type="float" office:value="121" calcext:value-type="float">
            <text:p>121</text:p>
          </table:table-cell>
          <table:table-cell table:style-name="ce6" office:value-type="float" office:value="39" calcext:value-type="float">
            <text:p>39</text:p>
          </table:table-cell>
          <table:table-cell table:formula="of:=VLOOKUP([.B85];[$pin_name.$B$2:.$C$1113];2;0)" office:value-type="float" office:value="39" calcext:value-type="float">
            <text:p>39</text:p>
          </table:table-cell>
          <table:table-cell table:formula="of:=IF([.D85]&lt;&gt;[.E85];&quot;BAD&quot;;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GPIO22</text:p>
          </table:table-cell>
          <table:table-cell office:value-type="float" office:value="121" calcext:value-type="float">
            <text:p>121</text:p>
          </table:table-cell>
          <table:table-cell table:style-name="ce6" office:value-type="float" office:value="39" calcext:value-type="float">
            <text:p>39</text:p>
          </table:table-cell>
          <table:table-cell table:formula="of:=VLOOKUP([.B86];[$pin_name.$B$2:.$C$1113];2;0)" office:value-type="float" office:value="39" calcext:value-type="float">
            <text:p>39</text:p>
          </table:table-cell>
          <table:table-cell table:formula="of:=IF([.D86]&lt;&gt;[.E86];&quot;BAD&quot;;&quot;&quot;)">
            <text:p/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GPIO23</text:p>
          </table:table-cell>
          <table:table-cell office:value-type="float" office:value="122" calcext:value-type="float">
            <text:p>122</text:p>
          </table:table-cell>
          <table:table-cell table:style-name="ce6" office:value-type="float" office:value="43" calcext:value-type="float">
            <text:p>43</text:p>
          </table:table-cell>
          <table:table-cell table:formula="of:=VLOOKUP([.B87];[$pin_name.$B$2:.$C$1113];2;0)" office:value-type="float" office:value="43" calcext:value-type="float">
            <text:p>43</text:p>
          </table:table-cell>
          <table:table-cell table:formula="of:=IF([.D87]&lt;&gt;[.E87];&quot;BAD&quot;;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GPIO23</text:p>
          </table:table-cell>
          <table:table-cell office:value-type="float" office:value="122" calcext:value-type="float">
            <text:p>122</text:p>
          </table:table-cell>
          <table:table-cell table:style-name="ce6" office:value-type="float" office:value="43" calcext:value-type="float">
            <text:p>43</text:p>
          </table:table-cell>
          <table:table-cell table:formula="of:=VLOOKUP([.B88];[$pin_name.$B$2:.$C$1113];2;0)" office:value-type="float" office:value="43" calcext:value-type="float">
            <text:p>43</text:p>
          </table:table-cell>
          <table:table-cell table:formula="of:=IF([.D88]&lt;&gt;[.E88];&quot;BAD&quot;;&quot;&quot;)">
            <text:p/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GPIO24</text:p>
          </table:table-cell>
          <table:table-cell office:value-type="float" office:value="123" calcext:value-type="float">
            <text:p>123</text:p>
          </table:table-cell>
          <table:table-cell table:style-name="ce6" office:value-type="float" office:value="47" calcext:value-type="float">
            <text:p>47</text:p>
          </table:table-cell>
          <table:table-cell table:formula="of:=VLOOKUP([.B89];[$pin_name.$B$2:.$C$1113];2;0)" office:value-type="float" office:value="47" calcext:value-type="float">
            <text:p>47</text:p>
          </table:table-cell>
          <table:table-cell table:formula="of:=IF([.D89]&lt;&gt;[.E89];&quot;BAD&quot;;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GPIO24</text:p>
          </table:table-cell>
          <table:table-cell office:value-type="float" office:value="123" calcext:value-type="float">
            <text:p>123</text:p>
          </table:table-cell>
          <table:table-cell table:style-name="ce6" office:value-type="float" office:value="47" calcext:value-type="float">
            <text:p>47</text:p>
          </table:table-cell>
          <table:table-cell table:formula="of:=VLOOKUP([.B90];[$pin_name.$B$2:.$C$1113];2;0)" office:value-type="float" office:value="47" calcext:value-type="float">
            <text:p>47</text:p>
          </table:table-cell>
          <table:table-cell table:formula="of:=IF([.D90]&lt;&gt;[.E90];&quot;BAD&quot;;&quot;&quot;)">
            <text:p/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GPIO25</text:p>
          </table:table-cell>
          <table:table-cell office:value-type="float" office:value="124" calcext:value-type="float">
            <text:p>124</text:p>
          </table:table-cell>
          <table:table-cell table:style-name="ce6" office:value-type="float" office:value="57" calcext:value-type="float">
            <text:p>57</text:p>
          </table:table-cell>
          <table:table-cell table:formula="of:=VLOOKUP([.B91];[$pin_name.$B$2:.$C$1113];2;0)" office:value-type="float" office:value="57" calcext:value-type="float">
            <text:p>57</text:p>
          </table:table-cell>
          <table:table-cell table:formula="of:=IF([.D91]&lt;&gt;[.E91];&quot;BAD&quot;;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GPIO25</text:p>
          </table:table-cell>
          <table:table-cell office:value-type="float" office:value="124" calcext:value-type="float">
            <text:p>124</text:p>
          </table:table-cell>
          <table:table-cell table:style-name="ce6" office:value-type="float" office:value="57" calcext:value-type="float">
            <text:p>57</text:p>
          </table:table-cell>
          <table:table-cell table:formula="of:=VLOOKUP([.B92];[$pin_name.$B$2:.$C$1113];2;0)" office:value-type="float" office:value="57" calcext:value-type="float">
            <text:p>57</text:p>
          </table:table-cell>
          <table:table-cell table:formula="of:=IF([.D92]&lt;&gt;[.E92];&quot;BAD&quot;;&quot;&quot;)">
            <text:p/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GPIO26</text:p>
          </table:table-cell>
          <table:table-cell office:value-type="float" office:value="125" calcext:value-type="float">
            <text:p>125</text:p>
          </table:table-cell>
          <table:table-cell table:style-name="ce6" office:value-type="float" office:value="105" calcext:value-type="float">
            <text:p>105</text:p>
          </table:table-cell>
          <table:table-cell table:formula="of:=VLOOKUP([.B93];[$pin_name.$B$2:.$C$1113];2;0)" office:value-type="float" office:value="105" calcext:value-type="float">
            <text:p>105</text:p>
          </table:table-cell>
          <table:table-cell table:formula="of:=IF([.D93]&lt;&gt;[.E93];&quot;BAD&quot;;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GPIO26</text:p>
          </table:table-cell>
          <table:table-cell office:value-type="float" office:value="125" calcext:value-type="float">
            <text:p>125</text:p>
          </table:table-cell>
          <table:table-cell table:style-name="ce6" office:value-type="float" office:value="105" calcext:value-type="float">
            <text:p>105</text:p>
          </table:table-cell>
          <table:table-cell table:formula="of:=VLOOKUP([.B94];[$pin_name.$B$2:.$C$1113];2;0)" office:value-type="float" office:value="105" calcext:value-type="float">
            <text:p>105</text:p>
          </table:table-cell>
          <table:table-cell table:formula="of:=IF([.D94]&lt;&gt;[.E94];&quot;BAD&quot;;&quot;&quot;)">
            <text:p/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GPIO27</text:p>
          </table:table-cell>
          <table:table-cell office:value-type="float" office:value="126" calcext:value-type="float">
            <text:p>126</text:p>
          </table:table-cell>
          <table:table-cell table:style-name="ce6" office:value-type="float" office:value="76" calcext:value-type="float">
            <text:p>76</text:p>
          </table:table-cell>
          <table:table-cell table:formula="of:=VLOOKUP([.B95];[$pin_name.$B$2:.$C$1113];2;0)" office:value-type="float" office:value="76" calcext:value-type="float">
            <text:p>76</text:p>
          </table:table-cell>
          <table:table-cell table:formula="of:=IF([.D95]&lt;&gt;[.E95];&quot;BAD&quot;;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GPIO27</text:p>
          </table:table-cell>
          <table:table-cell office:value-type="float" office:value="126" calcext:value-type="float">
            <text:p>126</text:p>
          </table:table-cell>
          <table:table-cell table:style-name="ce6" office:value-type="float" office:value="76" calcext:value-type="float">
            <text:p>76</text:p>
          </table:table-cell>
          <table:table-cell table:formula="of:=VLOOKUP([.B96];[$pin_name.$B$2:.$C$1113];2;0)" office:value-type="float" office:value="76" calcext:value-type="float">
            <text:p>76</text:p>
          </table:table-cell>
          <table:table-cell table:formula="of:=IF([.D96]&lt;&gt;[.E96];&quot;BAD&quot;;&quot;&quot;)">
            <text:p/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3</text:p>
          </table:table-cell>
          <table:table-cell office:value-type="string" calcext:value-type="string">
            <text:p>I2C0SCL</text:p>
          </table:table-cell>
          <table:table-cell office:value-type="float" office:value="100" calcext:value-type="float">
            <text:p>100</text:p>
          </table:table-cell>
          <table:table-cell office:value-type="float" office:value="292" calcext:value-type="float">
            <text:p>292</text:p>
          </table:table-cell>
          <table:table-cell table:formula="of:=VLOOKUP([.B97];[$pin_name.$B$2:.$C$1113];2;0)" office:value-type="float" office:value="292" calcext:value-type="float">
            <text:p>292</text:p>
          </table:table-cell>
          <table:table-cell table:formula="of:=IF([.D97]&lt;&gt;[.E97];&quot;BAD&quot;;&quot;&quot;)">
            <text:p/>
          </table:table-cell>
          <table:table-cell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4</text:p>
          </table:table-cell>
          <table:table-cell office:value-type="string" calcext:value-type="string">
            <text:p>I2C0SCL</text:p>
          </table:table-cell>
          <table:table-cell office:value-type="float" office:value="108" calcext:value-type="float">
            <text:p>108</text:p>
          </table:table-cell>
          <table:table-cell office:value-type="float" office:value="292" calcext:value-type="float">
            <text:p>292</text:p>
          </table:table-cell>
          <table:table-cell table:formula="of:=VLOOKUP([.B98];[$pin_name.$B$2:.$C$1113];2;0)" office:value-type="float" office:value="292" calcext:value-type="float">
            <text:p>292</text:p>
          </table:table-cell>
          <table:table-cell table:formula="of:=IF([.D98]&lt;&gt;[.E98];&quot;BAD&quot;;&quot;&quot;)">
            <text:p/>
          </table:table-cell>
          <table:table-cell office:value-type="float" office:value="8" calcext:value-type="float">
            <text:p>8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3</text:p>
          </table:table-cell>
          <table:table-cell table:style-name="ce5" office:value-type="string" calcext:value-type="string">
            <text:p>I2C0SDA</text:p>
          </table:table-cell>
          <table:table-cell office:value-type="float" office:value="99" calcext:value-type="float">
            <text:p>99</text:p>
          </table:table-cell>
          <table:table-cell table:style-name="ce6" office:value-type="float" office:value="113" calcext:value-type="float">
            <text:p>113</text:p>
          </table:table-cell>
          <table:table-cell table:formula="of:=VLOOKUP([.B99];[$pin_name.$B$2:.$C$1113];2;0)" office:value-type="float" office:value="113" calcext:value-type="float">
            <text:p>113</text:p>
          </table:table-cell>
          <table:table-cell table:formula="of:=IF([.D99]&lt;&gt;[.E99];&quot;BAD&quot;;&quot;&quot;)">
            <text:p/>
          </table:table-cell>
          <table:table-cell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4</text:p>
          </table:table-cell>
          <table:table-cell table:style-name="ce5" office:value-type="string" calcext:value-type="string">
            <text:p>I2C0SDA</text:p>
          </table:table-cell>
          <table:table-cell office:value-type="float" office:value="107" calcext:value-type="float">
            <text:p>107</text:p>
          </table:table-cell>
          <table:table-cell table:style-name="ce6" office:value-type="float" office:value="113" calcext:value-type="float">
            <text:p>113</text:p>
          </table:table-cell>
          <table:table-cell table:formula="of:=VLOOKUP([.B100];[$pin_name.$B$2:.$C$1113];2;0)" office:value-type="float" office:value="113" calcext:value-type="float">
            <text:p>113</text:p>
          </table:table-cell>
          <table:table-cell table:formula="of:=IF([.D100]&lt;&gt;[.E100];&quot;BAD&quot;;&quot;&quot;)">
            <text:p/>
          </table:table-cell>
          <table:table-cell office:value-type="float" office:value="8" calcext:value-type="float">
            <text:p>8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3</text:p>
          </table:table-cell>
          <table:table-cell office:value-type="string" calcext:value-type="string">
            <text:p>I2C1SCL</text:p>
          </table:table-cell>
          <table:table-cell office:value-type="float" office:value="102" calcext:value-type="float">
            <text:p>102</text:p>
          </table:table-cell>
          <table:table-cell office:value-type="float" office:value="293" calcext:value-type="float">
            <text:p>293</text:p>
          </table:table-cell>
          <table:table-cell table:formula="of:=VLOOKUP([.B101];[$pin_name.$B$2:.$C$1113];2;0)" office:value-type="float" office:value="293" calcext:value-type="float">
            <text:p>293</text:p>
          </table:table-cell>
          <table:table-cell table:formula="of:=IF([.D101]&lt;&gt;[.E101];&quot;BAD&quot;;&quot;&quot;)">
            <text:p/>
          </table:table-cell>
          <table:table-cell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4</text:p>
          </table:table-cell>
          <table:table-cell office:value-type="string" calcext:value-type="string">
            <text:p>I2C1SCL</text:p>
          </table:table-cell>
          <table:table-cell office:value-type="float" office:value="110" calcext:value-type="float">
            <text:p>110</text:p>
          </table:table-cell>
          <table:table-cell office:value-type="float" office:value="293" calcext:value-type="float">
            <text:p>293</text:p>
          </table:table-cell>
          <table:table-cell table:formula="of:=VLOOKUP([.B102];[$pin_name.$B$2:.$C$1113];2;0)" office:value-type="float" office:value="293" calcext:value-type="float">
            <text:p>293</text:p>
          </table:table-cell>
          <table:table-cell table:formula="of:=IF([.D102]&lt;&gt;[.E102];&quot;BAD&quot;;&quot;&quot;)">
            <text:p/>
          </table:table-cell>
          <table:table-cell office:value-type="float" office:value="8" calcext:value-type="float">
            <text:p>8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3</text:p>
          </table:table-cell>
          <table:table-cell table:style-name="ce5" office:value-type="string" calcext:value-type="string">
            <text:p>I2C1SDA</text:p>
          </table:table-cell>
          <table:table-cell office:value-type="float" office:value="101" calcext:value-type="float">
            <text:p>101</text:p>
          </table:table-cell>
          <table:table-cell table:style-name="ce6" office:value-type="float" office:value="193" calcext:value-type="float">
            <text:p>193</text:p>
          </table:table-cell>
          <table:table-cell table:formula="of:=VLOOKUP([.B103];[$pin_name.$B$2:.$C$1113];2;0)" office:value-type="float" office:value="193" calcext:value-type="float">
            <text:p>193</text:p>
          </table:table-cell>
          <table:table-cell table:formula="of:=IF([.D103]&lt;&gt;[.E103];&quot;BAD&quot;;&quot;&quot;)">
            <text:p/>
          </table:table-cell>
          <table:table-cell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4</text:p>
          </table:table-cell>
          <table:table-cell table:style-name="ce5" office:value-type="string" calcext:value-type="string">
            <text:p>I2C1SDA</text:p>
          </table:table-cell>
          <table:table-cell office:value-type="float" office:value="109" calcext:value-type="float">
            <text:p>109</text:p>
          </table:table-cell>
          <table:table-cell table:style-name="ce6" office:value-type="float" office:value="193" calcext:value-type="float">
            <text:p>193</text:p>
          </table:table-cell>
          <table:table-cell table:formula="of:=VLOOKUP([.B104];[$pin_name.$B$2:.$C$1113];2;0)" office:value-type="float" office:value="193" calcext:value-type="float">
            <text:p>193</text:p>
          </table:table-cell>
          <table:table-cell table:formula="of:=IF([.D104]&lt;&gt;[.E104];&quot;BAD&quot;;&quot;&quot;)">
            <text:p/>
          </table:table-cell>
          <table:table-cell office:value-type="float" office:value="8" calcext:value-type="float">
            <text:p>8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3</text:p>
          </table:table-cell>
          <table:table-cell office:value-type="string" calcext:value-type="string">
            <text:p>I2C2SCL</text:p>
          </table:table-cell>
          <table:table-cell office:value-type="float" office:value="104" calcext:value-type="float">
            <text:p>104</text:p>
          </table:table-cell>
          <table:table-cell office:value-type="float" office:value="294" calcext:value-type="float">
            <text:p>294</text:p>
          </table:table-cell>
          <table:table-cell table:formula="of:=VLOOKUP([.B105];[$pin_name.$B$2:.$C$1113];2;0)" office:value-type="float" office:value="294" calcext:value-type="float">
            <text:p>294</text:p>
          </table:table-cell>
          <table:table-cell table:formula="of:=IF([.D105]&lt;&gt;[.E105];&quot;BAD&quot;;&quot;&quot;)">
            <text:p/>
          </table:table-cell>
          <table:table-cell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3</text:p>
          </table:table-cell>
          <table:table-cell office:value-type="string" calcext:value-type="string">
            <text:p>I2C2SCL</text:p>
          </table:table-cell>
          <table:table-cell office:value-type="float" office:value="112" calcext:value-type="float">
            <text:p>112</text:p>
          </table:table-cell>
          <table:table-cell office:value-type="float" office:value="294" calcext:value-type="float">
            <text:p>294</text:p>
          </table:table-cell>
          <table:table-cell table:formula="of:=VLOOKUP([.B106];[$pin_name.$B$2:.$C$1113];2;0)" office:value-type="float" office:value="294" calcext:value-type="float">
            <text:p>294</text:p>
          </table:table-cell>
          <table:table-cell table:formula="of:=IF([.D106]&lt;&gt;[.E106];&quot;BAD&quot;;&quot;&quot;)">
            <text:p/>
          </table:table-cell>
          <table:table-cell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3</text:p>
          </table:table-cell>
          <table:table-cell table:style-name="ce5" office:value-type="string" calcext:value-type="string">
            <text:p>I2C2SDA</text:p>
          </table:table-cell>
          <table:table-cell office:value-type="float" office:value="103" calcext:value-type="float">
            <text:p>103</text:p>
          </table:table-cell>
          <table:table-cell table:style-name="ce6" office:value-type="float" office:value="257" calcext:value-type="float">
            <text:p>257</text:p>
          </table:table-cell>
          <table:table-cell table:formula="of:=VLOOKUP([.B107];[$pin_name.$B$2:.$C$1113];2;0)" office:value-type="float" office:value="257" calcext:value-type="float">
            <text:p>257</text:p>
          </table:table-cell>
          <table:table-cell table:formula="of:=IF([.D107]&lt;&gt;[.E107];&quot;BAD&quot;;&quot;&quot;)">
            <text:p/>
          </table:table-cell>
          <table:table-cell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3</text:p>
          </table:table-cell>
          <table:table-cell table:style-name="ce5" office:value-type="string" calcext:value-type="string">
            <text:p>I2C2SDA</text:p>
          </table:table-cell>
          <table:table-cell office:value-type="float" office:value="111" calcext:value-type="float">
            <text:p>111</text:p>
          </table:table-cell>
          <table:table-cell table:style-name="ce6" office:value-type="float" office:value="257" calcext:value-type="float">
            <text:p>257</text:p>
          </table:table-cell>
          <table:table-cell table:formula="of:=VLOOKUP([.B108];[$pin_name.$B$2:.$C$1113];2;0)" office:value-type="float" office:value="257" calcext:value-type="float">
            <text:p>257</text:p>
          </table:table-cell>
          <table:table-cell table:formula="of:=IF([.D108]&lt;&gt;[.E108];&quot;BAD&quot;;&quot;&quot;)">
            <text:p/>
          </table:table-cell>
          <table:table-cell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3</text:p>
          </table:table-cell>
          <table:table-cell office:value-type="string" calcext:value-type="string">
            <text:p>I2C3SCL</text:p>
          </table:table-cell>
          <table:table-cell office:value-type="float" office:value="106" calcext:value-type="float">
            <text:p>106</text:p>
          </table:table-cell>
          <table:table-cell office:value-type="float" office:value="295" calcext:value-type="float">
            <text:p>295</text:p>
          </table:table-cell>
          <table:table-cell table:formula="of:=VLOOKUP([.B109];[$pin_name.$B$2:.$C$1113];2;0)" office:value-type="float" office:value="295" calcext:value-type="float">
            <text:p>295</text:p>
          </table:table-cell>
          <table:table-cell table:formula="of:=IF([.D109]&lt;&gt;[.E109];&quot;BAD&quot;;&quot;&quot;)">
            <text:p/>
          </table:table-cell>
          <table:table-cell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3</text:p>
          </table:table-cell>
          <table:table-cell office:value-type="string" calcext:value-type="string">
            <text:p>I2C3SCL</text:p>
          </table:table-cell>
          <table:table-cell office:value-type="float" office:value="114" calcext:value-type="float">
            <text:p>114</text:p>
          </table:table-cell>
          <table:table-cell office:value-type="float" office:value="295" calcext:value-type="float">
            <text:p>295</text:p>
          </table:table-cell>
          <table:table-cell table:formula="of:=VLOOKUP([.B110];[$pin_name.$B$2:.$C$1113];2;0)" office:value-type="float" office:value="295" calcext:value-type="float">
            <text:p>295</text:p>
          </table:table-cell>
          <table:table-cell table:formula="of:=IF([.D110]&lt;&gt;[.E110];&quot;BAD&quot;;&quot;&quot;)">
            <text:p/>
          </table:table-cell>
          <table:table-cell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3</text:p>
          </table:table-cell>
          <table:table-cell office:value-type="string" calcext:value-type="string">
            <text:p>I2C3SCL</text:p>
          </table:table-cell>
          <table:table-cell office:value-type="float" office:value="122" calcext:value-type="float">
            <text:p>122</text:p>
          </table:table-cell>
          <table:table-cell office:value-type="float" office:value="295" calcext:value-type="float">
            <text:p>295</text:p>
          </table:table-cell>
          <table:table-cell table:formula="of:=VLOOKUP([.B111];[$pin_name.$B$2:.$C$1113];2;0)" office:value-type="float" office:value="295" calcext:value-type="float">
            <text:p>295</text:p>
          </table:table-cell>
          <table:table-cell table:formula="of:=IF([.D111]&lt;&gt;[.E111];&quot;BAD&quot;;&quot;&quot;)">
            <text:p/>
          </table:table-cell>
          <table:table-cell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3</text:p>
          </table:table-cell>
          <table:table-cell table:style-name="ce5" office:value-type="string" calcext:value-type="string">
            <text:p>I2C3SDA</text:p>
          </table:table-cell>
          <table:table-cell office:value-type="float" office:value="105" calcext:value-type="float">
            <text:p>105</text:p>
          </table:table-cell>
          <table:table-cell office:value-type="float" office:value="296" calcext:value-type="float">
            <text:p>296</text:p>
          </table:table-cell>
          <table:table-cell table:formula="of:=VLOOKUP([.B112];[$pin_name.$B$2:.$C$1113];2;0)" office:value-type="float" office:value="296" calcext:value-type="float">
            <text:p>296</text:p>
          </table:table-cell>
          <table:table-cell table:formula="of:=IF([.D112]&lt;&gt;[.E112];&quot;BAD&quot;;&quot;&quot;)">
            <text:p/>
          </table:table-cell>
          <table:table-cell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3</text:p>
          </table:table-cell>
          <table:table-cell table:style-name="ce5" office:value-type="string" calcext:value-type="string">
            <text:p>I2C3SDA</text:p>
          </table:table-cell>
          <table:table-cell office:value-type="float" office:value="113" calcext:value-type="float">
            <text:p>113</text:p>
          </table:table-cell>
          <table:table-cell office:value-type="float" office:value="296" calcext:value-type="float">
            <text:p>296</text:p>
          </table:table-cell>
          <table:table-cell table:formula="of:=VLOOKUP([.B113];[$pin_name.$B$2:.$C$1113];2;0)" office:value-type="float" office:value="296" calcext:value-type="float">
            <text:p>296</text:p>
          </table:table-cell>
          <table:table-cell table:formula="of:=IF([.D113]&lt;&gt;[.E113];&quot;BAD&quot;;&quot;&quot;)">
            <text:p/>
          </table:table-cell>
          <table:table-cell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3</text:p>
          </table:table-cell>
          <table:table-cell table:style-name="ce5" office:value-type="string" calcext:value-type="string">
            <text:p>I2C3SDA</text:p>
          </table:table-cell>
          <table:table-cell office:value-type="float" office:value="121" calcext:value-type="float">
            <text:p>121</text:p>
          </table:table-cell>
          <table:table-cell office:value-type="float" office:value="296" calcext:value-type="float">
            <text:p>296</text:p>
          </table:table-cell>
          <table:table-cell table:formula="of:=VLOOKUP([.B114];[$pin_name.$B$2:.$C$1113];2;0)" office:value-type="float" office:value="296" calcext:value-type="float">
            <text:p>296</text:p>
          </table:table-cell>
          <table:table-cell table:formula="of:=IF([.D114]&lt;&gt;[.E114];&quot;BAD&quot;;&quot;&quot;)">
            <text:p/>
          </table:table-cell>
          <table:table-cell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2</text:p>
          </table:table-cell>
          <table:table-cell office:value-type="string" calcext:value-type="string">
            <text:p>I2S0SCLK</text:p>
          </table:table-cell>
          <table:table-cell office:value-type="float" office:value="117" calcext:value-type="float">
            <text:p>117</text:p>
          </table:table-cell>
          <table:table-cell office:value-type="float" office:value="297" calcext:value-type="float">
            <text:p>297</text:p>
          </table:table-cell>
          <table:table-cell table:formula="of:=VLOOKUP([.B115];[$pin_name.$B$2:.$C$1113];2;0)" office:value-type="float" office:value="297" calcext:value-type="float">
            <text:p>297</text:p>
          </table:table-cell>
          <table:table-cell table:formula="of:=IF([.D115]&lt;&gt;[.E115];&quot;BAD&quot;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2</text:p>
          </table:table-cell>
          <table:table-cell office:value-type="string" calcext:value-type="string">
            <text:p>I2S0SDI0</text:p>
          </table:table-cell>
          <table:table-cell office:value-type="float" office:value="119" calcext:value-type="float">
            <text:p>119</text:p>
          </table:table-cell>
          <table:table-cell office:value-type="float" office:value="298" calcext:value-type="float">
            <text:p>298</text:p>
          </table:table-cell>
          <table:table-cell table:formula="of:=VLOOKUP([.B116];[$pin_name.$B$2:.$C$1113];2;0)" office:value-type="float" office:value="298" calcext:value-type="float">
            <text:p>298</text:p>
          </table:table-cell>
          <table:table-cell table:formula="of:=IF([.D116]&lt;&gt;[.E116];&quot;BAD&quot;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2</text:p>
          </table:table-cell>
          <table:table-cell office:value-type="string" calcext:value-type="string">
            <text:p>I2S0SDI1</text:p>
          </table:table-cell>
          <table:table-cell office:value-type="float" office:value="121" calcext:value-type="float">
            <text:p>121</text:p>
          </table:table-cell>
          <table:table-cell office:value-type="float" office:value="299" calcext:value-type="float">
            <text:p>299</text:p>
          </table:table-cell>
          <table:table-cell table:formula="of:=VLOOKUP([.B117];[$pin_name.$B$2:.$C$1113];2;0)" office:value-type="float" office:value="299" calcext:value-type="float">
            <text:p>299</text:p>
          </table:table-cell>
          <table:table-cell table:formula="of:=IF([.D117]&lt;&gt;[.E117];&quot;BAD&quot;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2</text:p>
          </table:table-cell>
          <table:table-cell office:value-type="string" calcext:value-type="string">
            <text:p>I2S0SDI2</text:p>
          </table:table-cell>
          <table:table-cell office:value-type="float" office:value="123" calcext:value-type="float">
            <text:p>123</text:p>
          </table:table-cell>
          <table:table-cell office:value-type="float" office:value="300" calcext:value-type="float">
            <text:p>300</text:p>
          </table:table-cell>
          <table:table-cell table:formula="of:=VLOOKUP([.B118];[$pin_name.$B$2:.$C$1113];2;0)" office:value-type="float" office:value="300" calcext:value-type="float">
            <text:p>300</text:p>
          </table:table-cell>
          <table:table-cell table:formula="of:=IF([.D118]&lt;&gt;[.E118];&quot;BAD&quot;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2</text:p>
          </table:table-cell>
          <table:table-cell office:value-type="string" calcext:value-type="string">
            <text:p>I2S0SDI3</text:p>
          </table:table-cell>
          <table:table-cell office:value-type="float" office:value="125" calcext:value-type="float">
            <text:p>125</text:p>
          </table:table-cell>
          <table:table-cell office:value-type="float" office:value="301" calcext:value-type="float">
            <text:p>301</text:p>
          </table:table-cell>
          <table:table-cell table:formula="of:=VLOOKUP([.B119];[$pin_name.$B$2:.$C$1113];2;0)" office:value-type="float" office:value="301" calcext:value-type="float">
            <text:p>301</text:p>
          </table:table-cell>
          <table:table-cell table:formula="of:=IF([.D119]&lt;&gt;[.E119];&quot;BAD&quot;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2</text:p>
          </table:table-cell>
          <table:table-cell office:value-type="string" calcext:value-type="string">
            <text:p>I2S0SDO0</text:p>
          </table:table-cell>
          <table:table-cell office:value-type="float" office:value="120" calcext:value-type="float">
            <text:p>120</text:p>
          </table:table-cell>
          <table:table-cell office:value-type="float" office:value="302" calcext:value-type="float">
            <text:p>302</text:p>
          </table:table-cell>
          <table:table-cell table:formula="of:=VLOOKUP([.B120];[$pin_name.$B$2:.$C$1113];2;0)" office:value-type="float" office:value="302" calcext:value-type="float">
            <text:p>302</text:p>
          </table:table-cell>
          <table:table-cell table:formula="of:=IF([.D120]&lt;&gt;[.E120];&quot;BAD&quot;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2</text:p>
          </table:table-cell>
          <table:table-cell office:value-type="string" calcext:value-type="string">
            <text:p>I2S0SDO1</text:p>
          </table:table-cell>
          <table:table-cell office:value-type="float" office:value="122" calcext:value-type="float">
            <text:p>122</text:p>
          </table:table-cell>
          <table:table-cell office:value-type="float" office:value="303" calcext:value-type="float">
            <text:p>303</text:p>
          </table:table-cell>
          <table:table-cell table:formula="of:=VLOOKUP([.B121];[$pin_name.$B$2:.$C$1113];2;0)" office:value-type="float" office:value="303" calcext:value-type="float">
            <text:p>303</text:p>
          </table:table-cell>
          <table:table-cell table:formula="of:=IF([.D121]&lt;&gt;[.E121];&quot;BAD&quot;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2</text:p>
          </table:table-cell>
          <table:table-cell office:value-type="string" calcext:value-type="string">
            <text:p>I2S0SDO2</text:p>
          </table:table-cell>
          <table:table-cell office:value-type="float" office:value="124" calcext:value-type="float">
            <text:p>124</text:p>
          </table:table-cell>
          <table:table-cell office:value-type="float" office:value="304" calcext:value-type="float">
            <text:p>304</text:p>
          </table:table-cell>
          <table:table-cell table:formula="of:=VLOOKUP([.B122];[$pin_name.$B$2:.$C$1113];2;0)" office:value-type="float" office:value="304" calcext:value-type="float">
            <text:p>304</text:p>
          </table:table-cell>
          <table:table-cell table:formula="of:=IF([.D122]&lt;&gt;[.E122];&quot;BAD&quot;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2</text:p>
          </table:table-cell>
          <table:table-cell office:value-type="string" calcext:value-type="string">
            <text:p>I2S0SDO3</text:p>
          </table:table-cell>
          <table:table-cell office:value-type="float" office:value="126" calcext:value-type="float">
            <text:p>126</text:p>
          </table:table-cell>
          <table:table-cell office:value-type="float" office:value="305" calcext:value-type="float">
            <text:p>305</text:p>
          </table:table-cell>
          <table:table-cell table:formula="of:=VLOOKUP([.B123];[$pin_name.$B$2:.$C$1113];2;0)" office:value-type="float" office:value="305" calcext:value-type="float">
            <text:p>305</text:p>
          </table:table-cell>
          <table:table-cell table:formula="of:=IF([.D123]&lt;&gt;[.E123];&quot;BAD&quot;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2</text:p>
          </table:table-cell>
          <table:table-cell office:value-type="string" calcext:value-type="string">
            <text:p>I2S0WS</text:p>
          </table:table-cell>
          <table:table-cell office:value-type="float" office:value="118" calcext:value-type="float">
            <text:p>118</text:p>
          </table:table-cell>
          <table:table-cell office:value-type="float" office:value="306" calcext:value-type="float">
            <text:p>306</text:p>
          </table:table-cell>
          <table:table-cell table:formula="of:=VLOOKUP([.B124];[$pin_name.$B$2:.$C$1113];2;0)" office:value-type="float" office:value="306" calcext:value-type="float">
            <text:p>306</text:p>
          </table:table-cell>
          <table:table-cell table:formula="of:=IF([.D124]&lt;&gt;[.E124];&quot;BAD&quot;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4</text:p>
          </table:table-cell>
          <table:table-cell office:value-type="string" calcext:value-type="string">
            <text:p>I2S1SCLK</text:p>
          </table:table-cell>
          <table:table-cell office:value-type="float" office:value="117" calcext:value-type="float">
            <text:p>117</text:p>
          </table:table-cell>
          <table:table-cell office:value-type="float" office:value="307" calcext:value-type="float">
            <text:p>307</text:p>
          </table:table-cell>
          <table:table-cell table:formula="of:=VLOOKUP([.B125];[$pin_name.$B$2:.$C$1113];2;0)" office:value-type="float" office:value="307" calcext:value-type="float">
            <text:p>307</text:p>
          </table:table-cell>
          <table:table-cell table:formula="of:=IF([.D125]&lt;&gt;[.E125];&quot;BAD&quot;;&quot;&quot;)">
            <text:p/>
          </table:table-cell>
          <table:table-cell office:value-type="float" office:value="8" calcext:value-type="float">
            <text:p>8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4</text:p>
          </table:table-cell>
          <table:table-cell office:value-type="string" calcext:value-type="string">
            <text:p>I2S1SDI0</text:p>
          </table:table-cell>
          <table:table-cell office:value-type="float" office:value="119" calcext:value-type="float">
            <text:p>119</text:p>
          </table:table-cell>
          <table:table-cell office:value-type="float" office:value="308" calcext:value-type="float">
            <text:p>308</text:p>
          </table:table-cell>
          <table:table-cell table:formula="of:=VLOOKUP([.B126];[$pin_name.$B$2:.$C$1113];2;0)" office:value-type="float" office:value="308" calcext:value-type="float">
            <text:p>308</text:p>
          </table:table-cell>
          <table:table-cell table:formula="of:=IF([.D126]&lt;&gt;[.E126];&quot;BAD&quot;;&quot;&quot;)">
            <text:p/>
          </table:table-cell>
          <table:table-cell office:value-type="float" office:value="8" calcext:value-type="float">
            <text:p>8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4</text:p>
          </table:table-cell>
          <table:table-cell office:value-type="string" calcext:value-type="string">
            <text:p>I2S1SDI1</text:p>
          </table:table-cell>
          <table:table-cell office:value-type="float" office:value="121" calcext:value-type="float">
            <text:p>121</text:p>
          </table:table-cell>
          <table:table-cell office:value-type="float" office:value="309" calcext:value-type="float">
            <text:p>309</text:p>
          </table:table-cell>
          <table:table-cell table:formula="of:=VLOOKUP([.B127];[$pin_name.$B$2:.$C$1113];2;0)" office:value-type="float" office:value="309" calcext:value-type="float">
            <text:p>309</text:p>
          </table:table-cell>
          <table:table-cell table:formula="of:=IF([.D127]&lt;&gt;[.E127];&quot;BAD&quot;;&quot;&quot;)">
            <text:p/>
          </table:table-cell>
          <table:table-cell office:value-type="float" office:value="8" calcext:value-type="float">
            <text:p>8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4</text:p>
          </table:table-cell>
          <table:table-cell office:value-type="string" calcext:value-type="string">
            <text:p>I2S1SDI2</text:p>
          </table:table-cell>
          <table:table-cell office:value-type="float" office:value="123" calcext:value-type="float">
            <text:p>123</text:p>
          </table:table-cell>
          <table:table-cell office:value-type="float" office:value="310" calcext:value-type="float">
            <text:p>310</text:p>
          </table:table-cell>
          <table:table-cell table:formula="of:=VLOOKUP([.B128];[$pin_name.$B$2:.$C$1113];2;0)" office:value-type="float" office:value="310" calcext:value-type="float">
            <text:p>310</text:p>
          </table:table-cell>
          <table:table-cell table:formula="of:=IF([.D128]&lt;&gt;[.E128];&quot;BAD&quot;;&quot;&quot;)">
            <text:p/>
          </table:table-cell>
          <table:table-cell office:value-type="float" office:value="8" calcext:value-type="float">
            <text:p>8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4</text:p>
          </table:table-cell>
          <table:table-cell office:value-type="string" calcext:value-type="string">
            <text:p>I2S1SDI3</text:p>
          </table:table-cell>
          <table:table-cell office:value-type="float" office:value="125" calcext:value-type="float">
            <text:p>125</text:p>
          </table:table-cell>
          <table:table-cell office:value-type="float" office:value="311" calcext:value-type="float">
            <text:p>311</text:p>
          </table:table-cell>
          <table:table-cell table:formula="of:=VLOOKUP([.B129];[$pin_name.$B$2:.$C$1113];2;0)" office:value-type="float" office:value="311" calcext:value-type="float">
            <text:p>311</text:p>
          </table:table-cell>
          <table:table-cell table:formula="of:=IF([.D129]&lt;&gt;[.E129];&quot;BAD&quot;;&quot;&quot;)">
            <text:p/>
          </table:table-cell>
          <table:table-cell office:value-type="float" office:value="8" calcext:value-type="float">
            <text:p>8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4</text:p>
          </table:table-cell>
          <table:table-cell office:value-type="string" calcext:value-type="string">
            <text:p>I2S1SDO0</text:p>
          </table:table-cell>
          <table:table-cell office:value-type="float" office:value="120" calcext:value-type="float">
            <text:p>120</text:p>
          </table:table-cell>
          <table:table-cell office:value-type="float" office:value="312" calcext:value-type="float">
            <text:p>312</text:p>
          </table:table-cell>
          <table:table-cell table:formula="of:=VLOOKUP([.B130];[$pin_name.$B$2:.$C$1113];2;0)" office:value-type="float" office:value="312" calcext:value-type="float">
            <text:p>312</text:p>
          </table:table-cell>
          <table:table-cell table:formula="of:=IF([.D130]&lt;&gt;[.E130];&quot;BAD&quot;;&quot;&quot;)">
            <text:p/>
          </table:table-cell>
          <table:table-cell office:value-type="float" office:value="8" calcext:value-type="float">
            <text:p>8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4</text:p>
          </table:table-cell>
          <table:table-cell office:value-type="string" calcext:value-type="string">
            <text:p>I2S1SDO1</text:p>
          </table:table-cell>
          <table:table-cell office:value-type="float" office:value="122" calcext:value-type="float">
            <text:p>122</text:p>
          </table:table-cell>
          <table:table-cell office:value-type="float" office:value="313" calcext:value-type="float">
            <text:p>313</text:p>
          </table:table-cell>
          <table:table-cell table:formula="of:=VLOOKUP([.B131];[$pin_name.$B$2:.$C$1113];2;0)" office:value-type="float" office:value="313" calcext:value-type="float">
            <text:p>313</text:p>
          </table:table-cell>
          <table:table-cell table:formula="of:=IF([.D131]&lt;&gt;[.E131];&quot;BAD&quot;;&quot;&quot;)">
            <text:p/>
          </table:table-cell>
          <table:table-cell office:value-type="float" office:value="8" calcext:value-type="float">
            <text:p>8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4</text:p>
          </table:table-cell>
          <table:table-cell office:value-type="string" calcext:value-type="string">
            <text:p>I2S1SDO2</text:p>
          </table:table-cell>
          <table:table-cell office:value-type="float" office:value="124" calcext:value-type="float">
            <text:p>124</text:p>
          </table:table-cell>
          <table:table-cell office:value-type="float" office:value="314" calcext:value-type="float">
            <text:p>314</text:p>
          </table:table-cell>
          <table:table-cell table:formula="of:=VLOOKUP([.B132];[$pin_name.$B$2:.$C$1113];2;0)" office:value-type="float" office:value="314" calcext:value-type="float">
            <text:p>314</text:p>
          </table:table-cell>
          <table:table-cell table:formula="of:=IF([.D132]&lt;&gt;[.E132];&quot;BAD&quot;;&quot;&quot;)">
            <text:p/>
          </table:table-cell>
          <table:table-cell office:value-type="float" office:value="8" calcext:value-type="float">
            <text:p>8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4</text:p>
          </table:table-cell>
          <table:table-cell office:value-type="string" calcext:value-type="string">
            <text:p>I2S1SDO3</text:p>
          </table:table-cell>
          <table:table-cell office:value-type="float" office:value="126" calcext:value-type="float">
            <text:p>126</text:p>
          </table:table-cell>
          <table:table-cell office:value-type="float" office:value="315" calcext:value-type="float">
            <text:p>315</text:p>
          </table:table-cell>
          <table:table-cell table:formula="of:=VLOOKUP([.B133];[$pin_name.$B$2:.$C$1113];2;0)" office:value-type="float" office:value="315" calcext:value-type="float">
            <text:p>315</text:p>
          </table:table-cell>
          <table:table-cell table:formula="of:=IF([.D133]&lt;&gt;[.E133];&quot;BAD&quot;;&quot;&quot;)">
            <text:p/>
          </table:table-cell>
          <table:table-cell office:value-type="float" office:value="8" calcext:value-type="float">
            <text:p>8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4</text:p>
          </table:table-cell>
          <table:table-cell office:value-type="string" calcext:value-type="string">
            <text:p>I2S1WS</text:p>
          </table:table-cell>
          <table:table-cell office:value-type="float" office:value="118" calcext:value-type="float">
            <text:p>118</text:p>
          </table:table-cell>
          <table:table-cell office:value-type="float" office:value="316" calcext:value-type="float">
            <text:p>316</text:p>
          </table:table-cell>
          <table:table-cell table:formula="of:=VLOOKUP([.B134];[$pin_name.$B$2:.$C$1113];2;0)" office:value-type="float" office:value="316" calcext:value-type="float">
            <text:p>316</text:p>
          </table:table-cell>
          <table:table-cell table:formula="of:=IF([.D134]&lt;&gt;[.E134];&quot;BAD&quot;;&quot;&quot;)">
            <text:p/>
          </table:table-cell>
          <table:table-cell office:value-type="float" office:value="8" calcext:value-type="float">
            <text:p>8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2</text:p>
          </table:table-cell>
          <table:table-cell office:value-type="string" calcext:value-type="string">
            <text:p>MIPI0DSITE</text:p>
          </table:table-cell>
          <table:table-cell office:value-type="float" office:value="115" calcext:value-type="float">
            <text:p>115</text:p>
          </table:table-cell>
          <table:table-cell office:value-type="float" office:value="317" calcext:value-type="float">
            <text:p>317</text:p>
          </table:table-cell>
          <table:table-cell table:formula="of:=VLOOKUP([.B135];[$pin_name.$B$2:.$C$1113];2;0)" office:value-type="float" office:value="317" calcext:value-type="float">
            <text:p>317</text:p>
          </table:table-cell>
          <table:table-cell table:formula="of:=IF([.D135]&lt;&gt;[.E135];&quot;BAD&quot;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2</text:p>
          </table:table-cell>
          <table:table-cell office:value-type="string" calcext:value-type="string">
            <text:p>MIPI1DSITE</text:p>
          </table:table-cell>
          <table:table-cell office:value-type="float" office:value="116" calcext:value-type="float">
            <text:p>116</text:p>
          </table:table-cell>
          <table:table-cell office:value-type="float" office:value="318" calcext:value-type="float">
            <text:p>318</text:p>
          </table:table-cell>
          <table:table-cell table:formula="of:=VLOOKUP([.B136];[$pin_name.$B$2:.$C$1113];2;0)" office:value-type="float" office:value="318" calcext:value-type="float">
            <text:p>318</text:p>
          </table:table-cell>
          <table:table-cell table:formula="of:=IF([.D136]&lt;&gt;[.E136];&quot;BAD&quot;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7</text:p>
          </table:table-cell>
          <table:table-cell office:value-type="string" calcext:value-type="string">
            <text:p>PIO0</text:p>
          </table:table-cell>
          <table:table-cell office:value-type="float" office:value="99" calcext:value-type="float">
            <text:p>99</text:p>
          </table:table-cell>
          <table:table-cell office:value-type="float" office:value="319" calcext:value-type="float">
            <text:p>319</text:p>
          </table:table-cell>
          <table:table-cell table:formula="of:=VLOOKUP([.B137];[$pin_name.$B$2:.$C$1113];2;0)" office:value-type="float" office:value="319" calcext:value-type="float">
            <text:p>319</text:p>
          </table:table-cell>
          <table:table-cell table:formula="of:=IF([.D137]&lt;&gt;[.E137];&quot;BAD&quot;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7</text:p>
          </table:table-cell>
          <table:table-cell office:value-type="string" calcext:value-type="string">
            <text:p>PIO1</text:p>
          </table:table-cell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table:formula="of:=VLOOKUP([.B138];[$pin_name.$B$2:.$C$1113];2;0)" office:value-type="float" office:value="320" calcext:value-type="float">
            <text:p>320</text:p>
          </table:table-cell>
          <table:table-cell table:formula="of:=IF([.D138]&lt;&gt;[.E138];&quot;BAD&quot;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7</text:p>
          </table:table-cell>
          <table:table-cell office:value-type="string" calcext:value-type="string">
            <text:p>PIO2</text:p>
          </table:table-cell>
          <table:table-cell office:value-type="float" office:value="101" calcext:value-type="float">
            <text:p>101</text:p>
          </table:table-cell>
          <table:table-cell office:value-type="float" office:value="321" calcext:value-type="float">
            <text:p>321</text:p>
          </table:table-cell>
          <table:table-cell table:formula="of:=VLOOKUP([.B139];[$pin_name.$B$2:.$C$1113];2;0)" office:value-type="float" office:value="321" calcext:value-type="float">
            <text:p>321</text:p>
          </table:table-cell>
          <table:table-cell table:formula="of:=IF([.D139]&lt;&gt;[.E139];&quot;BAD&quot;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7</text:p>
          </table:table-cell>
          <table:table-cell office:value-type="string" calcext:value-type="string">
            <text:p>PIO3</text:p>
          </table:table-cell>
          <table:table-cell office:value-type="float" office:value="102" calcext:value-type="float">
            <text:p>102</text:p>
          </table:table-cell>
          <table:table-cell office:value-type="float" office:value="322" calcext:value-type="float">
            <text:p>322</text:p>
          </table:table-cell>
          <table:table-cell table:formula="of:=VLOOKUP([.B140];[$pin_name.$B$2:.$C$1113];2;0)" office:value-type="float" office:value="322" calcext:value-type="float">
            <text:p>322</text:p>
          </table:table-cell>
          <table:table-cell table:formula="of:=IF([.D140]&lt;&gt;[.E140];&quot;BAD&quot;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7</text:p>
          </table:table-cell>
          <table:table-cell office:value-type="string" calcext:value-type="string">
            <text:p>PIO4</text:p>
          </table:table-cell>
          <table:table-cell office:value-type="float" office:value="103" calcext:value-type="float">
            <text:p>103</text:p>
          </table:table-cell>
          <table:table-cell office:value-type="float" office:value="323" calcext:value-type="float">
            <text:p>323</text:p>
          </table:table-cell>
          <table:table-cell table:formula="of:=VLOOKUP([.B141];[$pin_name.$B$2:.$C$1113];2;0)" office:value-type="float" office:value="323" calcext:value-type="float">
            <text:p>323</text:p>
          </table:table-cell>
          <table:table-cell table:formula="of:=IF([.D141]&lt;&gt;[.E141];&quot;BAD&quot;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7</text:p>
          </table:table-cell>
          <table:table-cell office:value-type="string" calcext:value-type="string">
            <text:p>PIO5</text:p>
          </table:table-cell>
          <table:table-cell office:value-type="float" office:value="104" calcext:value-type="float">
            <text:p>104</text:p>
          </table:table-cell>
          <table:table-cell office:value-type="float" office:value="324" calcext:value-type="float">
            <text:p>324</text:p>
          </table:table-cell>
          <table:table-cell table:formula="of:=VLOOKUP([.B142];[$pin_name.$B$2:.$C$1113];2;0)" office:value-type="float" office:value="324" calcext:value-type="float">
            <text:p>324</text:p>
          </table:table-cell>
          <table:table-cell table:formula="of:=IF([.D142]&lt;&gt;[.E142];&quot;BAD&quot;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7</text:p>
          </table:table-cell>
          <table:table-cell office:value-type="string" calcext:value-type="string">
            <text:p>PIO6</text:p>
          </table:table-cell>
          <table:table-cell office:value-type="float" office:value="105" calcext:value-type="float">
            <text:p>105</text:p>
          </table:table-cell>
          <table:table-cell office:value-type="float" office:value="325" calcext:value-type="float">
            <text:p>325</text:p>
          </table:table-cell>
          <table:table-cell table:formula="of:=VLOOKUP([.B143];[$pin_name.$B$2:.$C$1113];2;0)" office:value-type="float" office:value="325" calcext:value-type="float">
            <text:p>325</text:p>
          </table:table-cell>
          <table:table-cell table:formula="of:=IF([.D143]&lt;&gt;[.E143];&quot;BAD&quot;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7</text:p>
          </table:table-cell>
          <table:table-cell office:value-type="string" calcext:value-type="string">
            <text:p>PIO7</text:p>
          </table:table-cell>
          <table:table-cell office:value-type="float" office:value="106" calcext:value-type="float">
            <text:p>106</text:p>
          </table:table-cell>
          <table:table-cell office:value-type="float" office:value="326" calcext:value-type="float">
            <text:p>326</text:p>
          </table:table-cell>
          <table:table-cell table:formula="of:=VLOOKUP([.B144];[$pin_name.$B$2:.$C$1113];2;0)" office:value-type="float" office:value="326" calcext:value-type="float">
            <text:p>326</text:p>
          </table:table-cell>
          <table:table-cell table:formula="of:=IF([.D144]&lt;&gt;[.E144];&quot;BAD&quot;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7</text:p>
          </table:table-cell>
          <table:table-cell office:value-type="string" calcext:value-type="string">
            <text:p>PIO8</text:p>
          </table:table-cell>
          <table:table-cell office:value-type="float" office:value="107" calcext:value-type="float">
            <text:p>107</text:p>
          </table:table-cell>
          <table:table-cell office:value-type="float" office:value="327" calcext:value-type="float">
            <text:p>327</text:p>
          </table:table-cell>
          <table:table-cell table:formula="of:=VLOOKUP([.B145];[$pin_name.$B$2:.$C$1113];2;0)" office:value-type="float" office:value="327" calcext:value-type="float">
            <text:p>327</text:p>
          </table:table-cell>
          <table:table-cell table:formula="of:=IF([.D145]&lt;&gt;[.E145];&quot;BAD&quot;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7</text:p>
          </table:table-cell>
          <table:table-cell office:value-type="string" calcext:value-type="string">
            <text:p>PIO9</text:p>
          </table:table-cell>
          <table:table-cell office:value-type="float" office:value="108" calcext:value-type="float">
            <text:p>108</text:p>
          </table:table-cell>
          <table:table-cell office:value-type="float" office:value="328" calcext:value-type="float">
            <text:p>328</text:p>
          </table:table-cell>
          <table:table-cell table:formula="of:=VLOOKUP([.B146];[$pin_name.$B$2:.$C$1113];2;0)" office:value-type="float" office:value="328" calcext:value-type="float">
            <text:p>328</text:p>
          </table:table-cell>
          <table:table-cell table:formula="of:=IF([.D146]&lt;&gt;[.E146];&quot;BAD&quot;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7</text:p>
          </table:table-cell>
          <table:table-cell office:value-type="string" calcext:value-type="string">
            <text:p>PIO10</text:p>
          </table:table-cell>
          <table:table-cell office:value-type="float" office:value="109" calcext:value-type="float">
            <text:p>109</text:p>
          </table:table-cell>
          <table:table-cell office:value-type="float" office:value="329" calcext:value-type="float">
            <text:p>329</text:p>
          </table:table-cell>
          <table:table-cell table:formula="of:=VLOOKUP([.B147];[$pin_name.$B$2:.$C$1113];2;0)" office:value-type="float" office:value="329" calcext:value-type="float">
            <text:p>329</text:p>
          </table:table-cell>
          <table:table-cell table:formula="of:=IF([.D147]&lt;&gt;[.E147];&quot;BAD&quot;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7</text:p>
          </table:table-cell>
          <table:table-cell office:value-type="string" calcext:value-type="string">
            <text:p>PIO11</text:p>
          </table:table-cell>
          <table:table-cell office:value-type="float" office:value="110" calcext:value-type="float">
            <text:p>110</text:p>
          </table:table-cell>
          <table:table-cell office:value-type="float" office:value="330" calcext:value-type="float">
            <text:p>330</text:p>
          </table:table-cell>
          <table:table-cell table:formula="of:=VLOOKUP([.B148];[$pin_name.$B$2:.$C$1113];2;0)" office:value-type="float" office:value="330" calcext:value-type="float">
            <text:p>330</text:p>
          </table:table-cell>
          <table:table-cell table:formula="of:=IF([.D148]&lt;&gt;[.E148];&quot;BAD&quot;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7</text:p>
          </table:table-cell>
          <table:table-cell office:value-type="string" calcext:value-type="string">
            <text:p>PIO12</text:p>
          </table:table-cell>
          <table:table-cell office:value-type="float" office:value="111" calcext:value-type="float">
            <text:p>111</text:p>
          </table:table-cell>
          <table:table-cell office:value-type="float" office:value="331" calcext:value-type="float">
            <text:p>331</text:p>
          </table:table-cell>
          <table:table-cell table:formula="of:=VLOOKUP([.B149];[$pin_name.$B$2:.$C$1113];2;0)" office:value-type="float" office:value="331" calcext:value-type="float">
            <text:p>331</text:p>
          </table:table-cell>
          <table:table-cell table:formula="of:=IF([.D149]&lt;&gt;[.E149];&quot;BAD&quot;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7</text:p>
          </table:table-cell>
          <table:table-cell office:value-type="string" calcext:value-type="string">
            <text:p>PIO13</text:p>
          </table:table-cell>
          <table:table-cell office:value-type="float" office:value="112" calcext:value-type="float">
            <text:p>112</text:p>
          </table:table-cell>
          <table:table-cell office:value-type="float" office:value="332" calcext:value-type="float">
            <text:p>332</text:p>
          </table:table-cell>
          <table:table-cell table:formula="of:=VLOOKUP([.B150];[$pin_name.$B$2:.$C$1113];2;0)" office:value-type="float" office:value="332" calcext:value-type="float">
            <text:p>332</text:p>
          </table:table-cell>
          <table:table-cell table:formula="of:=IF([.D150]&lt;&gt;[.E150];&quot;BAD&quot;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7</text:p>
          </table:table-cell>
          <table:table-cell office:value-type="string" calcext:value-type="string">
            <text:p>PIO14</text:p>
          </table:table-cell>
          <table:table-cell office:value-type="float" office:value="113" calcext:value-type="float">
            <text:p>113</text:p>
          </table:table-cell>
          <table:table-cell office:value-type="float" office:value="333" calcext:value-type="float">
            <text:p>333</text:p>
          </table:table-cell>
          <table:table-cell table:formula="of:=VLOOKUP([.B151];[$pin_name.$B$2:.$C$1113];2;0)" office:value-type="float" office:value="333" calcext:value-type="float">
            <text:p>333</text:p>
          </table:table-cell>
          <table:table-cell table:formula="of:=IF([.D151]&lt;&gt;[.E151];&quot;BAD&quot;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7</text:p>
          </table:table-cell>
          <table:table-cell office:value-type="string" calcext:value-type="string">
            <text:p>PIO15</text:p>
          </table:table-cell>
          <table:table-cell office:value-type="float" office:value="114" calcext:value-type="float">
            <text:p>114</text:p>
          </table:table-cell>
          <table:table-cell office:value-type="float" office:value="334" calcext:value-type="float">
            <text:p>334</text:p>
          </table:table-cell>
          <table:table-cell table:formula="of:=VLOOKUP([.B152];[$pin_name.$B$2:.$C$1113];2;0)" office:value-type="float" office:value="334" calcext:value-type="float">
            <text:p>334</text:p>
          </table:table-cell>
          <table:table-cell table:formula="of:=IF([.D152]&lt;&gt;[.E152];&quot;BAD&quot;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7</text:p>
          </table:table-cell>
          <table:table-cell office:value-type="string" calcext:value-type="string">
            <text:p>PIO16</text:p>
          </table:table-cell>
          <table:table-cell office:value-type="float" office:value="115" calcext:value-type="float">
            <text:p>115</text:p>
          </table:table-cell>
          <table:table-cell office:value-type="float" office:value="335" calcext:value-type="float">
            <text:p>335</text:p>
          </table:table-cell>
          <table:table-cell table:formula="of:=VLOOKUP([.B153];[$pin_name.$B$2:.$C$1113];2;0)" office:value-type="float" office:value="335" calcext:value-type="float">
            <text:p>335</text:p>
          </table:table-cell>
          <table:table-cell table:formula="of:=IF([.D153]&lt;&gt;[.E153];&quot;BAD&quot;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7</text:p>
          </table:table-cell>
          <table:table-cell office:value-type="string" calcext:value-type="string">
            <text:p>PIO17</text:p>
          </table:table-cell>
          <table:table-cell office:value-type="float" office:value="116" calcext:value-type="float">
            <text:p>116</text:p>
          </table:table-cell>
          <table:table-cell office:value-type="float" office:value="336" calcext:value-type="float">
            <text:p>336</text:p>
          </table:table-cell>
          <table:table-cell table:formula="of:=VLOOKUP([.B154];[$pin_name.$B$2:.$C$1113];2;0)" office:value-type="float" office:value="336" calcext:value-type="float">
            <text:p>336</text:p>
          </table:table-cell>
          <table:table-cell table:formula="of:=IF([.D154]&lt;&gt;[.E154];&quot;BAD&quot;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7</text:p>
          </table:table-cell>
          <table:table-cell office:value-type="string" calcext:value-type="string">
            <text:p>PIO18</text:p>
          </table:table-cell>
          <table:table-cell office:value-type="float" office:value="117" calcext:value-type="float">
            <text:p>117</text:p>
          </table:table-cell>
          <table:table-cell office:value-type="float" office:value="337" calcext:value-type="float">
            <text:p>337</text:p>
          </table:table-cell>
          <table:table-cell table:formula="of:=VLOOKUP([.B155];[$pin_name.$B$2:.$C$1113];2;0)" office:value-type="float" office:value="337" calcext:value-type="float">
            <text:p>337</text:p>
          </table:table-cell>
          <table:table-cell table:formula="of:=IF([.D155]&lt;&gt;[.E155];&quot;BAD&quot;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7</text:p>
          </table:table-cell>
          <table:table-cell office:value-type="string" calcext:value-type="string">
            <text:p>PIO19</text:p>
          </table:table-cell>
          <table:table-cell office:value-type="float" office:value="118" calcext:value-type="float">
            <text:p>118</text:p>
          </table:table-cell>
          <table:table-cell office:value-type="float" office:value="338" calcext:value-type="float">
            <text:p>338</text:p>
          </table:table-cell>
          <table:table-cell table:formula="of:=VLOOKUP([.B156];[$pin_name.$B$2:.$C$1113];2;0)" office:value-type="float" office:value="338" calcext:value-type="float">
            <text:p>338</text:p>
          </table:table-cell>
          <table:table-cell table:formula="of:=IF([.D156]&lt;&gt;[.E156];&quot;BAD&quot;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7</text:p>
          </table:table-cell>
          <table:table-cell office:value-type="string" calcext:value-type="string">
            <text:p>PIO20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table:formula="of:=VLOOKUP([.B157];[$pin_name.$B$2:.$C$1113];2;0)" office:value-type="float" office:value="339" calcext:value-type="float">
            <text:p>339</text:p>
          </table:table-cell>
          <table:table-cell table:formula="of:=IF([.D157]&lt;&gt;[.E157];&quot;BAD&quot;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7</text:p>
          </table:table-cell>
          <table:table-cell office:value-type="string" calcext:value-type="string">
            <text:p>PIO21</text:p>
          </table:table-cell>
          <table:table-cell office:value-type="float" office:value="120" calcext:value-type="float">
            <text:p>120</text:p>
          </table:table-cell>
          <table:table-cell office:value-type="float" office:value="340" calcext:value-type="float">
            <text:p>340</text:p>
          </table:table-cell>
          <table:table-cell table:formula="of:=VLOOKUP([.B158];[$pin_name.$B$2:.$C$1113];2;0)" office:value-type="float" office:value="340" calcext:value-type="float">
            <text:p>340</text:p>
          </table:table-cell>
          <table:table-cell table:formula="of:=IF([.D158]&lt;&gt;[.E158];&quot;BAD&quot;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7</text:p>
          </table:table-cell>
          <table:table-cell office:value-type="string" calcext:value-type="string">
            <text:p>PIO22</text:p>
          </table:table-cell>
          <table:table-cell office:value-type="float" office:value="121" calcext:value-type="float">
            <text:p>121</text:p>
          </table:table-cell>
          <table:table-cell office:value-type="float" office:value="341" calcext:value-type="float">
            <text:p>341</text:p>
          </table:table-cell>
          <table:table-cell table:formula="of:=VLOOKUP([.B159];[$pin_name.$B$2:.$C$1113];2;0)" office:value-type="float" office:value="341" calcext:value-type="float">
            <text:p>341</text:p>
          </table:table-cell>
          <table:table-cell table:formula="of:=IF([.D159]&lt;&gt;[.E159];&quot;BAD&quot;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7</text:p>
          </table:table-cell>
          <table:table-cell office:value-type="string" calcext:value-type="string">
            <text:p>PIO23</text:p>
          </table:table-cell>
          <table:table-cell office:value-type="float" office:value="122" calcext:value-type="float">
            <text:p>122</text:p>
          </table:table-cell>
          <table:table-cell office:value-type="float" office:value="342" calcext:value-type="float">
            <text:p>342</text:p>
          </table:table-cell>
          <table:table-cell table:formula="of:=VLOOKUP([.B160];[$pin_name.$B$2:.$C$1113];2;0)" office:value-type="float" office:value="342" calcext:value-type="float">
            <text:p>342</text:p>
          </table:table-cell>
          <table:table-cell table:formula="of:=IF([.D160]&lt;&gt;[.E160];&quot;BAD&quot;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7</text:p>
          </table:table-cell>
          <table:table-cell office:value-type="string" calcext:value-type="string">
            <text:p>PIO24</text:p>
          </table:table-cell>
          <table:table-cell office:value-type="float" office:value="123" calcext:value-type="float">
            <text:p>123</text:p>
          </table:table-cell>
          <table:table-cell office:value-type="float" office:value="343" calcext:value-type="float">
            <text:p>343</text:p>
          </table:table-cell>
          <table:table-cell table:formula="of:=VLOOKUP([.B161];[$pin_name.$B$2:.$C$1113];2;0)" office:value-type="float" office:value="343" calcext:value-type="float">
            <text:p>343</text:p>
          </table:table-cell>
          <table:table-cell table:formula="of:=IF([.D161]&lt;&gt;[.E161];&quot;BAD&quot;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7</text:p>
          </table:table-cell>
          <table:table-cell office:value-type="string" calcext:value-type="string">
            <text:p>PIO25</text:p>
          </table:table-cell>
          <table:table-cell office:value-type="float" office:value="124" calcext:value-type="float">
            <text:p>124</text:p>
          </table:table-cell>
          <table:table-cell office:value-type="float" office:value="344" calcext:value-type="float">
            <text:p>344</text:p>
          </table:table-cell>
          <table:table-cell table:formula="of:=VLOOKUP([.B162];[$pin_name.$B$2:.$C$1113];2;0)" office:value-type="float" office:value="344" calcext:value-type="float">
            <text:p>344</text:p>
          </table:table-cell>
          <table:table-cell table:formula="of:=IF([.D162]&lt;&gt;[.E162];&quot;BAD&quot;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7</text:p>
          </table:table-cell>
          <table:table-cell office:value-type="string" calcext:value-type="string">
            <text:p>PIO26</text:p>
          </table:table-cell>
          <table:table-cell office:value-type="float" office:value="125" calcext:value-type="float">
            <text:p>125</text:p>
          </table:table-cell>
          <table:table-cell office:value-type="float" office:value="345" calcext:value-type="float">
            <text:p>345</text:p>
          </table:table-cell>
          <table:table-cell table:formula="of:=VLOOKUP([.B163];[$pin_name.$B$2:.$C$1113];2;0)" office:value-type="float" office:value="345" calcext:value-type="float">
            <text:p>345</text:p>
          </table:table-cell>
          <table:table-cell table:formula="of:=IF([.D163]&lt;&gt;[.E163];&quot;BAD&quot;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7</text:p>
          </table:table-cell>
          <table:table-cell office:value-type="string" calcext:value-type="string">
            <text:p>PIO27</text:p>
          </table:table-cell>
          <table:table-cell office:value-type="float" office:value="126" calcext:value-type="float">
            <text:p>126</text:p>
          </table:table-cell>
          <table:table-cell office:value-type="float" office:value="346" calcext:value-type="float">
            <text:p>346</text:p>
          </table:table-cell>
          <table:table-cell table:formula="of:=VLOOKUP([.B164];[$pin_name.$B$2:.$C$1113];2;0)" office:value-type="float" office:value="346" calcext:value-type="float">
            <text:p>346</text:p>
          </table:table-cell>
          <table:table-cell table:formula="of:=IF([.D164]&lt;&gt;[.E164];&quot;BAD&quot;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6</text:p>
          </table:table-cell>
          <table:table-cell office:value-type="string" calcext:value-type="string">
            <text:p>PROCRIO0</text:p>
          </table:table-cell>
          <table:table-cell office:value-type="float" office:value="99" calcext:value-type="float">
            <text:p>99</text:p>
          </table:table-cell>
          <table:table-cell office:value-type="float" office:value="347" calcext:value-type="float">
            <text:p>347</text:p>
          </table:table-cell>
          <table:table-cell table:formula="of:=VLOOKUP([.B165];[$pin_name.$B$2:.$C$1113];2;0)" office:value-type="float" office:value="347" calcext:value-type="float">
            <text:p>347</text:p>
          </table:table-cell>
          <table:table-cell table:formula="of:=IF([.D165]&lt;&gt;[.E165];&quot;BAD&quot;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6</text:p>
          </table:table-cell>
          <table:table-cell office:value-type="string" calcext:value-type="string">
            <text:p>PROCRIO1</text:p>
          </table:table-cell>
          <table:table-cell office:value-type="float" office:value="100" calcext:value-type="float">
            <text:p>100</text:p>
          </table:table-cell>
          <table:table-cell office:value-type="float" office:value="348" calcext:value-type="float">
            <text:p>348</text:p>
          </table:table-cell>
          <table:table-cell table:formula="of:=VLOOKUP([.B166];[$pin_name.$B$2:.$C$1113];2;0)" office:value-type="float" office:value="348" calcext:value-type="float">
            <text:p>348</text:p>
          </table:table-cell>
          <table:table-cell table:formula="of:=IF([.D166]&lt;&gt;[.E166];&quot;BAD&quot;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6</text:p>
          </table:table-cell>
          <table:table-cell office:value-type="string" calcext:value-type="string">
            <text:p>PROCRIO2</text:p>
          </table:table-cell>
          <table:table-cell office:value-type="float" office:value="101" calcext:value-type="float">
            <text:p>101</text:p>
          </table:table-cell>
          <table:table-cell office:value-type="float" office:value="349" calcext:value-type="float">
            <text:p>349</text:p>
          </table:table-cell>
          <table:table-cell table:formula="of:=VLOOKUP([.B167];[$pin_name.$B$2:.$C$1113];2;0)" office:value-type="float" office:value="349" calcext:value-type="float">
            <text:p>349</text:p>
          </table:table-cell>
          <table:table-cell table:formula="of:=IF([.D167]&lt;&gt;[.E167];&quot;BAD&quot;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6</text:p>
          </table:table-cell>
          <table:table-cell office:value-type="string" calcext:value-type="string">
            <text:p>PROCRIO3</text:p>
          </table:table-cell>
          <table:table-cell office:value-type="float" office:value="102" calcext:value-type="float">
            <text:p>102</text:p>
          </table:table-cell>
          <table:table-cell office:value-type="float" office:value="350" calcext:value-type="float">
            <text:p>350</text:p>
          </table:table-cell>
          <table:table-cell table:formula="of:=VLOOKUP([.B168];[$pin_name.$B$2:.$C$1113];2;0)" office:value-type="float" office:value="350" calcext:value-type="float">
            <text:p>350</text:p>
          </table:table-cell>
          <table:table-cell table:formula="of:=IF([.D168]&lt;&gt;[.E168];&quot;BAD&quot;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6</text:p>
          </table:table-cell>
          <table:table-cell office:value-type="string" calcext:value-type="string">
            <text:p>PROCRIO4</text:p>
          </table:table-cell>
          <table:table-cell office:value-type="float" office:value="103" calcext:value-type="float">
            <text:p>103</text:p>
          </table:table-cell>
          <table:table-cell office:value-type="float" office:value="351" calcext:value-type="float">
            <text:p>351</text:p>
          </table:table-cell>
          <table:table-cell table:formula="of:=VLOOKUP([.B169];[$pin_name.$B$2:.$C$1113];2;0)" office:value-type="float" office:value="351" calcext:value-type="float">
            <text:p>351</text:p>
          </table:table-cell>
          <table:table-cell table:formula="of:=IF([.D169]&lt;&gt;[.E169];&quot;BAD&quot;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6</text:p>
          </table:table-cell>
          <table:table-cell office:value-type="string" calcext:value-type="string">
            <text:p>PROCRIO5</text:p>
          </table:table-cell>
          <table:table-cell office:value-type="float" office:value="104" calcext:value-type="float">
            <text:p>104</text:p>
          </table:table-cell>
          <table:table-cell office:value-type="float" office:value="352" calcext:value-type="float">
            <text:p>352</text:p>
          </table:table-cell>
          <table:table-cell table:formula="of:=VLOOKUP([.B170];[$pin_name.$B$2:.$C$1113];2;0)" office:value-type="float" office:value="352" calcext:value-type="float">
            <text:p>352</text:p>
          </table:table-cell>
          <table:table-cell table:formula="of:=IF([.D170]&lt;&gt;[.E170];&quot;BAD&quot;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6</text:p>
          </table:table-cell>
          <table:table-cell office:value-type="string" calcext:value-type="string">
            <text:p>PROCRIO6</text:p>
          </table:table-cell>
          <table:table-cell office:value-type="float" office:value="105" calcext:value-type="float">
            <text:p>105</text:p>
          </table:table-cell>
          <table:table-cell office:value-type="float" office:value="353" calcext:value-type="float">
            <text:p>353</text:p>
          </table:table-cell>
          <table:table-cell table:formula="of:=VLOOKUP([.B171];[$pin_name.$B$2:.$C$1113];2;0)" office:value-type="float" office:value="353" calcext:value-type="float">
            <text:p>353</text:p>
          </table:table-cell>
          <table:table-cell table:formula="of:=IF([.D171]&lt;&gt;[.E171];&quot;BAD&quot;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6</text:p>
          </table:table-cell>
          <table:table-cell office:value-type="string" calcext:value-type="string">
            <text:p>PROCRIO7</text:p>
          </table:table-cell>
          <table:table-cell office:value-type="float" office:value="106" calcext:value-type="float">
            <text:p>106</text:p>
          </table:table-cell>
          <table:table-cell office:value-type="float" office:value="354" calcext:value-type="float">
            <text:p>354</text:p>
          </table:table-cell>
          <table:table-cell table:formula="of:=VLOOKUP([.B172];[$pin_name.$B$2:.$C$1113];2;0)" office:value-type="float" office:value="354" calcext:value-type="float">
            <text:p>354</text:p>
          </table:table-cell>
          <table:table-cell table:formula="of:=IF([.D172]&lt;&gt;[.E172];&quot;BAD&quot;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6</text:p>
          </table:table-cell>
          <table:table-cell office:value-type="string" calcext:value-type="string">
            <text:p>PROCRIO8</text:p>
          </table:table-cell>
          <table:table-cell office:value-type="float" office:value="107" calcext:value-type="float">
            <text:p>107</text:p>
          </table:table-cell>
          <table:table-cell office:value-type="float" office:value="355" calcext:value-type="float">
            <text:p>355</text:p>
          </table:table-cell>
          <table:table-cell table:formula="of:=VLOOKUP([.B173];[$pin_name.$B$2:.$C$1113];2;0)" office:value-type="float" office:value="355" calcext:value-type="float">
            <text:p>355</text:p>
          </table:table-cell>
          <table:table-cell table:formula="of:=IF([.D173]&lt;&gt;[.E173];&quot;BAD&quot;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6</text:p>
          </table:table-cell>
          <table:table-cell office:value-type="string" calcext:value-type="string">
            <text:p>PROCRIO9</text:p>
          </table:table-cell>
          <table:table-cell office:value-type="float" office:value="108" calcext:value-type="float">
            <text:p>108</text:p>
          </table:table-cell>
          <table:table-cell office:value-type="float" office:value="356" calcext:value-type="float">
            <text:p>356</text:p>
          </table:table-cell>
          <table:table-cell table:formula="of:=VLOOKUP([.B174];[$pin_name.$B$2:.$C$1113];2;0)" office:value-type="float" office:value="356" calcext:value-type="float">
            <text:p>356</text:p>
          </table:table-cell>
          <table:table-cell table:formula="of:=IF([.D174]&lt;&gt;[.E174];&quot;BAD&quot;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6</text:p>
          </table:table-cell>
          <table:table-cell office:value-type="string" calcext:value-type="string">
            <text:p>PROCRIO10</text:p>
          </table:table-cell>
          <table:table-cell office:value-type="float" office:value="109" calcext:value-type="float">
            <text:p>109</text:p>
          </table:table-cell>
          <table:table-cell office:value-type="float" office:value="357" calcext:value-type="float">
            <text:p>357</text:p>
          </table:table-cell>
          <table:table-cell table:formula="of:=VLOOKUP([.B175];[$pin_name.$B$2:.$C$1113];2;0)" office:value-type="float" office:value="357" calcext:value-type="float">
            <text:p>357</text:p>
          </table:table-cell>
          <table:table-cell table:formula="of:=IF([.D175]&lt;&gt;[.E175];&quot;BAD&quot;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6</text:p>
          </table:table-cell>
          <table:table-cell office:value-type="string" calcext:value-type="string">
            <text:p>PROCRIO11</text:p>
          </table:table-cell>
          <table:table-cell office:value-type="float" office:value="110" calcext:value-type="float">
            <text:p>110</text:p>
          </table:table-cell>
          <table:table-cell office:value-type="float" office:value="358" calcext:value-type="float">
            <text:p>358</text:p>
          </table:table-cell>
          <table:table-cell table:formula="of:=VLOOKUP([.B176];[$pin_name.$B$2:.$C$1113];2;0)" office:value-type="float" office:value="358" calcext:value-type="float">
            <text:p>358</text:p>
          </table:table-cell>
          <table:table-cell table:formula="of:=IF([.D176]&lt;&gt;[.E176];&quot;BAD&quot;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6</text:p>
          </table:table-cell>
          <table:table-cell office:value-type="string" calcext:value-type="string">
            <text:p>PROCRIO12</text:p>
          </table:table-cell>
          <table:table-cell office:value-type="float" office:value="111" calcext:value-type="float">
            <text:p>111</text:p>
          </table:table-cell>
          <table:table-cell office:value-type="float" office:value="359" calcext:value-type="float">
            <text:p>359</text:p>
          </table:table-cell>
          <table:table-cell table:formula="of:=VLOOKUP([.B177];[$pin_name.$B$2:.$C$1113];2;0)" office:value-type="float" office:value="359" calcext:value-type="float">
            <text:p>359</text:p>
          </table:table-cell>
          <table:table-cell table:formula="of:=IF([.D177]&lt;&gt;[.E177];&quot;BAD&quot;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6</text:p>
          </table:table-cell>
          <table:table-cell office:value-type="string" calcext:value-type="string">
            <text:p>PROCRIO13</text:p>
          </table:table-cell>
          <table:table-cell office:value-type="float" office:value="112" calcext:value-type="float">
            <text:p>112</text:p>
          </table:table-cell>
          <table:table-cell office:value-type="float" office:value="360" calcext:value-type="float">
            <text:p>360</text:p>
          </table:table-cell>
          <table:table-cell table:formula="of:=VLOOKUP([.B178];[$pin_name.$B$2:.$C$1113];2;0)" office:value-type="float" office:value="360" calcext:value-type="float">
            <text:p>360</text:p>
          </table:table-cell>
          <table:table-cell table:formula="of:=IF([.D178]&lt;&gt;[.E178];&quot;BAD&quot;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6</text:p>
          </table:table-cell>
          <table:table-cell office:value-type="string" calcext:value-type="string">
            <text:p>PROCRIO14</text:p>
          </table:table-cell>
          <table:table-cell office:value-type="float" office:value="113" calcext:value-type="float">
            <text:p>113</text:p>
          </table:table-cell>
          <table:table-cell office:value-type="float" office:value="361" calcext:value-type="float">
            <text:p>361</text:p>
          </table:table-cell>
          <table:table-cell table:formula="of:=VLOOKUP([.B179];[$pin_name.$B$2:.$C$1113];2;0)" office:value-type="float" office:value="361" calcext:value-type="float">
            <text:p>361</text:p>
          </table:table-cell>
          <table:table-cell table:formula="of:=IF([.D179]&lt;&gt;[.E179];&quot;BAD&quot;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6</text:p>
          </table:table-cell>
          <table:table-cell office:value-type="string" calcext:value-type="string">
            <text:p>PROCRIO15</text:p>
          </table:table-cell>
          <table:table-cell office:value-type="float" office:value="114" calcext:value-type="float">
            <text:p>114</text:p>
          </table:table-cell>
          <table:table-cell office:value-type="float" office:value="362" calcext:value-type="float">
            <text:p>362</text:p>
          </table:table-cell>
          <table:table-cell table:formula="of:=VLOOKUP([.B180];[$pin_name.$B$2:.$C$1113];2;0)" office:value-type="float" office:value="362" calcext:value-type="float">
            <text:p>362</text:p>
          </table:table-cell>
          <table:table-cell table:formula="of:=IF([.D180]&lt;&gt;[.E180];&quot;BAD&quot;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6</text:p>
          </table:table-cell>
          <table:table-cell office:value-type="string" calcext:value-type="string">
            <text:p>PROCRIO16</text:p>
          </table:table-cell>
          <table:table-cell office:value-type="float" office:value="115" calcext:value-type="float">
            <text:p>115</text:p>
          </table:table-cell>
          <table:table-cell office:value-type="float" office:value="363" calcext:value-type="float">
            <text:p>363</text:p>
          </table:table-cell>
          <table:table-cell table:formula="of:=VLOOKUP([.B181];[$pin_name.$B$2:.$C$1113];2;0)" office:value-type="float" office:value="363" calcext:value-type="float">
            <text:p>363</text:p>
          </table:table-cell>
          <table:table-cell table:formula="of:=IF([.D181]&lt;&gt;[.E181];&quot;BAD&quot;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6</text:p>
          </table:table-cell>
          <table:table-cell office:value-type="string" calcext:value-type="string">
            <text:p>PROCRIO17</text:p>
          </table:table-cell>
          <table:table-cell office:value-type="float" office:value="116" calcext:value-type="float">
            <text:p>116</text:p>
          </table:table-cell>
          <table:table-cell office:value-type="float" office:value="364" calcext:value-type="float">
            <text:p>364</text:p>
          </table:table-cell>
          <table:table-cell table:formula="of:=VLOOKUP([.B182];[$pin_name.$B$2:.$C$1113];2;0)" office:value-type="float" office:value="364" calcext:value-type="float">
            <text:p>364</text:p>
          </table:table-cell>
          <table:table-cell table:formula="of:=IF([.D182]&lt;&gt;[.E182];&quot;BAD&quot;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6</text:p>
          </table:table-cell>
          <table:table-cell office:value-type="string" calcext:value-type="string">
            <text:p>PROCRIO18</text:p>
          </table:table-cell>
          <table:table-cell office:value-type="float" office:value="117" calcext:value-type="float">
            <text:p>117</text:p>
          </table:table-cell>
          <table:table-cell office:value-type="float" office:value="365" calcext:value-type="float">
            <text:p>365</text:p>
          </table:table-cell>
          <table:table-cell table:formula="of:=VLOOKUP([.B183];[$pin_name.$B$2:.$C$1113];2;0)" office:value-type="float" office:value="365" calcext:value-type="float">
            <text:p>365</text:p>
          </table:table-cell>
          <table:table-cell table:formula="of:=IF([.D183]&lt;&gt;[.E183];&quot;BAD&quot;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6</text:p>
          </table:table-cell>
          <table:table-cell office:value-type="string" calcext:value-type="string">
            <text:p>PROCRIO19</text:p>
          </table:table-cell>
          <table:table-cell office:value-type="float" office:value="118" calcext:value-type="float">
            <text:p>118</text:p>
          </table:table-cell>
          <table:table-cell office:value-type="float" office:value="366" calcext:value-type="float">
            <text:p>366</text:p>
          </table:table-cell>
          <table:table-cell table:formula="of:=VLOOKUP([.B184];[$pin_name.$B$2:.$C$1113];2;0)" office:value-type="float" office:value="366" calcext:value-type="float">
            <text:p>366</text:p>
          </table:table-cell>
          <table:table-cell table:formula="of:=IF([.D184]&lt;&gt;[.E184];&quot;BAD&quot;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6</text:p>
          </table:table-cell>
          <table:table-cell office:value-type="string" calcext:value-type="string">
            <text:p>PROCRIO20</text:p>
          </table:table-cell>
          <table:table-cell office:value-type="float" office:value="119" calcext:value-type="float">
            <text:p>119</text:p>
          </table:table-cell>
          <table:table-cell office:value-type="float" office:value="367" calcext:value-type="float">
            <text:p>367</text:p>
          </table:table-cell>
          <table:table-cell table:formula="of:=VLOOKUP([.B185];[$pin_name.$B$2:.$C$1113];2;0)" office:value-type="float" office:value="367" calcext:value-type="float">
            <text:p>367</text:p>
          </table:table-cell>
          <table:table-cell table:formula="of:=IF([.D185]&lt;&gt;[.E185];&quot;BAD&quot;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6</text:p>
          </table:table-cell>
          <table:table-cell office:value-type="string" calcext:value-type="string">
            <text:p>PROCRIO21</text:p>
          </table:table-cell>
          <table:table-cell office:value-type="float" office:value="120" calcext:value-type="float">
            <text:p>120</text:p>
          </table:table-cell>
          <table:table-cell office:value-type="float" office:value="368" calcext:value-type="float">
            <text:p>368</text:p>
          </table:table-cell>
          <table:table-cell table:formula="of:=VLOOKUP([.B186];[$pin_name.$B$2:.$C$1113];2;0)" office:value-type="float" office:value="368" calcext:value-type="float">
            <text:p>368</text:p>
          </table:table-cell>
          <table:table-cell table:formula="of:=IF([.D186]&lt;&gt;[.E186];&quot;BAD&quot;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6</text:p>
          </table:table-cell>
          <table:table-cell office:value-type="string" calcext:value-type="string">
            <text:p>PROCRIO22</text:p>
          </table:table-cell>
          <table:table-cell office:value-type="float" office:value="121" calcext:value-type="float">
            <text:p>121</text:p>
          </table:table-cell>
          <table:table-cell office:value-type="float" office:value="369" calcext:value-type="float">
            <text:p>369</text:p>
          </table:table-cell>
          <table:table-cell table:formula="of:=VLOOKUP([.B187];[$pin_name.$B$2:.$C$1113];2;0)" office:value-type="float" office:value="369" calcext:value-type="float">
            <text:p>369</text:p>
          </table:table-cell>
          <table:table-cell table:formula="of:=IF([.D187]&lt;&gt;[.E187];&quot;BAD&quot;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6</text:p>
          </table:table-cell>
          <table:table-cell office:value-type="string" calcext:value-type="string">
            <text:p>PROCRIO23</text:p>
          </table:table-cell>
          <table:table-cell office:value-type="float" office:value="122" calcext:value-type="float">
            <text:p>122</text:p>
          </table:table-cell>
          <table:table-cell office:value-type="float" office:value="370" calcext:value-type="float">
            <text:p>370</text:p>
          </table:table-cell>
          <table:table-cell table:formula="of:=VLOOKUP([.B188];[$pin_name.$B$2:.$C$1113];2;0)" office:value-type="float" office:value="370" calcext:value-type="float">
            <text:p>370</text:p>
          </table:table-cell>
          <table:table-cell table:formula="of:=IF([.D188]&lt;&gt;[.E188];&quot;BAD&quot;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6</text:p>
          </table:table-cell>
          <table:table-cell office:value-type="string" calcext:value-type="string">
            <text:p>PROCRIO24</text:p>
          </table:table-cell>
          <table:table-cell office:value-type="float" office:value="123" calcext:value-type="float">
            <text:p>123</text:p>
          </table:table-cell>
          <table:table-cell office:value-type="float" office:value="371" calcext:value-type="float">
            <text:p>371</text:p>
          </table:table-cell>
          <table:table-cell table:formula="of:=VLOOKUP([.B189];[$pin_name.$B$2:.$C$1113];2;0)" office:value-type="float" office:value="371" calcext:value-type="float">
            <text:p>371</text:p>
          </table:table-cell>
          <table:table-cell table:formula="of:=IF([.D189]&lt;&gt;[.E189];&quot;BAD&quot;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6</text:p>
          </table:table-cell>
          <table:table-cell office:value-type="string" calcext:value-type="string">
            <text:p>PROCRIO25</text:p>
          </table:table-cell>
          <table:table-cell office:value-type="float" office:value="124" calcext:value-type="float">
            <text:p>124</text:p>
          </table:table-cell>
          <table:table-cell office:value-type="float" office:value="372" calcext:value-type="float">
            <text:p>372</text:p>
          </table:table-cell>
          <table:table-cell table:formula="of:=VLOOKUP([.B190];[$pin_name.$B$2:.$C$1113];2;0)" office:value-type="float" office:value="372" calcext:value-type="float">
            <text:p>372</text:p>
          </table:table-cell>
          <table:table-cell table:formula="of:=IF([.D190]&lt;&gt;[.E190];&quot;BAD&quot;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6</text:p>
          </table:table-cell>
          <table:table-cell office:value-type="string" calcext:value-type="string">
            <text:p>PROCRIO26</text:p>
          </table:table-cell>
          <table:table-cell office:value-type="float" office:value="125" calcext:value-type="float">
            <text:p>125</text:p>
          </table:table-cell>
          <table:table-cell office:value-type="float" office:value="373" calcext:value-type="float">
            <text:p>373</text:p>
          </table:table-cell>
          <table:table-cell table:formula="of:=VLOOKUP([.B191];[$pin_name.$B$2:.$C$1113];2;0)" office:value-type="float" office:value="373" calcext:value-type="float">
            <text:p>373</text:p>
          </table:table-cell>
          <table:table-cell table:formula="of:=IF([.D191]&lt;&gt;[.E191];&quot;BAD&quot;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6</text:p>
          </table:table-cell>
          <table:table-cell office:value-type="string" calcext:value-type="string">
            <text:p>PROCRIO27</text:p>
          </table:table-cell>
          <table:table-cell office:value-type="float" office:value="126" calcext:value-type="float">
            <text:p>126</text:p>
          </table:table-cell>
          <table:table-cell office:value-type="float" office:value="374" calcext:value-type="float">
            <text:p>374</text:p>
          </table:table-cell>
          <table:table-cell table:formula="of:=VLOOKUP([.B192];[$pin_name.$B$2:.$C$1113];2;0)" office:value-type="float" office:value="374" calcext:value-type="float">
            <text:p>374</text:p>
          </table:table-cell>
          <table:table-cell table:formula="of:=IF([.D192]&lt;&gt;[.E192];&quot;BAD&quot;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pwm</text:p>
          </table:table-cell>
          <table:table-cell office:value-type="string" calcext:value-type="string">
            <text:p>PWM00</text:p>
          </table:table-cell>
          <table:table-cell office:value-type="float" office:value="111" calcext:value-type="float">
            <text:p>111</text:p>
          </table:table-cell>
          <table:table-cell office:value-type="float" office:value="375" calcext:value-type="float">
            <text:p>375</text:p>
          </table:table-cell>
          <table:table-cell table:formula="of:=VLOOKUP([.B193];[$pin_name.$B$2:.$C$1113];2;0)" office:value-type="float" office:value="375" calcext:value-type="float">
            <text:p>375</text:p>
          </table:table-cell>
          <table:table-cell table:formula="of:=IF([.D193]&lt;&gt;[.E193];&quot;BAD&quot;;&quot;&quot;)">
            <text:p/>
          </table:table-cell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0</text:p>
          </table:table-cell>
          <table:table-cell office:value-type="string" calcext:value-type="string">
            <text:p>PWM00</text:p>
          </table:table-cell>
          <table:table-cell office:value-type="float" office:value="111" calcext:value-type="float">
            <text:p>111</text:p>
          </table:table-cell>
          <table:table-cell office:value-type="float" office:value="375" calcext:value-type="float">
            <text:p>375</text:p>
          </table:table-cell>
          <table:table-cell table:formula="of:=VLOOKUP([.B194];[$pin_name.$B$2:.$C$1113];2;0)" office:value-type="float" office:value="375" calcext:value-type="float">
            <text:p>375</text:p>
          </table:table-cell>
          <table:table-cell table:formula="of:=IF([.D194]&lt;&gt;[.E194];&quot;BAD&quot;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pwm</text:p>
          </table:table-cell>
          <table:table-cell table:style-name="ce5" office:value-type="string" calcext:value-type="string">
            <text:p>PWM01</text:p>
          </table:table-cell>
          <table:table-cell office:value-type="float" office:value="112" calcext:value-type="float">
            <text:p>112</text:p>
          </table:table-cell>
          <table:table-cell office:value-type="float" office:value="376" calcext:value-type="float">
            <text:p>376</text:p>
          </table:table-cell>
          <table:table-cell table:formula="of:=VLOOKUP([.B195];[$pin_name.$B$2:.$C$1113];2;0)" office:value-type="float" office:value="376" calcext:value-type="float">
            <text:p>376</text:p>
          </table:table-cell>
          <table:table-cell table:formula="of:=IF([.D195]&lt;&gt;[.E195];&quot;BAD&quot;;&quot;&quot;)">
            <text:p/>
          </table:table-cell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0</text:p>
          </table:table-cell>
          <table:table-cell table:style-name="ce5" office:value-type="string" calcext:value-type="string">
            <text:p>PWM01</text:p>
          </table:table-cell>
          <table:table-cell office:value-type="float" office:value="112" calcext:value-type="float">
            <text:p>112</text:p>
          </table:table-cell>
          <table:table-cell office:value-type="float" office:value="376" calcext:value-type="float">
            <text:p>376</text:p>
          </table:table-cell>
          <table:table-cell table:formula="of:=VLOOKUP([.B196];[$pin_name.$B$2:.$C$1113];2;0)" office:value-type="float" office:value="376" calcext:value-type="float">
            <text:p>376</text:p>
          </table:table-cell>
          <table:table-cell table:formula="of:=IF([.D196]&lt;&gt;[.E196];&quot;BAD&quot;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pwm</text:p>
          </table:table-cell>
          <table:table-cell office:value-type="string" calcext:value-type="string">
            <text:p>PWM02</text:p>
          </table:table-cell>
          <table:table-cell office:value-type="float" office:value="117" calcext:value-type="float">
            <text:p>117</text:p>
          </table:table-cell>
          <table:table-cell office:value-type="float" office:value="377" calcext:value-type="float">
            <text:p>377</text:p>
          </table:table-cell>
          <table:table-cell table:formula="of:=VLOOKUP([.B197];[$pin_name.$B$2:.$C$1113];2;0)" office:value-type="float" office:value="377" calcext:value-type="float">
            <text:p>377</text:p>
          </table:table-cell>
          <table:table-cell table:formula="of:=IF([.D197]&lt;&gt;[.E197];&quot;BAD&quot;;&quot;&quot;)">
            <text:p/>
          </table:table-cell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0</text:p>
          </table:table-cell>
          <table:table-cell office:value-type="string" calcext:value-type="string">
            <text:p>PWM02</text:p>
          </table:table-cell>
          <table:table-cell office:value-type="float" office:value="113" calcext:value-type="float">
            <text:p>113</text:p>
          </table:table-cell>
          <table:table-cell office:value-type="float" office:value="377" calcext:value-type="float">
            <text:p>377</text:p>
          </table:table-cell>
          <table:table-cell table:formula="of:=VLOOKUP([.B198];[$pin_name.$B$2:.$C$1113];2;0)" office:value-type="float" office:value="377" calcext:value-type="float">
            <text:p>377</text:p>
          </table:table-cell>
          <table:table-cell table:formula="of:=IF([.D198]&lt;&gt;[.E198];&quot;BAD&quot;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3</text:p>
          </table:table-cell>
          <table:table-cell office:value-type="string" calcext:value-type="string">
            <text:p>PWM02</text:p>
          </table:table-cell>
          <table:table-cell office:value-type="float" office:value="117" calcext:value-type="float">
            <text:p>117</text:p>
          </table:table-cell>
          <table:table-cell office:value-type="float" office:value="377" calcext:value-type="float">
            <text:p>377</text:p>
          </table:table-cell>
          <table:table-cell table:formula="of:=VLOOKUP([.B199];[$pin_name.$B$2:.$C$1113];2;0)" office:value-type="float" office:value="377" calcext:value-type="float">
            <text:p>377</text:p>
          </table:table-cell>
          <table:table-cell table:formula="of:=IF([.D199]&lt;&gt;[.E199];&quot;BAD&quot;;&quot;&quot;)">
            <text:p/>
          </table:table-cell>
          <table:table-cell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pwm</text:p>
          </table:table-cell>
          <table:table-cell table:style-name="ce5" office:value-type="string" calcext:value-type="string">
            <text:p>PWM03</text:p>
          </table:table-cell>
          <table:table-cell office:value-type="float" office:value="118" calcext:value-type="float">
            <text:p>118</text:p>
          </table:table-cell>
          <table:table-cell office:value-type="float" office:value="378" calcext:value-type="float">
            <text:p>378</text:p>
          </table:table-cell>
          <table:table-cell table:formula="of:=VLOOKUP([.B200];[$pin_name.$B$2:.$C$1113];2;0)" office:value-type="float" office:value="378" calcext:value-type="float">
            <text:p>378</text:p>
          </table:table-cell>
          <table:table-cell table:formula="of:=IF([.D200]&lt;&gt;[.E200];&quot;BAD&quot;;&quot;&quot;)">
            <text:p/>
          </table:table-cell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0</text:p>
          </table:table-cell>
          <table:table-cell table:style-name="ce5" office:value-type="string" calcext:value-type="string">
            <text:p>PWM03</text:p>
          </table:table-cell>
          <table:table-cell office:value-type="float" office:value="114" calcext:value-type="float">
            <text:p>114</text:p>
          </table:table-cell>
          <table:table-cell office:value-type="float" office:value="378" calcext:value-type="float">
            <text:p>378</text:p>
          </table:table-cell>
          <table:table-cell table:formula="of:=VLOOKUP([.B201];[$pin_name.$B$2:.$C$1113];2;0)" office:value-type="float" office:value="378" calcext:value-type="float">
            <text:p>378</text:p>
          </table:table-cell>
          <table:table-cell table:formula="of:=IF([.D201]&lt;&gt;[.E201];&quot;BAD&quot;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3</text:p>
          </table:table-cell>
          <table:table-cell table:style-name="ce5" office:value-type="string" calcext:value-type="string">
            <text:p>PWM03</text:p>
          </table:table-cell>
          <table:table-cell office:value-type="float" office:value="118" calcext:value-type="float">
            <text:p>118</text:p>
          </table:table-cell>
          <table:table-cell office:value-type="float" office:value="378" calcext:value-type="float">
            <text:p>378</text:p>
          </table:table-cell>
          <table:table-cell table:formula="of:=VLOOKUP([.B202];[$pin_name.$B$2:.$C$1113];2;0)" office:value-type="float" office:value="378" calcext:value-type="float">
            <text:p>378</text:p>
          </table:table-cell>
          <table:table-cell table:formula="of:=IF([.D202]&lt;&gt;[.E202];&quot;BAD&quot;;&quot;&quot;)">
            <text:p/>
          </table:table-cell>
          <table:table-cell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0</text:p>
          </table:table-cell>
          <table:table-cell office:value-type="string" calcext:value-type="string">
            <text:p>SDIO0CLK</text:p>
          </table:table-cell>
          <table:table-cell office:value-type="float" office:value="121" calcext:value-type="float">
            <text:p>121</text:p>
          </table:table-cell>
          <table:table-cell office:value-type="float" office:value="379" calcext:value-type="float">
            <text:p>379</text:p>
          </table:table-cell>
          <table:table-cell table:formula="of:=VLOOKUP([.B203];[$pin_name.$B$2:.$C$1113];2;0)" office:value-type="float" office:value="379" calcext:value-type="float">
            <text:p>379</text:p>
          </table:table-cell>
          <table:table-cell table:formula="of:=IF([.D203]&lt;&gt;[.E203];&quot;BAD&quot;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0</text:p>
          </table:table-cell>
          <table:table-cell office:value-type="string" calcext:value-type="string">
            <text:p>SDIO0CMD</text:p>
          </table:table-cell>
          <table:table-cell office:value-type="float" office:value="122" calcext:value-type="float">
            <text:p>122</text:p>
          </table:table-cell>
          <table:table-cell office:value-type="float" office:value="380" calcext:value-type="float">
            <text:p>380</text:p>
          </table:table-cell>
          <table:table-cell table:formula="of:=VLOOKUP([.B204];[$pin_name.$B$2:.$C$1113];2;0)" office:value-type="float" office:value="380" calcext:value-type="float">
            <text:p>380</text:p>
          </table:table-cell>
          <table:table-cell table:formula="of:=IF([.D204]&lt;&gt;[.E204];&quot;BAD&quot;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0</text:p>
          </table:table-cell>
          <table:table-cell office:value-type="string" calcext:value-type="string">
            <text:p>SDIO0DAT0</text:p>
          </table:table-cell>
          <table:table-cell office:value-type="float" office:value="123" calcext:value-type="float">
            <text:p>123</text:p>
          </table:table-cell>
          <table:table-cell office:value-type="float" office:value="381" calcext:value-type="float">
            <text:p>381</text:p>
          </table:table-cell>
          <table:table-cell table:formula="of:=VLOOKUP([.B205];[$pin_name.$B$2:.$C$1113];2;0)" office:value-type="float" office:value="381" calcext:value-type="float">
            <text:p>381</text:p>
          </table:table-cell>
          <table:table-cell table:formula="of:=IF([.D205]&lt;&gt;[.E205];&quot;BAD&quot;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0</text:p>
          </table:table-cell>
          <table:table-cell office:value-type="string" calcext:value-type="string">
            <text:p>SDIO0DAT1</text:p>
          </table:table-cell>
          <table:table-cell office:value-type="float" office:value="124" calcext:value-type="float">
            <text:p>124</text:p>
          </table:table-cell>
          <table:table-cell office:value-type="float" office:value="382" calcext:value-type="float">
            <text:p>382</text:p>
          </table:table-cell>
          <table:table-cell table:formula="of:=VLOOKUP([.B206];[$pin_name.$B$2:.$C$1113];2;0)" office:value-type="float" office:value="382" calcext:value-type="float">
            <text:p>382</text:p>
          </table:table-cell>
          <table:table-cell table:formula="of:=IF([.D206]&lt;&gt;[.E206];&quot;BAD&quot;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0</text:p>
          </table:table-cell>
          <table:table-cell office:value-type="string" calcext:value-type="string">
            <text:p>SDIO0DAT2</text:p>
          </table:table-cell>
          <table:table-cell office:value-type="float" office:value="125" calcext:value-type="float">
            <text:p>125</text:p>
          </table:table-cell>
          <table:table-cell office:value-type="float" office:value="383" calcext:value-type="float">
            <text:p>383</text:p>
          </table:table-cell>
          <table:table-cell table:formula="of:=VLOOKUP([.B207];[$pin_name.$B$2:.$C$1113];2;0)" office:value-type="float" office:value="383" calcext:value-type="float">
            <text:p>383</text:p>
          </table:table-cell>
          <table:table-cell table:formula="of:=IF([.D207]&lt;&gt;[.E207];&quot;BAD&quot;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0</text:p>
          </table:table-cell>
          <table:table-cell office:value-type="string" calcext:value-type="string">
            <text:p>SDIO0DAT3</text:p>
          </table:table-cell>
          <table:table-cell office:value-type="float" office:value="126" calcext:value-type="float">
            <text:p>126</text:p>
          </table:table-cell>
          <table:table-cell office:value-type="float" office:value="384" calcext:value-type="float">
            <text:p>384</text:p>
          </table:table-cell>
          <table:table-cell table:formula="of:=VLOOKUP([.B208];[$pin_name.$B$2:.$C$1113];2;0)" office:value-type="float" office:value="384" calcext:value-type="float">
            <text:p>384</text:p>
          </table:table-cell>
          <table:table-cell table:formula="of:=IF([.D208]&lt;&gt;[.E208];&quot;BAD&quot;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0</text:p>
          </table:table-cell>
          <table:table-cell office:value-type="string" calcext:value-type="string">
            <text:p>SPI0CS0</text:p>
          </table:table-cell>
          <table:table-cell office:value-type="float" office:value="107" calcext:value-type="float">
            <text:p>107</text:p>
          </table:table-cell>
          <table:table-cell office:value-type="float" office:value="385" calcext:value-type="float">
            <text:p>385</text:p>
          </table:table-cell>
          <table:table-cell table:formula="of:=VLOOKUP([.B209];[$pin_name.$B$2:.$C$1113];2;0)" office:value-type="float" office:value="385" calcext:value-type="float">
            <text:p>385</text:p>
          </table:table-cell>
          <table:table-cell table:formula="of:=IF([.D209]&lt;&gt;[.E209];&quot;BAD&quot;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0</text:p>
          </table:table-cell>
          <table:table-cell office:value-type="string" calcext:value-type="string">
            <text:p>SPI0CS1</text:p>
          </table:table-cell>
          <table:table-cell office:value-type="float" office:value="106" calcext:value-type="float">
            <text:p>106</text:p>
          </table:table-cell>
          <table:table-cell office:value-type="float" office:value="386" calcext:value-type="float">
            <text:p>386</text:p>
          </table:table-cell>
          <table:table-cell table:formula="of:=VLOOKUP([.B210];[$pin_name.$B$2:.$C$1113];2;0)" office:value-type="float" office:value="386" calcext:value-type="float">
            <text:p>386</text:p>
          </table:table-cell>
          <table:table-cell table:formula="of:=IF([.D210]&lt;&gt;[.E210];&quot;BAD&quot;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0</text:p>
          </table:table-cell>
          <table:table-cell office:value-type="string" calcext:value-type="string">
            <text:p>SPI0CS2</text:p>
          </table:table-cell>
          <table:table-cell office:value-type="float" office:value="102" calcext:value-type="float">
            <text:p>102</text:p>
          </table:table-cell>
          <table:table-cell office:value-type="float" office:value="387" calcext:value-type="float">
            <text:p>387</text:p>
          </table:table-cell>
          <table:table-cell table:formula="of:=VLOOKUP([.B211];[$pin_name.$B$2:.$C$1113];2;0)" office:value-type="float" office:value="387" calcext:value-type="float">
            <text:p>387</text:p>
          </table:table-cell>
          <table:table-cell table:formula="of:=IF([.D211]&lt;&gt;[.E211];&quot;BAD&quot;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0</text:p>
          </table:table-cell>
          <table:table-cell office:value-type="string" calcext:value-type="string">
            <text:p>SPI0CS3</text:p>
          </table:table-cell>
          <table:table-cell office:value-type="float" office:value="101" calcext:value-type="float">
            <text:p>101</text:p>
          </table:table-cell>
          <table:table-cell office:value-type="float" office:value="388" calcext:value-type="float">
            <text:p>388</text:p>
          </table:table-cell>
          <table:table-cell table:formula="of:=VLOOKUP([.B212];[$pin_name.$B$2:.$C$1113];2;0)" office:value-type="float" office:value="388" calcext:value-type="float">
            <text:p>388</text:p>
          </table:table-cell>
          <table:table-cell table:formula="of:=IF([.D212]&lt;&gt;[.E212];&quot;BAD&quot;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0</text:p>
          </table:table-cell>
          <table:table-cell office:value-type="string" calcext:value-type="string">
            <text:p>SPI0SCLK</text:p>
          </table:table-cell>
          <table:table-cell office:value-type="float" office:value="110" calcext:value-type="float">
            <text:p>110</text:p>
          </table:table-cell>
          <table:table-cell table:style-name="ce6" office:value-type="float" office:value="62" calcext:value-type="float">
            <text:p>62</text:p>
          </table:table-cell>
          <table:table-cell table:formula="of:=VLOOKUP([.B213];[$pin_name.$B$2:.$C$1113];2;0)" office:value-type="float" office:value="62" calcext:value-type="float">
            <text:p>62</text:p>
          </table:table-cell>
          <table:table-cell table:formula="of:=IF([.D213]&lt;&gt;[.E213];&quot;BAD&quot;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0</text:p>
          </table:table-cell>
          <table:table-cell office:value-type="string" calcext:value-type="string">
            <text:p>SPI0SIO0</text:p>
          </table:table-cell>
          <table:table-cell office:value-type="float" office:value="109" calcext:value-type="float">
            <text:p>109</text:p>
          </table:table-cell>
          <table:table-cell office:value-type="float" office:value="389" calcext:value-type="float">
            <text:p>389</text:p>
          </table:table-cell>
          <table:table-cell table:formula="of:=VLOOKUP([.B214];[$pin_name.$B$2:.$C$1113];2;0)" office:value-type="float" office:value="389" calcext:value-type="float">
            <text:p>389</text:p>
          </table:table-cell>
          <table:table-cell table:formula="of:=IF([.D214]&lt;&gt;[.E214];&quot;BAD&quot;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0</text:p>
          </table:table-cell>
          <table:table-cell office:value-type="string" calcext:value-type="string">
            <text:p>SPI0SIO1</text:p>
          </table:table-cell>
          <table:table-cell office:value-type="float" office:value="108" calcext:value-type="float">
            <text:p>108</text:p>
          </table:table-cell>
          <table:table-cell office:value-type="float" office:value="390" calcext:value-type="float">
            <text:p>390</text:p>
          </table:table-cell>
          <table:table-cell table:formula="of:=VLOOKUP([.B215];[$pin_name.$B$2:.$C$1113];2;0)" office:value-type="float" office:value="390" calcext:value-type="float">
            <text:p>390</text:p>
          </table:table-cell>
          <table:table-cell table:formula="of:=IF([.D215]&lt;&gt;[.E215];&quot;BAD&quot;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0</text:p>
          </table:table-cell>
          <table:table-cell office:value-type="string" calcext:value-type="string">
            <text:p>SPI0SIO2</text:p>
          </table:table-cell>
          <table:table-cell office:value-type="float" office:value="100" calcext:value-type="float">
            <text:p>100</text:p>
          </table:table-cell>
          <table:table-cell office:value-type="float" office:value="391" calcext:value-type="float">
            <text:p>391</text:p>
          </table:table-cell>
          <table:table-cell table:formula="of:=VLOOKUP([.B216];[$pin_name.$B$2:.$C$1113];2;0)" office:value-type="float" office:value="391" calcext:value-type="float">
            <text:p>391</text:p>
          </table:table-cell>
          <table:table-cell table:formula="of:=IF([.D216]&lt;&gt;[.E216];&quot;BAD&quot;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0</text:p>
          </table:table-cell>
          <table:table-cell office:value-type="string" calcext:value-type="string">
            <text:p>SPI0SIO3</text:p>
          </table:table-cell>
          <table:table-cell office:value-type="float" office:value="99" calcext:value-type="float">
            <text:p>99</text:p>
          </table:table-cell>
          <table:table-cell office:value-type="float" office:value="392" calcext:value-type="float">
            <text:p>392</text:p>
          </table:table-cell>
          <table:table-cell table:formula="of:=VLOOKUP([.B217];[$pin_name.$B$2:.$C$1113];2;0)" office:value-type="float" office:value="392" calcext:value-type="float">
            <text:p>392</text:p>
          </table:table-cell>
          <table:table-cell table:formula="of:=IF([.D217]&lt;&gt;[.E217];&quot;BAD&quot;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0</text:p>
          </table:table-cell>
          <table:table-cell office:value-type="string" calcext:value-type="string">
            <text:p>SPI1CS0</text:p>
          </table:table-cell>
          <table:table-cell office:value-type="float" office:value="117" calcext:value-type="float">
            <text:p>117</text:p>
          </table:table-cell>
          <table:table-cell office:value-type="float" office:value="393" calcext:value-type="float">
            <text:p>393</text:p>
          </table:table-cell>
          <table:table-cell table:formula="of:=VLOOKUP([.B218];[$pin_name.$B$2:.$C$1113];2;0)" office:value-type="float" office:value="393" calcext:value-type="float">
            <text:p>393</text:p>
          </table:table-cell>
          <table:table-cell table:formula="of:=IF([.D218]&lt;&gt;[.E218];&quot;BAD&quot;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0</text:p>
          </table:table-cell>
          <table:table-cell table:style-name="ce5" office:value-type="string" calcext:value-type="string">
            <text:p>SPI1CS1</text:p>
          </table:table-cell>
          <table:table-cell office:value-type="float" office:value="116" calcext:value-type="float">
            <text:p>116</text:p>
          </table:table-cell>
          <table:table-cell office:value-type="float" office:value="394" calcext:value-type="float">
            <text:p>394</text:p>
          </table:table-cell>
          <table:table-cell table:formula="of:=VLOOKUP([.B219];[$pin_name.$B$2:.$C$1113];2;0)" office:value-type="float" office:value="394" calcext:value-type="float">
            <text:p>394</text:p>
          </table:table-cell>
          <table:table-cell table:formula="of:=IF([.D219]&lt;&gt;[.E219];&quot;BAD&quot;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8</text:p>
          </table:table-cell>
          <table:table-cell table:style-name="ce5" office:value-type="string" calcext:value-type="string">
            <text:p>SPI1CS1</text:p>
          </table:table-cell>
          <table:table-cell office:value-type="float" office:value="126" calcext:value-type="float">
            <text:p>126</text:p>
          </table:table-cell>
          <table:table-cell office:value-type="float" office:value="394" calcext:value-type="float">
            <text:p>394</text:p>
          </table:table-cell>
          <table:table-cell table:formula="of:=VLOOKUP([.B220];[$pin_name.$B$2:.$C$1113];2;0)" office:value-type="float" office:value="394" calcext:value-type="float">
            <text:p>394</text:p>
          </table:table-cell>
          <table:table-cell table:formula="of:=IF([.D220]&lt;&gt;[.E220];&quot;BAD&quot;;&quot;&quot;)">
            <text:p/>
          </table:table-cell>
          <table:table-cell office:value-type="float" office:value="12" calcext:value-type="float">
            <text:p>12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0</text:p>
          </table:table-cell>
          <table:table-cell office:value-type="string" calcext:value-type="string">
            <text:p>SPI1CS2</text:p>
          </table:table-cell>
          <table:table-cell office:value-type="float" office:value="115" calcext:value-type="float">
            <text:p>115</text:p>
          </table:table-cell>
          <table:table-cell office:value-type="float" office:value="395" calcext:value-type="float">
            <text:p>395</text:p>
          </table:table-cell>
          <table:table-cell table:formula="of:=VLOOKUP([.B221];[$pin_name.$B$2:.$C$1113];2;0)" office:value-type="float" office:value="395" calcext:value-type="float">
            <text:p>395</text:p>
          </table:table-cell>
          <table:table-cell table:formula="of:=IF([.D221]&lt;&gt;[.E221];&quot;BAD&quot;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0</text:p>
          </table:table-cell>
          <table:table-cell office:value-type="string" calcext:value-type="string">
            <text:p>SPI1SCLK</text:p>
          </table:table-cell>
          <table:table-cell office:value-type="float" office:value="120" calcext:value-type="float">
            <text:p>120</text:p>
          </table:table-cell>
          <table:table-cell table:style-name="ce6" office:value-type="float" office:value="37" calcext:value-type="float">
            <text:p>37</text:p>
          </table:table-cell>
          <table:table-cell table:formula="of:=VLOOKUP([.B222];[$pin_name.$B$2:.$C$1113];2;0)" office:value-type="float" office:value="37" calcext:value-type="float">
            <text:p>37</text:p>
          </table:table-cell>
          <table:table-cell table:formula="of:=IF([.D222]&lt;&gt;[.E222];&quot;BAD&quot;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0</text:p>
          </table:table-cell>
          <table:table-cell office:value-type="string" calcext:value-type="string">
            <text:p>SPI1SIO0</text:p>
          </table:table-cell>
          <table:table-cell office:value-type="float" office:value="119" calcext:value-type="float">
            <text:p>119</text:p>
          </table:table-cell>
          <table:table-cell office:value-type="float" office:value="396" calcext:value-type="float">
            <text:p>396</text:p>
          </table:table-cell>
          <table:table-cell table:formula="of:=VLOOKUP([.B223];[$pin_name.$B$2:.$C$1113];2;0)" office:value-type="float" office:value="396" calcext:value-type="float">
            <text:p>396</text:p>
          </table:table-cell>
          <table:table-cell table:formula="of:=IF([.D223]&lt;&gt;[.E223];&quot;BAD&quot;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0</text:p>
          </table:table-cell>
          <table:table-cell office:value-type="string" calcext:value-type="string">
            <text:p>SPI1SIO1</text:p>
          </table:table-cell>
          <table:table-cell office:value-type="float" office:value="118" calcext:value-type="float">
            <text:p>118</text:p>
          </table:table-cell>
          <table:table-cell office:value-type="float" office:value="397" calcext:value-type="float">
            <text:p>397</text:p>
          </table:table-cell>
          <table:table-cell table:formula="of:=VLOOKUP([.B224];[$pin_name.$B$2:.$C$1113];2;0)" office:value-type="float" office:value="397" calcext:value-type="float">
            <text:p>397</text:p>
          </table:table-cell>
          <table:table-cell table:formula="of:=IF([.D224]&lt;&gt;[.E224];&quot;BAD&quot;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8</text:p>
          </table:table-cell>
          <table:table-cell office:value-type="string" calcext:value-type="string">
            <text:p>SPI2CS0</text:p>
          </table:table-cell>
          <table:table-cell office:value-type="float" office:value="99" calcext:value-type="float">
            <text:p>99</text:p>
          </table:table-cell>
          <table:table-cell office:value-type="float" office:value="398" calcext:value-type="float">
            <text:p>398</text:p>
          </table:table-cell>
          <table:table-cell table:formula="of:=VLOOKUP([.B225];[$pin_name.$B$2:.$C$1113];2;0)" office:value-type="float" office:value="398" calcext:value-type="float">
            <text:p>398</text:p>
          </table:table-cell>
          <table:table-cell table:formula="of:=IF([.D225]&lt;&gt;[.E225];&quot;BAD&quot;;&quot;&quot;)">
            <text:p/>
          </table:table-cell>
          <table:table-cell office:value-type="float" office:value="12" calcext:value-type="float">
            <text:p>12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8</text:p>
          </table:table-cell>
          <table:table-cell office:value-type="string" calcext:value-type="string">
            <text:p>SPI2CS1</text:p>
          </table:table-cell>
          <table:table-cell office:value-type="float" office:value="123" calcext:value-type="float">
            <text:p>123</text:p>
          </table:table-cell>
          <table:table-cell office:value-type="float" office:value="399" calcext:value-type="float">
            <text:p>399</text:p>
          </table:table-cell>
          <table:table-cell table:formula="of:=VLOOKUP([.B226];[$pin_name.$B$2:.$C$1113];2;0)" office:value-type="float" office:value="399" calcext:value-type="float">
            <text:p>399</text:p>
          </table:table-cell>
          <table:table-cell table:formula="of:=IF([.D226]&lt;&gt;[.E226];&quot;BAD&quot;;&quot;&quot;)">
            <text:p/>
          </table:table-cell>
          <table:table-cell office:value-type="float" office:value="12" calcext:value-type="float">
            <text:p>12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8</text:p>
          </table:table-cell>
          <table:table-cell office:value-type="string" calcext:value-type="string">
            <text:p>SPI2SCLK</text:p>
          </table:table-cell>
          <table:table-cell office:value-type="float" office:value="102" calcext:value-type="float">
            <text:p>102</text:p>
          </table:table-cell>
          <table:table-cell office:value-type="float" office:value="400" calcext:value-type="float">
            <text:p>400</text:p>
          </table:table-cell>
          <table:table-cell table:formula="of:=VLOOKUP([.B227];[$pin_name.$B$2:.$C$1113];2;0)" office:value-type="float" office:value="400" calcext:value-type="float">
            <text:p>400</text:p>
          </table:table-cell>
          <table:table-cell table:formula="of:=IF([.D227]&lt;&gt;[.E227];&quot;BAD&quot;;&quot;&quot;)">
            <text:p/>
          </table:table-cell>
          <table:table-cell office:value-type="float" office:value="12" calcext:value-type="float">
            <text:p>12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8</text:p>
          </table:table-cell>
          <table:table-cell office:value-type="string" calcext:value-type="string">
            <text:p>SPI2SIO0</text:p>
          </table:table-cell>
          <table:table-cell office:value-type="float" office:value="101" calcext:value-type="float">
            <text:p>101</text:p>
          </table:table-cell>
          <table:table-cell office:value-type="float" office:value="401" calcext:value-type="float">
            <text:p>401</text:p>
          </table:table-cell>
          <table:table-cell table:formula="of:=VLOOKUP([.B228];[$pin_name.$B$2:.$C$1113];2;0)" office:value-type="float" office:value="401" calcext:value-type="float">
            <text:p>401</text:p>
          </table:table-cell>
          <table:table-cell table:formula="of:=IF([.D228]&lt;&gt;[.E228];&quot;BAD&quot;;&quot;&quot;)">
            <text:p/>
          </table:table-cell>
          <table:table-cell office:value-type="float" office:value="12" calcext:value-type="float">
            <text:p>12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8</text:p>
          </table:table-cell>
          <table:table-cell office:value-type="string" calcext:value-type="string">
            <text:p>SPI2SIO1</text:p>
          </table:table-cell>
          <table:table-cell office:value-type="float" office:value="100" calcext:value-type="float">
            <text:p>100</text:p>
          </table:table-cell>
          <table:table-cell office:value-type="float" office:value="402" calcext:value-type="float">
            <text:p>402</text:p>
          </table:table-cell>
          <table:table-cell table:formula="of:=VLOOKUP([.B229];[$pin_name.$B$2:.$C$1113];2;0)" office:value-type="float" office:value="402" calcext:value-type="float">
            <text:p>402</text:p>
          </table:table-cell>
          <table:table-cell table:formula="of:=IF([.D229]&lt;&gt;[.E229];&quot;BAD&quot;;&quot;&quot;)">
            <text:p/>
          </table:table-cell>
          <table:table-cell office:value-type="float" office:value="12" calcext:value-type="float">
            <text:p>12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8</text:p>
          </table:table-cell>
          <table:table-cell office:value-type="string" calcext:value-type="string">
            <text:p>SPI3CS0</text:p>
          </table:table-cell>
          <table:table-cell office:value-type="float" office:value="103" calcext:value-type="float">
            <text:p>103</text:p>
          </table:table-cell>
          <table:table-cell office:value-type="float" office:value="403" calcext:value-type="float">
            <text:p>403</text:p>
          </table:table-cell>
          <table:table-cell table:formula="of:=VLOOKUP([.B230];[$pin_name.$B$2:.$C$1113];2;0)" office:value-type="float" office:value="403" calcext:value-type="float">
            <text:p>403</text:p>
          </table:table-cell>
          <table:table-cell table:formula="of:=IF([.D230]&lt;&gt;[.E230];&quot;BAD&quot;;&quot;&quot;)">
            <text:p/>
          </table:table-cell>
          <table:table-cell office:value-type="float" office:value="12" calcext:value-type="float">
            <text:p>12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8</text:p>
          </table:table-cell>
          <table:table-cell office:value-type="string" calcext:value-type="string">
            <text:p>SPI3CS1</text:p>
          </table:table-cell>
          <table:table-cell office:value-type="float" office:value="124" calcext:value-type="float">
            <text:p>124</text:p>
          </table:table-cell>
          <table:table-cell office:value-type="float" office:value="404" calcext:value-type="float">
            <text:p>404</text:p>
          </table:table-cell>
          <table:table-cell table:formula="of:=VLOOKUP([.B231];[$pin_name.$B$2:.$C$1113];2;0)" office:value-type="float" office:value="404" calcext:value-type="float">
            <text:p>404</text:p>
          </table:table-cell>
          <table:table-cell table:formula="of:=IF([.D231]&lt;&gt;[.E231];&quot;BAD&quot;;&quot;&quot;)">
            <text:p/>
          </table:table-cell>
          <table:table-cell office:value-type="float" office:value="12" calcext:value-type="float">
            <text:p>12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8</text:p>
          </table:table-cell>
          <table:table-cell office:value-type="string" calcext:value-type="string">
            <text:p>SPI3SCLK</text:p>
          </table:table-cell>
          <table:table-cell office:value-type="float" office:value="106" calcext:value-type="float">
            <text:p>106</text:p>
          </table:table-cell>
          <table:table-cell office:value-type="float" office:value="405" calcext:value-type="float">
            <text:p>405</text:p>
          </table:table-cell>
          <table:table-cell table:formula="of:=VLOOKUP([.B232];[$pin_name.$B$2:.$C$1113];2;0)" office:value-type="float" office:value="405" calcext:value-type="float">
            <text:p>405</text:p>
          </table:table-cell>
          <table:table-cell table:formula="of:=IF([.D232]&lt;&gt;[.E232];&quot;BAD&quot;;&quot;&quot;)">
            <text:p/>
          </table:table-cell>
          <table:table-cell office:value-type="float" office:value="12" calcext:value-type="float">
            <text:p>12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8</text:p>
          </table:table-cell>
          <table:table-cell office:value-type="string" calcext:value-type="string">
            <text:p>SPI3SIO0</text:p>
          </table:table-cell>
          <table:table-cell office:value-type="float" office:value="105" calcext:value-type="float">
            <text:p>105</text:p>
          </table:table-cell>
          <table:table-cell office:value-type="float" office:value="406" calcext:value-type="float">
            <text:p>406</text:p>
          </table:table-cell>
          <table:table-cell table:formula="of:=VLOOKUP([.B233];[$pin_name.$B$2:.$C$1113];2;0)" office:value-type="float" office:value="406" calcext:value-type="float">
            <text:p>406</text:p>
          </table:table-cell>
          <table:table-cell table:formula="of:=IF([.D233]&lt;&gt;[.E233];&quot;BAD&quot;;&quot;&quot;)">
            <text:p/>
          </table:table-cell>
          <table:table-cell office:value-type="float" office:value="12" calcext:value-type="float">
            <text:p>12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8</text:p>
          </table:table-cell>
          <table:table-cell office:value-type="string" calcext:value-type="string">
            <text:p>SPI3SIO1</text:p>
          </table:table-cell>
          <table:table-cell office:value-type="float" office:value="104" calcext:value-type="float">
            <text:p>104</text:p>
          </table:table-cell>
          <table:table-cell office:value-type="float" office:value="407" calcext:value-type="float">
            <text:p>407</text:p>
          </table:table-cell>
          <table:table-cell table:formula="of:=VLOOKUP([.B234];[$pin_name.$B$2:.$C$1113];2;0)" office:value-type="float" office:value="407" calcext:value-type="float">
            <text:p>407</text:p>
          </table:table-cell>
          <table:table-cell table:formula="of:=IF([.D234]&lt;&gt;[.E234];&quot;BAD&quot;;&quot;&quot;)">
            <text:p/>
          </table:table-cell>
          <table:table-cell office:value-type="float" office:value="12" calcext:value-type="float">
            <text:p>12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8</text:p>
          </table:table-cell>
          <table:table-cell office:value-type="string" calcext:value-type="string">
            <text:p>SPI4CS0</text:p>
          </table:table-cell>
          <table:table-cell office:value-type="float" office:value="107" calcext:value-type="float">
            <text:p>107</text:p>
          </table:table-cell>
          <table:table-cell office:value-type="float" office:value="408" calcext:value-type="float">
            <text:p>408</text:p>
          </table:table-cell>
          <table:table-cell table:formula="of:=VLOOKUP([.B235];[$pin_name.$B$2:.$C$1113];2;0)" office:value-type="float" office:value="408" calcext:value-type="float">
            <text:p>408</text:p>
          </table:table-cell>
          <table:table-cell table:formula="of:=IF([.D235]&lt;&gt;[.E235];&quot;BAD&quot;;&quot;&quot;)">
            <text:p/>
          </table:table-cell>
          <table:table-cell office:value-type="float" office:value="12" calcext:value-type="float">
            <text:p>12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8</text:p>
          </table:table-cell>
          <table:table-cell office:value-type="string" calcext:value-type="string">
            <text:p>SPI4SCLK</text:p>
          </table:table-cell>
          <table:table-cell office:value-type="float" office:value="110" calcext:value-type="float">
            <text:p>110</text:p>
          </table:table-cell>
          <table:table-cell office:value-type="float" office:value="409" calcext:value-type="float">
            <text:p>409</text:p>
          </table:table-cell>
          <table:table-cell table:formula="of:=VLOOKUP([.B236];[$pin_name.$B$2:.$C$1113];2;0)" office:value-type="float" office:value="409" calcext:value-type="float">
            <text:p>409</text:p>
          </table:table-cell>
          <table:table-cell table:formula="of:=IF([.D236]&lt;&gt;[.E236];&quot;BAD&quot;;&quot;&quot;)">
            <text:p/>
          </table:table-cell>
          <table:table-cell office:value-type="float" office:value="12" calcext:value-type="float">
            <text:p>12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8</text:p>
          </table:table-cell>
          <table:table-cell office:value-type="string" calcext:value-type="string">
            <text:p>SPI4SIO0</text:p>
          </table:table-cell>
          <table:table-cell office:value-type="float" office:value="108" calcext:value-type="float">
            <text:p>108</text:p>
          </table:table-cell>
          <table:table-cell office:value-type="float" office:value="410" calcext:value-type="float">
            <text:p>410</text:p>
          </table:table-cell>
          <table:table-cell table:formula="of:=VLOOKUP([.B237];[$pin_name.$B$2:.$C$1113];2;0)" office:value-type="float" office:value="410" calcext:value-type="float">
            <text:p>410</text:p>
          </table:table-cell>
          <table:table-cell table:formula="of:=IF([.D237]&lt;&gt;[.E237];&quot;BAD&quot;;&quot;&quot;)">
            <text:p/>
          </table:table-cell>
          <table:table-cell office:value-type="float" office:value="12" calcext:value-type="float">
            <text:p>12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8</text:p>
          </table:table-cell>
          <table:table-cell office:value-type="string" calcext:value-type="string">
            <text:p>SPI4SIO1</text:p>
          </table:table-cell>
          <table:table-cell office:value-type="float" office:value="109" calcext:value-type="float">
            <text:p>109</text:p>
          </table:table-cell>
          <table:table-cell office:value-type="float" office:value="411" calcext:value-type="float">
            <text:p>411</text:p>
          </table:table-cell>
          <table:table-cell table:formula="of:=VLOOKUP([.B238];[$pin_name.$B$2:.$C$1113];2;0)" office:value-type="float" office:value="411" calcext:value-type="float">
            <text:p>411</text:p>
          </table:table-cell>
          <table:table-cell table:formula="of:=IF([.D238]&lt;&gt;[.E238];&quot;BAD&quot;;&quot;&quot;)">
            <text:p/>
          </table:table-cell>
          <table:table-cell office:value-type="float" office:value="12" calcext:value-type="float">
            <text:p>12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8</text:p>
          </table:table-cell>
          <table:table-cell office:value-type="string" calcext:value-type="string">
            <text:p>SPI5CS0</text:p>
          </table:table-cell>
          <table:table-cell office:value-type="float" office:value="111" calcext:value-type="float">
            <text:p>111</text:p>
          </table:table-cell>
          <table:table-cell office:value-type="float" office:value="412" calcext:value-type="float">
            <text:p>412</text:p>
          </table:table-cell>
          <table:table-cell table:formula="of:=VLOOKUP([.B239];[$pin_name.$B$2:.$C$1113];2;0)" office:value-type="float" office:value="412" calcext:value-type="float">
            <text:p>412</text:p>
          </table:table-cell>
          <table:table-cell table:formula="of:=IF([.D239]&lt;&gt;[.E239];&quot;BAD&quot;;&quot;&quot;)">
            <text:p/>
          </table:table-cell>
          <table:table-cell office:value-type="float" office:value="12" calcext:value-type="float">
            <text:p>12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8</text:p>
          </table:table-cell>
          <table:table-cell office:value-type="string" calcext:value-type="string">
            <text:p>SPI5CS1</text:p>
          </table:table-cell>
          <table:table-cell office:value-type="float" office:value="125" calcext:value-type="float">
            <text:p>125</text:p>
          </table:table-cell>
          <table:table-cell office:value-type="float" office:value="413" calcext:value-type="float">
            <text:p>413</text:p>
          </table:table-cell>
          <table:table-cell table:formula="of:=VLOOKUP([.B240];[$pin_name.$B$2:.$C$1113];2;0)" office:value-type="float" office:value="413" calcext:value-type="float">
            <text:p>413</text:p>
          </table:table-cell>
          <table:table-cell table:formula="of:=IF([.D240]&lt;&gt;[.E240];&quot;BAD&quot;;&quot;&quot;)">
            <text:p/>
          </table:table-cell>
          <table:table-cell office:value-type="float" office:value="12" calcext:value-type="float">
            <text:p>12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8</text:p>
          </table:table-cell>
          <table:table-cell office:value-type="string" calcext:value-type="string">
            <text:p>SPI5SCLK</text:p>
          </table:table-cell>
          <table:table-cell office:value-type="float" office:value="114" calcext:value-type="float">
            <text:p>114</text:p>
          </table:table-cell>
          <table:table-cell office:value-type="float" office:value="414" calcext:value-type="float">
            <text:p>414</text:p>
          </table:table-cell>
          <table:table-cell table:formula="of:=VLOOKUP([.B241];[$pin_name.$B$2:.$C$1113];2;0)" office:value-type="float" office:value="414" calcext:value-type="float">
            <text:p>414</text:p>
          </table:table-cell>
          <table:table-cell table:formula="of:=IF([.D241]&lt;&gt;[.E241];&quot;BAD&quot;;&quot;&quot;)">
            <text:p/>
          </table:table-cell>
          <table:table-cell office:value-type="float" office:value="12" calcext:value-type="float">
            <text:p>12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8</text:p>
          </table:table-cell>
          <table:table-cell office:value-type="string" calcext:value-type="string">
            <text:p>SPI5SIO0</text:p>
          </table:table-cell>
          <table:table-cell office:value-type="float" office:value="113" calcext:value-type="float">
            <text:p>113</text:p>
          </table:table-cell>
          <table:table-cell office:value-type="float" office:value="415" calcext:value-type="float">
            <text:p>415</text:p>
          </table:table-cell>
          <table:table-cell table:formula="of:=VLOOKUP([.B242];[$pin_name.$B$2:.$C$1113];2;0)" office:value-type="float" office:value="415" calcext:value-type="float">
            <text:p>415</text:p>
          </table:table-cell>
          <table:table-cell table:formula="of:=IF([.D242]&lt;&gt;[.E242];&quot;BAD&quot;;&quot;&quot;)">
            <text:p/>
          </table:table-cell>
          <table:table-cell office:value-type="float" office:value="12" calcext:value-type="float">
            <text:p>12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8</text:p>
          </table:table-cell>
          <table:table-cell office:value-type="string" calcext:value-type="string">
            <text:p>SPI5SIO1</text:p>
          </table:table-cell>
          <table:table-cell office:value-type="float" office:value="112" calcext:value-type="float">
            <text:p>112</text:p>
          </table:table-cell>
          <table:table-cell office:value-type="float" office:value="416" calcext:value-type="float">
            <text:p>416</text:p>
          </table:table-cell>
          <table:table-cell table:formula="of:=VLOOKUP([.B243];[$pin_name.$B$2:.$C$1113];2;0)" office:value-type="float" office:value="416" calcext:value-type="float">
            <text:p>416</text:p>
          </table:table-cell>
          <table:table-cell table:formula="of:=IF([.D243]&lt;&gt;[.E243];&quot;BAD&quot;;&quot;&quot;)">
            <text:p/>
          </table:table-cell>
          <table:table-cell office:value-type="float" office:value="12" calcext:value-type="float">
            <text:p>12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5</text:p>
          </table:table-cell>
          <table:table-cell office:value-type="string" calcext:value-type="string">
            <text:p>SYSRIO0</text:p>
          </table:table-cell>
          <table:table-cell office:value-type="float" office:value="99" calcext:value-type="float">
            <text:p>99</text:p>
          </table:table-cell>
          <table:table-cell office:value-type="float" office:value="417" calcext:value-type="float">
            <text:p>417</text:p>
          </table:table-cell>
          <table:table-cell table:formula="of:=VLOOKUP([.B244];[$pin_name.$B$2:.$C$1113];2;0)" office:value-type="float" office:value="417" calcext:value-type="float">
            <text:p>417</text:p>
          </table:table-cell>
          <table:table-cell table:formula="of:=IF([.D244]&lt;&gt;[.E244];&quot;BAD&quot;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5</text:p>
          </table:table-cell>
          <table:table-cell office:value-type="string" calcext:value-type="string">
            <text:p>SYSRIO1</text:p>
          </table:table-cell>
          <table:table-cell office:value-type="float" office:value="100" calcext:value-type="float">
            <text:p>100</text:p>
          </table:table-cell>
          <table:table-cell office:value-type="float" office:value="418" calcext:value-type="float">
            <text:p>418</text:p>
          </table:table-cell>
          <table:table-cell table:formula="of:=VLOOKUP([.B245];[$pin_name.$B$2:.$C$1113];2;0)" office:value-type="float" office:value="418" calcext:value-type="float">
            <text:p>418</text:p>
          </table:table-cell>
          <table:table-cell table:formula="of:=IF([.D245]&lt;&gt;[.E245];&quot;BAD&quot;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5</text:p>
          </table:table-cell>
          <table:table-cell office:value-type="string" calcext:value-type="string">
            <text:p>SYSRIO2</text:p>
          </table:table-cell>
          <table:table-cell office:value-type="float" office:value="101" calcext:value-type="float">
            <text:p>101</text:p>
          </table:table-cell>
          <table:table-cell office:value-type="float" office:value="419" calcext:value-type="float">
            <text:p>419</text:p>
          </table:table-cell>
          <table:table-cell table:formula="of:=VLOOKUP([.B246];[$pin_name.$B$2:.$C$1113];2;0)" office:value-type="float" office:value="419" calcext:value-type="float">
            <text:p>419</text:p>
          </table:table-cell>
          <table:table-cell table:formula="of:=IF([.D246]&lt;&gt;[.E246];&quot;BAD&quot;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5</text:p>
          </table:table-cell>
          <table:table-cell office:value-type="string" calcext:value-type="string">
            <text:p>SYSRIO3</text:p>
          </table:table-cell>
          <table:table-cell office:value-type="float" office:value="102" calcext:value-type="float">
            <text:p>102</text:p>
          </table:table-cell>
          <table:table-cell office:value-type="float" office:value="420" calcext:value-type="float">
            <text:p>420</text:p>
          </table:table-cell>
          <table:table-cell table:formula="of:=VLOOKUP([.B247];[$pin_name.$B$2:.$C$1113];2;0)" office:value-type="float" office:value="420" calcext:value-type="float">
            <text:p>420</text:p>
          </table:table-cell>
          <table:table-cell table:formula="of:=IF([.D247]&lt;&gt;[.E247];&quot;BAD&quot;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5</text:p>
          </table:table-cell>
          <table:table-cell office:value-type="string" calcext:value-type="string">
            <text:p>SYSRIO4</text:p>
          </table:table-cell>
          <table:table-cell office:value-type="float" office:value="103" calcext:value-type="float">
            <text:p>103</text:p>
          </table:table-cell>
          <table:table-cell office:value-type="float" office:value="421" calcext:value-type="float">
            <text:p>421</text:p>
          </table:table-cell>
          <table:table-cell table:formula="of:=VLOOKUP([.B248];[$pin_name.$B$2:.$C$1113];2;0)" office:value-type="float" office:value="421" calcext:value-type="float">
            <text:p>421</text:p>
          </table:table-cell>
          <table:table-cell table:formula="of:=IF([.D248]&lt;&gt;[.E248];&quot;BAD&quot;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5</text:p>
          </table:table-cell>
          <table:table-cell office:value-type="string" calcext:value-type="string">
            <text:p>SYSRIO5</text:p>
          </table:table-cell>
          <table:table-cell office:value-type="float" office:value="104" calcext:value-type="float">
            <text:p>104</text:p>
          </table:table-cell>
          <table:table-cell office:value-type="float" office:value="422" calcext:value-type="float">
            <text:p>422</text:p>
          </table:table-cell>
          <table:table-cell table:formula="of:=VLOOKUP([.B249];[$pin_name.$B$2:.$C$1113];2;0)" office:value-type="float" office:value="422" calcext:value-type="float">
            <text:p>422</text:p>
          </table:table-cell>
          <table:table-cell table:formula="of:=IF([.D249]&lt;&gt;[.E249];&quot;BAD&quot;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5</text:p>
          </table:table-cell>
          <table:table-cell office:value-type="string" calcext:value-type="string">
            <text:p>SYSRIO6</text:p>
          </table:table-cell>
          <table:table-cell office:value-type="float" office:value="105" calcext:value-type="float">
            <text:p>105</text:p>
          </table:table-cell>
          <table:table-cell office:value-type="float" office:value="423" calcext:value-type="float">
            <text:p>423</text:p>
          </table:table-cell>
          <table:table-cell table:formula="of:=VLOOKUP([.B250];[$pin_name.$B$2:.$C$1113];2;0)" office:value-type="float" office:value="423" calcext:value-type="float">
            <text:p>423</text:p>
          </table:table-cell>
          <table:table-cell table:formula="of:=IF([.D250]&lt;&gt;[.E250];&quot;BAD&quot;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5</text:p>
          </table:table-cell>
          <table:table-cell office:value-type="string" calcext:value-type="string">
            <text:p>SYSRIO7</text:p>
          </table:table-cell>
          <table:table-cell office:value-type="float" office:value="106" calcext:value-type="float">
            <text:p>106</text:p>
          </table:table-cell>
          <table:table-cell office:value-type="float" office:value="424" calcext:value-type="float">
            <text:p>424</text:p>
          </table:table-cell>
          <table:table-cell table:formula="of:=VLOOKUP([.B251];[$pin_name.$B$2:.$C$1113];2;0)" office:value-type="float" office:value="424" calcext:value-type="float">
            <text:p>424</text:p>
          </table:table-cell>
          <table:table-cell table:formula="of:=IF([.D251]&lt;&gt;[.E251];&quot;BAD&quot;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5</text:p>
          </table:table-cell>
          <table:table-cell office:value-type="string" calcext:value-type="string">
            <text:p>SYSRIO8</text:p>
          </table:table-cell>
          <table:table-cell office:value-type="float" office:value="107" calcext:value-type="float">
            <text:p>107</text:p>
          </table:table-cell>
          <table:table-cell office:value-type="float" office:value="425" calcext:value-type="float">
            <text:p>425</text:p>
          </table:table-cell>
          <table:table-cell table:formula="of:=VLOOKUP([.B252];[$pin_name.$B$2:.$C$1113];2;0)" office:value-type="float" office:value="425" calcext:value-type="float">
            <text:p>425</text:p>
          </table:table-cell>
          <table:table-cell table:formula="of:=IF([.D252]&lt;&gt;[.E252];&quot;BAD&quot;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5</text:p>
          </table:table-cell>
          <table:table-cell office:value-type="string" calcext:value-type="string">
            <text:p>SYSRIO9</text:p>
          </table:table-cell>
          <table:table-cell office:value-type="float" office:value="108" calcext:value-type="float">
            <text:p>108</text:p>
          </table:table-cell>
          <table:table-cell office:value-type="float" office:value="426" calcext:value-type="float">
            <text:p>426</text:p>
          </table:table-cell>
          <table:table-cell table:formula="of:=VLOOKUP([.B253];[$pin_name.$B$2:.$C$1113];2;0)" office:value-type="float" office:value="426" calcext:value-type="float">
            <text:p>426</text:p>
          </table:table-cell>
          <table:table-cell table:formula="of:=IF([.D253]&lt;&gt;[.E253];&quot;BAD&quot;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5</text:p>
          </table:table-cell>
          <table:table-cell office:value-type="string" calcext:value-type="string">
            <text:p>SYSRIO10</text:p>
          </table:table-cell>
          <table:table-cell office:value-type="float" office:value="109" calcext:value-type="float">
            <text:p>109</text:p>
          </table:table-cell>
          <table:table-cell office:value-type="float" office:value="427" calcext:value-type="float">
            <text:p>427</text:p>
          </table:table-cell>
          <table:table-cell table:formula="of:=VLOOKUP([.B254];[$pin_name.$B$2:.$C$1113];2;0)" office:value-type="float" office:value="427" calcext:value-type="float">
            <text:p>427</text:p>
          </table:table-cell>
          <table:table-cell table:formula="of:=IF([.D254]&lt;&gt;[.E254];&quot;BAD&quot;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5</text:p>
          </table:table-cell>
          <table:table-cell office:value-type="string" calcext:value-type="string">
            <text:p>SYSRIO11</text:p>
          </table:table-cell>
          <table:table-cell office:value-type="float" office:value="110" calcext:value-type="float">
            <text:p>110</text:p>
          </table:table-cell>
          <table:table-cell office:value-type="float" office:value="428" calcext:value-type="float">
            <text:p>428</text:p>
          </table:table-cell>
          <table:table-cell table:formula="of:=VLOOKUP([.B255];[$pin_name.$B$2:.$C$1113];2;0)" office:value-type="float" office:value="428" calcext:value-type="float">
            <text:p>428</text:p>
          </table:table-cell>
          <table:table-cell table:formula="of:=IF([.D255]&lt;&gt;[.E255];&quot;BAD&quot;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5</text:p>
          </table:table-cell>
          <table:table-cell office:value-type="string" calcext:value-type="string">
            <text:p>SYSRIO12</text:p>
          </table:table-cell>
          <table:table-cell office:value-type="float" office:value="111" calcext:value-type="float">
            <text:p>111</text:p>
          </table:table-cell>
          <table:table-cell office:value-type="float" office:value="429" calcext:value-type="float">
            <text:p>429</text:p>
          </table:table-cell>
          <table:table-cell table:formula="of:=VLOOKUP([.B256];[$pin_name.$B$2:.$C$1113];2;0)" office:value-type="float" office:value="429" calcext:value-type="float">
            <text:p>429</text:p>
          </table:table-cell>
          <table:table-cell table:formula="of:=IF([.D256]&lt;&gt;[.E256];&quot;BAD&quot;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5</text:p>
          </table:table-cell>
          <table:table-cell office:value-type="string" calcext:value-type="string">
            <text:p>SYSRIO13</text:p>
          </table:table-cell>
          <table:table-cell office:value-type="float" office:value="112" calcext:value-type="float">
            <text:p>112</text:p>
          </table:table-cell>
          <table:table-cell office:value-type="float" office:value="430" calcext:value-type="float">
            <text:p>430</text:p>
          </table:table-cell>
          <table:table-cell table:formula="of:=VLOOKUP([.B257];[$pin_name.$B$2:.$C$1113];2;0)" office:value-type="float" office:value="430" calcext:value-type="float">
            <text:p>430</text:p>
          </table:table-cell>
          <table:table-cell table:formula="of:=IF([.D257]&lt;&gt;[.E257];&quot;BAD&quot;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5</text:p>
          </table:table-cell>
          <table:table-cell office:value-type="string" calcext:value-type="string">
            <text:p>SYSRIO14</text:p>
          </table:table-cell>
          <table:table-cell office:value-type="float" office:value="113" calcext:value-type="float">
            <text:p>113</text:p>
          </table:table-cell>
          <table:table-cell office:value-type="float" office:value="431" calcext:value-type="float">
            <text:p>431</text:p>
          </table:table-cell>
          <table:table-cell table:formula="of:=VLOOKUP([.B258];[$pin_name.$B$2:.$C$1113];2;0)" office:value-type="float" office:value="431" calcext:value-type="float">
            <text:p>431</text:p>
          </table:table-cell>
          <table:table-cell table:formula="of:=IF([.D258]&lt;&gt;[.E258];&quot;BAD&quot;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5</text:p>
          </table:table-cell>
          <table:table-cell office:value-type="string" calcext:value-type="string">
            <text:p>SYSRIO15</text:p>
          </table:table-cell>
          <table:table-cell office:value-type="float" office:value="114" calcext:value-type="float">
            <text:p>114</text:p>
          </table:table-cell>
          <table:table-cell office:value-type="float" office:value="432" calcext:value-type="float">
            <text:p>432</text:p>
          </table:table-cell>
          <table:table-cell table:formula="of:=VLOOKUP([.B259];[$pin_name.$B$2:.$C$1113];2;0)" office:value-type="float" office:value="432" calcext:value-type="float">
            <text:p>432</text:p>
          </table:table-cell>
          <table:table-cell table:formula="of:=IF([.D259]&lt;&gt;[.E259];&quot;BAD&quot;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5</text:p>
          </table:table-cell>
          <table:table-cell office:value-type="string" calcext:value-type="string">
            <text:p>SYSRIO16</text:p>
          </table:table-cell>
          <table:table-cell office:value-type="float" office:value="115" calcext:value-type="float">
            <text:p>115</text:p>
          </table:table-cell>
          <table:table-cell office:value-type="float" office:value="433" calcext:value-type="float">
            <text:p>433</text:p>
          </table:table-cell>
          <table:table-cell table:formula="of:=VLOOKUP([.B260];[$pin_name.$B$2:.$C$1113];2;0)" office:value-type="float" office:value="433" calcext:value-type="float">
            <text:p>433</text:p>
          </table:table-cell>
          <table:table-cell table:formula="of:=IF([.D260]&lt;&gt;[.E260];&quot;BAD&quot;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5</text:p>
          </table:table-cell>
          <table:table-cell office:value-type="string" calcext:value-type="string">
            <text:p>SYSRIO17</text:p>
          </table:table-cell>
          <table:table-cell office:value-type="float" office:value="116" calcext:value-type="float">
            <text:p>116</text:p>
          </table:table-cell>
          <table:table-cell office:value-type="float" office:value="434" calcext:value-type="float">
            <text:p>434</text:p>
          </table:table-cell>
          <table:table-cell table:formula="of:=VLOOKUP([.B261];[$pin_name.$B$2:.$C$1113];2;0)" office:value-type="float" office:value="434" calcext:value-type="float">
            <text:p>434</text:p>
          </table:table-cell>
          <table:table-cell table:formula="of:=IF([.D261]&lt;&gt;[.E261];&quot;BAD&quot;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5</text:p>
          </table:table-cell>
          <table:table-cell office:value-type="string" calcext:value-type="string">
            <text:p>SYSRIO18</text:p>
          </table:table-cell>
          <table:table-cell office:value-type="float" office:value="117" calcext:value-type="float">
            <text:p>117</text:p>
          </table:table-cell>
          <table:table-cell office:value-type="float" office:value="435" calcext:value-type="float">
            <text:p>435</text:p>
          </table:table-cell>
          <table:table-cell table:formula="of:=VLOOKUP([.B262];[$pin_name.$B$2:.$C$1113];2;0)" office:value-type="float" office:value="435" calcext:value-type="float">
            <text:p>435</text:p>
          </table:table-cell>
          <table:table-cell table:formula="of:=IF([.D262]&lt;&gt;[.E262];&quot;BAD&quot;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5</text:p>
          </table:table-cell>
          <table:table-cell office:value-type="string" calcext:value-type="string">
            <text:p>SYSRIO19</text:p>
          </table:table-cell>
          <table:table-cell office:value-type="float" office:value="118" calcext:value-type="float">
            <text:p>118</text:p>
          </table:table-cell>
          <table:table-cell office:value-type="float" office:value="436" calcext:value-type="float">
            <text:p>436</text:p>
          </table:table-cell>
          <table:table-cell table:formula="of:=VLOOKUP([.B263];[$pin_name.$B$2:.$C$1113];2;0)" office:value-type="float" office:value="436" calcext:value-type="float">
            <text:p>436</text:p>
          </table:table-cell>
          <table:table-cell table:formula="of:=IF([.D263]&lt;&gt;[.E263];&quot;BAD&quot;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5</text:p>
          </table:table-cell>
          <table:table-cell office:value-type="string" calcext:value-type="string">
            <text:p>SYSRIO20</text:p>
          </table:table-cell>
          <table:table-cell office:value-type="float" office:value="119" calcext:value-type="float">
            <text:p>119</text:p>
          </table:table-cell>
          <table:table-cell office:value-type="float" office:value="437" calcext:value-type="float">
            <text:p>437</text:p>
          </table:table-cell>
          <table:table-cell table:formula="of:=VLOOKUP([.B264];[$pin_name.$B$2:.$C$1113];2;0)" office:value-type="float" office:value="437" calcext:value-type="float">
            <text:p>437</text:p>
          </table:table-cell>
          <table:table-cell table:formula="of:=IF([.D264]&lt;&gt;[.E264];&quot;BAD&quot;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5</text:p>
          </table:table-cell>
          <table:table-cell office:value-type="string" calcext:value-type="string">
            <text:p>SYSRIO21</text:p>
          </table:table-cell>
          <table:table-cell office:value-type="float" office:value="120" calcext:value-type="float">
            <text:p>120</text:p>
          </table:table-cell>
          <table:table-cell office:value-type="float" office:value="438" calcext:value-type="float">
            <text:p>438</text:p>
          </table:table-cell>
          <table:table-cell table:formula="of:=VLOOKUP([.B265];[$pin_name.$B$2:.$C$1113];2;0)" office:value-type="float" office:value="438" calcext:value-type="float">
            <text:p>438</text:p>
          </table:table-cell>
          <table:table-cell table:formula="of:=IF([.D265]&lt;&gt;[.E265];&quot;BAD&quot;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5</text:p>
          </table:table-cell>
          <table:table-cell office:value-type="string" calcext:value-type="string">
            <text:p>SYSRIO22</text:p>
          </table:table-cell>
          <table:table-cell office:value-type="float" office:value="121" calcext:value-type="float">
            <text:p>121</text:p>
          </table:table-cell>
          <table:table-cell office:value-type="float" office:value="439" calcext:value-type="float">
            <text:p>439</text:p>
          </table:table-cell>
          <table:table-cell table:formula="of:=VLOOKUP([.B266];[$pin_name.$B$2:.$C$1113];2;0)" office:value-type="float" office:value="439" calcext:value-type="float">
            <text:p>439</text:p>
          </table:table-cell>
          <table:table-cell table:formula="of:=IF([.D266]&lt;&gt;[.E266];&quot;BAD&quot;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5</text:p>
          </table:table-cell>
          <table:table-cell office:value-type="string" calcext:value-type="string">
            <text:p>SYSRIO23</text:p>
          </table:table-cell>
          <table:table-cell office:value-type="float" office:value="122" calcext:value-type="float">
            <text:p>122</text:p>
          </table:table-cell>
          <table:table-cell office:value-type="float" office:value="440" calcext:value-type="float">
            <text:p>440</text:p>
          </table:table-cell>
          <table:table-cell table:formula="of:=VLOOKUP([.B267];[$pin_name.$B$2:.$C$1113];2;0)" office:value-type="float" office:value="440" calcext:value-type="float">
            <text:p>440</text:p>
          </table:table-cell>
          <table:table-cell table:formula="of:=IF([.D267]&lt;&gt;[.E267];&quot;BAD&quot;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5</text:p>
          </table:table-cell>
          <table:table-cell office:value-type="string" calcext:value-type="string">
            <text:p>SYSRIO24</text:p>
          </table:table-cell>
          <table:table-cell office:value-type="float" office:value="123" calcext:value-type="float">
            <text:p>123</text:p>
          </table:table-cell>
          <table:table-cell office:value-type="float" office:value="441" calcext:value-type="float">
            <text:p>441</text:p>
          </table:table-cell>
          <table:table-cell table:formula="of:=VLOOKUP([.B268];[$pin_name.$B$2:.$C$1113];2;0)" office:value-type="float" office:value="441" calcext:value-type="float">
            <text:p>441</text:p>
          </table:table-cell>
          <table:table-cell table:formula="of:=IF([.D268]&lt;&gt;[.E268];&quot;BAD&quot;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5</text:p>
          </table:table-cell>
          <table:table-cell office:value-type="string" calcext:value-type="string">
            <text:p>SYSRIO25</text:p>
          </table:table-cell>
          <table:table-cell office:value-type="float" office:value="124" calcext:value-type="float">
            <text:p>124</text:p>
          </table:table-cell>
          <table:table-cell office:value-type="float" office:value="442" calcext:value-type="float">
            <text:p>442</text:p>
          </table:table-cell>
          <table:table-cell table:formula="of:=VLOOKUP([.B269];[$pin_name.$B$2:.$C$1113];2;0)" office:value-type="float" office:value="442" calcext:value-type="float">
            <text:p>442</text:p>
          </table:table-cell>
          <table:table-cell table:formula="of:=IF([.D269]&lt;&gt;[.E269];&quot;BAD&quot;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5</text:p>
          </table:table-cell>
          <table:table-cell office:value-type="string" calcext:value-type="string">
            <text:p>SYSRIO26</text:p>
          </table:table-cell>
          <table:table-cell office:value-type="float" office:value="125" calcext:value-type="float">
            <text:p>125</text:p>
          </table:table-cell>
          <table:table-cell office:value-type="float" office:value="443" calcext:value-type="float">
            <text:p>443</text:p>
          </table:table-cell>
          <table:table-cell table:formula="of:=VLOOKUP([.B270];[$pin_name.$B$2:.$C$1113];2;0)" office:value-type="float" office:value="443" calcext:value-type="float">
            <text:p>443</text:p>
          </table:table-cell>
          <table:table-cell table:formula="of:=IF([.D270]&lt;&gt;[.E270];&quot;BAD&quot;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5</text:p>
          </table:table-cell>
          <table:table-cell office:value-type="string" calcext:value-type="string">
            <text:p>SYSRIO27</text:p>
          </table:table-cell>
          <table:table-cell office:value-type="float" office:value="126" calcext:value-type="float">
            <text:p>126</text:p>
          </table:table-cell>
          <table:table-cell office:value-type="float" office:value="444" calcext:value-type="float">
            <text:p>444</text:p>
          </table:table-cell>
          <table:table-cell table:formula="of:=VLOOKUP([.B271];[$pin_name.$B$2:.$C$1113];2;0)" office:value-type="float" office:value="444" calcext:value-type="float">
            <text:p>444</text:p>
          </table:table-cell>
          <table:table-cell table:formula="of:=IF([.D271]&lt;&gt;[.E271];&quot;BAD&quot;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4</text:p>
          </table:table-cell>
          <table:table-cell office:value-type="string" calcext:value-type="string">
            <text:p>UART0CTS</text:p>
          </table:table-cell>
          <table:table-cell office:value-type="float" office:value="115" calcext:value-type="float">
            <text:p>115</text:p>
          </table:table-cell>
          <table:table-cell office:value-type="float" office:value="445" calcext:value-type="float">
            <text:p>445</text:p>
          </table:table-cell>
          <table:table-cell table:formula="of:=VLOOKUP([.B272];[$pin_name.$B$2:.$C$1113];2;0)" office:value-type="float" office:value="445" calcext:value-type="float">
            <text:p>445</text:p>
          </table:table-cell>
          <table:table-cell table:formula="of:=IF([.D272]&lt;&gt;[.E272];&quot;BAD&quot;;&quot;&quot;)">
            <text:p/>
          </table:table-cell>
          <table:table-cell office:value-type="float" office:value="8" calcext:value-type="float">
            <text:p>8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4</text:p>
          </table:table-cell>
          <table:table-cell office:value-type="string" calcext:value-type="string">
            <text:p>UART0DCD</text:p>
          </table:table-cell>
          <table:table-cell office:value-type="float" office:value="105" calcext:value-type="float">
            <text:p>105</text:p>
          </table:table-cell>
          <table:table-cell office:value-type="float" office:value="446" calcext:value-type="float">
            <text:p>446</text:p>
          </table:table-cell>
          <table:table-cell table:formula="of:=VLOOKUP([.B273];[$pin_name.$B$2:.$C$1113];2;0)" office:value-type="float" office:value="446" calcext:value-type="float">
            <text:p>446</text:p>
          </table:table-cell>
          <table:table-cell table:formula="of:=IF([.D273]&lt;&gt;[.E273];&quot;BAD&quot;;&quot;&quot;)">
            <text:p/>
          </table:table-cell>
          <table:table-cell office:value-type="float" office:value="8" calcext:value-type="float">
            <text:p>8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4</text:p>
          </table:table-cell>
          <table:table-cell office:value-type="string" calcext:value-type="string">
            <text:p>UART0DSR</text:p>
          </table:table-cell>
          <table:table-cell office:value-type="float" office:value="106" calcext:value-type="float">
            <text:p>106</text:p>
          </table:table-cell>
          <table:table-cell office:value-type="float" office:value="447" calcext:value-type="float">
            <text:p>447</text:p>
          </table:table-cell>
          <table:table-cell table:formula="of:=VLOOKUP([.B274];[$pin_name.$B$2:.$C$1113];2;0)" office:value-type="float" office:value="447" calcext:value-type="float">
            <text:p>447</text:p>
          </table:table-cell>
          <table:table-cell table:formula="of:=IF([.D274]&lt;&gt;[.E274];&quot;BAD&quot;;&quot;&quot;)">
            <text:p/>
          </table:table-cell>
          <table:table-cell office:value-type="float" office:value="8" calcext:value-type="float">
            <text:p>8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4</text:p>
          </table:table-cell>
          <table:table-cell office:value-type="string" calcext:value-type="string">
            <text:p>UART0DTR</text:p>
          </table:table-cell>
          <table:table-cell office:value-type="float" office:value="104" calcext:value-type="float">
            <text:p>104</text:p>
          </table:table-cell>
          <table:table-cell office:value-type="float" office:value="448" calcext:value-type="float">
            <text:p>448</text:p>
          </table:table-cell>
          <table:table-cell table:formula="of:=VLOOKUP([.B275];[$pin_name.$B$2:.$C$1113];2;0)" office:value-type="float" office:value="448" calcext:value-type="float">
            <text:p>448</text:p>
          </table:table-cell>
          <table:table-cell table:formula="of:=IF([.D275]&lt;&gt;[.E275];&quot;BAD&quot;;&quot;&quot;)">
            <text:p/>
          </table:table-cell>
          <table:table-cell office:value-type="float" office:value="8" calcext:value-type="float">
            <text:p>8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4</text:p>
          </table:table-cell>
          <table:table-cell office:value-type="string" calcext:value-type="string">
            <text:p>UART0IRRX</text:p>
          </table:table-cell>
          <table:table-cell office:value-type="float" office:value="101" calcext:value-type="float">
            <text:p>101</text:p>
          </table:table-cell>
          <table:table-cell office:value-type="float" office:value="449" calcext:value-type="float">
            <text:p>449</text:p>
          </table:table-cell>
          <table:table-cell table:formula="of:=VLOOKUP([.B276];[$pin_name.$B$2:.$C$1113];2;0)" office:value-type="float" office:value="449" calcext:value-type="float">
            <text:p>449</text:p>
          </table:table-cell>
          <table:table-cell table:formula="of:=IF([.D276]&lt;&gt;[.E276];&quot;BAD&quot;;&quot;&quot;)">
            <text:p/>
          </table:table-cell>
          <table:table-cell office:value-type="float" office:value="8" calcext:value-type="float">
            <text:p>8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4</text:p>
          </table:table-cell>
          <table:table-cell office:value-type="string" calcext:value-type="string">
            <text:p>UART0IRTX</text:p>
          </table:table-cell>
          <table:table-cell office:value-type="float" office:value="102" calcext:value-type="float">
            <text:p>102</text:p>
          </table:table-cell>
          <table:table-cell office:value-type="float" office:value="450" calcext:value-type="float">
            <text:p>450</text:p>
          </table:table-cell>
          <table:table-cell table:formula="of:=VLOOKUP([.B277];[$pin_name.$B$2:.$C$1113];2;0)" office:value-type="float" office:value="450" calcext:value-type="float">
            <text:p>450</text:p>
          </table:table-cell>
          <table:table-cell table:formula="of:=IF([.D277]&lt;&gt;[.E277];&quot;BAD&quot;;&quot;&quot;)">
            <text:p/>
          </table:table-cell>
          <table:table-cell office:value-type="float" office:value="8" calcext:value-type="float">
            <text:p>8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4</text:p>
          </table:table-cell>
          <table:table-cell office:value-type="string" calcext:value-type="string">
            <text:p>UART0RI</text:p>
          </table:table-cell>
          <table:table-cell office:value-type="float" office:value="103" calcext:value-type="float">
            <text:p>103</text:p>
          </table:table-cell>
          <table:table-cell office:value-type="float" office:value="451" calcext:value-type="float">
            <text:p>451</text:p>
          </table:table-cell>
          <table:table-cell table:formula="of:=VLOOKUP([.B278];[$pin_name.$B$2:.$C$1113];2;0)" office:value-type="float" office:value="451" calcext:value-type="float">
            <text:p>451</text:p>
          </table:table-cell>
          <table:table-cell table:formula="of:=IF([.D278]&lt;&gt;[.E278];&quot;BAD&quot;;&quot;&quot;)">
            <text:p/>
          </table:table-cell>
          <table:table-cell office:value-type="float" office:value="8" calcext:value-type="float">
            <text:p>8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4</text:p>
          </table:table-cell>
          <table:table-cell office:value-type="string" calcext:value-type="string">
            <text:p>UART0RTS</text:p>
          </table:table-cell>
          <table:table-cell office:value-type="float" office:value="116" calcext:value-type="float">
            <text:p>116</text:p>
          </table:table-cell>
          <table:table-cell office:value-type="float" office:value="452" calcext:value-type="float">
            <text:p>452</text:p>
          </table:table-cell>
          <table:table-cell table:formula="of:=VLOOKUP([.B279];[$pin_name.$B$2:.$C$1113];2;0)" office:value-type="float" office:value="452" calcext:value-type="float">
            <text:p>452</text:p>
          </table:table-cell>
          <table:table-cell table:formula="of:=IF([.D279]&lt;&gt;[.E279];&quot;BAD&quot;;&quot;&quot;)">
            <text:p/>
          </table:table-cell>
          <table:table-cell office:value-type="float" office:value="8" calcext:value-type="float">
            <text:p>8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4</text:p>
          </table:table-cell>
          <table:table-cell office:value-type="string" calcext:value-type="string">
            <text:p>UART0RX</text:p>
          </table:table-cell>
          <table:table-cell office:value-type="float" office:value="114" calcext:value-type="float">
            <text:p>114</text:p>
          </table:table-cell>
          <table:table-cell table:style-name="ce6" office:value-type="float" office:value="168" calcext:value-type="float">
            <text:p>168</text:p>
          </table:table-cell>
          <table:table-cell table:formula="of:=VLOOKUP([.B280];[$pin_name.$B$2:.$C$1113];2;0)" office:value-type="float" office:value="168" calcext:value-type="float">
            <text:p>168</text:p>
          </table:table-cell>
          <table:table-cell table:formula="of:=IF([.D280]&lt;&gt;[.E280];&quot;BAD&quot;;&quot;&quot;)">
            <text:p/>
          </table:table-cell>
          <table:table-cell office:value-type="float" office:value="8" calcext:value-type="float">
            <text:p>8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4</text:p>
          </table:table-cell>
          <table:table-cell office:value-type="string" calcext:value-type="string">
            <text:p>UART0TX</text:p>
          </table:table-cell>
          <table:table-cell office:value-type="float" office:value="113" calcext:value-type="float">
            <text:p>113</text:p>
          </table:table-cell>
          <table:table-cell table:style-name="ce6" office:value-type="float" office:value="165" calcext:value-type="float">
            <text:p>165</text:p>
          </table:table-cell>
          <table:table-cell table:formula="of:=VLOOKUP([.B281];[$pin_name.$B$2:.$C$1113];2;0)" office:value-type="float" office:value="165" calcext:value-type="float">
            <text:p>165</text:p>
          </table:table-cell>
          <table:table-cell table:formula="of:=IF([.D281]&lt;&gt;[.E281];&quot;BAD&quot;;&quot;&quot;)">
            <text:p/>
          </table:table-cell>
          <table:table-cell office:value-type="float" office:value="8" calcext:value-type="float">
            <text:p>8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2</text:p>
          </table:table-cell>
          <table:table-cell office:value-type="string" calcext:value-type="string">
            <text:p>UART1CTS</text:p>
          </table:table-cell>
          <table:table-cell office:value-type="float" office:value="101" calcext:value-type="float">
            <text:p>101</text:p>
          </table:table-cell>
          <table:table-cell table:style-name="ce6" office:value-type="float" office:value="148" calcext:value-type="float">
            <text:p>148</text:p>
          </table:table-cell>
          <table:table-cell table:formula="of:=VLOOKUP([.B282];[$pin_name.$B$2:.$C$1113];2;0)" office:value-type="float" office:value="148" calcext:value-type="float">
            <text:p>148</text:p>
          </table:table-cell>
          <table:table-cell table:formula="of:=IF([.D282]&lt;&gt;[.E282];&quot;BAD&quot;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2</text:p>
          </table:table-cell>
          <table:table-cell office:value-type="string" calcext:value-type="string">
            <text:p>UART1RTS</text:p>
          </table:table-cell>
          <table:table-cell office:value-type="float" office:value="102" calcext:value-type="float">
            <text:p>102</text:p>
          </table:table-cell>
          <table:table-cell table:style-name="ce6" office:value-type="float" office:value="145" calcext:value-type="float">
            <text:p>145</text:p>
          </table:table-cell>
          <table:table-cell table:formula="of:=VLOOKUP([.B283];[$pin_name.$B$2:.$C$1113];2;0)" office:value-type="float" office:value="145" calcext:value-type="float">
            <text:p>145</text:p>
          </table:table-cell>
          <table:table-cell table:formula="of:=IF([.D283]&lt;&gt;[.E283];&quot;BAD&quot;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2</text:p>
          </table:table-cell>
          <table:table-cell office:value-type="string" calcext:value-type="string">
            <text:p>UART1RX</text:p>
          </table:table-cell>
          <table:table-cell office:value-type="float" office:value="100" calcext:value-type="float">
            <text:p>100</text:p>
          </table:table-cell>
          <table:table-cell table:style-name="ce6" office:value-type="float" office:value="127" calcext:value-type="float">
            <text:p>127</text:p>
          </table:table-cell>
          <table:table-cell table:formula="of:=VLOOKUP([.B284];[$pin_name.$B$2:.$C$1113];2;0)" office:value-type="float" office:value="127" calcext:value-type="float">
            <text:p>127</text:p>
          </table:table-cell>
          <table:table-cell table:formula="of:=IF([.D284]&lt;&gt;[.E284];&quot;BAD&quot;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2</text:p>
          </table:table-cell>
          <table:table-cell office:value-type="string" calcext:value-type="string">
            <text:p>UART1TX</text:p>
          </table:table-cell>
          <table:table-cell office:value-type="float" office:value="99" calcext:value-type="float">
            <text:p>99</text:p>
          </table:table-cell>
          <table:table-cell table:style-name="ce6" office:value-type="float" office:value="124" calcext:value-type="float">
            <text:p>124</text:p>
          </table:table-cell>
          <table:table-cell table:formula="of:=VLOOKUP([.B285];[$pin_name.$B$2:.$C$1113];2;0)" office:value-type="float" office:value="124" calcext:value-type="float">
            <text:p>124</text:p>
          </table:table-cell>
          <table:table-cell table:formula="of:=IF([.D285]&lt;&gt;[.E285];&quot;BAD&quot;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2</text:p>
          </table:table-cell>
          <table:table-cell office:value-type="string" calcext:value-type="string">
            <text:p>UART2CTS</text:p>
          </table:table-cell>
          <table:table-cell office:value-type="float" office:value="105" calcext:value-type="float">
            <text:p>105</text:p>
          </table:table-cell>
          <table:table-cell table:style-name="ce6" office:value-type="float" office:value="141" calcext:value-type="float">
            <text:p>141</text:p>
          </table:table-cell>
          <table:table-cell table:formula="of:=VLOOKUP([.B286];[$pin_name.$B$2:.$C$1113];2;0)" office:value-type="float" office:value="141" calcext:value-type="float">
            <text:p>141</text:p>
          </table:table-cell>
          <table:table-cell table:formula="of:=IF([.D286]&lt;&gt;[.E286];&quot;BAD&quot;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2</text:p>
          </table:table-cell>
          <table:table-cell office:value-type="string" calcext:value-type="string">
            <text:p>UART2RTS</text:p>
          </table:table-cell>
          <table:table-cell office:value-type="float" office:value="106" calcext:value-type="float">
            <text:p>106</text:p>
          </table:table-cell>
          <table:table-cell table:style-name="ce6" office:value-type="float" office:value="137" calcext:value-type="float">
            <text:p>137</text:p>
          </table:table-cell>
          <table:table-cell table:formula="of:=VLOOKUP([.B287];[$pin_name.$B$2:.$C$1113];2;0)" office:value-type="float" office:value="137" calcext:value-type="float">
            <text:p>137</text:p>
          </table:table-cell>
          <table:table-cell table:formula="of:=IF([.D287]&lt;&gt;[.E287];&quot;BAD&quot;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2</text:p>
          </table:table-cell>
          <table:table-cell office:value-type="string" calcext:value-type="string">
            <text:p>UART2RX</text:p>
          </table:table-cell>
          <table:table-cell office:value-type="float" office:value="104" calcext:value-type="float">
            <text:p>104</text:p>
          </table:table-cell>
          <table:table-cell table:style-name="ce6" office:value-type="float" office:value="155" calcext:value-type="float">
            <text:p>155</text:p>
          </table:table-cell>
          <table:table-cell table:formula="of:=VLOOKUP([.B288];[$pin_name.$B$2:.$C$1113];2;0)" office:value-type="float" office:value="155" calcext:value-type="float">
            <text:p>155</text:p>
          </table:table-cell>
          <table:table-cell table:formula="of:=IF([.D288]&lt;&gt;[.E288];&quot;BAD&quot;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2</text:p>
          </table:table-cell>
          <table:table-cell office:value-type="string" calcext:value-type="string">
            <text:p>UART2TX</text:p>
          </table:table-cell>
          <table:table-cell office:value-type="float" office:value="103" calcext:value-type="float">
            <text:p>103</text:p>
          </table:table-cell>
          <table:table-cell table:style-name="ce6" office:value-type="float" office:value="130" calcext:value-type="float">
            <text:p>130</text:p>
          </table:table-cell>
          <table:table-cell table:formula="of:=VLOOKUP([.B289];[$pin_name.$B$2:.$C$1113];2;0)" office:value-type="float" office:value="130" calcext:value-type="float">
            <text:p>130</text:p>
          </table:table-cell>
          <table:table-cell table:formula="of:=IF([.D289]&lt;&gt;[.E289];&quot;BAD&quot;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2</text:p>
          </table:table-cell>
          <table:table-cell office:value-type="string" calcext:value-type="string">
            <text:p>UART3CTS</text:p>
          </table:table-cell>
          <table:table-cell office:value-type="float" office:value="109" calcext:value-type="float">
            <text:p>109</text:p>
          </table:table-cell>
          <table:table-cell table:style-name="ce6" office:value-type="float" office:value="210" calcext:value-type="float">
            <text:p>210</text:p>
          </table:table-cell>
          <table:table-cell table:formula="of:=VLOOKUP([.B290];[$pin_name.$B$2:.$C$1113];2;0)" office:value-type="float" office:value="210" calcext:value-type="float">
            <text:p>210</text:p>
          </table:table-cell>
          <table:table-cell table:formula="of:=IF([.D290]&lt;&gt;[.E290];&quot;BAD&quot;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2</text:p>
          </table:table-cell>
          <table:table-cell office:value-type="string" calcext:value-type="string">
            <text:p>UART3RTS</text:p>
          </table:table-cell>
          <table:table-cell office:value-type="float" office:value="110" calcext:value-type="float">
            <text:p>110</text:p>
          </table:table-cell>
          <table:table-cell table:style-name="ce6" office:value-type="float" office:value="220" calcext:value-type="float">
            <text:p>220</text:p>
          </table:table-cell>
          <table:table-cell table:formula="of:=VLOOKUP([.B291];[$pin_name.$B$2:.$C$1113];2;0)" office:value-type="float" office:value="220" calcext:value-type="float">
            <text:p>220</text:p>
          </table:table-cell>
          <table:table-cell table:formula="of:=IF([.D291]&lt;&gt;[.E291];&quot;BAD&quot;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2</text:p>
          </table:table-cell>
          <table:table-cell office:value-type="string" calcext:value-type="string">
            <text:p>UART3RX</text:p>
          </table:table-cell>
          <table:table-cell office:value-type="float" office:value="108" calcext:value-type="float">
            <text:p>108</text:p>
          </table:table-cell>
          <table:table-cell table:style-name="ce6" office:value-type="float" office:value="224" calcext:value-type="float">
            <text:p>224</text:p>
          </table:table-cell>
          <table:table-cell table:formula="of:=VLOOKUP([.B292];[$pin_name.$B$2:.$C$1113];2;0)" office:value-type="float" office:value="224" calcext:value-type="float">
            <text:p>224</text:p>
          </table:table-cell>
          <table:table-cell table:formula="of:=IF([.D292]&lt;&gt;[.E292];&quot;BAD&quot;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2</text:p>
          </table:table-cell>
          <table:table-cell office:value-type="string" calcext:value-type="string">
            <text:p>UART3TX</text:p>
          </table:table-cell>
          <table:table-cell office:value-type="float" office:value="107" calcext:value-type="float">
            <text:p>107</text:p>
          </table:table-cell>
          <table:table-cell table:style-name="ce6" office:value-type="float" office:value="214" calcext:value-type="float">
            <text:p>214</text:p>
          </table:table-cell>
          <table:table-cell table:formula="of:=VLOOKUP([.B293];[$pin_name.$B$2:.$C$1113];2;0)" office:value-type="float" office:value="214" calcext:value-type="float">
            <text:p>214</text:p>
          </table:table-cell>
          <table:table-cell table:formula="of:=IF([.D293]&lt;&gt;[.E293];&quot;BAD&quot;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2</text:p>
          </table:table-cell>
          <table:table-cell office:value-type="string" calcext:value-type="string">
            <text:p>UART4CTS</text:p>
          </table:table-cell>
          <table:table-cell office:value-type="float" office:value="113" calcext:value-type="float">
            <text:p>113</text:p>
          </table:table-cell>
          <table:table-cell office:value-type="float" office:value="453" calcext:value-type="float">
            <text:p>453</text:p>
          </table:table-cell>
          <table:table-cell table:formula="of:=VLOOKUP([.B294];[$pin_name.$B$2:.$C$1113];2;0)" office:value-type="float" office:value="453" calcext:value-type="float">
            <text:p>453</text:p>
          </table:table-cell>
          <table:table-cell table:formula="of:=IF([.D294]&lt;&gt;[.E294];&quot;BAD&quot;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2</text:p>
          </table:table-cell>
          <table:table-cell office:value-type="string" calcext:value-type="string">
            <text:p>UART4RTS</text:p>
          </table:table-cell>
          <table:table-cell office:value-type="float" office:value="114" calcext:value-type="float">
            <text:p>114</text:p>
          </table:table-cell>
          <table:table-cell office:value-type="float" office:value="454" calcext:value-type="float">
            <text:p>454</text:p>
          </table:table-cell>
          <table:table-cell table:formula="of:=VLOOKUP([.B295];[$pin_name.$B$2:.$C$1113];2;0)" office:value-type="float" office:value="454" calcext:value-type="float">
            <text:p>454</text:p>
          </table:table-cell>
          <table:table-cell table:formula="of:=IF([.D295]&lt;&gt;[.E295];&quot;BAD&quot;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2</text:p>
          </table:table-cell>
          <table:table-cell office:value-type="string" calcext:value-type="string">
            <text:p>UART4RX</text:p>
          </table:table-cell>
          <table:table-cell office:value-type="float" office:value="112" calcext:value-type="float">
            <text:p>112</text:p>
          </table:table-cell>
          <table:table-cell office:value-type="float" office:value="455" calcext:value-type="float">
            <text:p>455</text:p>
          </table:table-cell>
          <table:table-cell table:formula="of:=VLOOKUP([.B296];[$pin_name.$B$2:.$C$1113];2;0)" office:value-type="float" office:value="455" calcext:value-type="float">
            <text:p>455</text:p>
          </table:table-cell>
          <table:table-cell table:formula="of:=IF([.D296]&lt;&gt;[.E296];&quot;BAD&quot;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2</text:p>
          </table:table-cell>
          <table:table-cell office:value-type="string" calcext:value-type="string">
            <text:p>UART4TX</text:p>
          </table:table-cell>
          <table:table-cell office:value-type="float" office:value="111" calcext:value-type="float">
            <text:p>111</text:p>
          </table:table-cell>
          <table:table-cell office:value-type="float" office:value="456" calcext:value-type="float">
            <text:p>456</text:p>
          </table:table-cell>
          <table:table-cell table:formula="of:=VLOOKUP([.B297];[$pin_name.$B$2:.$C$1113];2;0)" office:value-type="float" office:value="456" calcext:value-type="float">
            <text:p>456</text:p>
          </table:table-cell>
          <table:table-cell table:formula="of:=IF([.D297]&lt;&gt;[.E297];&quot;BAD&quot;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2" table:number-rows-repeated="104827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oc_has_pin" table:style-name="ta5">
        <table:table-column table:style-name="co20" table:default-cell-style-name="ce2"/>
        <table:table-column table:style-name="co21" table:number-columns-repeated="2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row table:style-name="ro3">
          <table:table-cell table:number-columns-repeated="2" office:value-type="string" calcext:value-type="string">
            <text:p>pin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in_type_id</text:p>
          </table:table-cell>
          <table:table-cell office:value-type="string" calcext:value-type="string">
            <text:p>logical_num</text:p>
          </table:table-cell>
          <table:table-cell office:value-type="string" calcext:value-type="string">
            <text:p>mcu_num</text:p>
          </table:table-cell>
          <table:table-cell office:value-type="string" calcext:value-type="string">
            <text:p>system_num</text:p>
          </table:table-cell>
          <table:table-cell office:value-type="string" calcext:value-type="string">
            <text:p>chip_num</text:p>
          </table:table-cell>
          <table:table-cell office:value-type="string" calcext:value-type="string">
            <text:p>chip_offset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GPIO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PIO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GPIO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GPIO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GPIO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GPIO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GPIO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GPIO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GPIO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GPIO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GPIO1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GPIO1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GPIO1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GPIO1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PIO1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PIO1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GPIO1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GPIO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GPIO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PIO1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GPIO2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GPIO2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GPIO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GPIO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PIO2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GPIO2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GPIO2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GPIO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GPIO2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GPIO2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GPIO3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GPIO3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4" table:number-rows-repeated="1048542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pin_spics" table:style-name="ta6">
        <table:table-column table:style-name="co1" table:default-cell-style-name="ce2"/>
        <table:table-column table:style-name="co6" table:number-columns-repeated="2" table:default-cell-style-name="ce2"/>
        <table:table-column table:style-name="co6" table:number-columns-repeated="16381" table:default-cell-style-name="Default"/>
        <table:table-row table:style-name="ro1">
          <table:table-cell office:value-type="string" calcext:value-type="string">
            <text:p>pin_id</text:p>
          </table:table-cell>
          <table:table-cell office:value-type="string" calcext:value-type="string">
            <text:p>bus_id</text:p>
          </table:table-cell>
          <table:table-cell office:value-type="string" calcext:value-type="string">
            <text:p>cs_id</text:p>
          </table:table-cell>
          <table:table-cell table:style-name="ce2" office:value-type="string" calcext:value-type="string">
            <text:p>pin_mode_id</text:p>
          </table:table-cell>
          <table:table-cell table:style-name="ce1" office:value-type="string" calcext:value-type="string">
            <text:p>name</text:p>
          </table:table-cell>
          <table:table-cell table:number-columns-repeated="16379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PI0CS0</text:p>
          </table:table-cell>
          <table:table-cell table:number-columns-repeated="1637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PI0CS1</text:p>
          </table:table-cell>
          <table:table-cell table:number-columns-repeated="1637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PI0CS2</text:p>
          </table:table-cell>
          <table:table-cell table:number-columns-repeated="1637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PI0CS3</text:p>
          </table:table-cell>
          <table:table-cell table:number-columns-repeated="1637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SPI1CS0</text:p>
          </table:table-cell>
          <table:table-cell table:number-columns-repeated="16379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SPI1CS1</text:p>
          </table:table-cell>
          <table:table-cell table:number-columns-repeated="16379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3" office:value-type="string" calcext:value-type="string">
            <text:p>SPI1CS1</text:p>
          </table:table-cell>
          <table:table-cell table:number-columns-repeated="16379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SPI1CS2</text:p>
          </table:table-cell>
          <table:table-cell table:number-columns-repeated="16379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SPI2CS0</text:p>
          </table:table-cell>
          <table:table-cell table:number-columns-repeated="16379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SPI2CS1</text:p>
          </table:table-cell>
          <table:table-cell table:number-columns-repeated="16379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style-name="ce3" office:value-type="string" calcext:value-type="string">
            <text:p>SPI3CS0</text:p>
          </table:table-cell>
          <table:table-cell table:number-columns-repeated="16379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3" office:value-type="string" calcext:value-type="string">
            <text:p>SPI3CS1</text:p>
          </table:table-cell>
          <table:table-cell table:number-columns-repeated="16379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SPI4CS0</text:p>
          </table:table-cell>
          <table:table-cell table:number-columns-repeated="16379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style-name="ce3" office:value-type="string" calcext:value-type="string">
            <text:p>SPI5CS0</text:p>
          </table:table-cell>
          <table:table-cell table:number-columns-repeated="16379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3" office:value-type="string" calcext:value-type="string">
            <text:p>SPI5CS1</text:p>
          </table:table-cell>
          <table:table-cell table:number-columns-repeated="16379"/>
        </table:table-row>
        <table:table-row table:style-name="ro2" table:number-rows-repeated="1048517">
          <table:table-cell table:number-columns-repeated="16384"/>
        </table:table-row>
        <table:table-row table:style-name="ro4" table:number-rows-repeated="42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connector_has_pin" table:style-name="ta7">
        <table:table-column table:style-name="co20" table:default-cell-style-name="ce2"/>
        <table:table-column table:style-name="co29" table:default-cell-style-name="ce2"/>
        <table:table-column table:style-name="co30" table:default-cell-style-name="ce2"/>
        <table:table-column table:style-name="co22" table:default-cell-style-name="ce2"/>
        <table:table-column table:style-name="co21" table:default-cell-style-name="ce2"/>
        <table:table-row table:style-name="ro3">
          <table:table-cell office:value-type="string" calcext:value-type="string">
            <text:p>pin_id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pin_type_id</text:p>
          </table:table-cell>
          <table:table-cell office:value-type="string" calcext:value-type="string">
            <text:p>name</text:p>
          </table:table-cell>
        </table:table-row>
        <table:table-row table:style-name="ro3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3.3V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.3V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</text:p>
          </table:table-cell>
        </table:table-row>
        <table:table-row table:style-name="ro3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</table:table-row>
        <table:table-row table:style-name="ro3"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IO0</text:p>
          </table:table-cell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IO1</text:p>
          </table:table-cell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IO2</text:p>
          </table:table-cell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IO3</text:p>
          </table:table-cell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IO4</text:p>
          </table:table-cell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IO5</text:p>
          </table:table-cell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IO6</text:p>
          </table:table-cell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IO7</text:p>
          </table:table-cell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IO8</text:p>
          </table:table-cell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IO9</text:p>
          </table:table-cell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IO10</text:p>
          </table:table-cell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IO11</text:p>
          </table:table-cell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IO12</text:p>
          </table:table-cell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IO13</text:p>
          </table:table-cell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IO14</text:p>
          </table:table-cell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IO15</text:p>
          </table:table-cell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IO16</text:p>
          </table:table-cell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IO17</text:p>
          </table:table-cell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IO18</text:p>
          </table:table-cell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IO19</text:p>
          </table:table-cell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IO20</text:p>
          </table:table-cell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IO21</text:p>
          </table:table-cell>
        </table:table-row>
        <table:table-row table:style-name="ro3">
          <table:table-cell office:value-type="float" office:value="121" calcext:value-type="float">
            <text:p>1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IO22</text:p>
          </table:table-cell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IO23</text:p>
          </table:table-cell>
        </table:table-row>
        <table:table-row table:style-name="ro3">
          <table:table-cell office:value-type="float" office:value="123" calcext:value-type="float">
            <text:p>12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IO24</text:p>
          </table:table-cell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IO25</text:p>
          </table:table-cell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IO26</text:p>
          </table:table-cell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IO27</text:p>
          </table:table-cell>
        </table:table-row>
        <table:table-row table:style-name="ro4" table:number-rows-repeated="1048534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soc_has_pin_export" table:style-name="ta8">
        <table:table-column table:style-name="co21" table:number-columns-repeated="2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row table:style-name="ro3">
          <table:table-cell office:value-type="string" calcext:value-type="string">
            <text:p>soc_id</text:p>
          </table:table-cell>
          <table:table-cell office:value-type="string" calcext:value-type="string">
            <text:p>pin_id</text:p>
          </table:table-cell>
          <table:table-cell office:value-type="string" calcext:value-type="string">
            <text:p>mcu_num</text:p>
          </table:table-cell>
          <table:table-cell office:value-type="string" calcext:value-type="string">
            <text:p>system_num</text:p>
          </table:table-cell>
          <table:table-cell office:value-type="string" calcext:value-type="string">
            <text:p>chip_num</text:p>
          </table:table-cell>
          <table:table-cell office:value-type="string" calcext:value-type="string">
            <text:p>chip_offset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4" table:number-rows-repeated="1048546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pin_number_export" table:style-name="ta9">
        <table:table-column table:style-name="co21" table:default-cell-style-name="ce2"/>
        <table:table-column table:style-name="co23" table:default-cell-style-name="ce2"/>
        <table:table-row table:style-name="ro3">
          <table:table-cell office:value-type="string" calcext:value-type="string">
            <text:p>pin_id</text:p>
          </table:table-cell>
          <table:table-cell office:value-type="string" calcext:value-type="string">
            <text:p>logical_num</text:p>
          </table:table-cell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float" office:value="30" calcext:value-type="float">
            <text:p>30</text:p>
          </table:table-cell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float" office:value="26" calcext:value-type="float">
            <text:p>26</text:p>
          </table:table-cell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float" office:value="27" calcext:value-type="float">
            <text:p>27</text:p>
          </table:table-cell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float" office:value="24" calcext:value-type="float">
            <text:p>24</text:p>
          </table:table-cell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</table:table-row>
        <table:table-row table:style-name="ro3"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</table:table-row>
        <table:table-row table:style-name="ro4" table:number-rows-repeated="1048546">
          <table:table-cell table:number-columns-repeated="2"/>
        </table:table-row>
        <table:table-row table:style-name="ro4">
          <table:table-cell table:number-columns-repeated="2"/>
        </table:table-row>
      </table:table>
      <table:table table:name="pin_has_name_export" table:style-name="ta10"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6" table:number-columns-repeated="16381"/>
        <table:table-row table:style-name="ro1">
          <table:table-cell table:style-name="ce1" office:value-type="string" calcext:value-type="string">
            <text:p>pin_id</text:p>
          </table:table-cell>
          <table:table-cell table:style-name="ce1" office:value-type="string" calcext:value-type="string">
            <text:p>pin_name_id</text:p>
          </table:table-cell>
          <table:table-cell table:style-name="ce1" office:value-type="string" calcext:value-type="string">
            <text:p>pin_mode_id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59" calcext:value-type="float">
            <text:p>25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60" calcext:value-type="float">
            <text:p>2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61" calcext:value-type="float">
            <text:p>26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62" calcext:value-type="float">
            <text:p>26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63" calcext:value-type="float">
            <text:p>26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64" calcext:value-type="float">
            <text:p>2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65" calcext:value-type="float">
            <text:p>2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66" calcext:value-type="float">
            <text:p>2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67" calcext:value-type="float">
            <text:p>2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69" calcext:value-type="float">
            <text:p>26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70" calcext:value-type="float">
            <text:p>27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71" calcext:value-type="float">
            <text:p>27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72" calcext:value-type="float">
            <text:p>2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73" calcext:value-type="float">
            <text:p>2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74" calcext:value-type="float">
            <text:p>27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75" calcext:value-type="float">
            <text:p>2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77" calcext:value-type="float">
            <text:p>27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78" calcext:value-type="float">
            <text:p>27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79" calcext:value-type="float">
            <text:p>27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80" calcext:value-type="float">
            <text:p>28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81" calcext:value-type="float">
            <text:p>2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82" calcext:value-type="float">
            <text:p>2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83" calcext:value-type="float">
            <text:p>2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84" calcext:value-type="float">
            <text:p>2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85" calcext:value-type="float">
            <text:p>2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86" calcext:value-type="float">
            <text:p>2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87" calcext:value-type="float">
            <text:p>28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88" calcext:value-type="float">
            <text:p>2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89" calcext:value-type="float">
            <text:p>2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90" calcext:value-type="float">
            <text:p>2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91" calcext:value-type="float">
            <text:p>2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6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6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6"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6"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6"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6"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6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6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6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6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6"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6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6"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6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6"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6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6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6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6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6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6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6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6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6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6"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6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6"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6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6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6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6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6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6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6"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6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6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6"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6"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6"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6"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6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6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6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6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6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6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6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6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6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6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6"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6"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6"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6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2" calcext:value-type="float">
            <text:p>29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92" calcext:value-type="float">
            <text:p>29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6" office:value-type="float" office:value="113" calcext:value-type="float">
            <text:p>1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6" office:value-type="float" office:value="113" calcext:value-type="float">
            <text:p>1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93" calcext:value-type="float">
            <text:p>29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93" calcext:value-type="float">
            <text:p>29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6" office:value-type="float" office:value="193" calcext:value-type="float">
            <text:p>19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6" office:value-type="float" office:value="193" calcext:value-type="float">
            <text:p>19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94" calcext:value-type="float">
            <text:p>29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94" calcext:value-type="float">
            <text:p>29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6" office:value-type="float" office:value="257" calcext:value-type="float">
            <text:p>25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6" office:value-type="float" office:value="257" calcext:value-type="float">
            <text:p>25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95" calcext:value-type="float">
            <text:p>29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95" calcext:value-type="float">
            <text:p>29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95" calcext:value-type="float">
            <text:p>29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96" calcext:value-type="float">
            <text:p>29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96" calcext:value-type="float">
            <text:p>29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96" calcext:value-type="float">
            <text:p>29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97" calcext:value-type="float">
            <text:p>29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8" calcext:value-type="float">
            <text:p>29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99" calcext:value-type="float">
            <text:p>29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01" calcext:value-type="float">
            <text:p>30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03" calcext:value-type="float">
            <text:p>30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04" calcext:value-type="float">
            <text:p>3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05" calcext:value-type="float">
            <text:p>30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06" calcext:value-type="float">
            <text:p>30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07" calcext:value-type="float">
            <text:p>30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09" calcext:value-type="float">
            <text:p>30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10" calcext:value-type="float">
            <text:p>3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11" calcext:value-type="float">
            <text:p>3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12" calcext:value-type="float">
            <text:p>3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13" calcext:value-type="float">
            <text:p>3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14" calcext:value-type="float">
            <text:p>3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15" calcext:value-type="float">
            <text:p>3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16" calcext:value-type="float">
            <text:p>3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17" calcext:value-type="float">
            <text:p>3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18" calcext:value-type="float">
            <text:p>3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19" calcext:value-type="float">
            <text:p>3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21" calcext:value-type="float">
            <text:p>32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22" calcext:value-type="float">
            <text:p>32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23" calcext:value-type="float">
            <text:p>32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24" calcext:value-type="float">
            <text:p>32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25" calcext:value-type="float">
            <text:p>3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26" calcext:value-type="float">
            <text:p>32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27" calcext:value-type="float">
            <text:p>32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28" calcext:value-type="float">
            <text:p>32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29" calcext:value-type="float">
            <text:p>32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30" calcext:value-type="float">
            <text:p>3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31" calcext:value-type="float">
            <text:p>33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32" calcext:value-type="float">
            <text:p>33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33" calcext:value-type="float">
            <text:p>33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34" calcext:value-type="float">
            <text:p>33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35" calcext:value-type="float">
            <text:p>3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36" calcext:value-type="float">
            <text:p>33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37" calcext:value-type="float">
            <text:p>33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38" calcext:value-type="float">
            <text:p>33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40" calcext:value-type="float">
            <text:p>3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41" calcext:value-type="float">
            <text:p>34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42" calcext:value-type="float">
            <text:p>34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43" calcext:value-type="float">
            <text:p>34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44" calcext:value-type="float">
            <text:p>34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45" calcext:value-type="float">
            <text:p>34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46" calcext:value-type="float">
            <text:p>34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47" calcext:value-type="float">
            <text:p>3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48" calcext:value-type="float">
            <text:p>3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49" calcext:value-type="float">
            <text:p>3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51" calcext:value-type="float">
            <text:p>3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52" calcext:value-type="float">
            <text:p>35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53" calcext:value-type="float">
            <text:p>3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54" calcext:value-type="float">
            <text:p>3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55" calcext:value-type="float">
            <text:p>3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56" calcext:value-type="float">
            <text:p>3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57" calcext:value-type="float">
            <text:p>3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58" calcext:value-type="float">
            <text:p>3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59" calcext:value-type="float">
            <text:p>3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60" calcext:value-type="float">
            <text:p>36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61" calcext:value-type="float">
            <text:p>3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62" calcext:value-type="float">
            <text:p>3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63" calcext:value-type="float">
            <text:p>3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64" calcext:value-type="float">
            <text:p>3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65" calcext:value-type="float">
            <text:p>3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66" calcext:value-type="float">
            <text:p>3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67" calcext:value-type="float">
            <text:p>3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68" calcext:value-type="float">
            <text:p>36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69" calcext:value-type="float">
            <text:p>3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70" calcext:value-type="float">
            <text:p>37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71" calcext:value-type="float">
            <text:p>3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72" calcext:value-type="float">
            <text:p>3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73" calcext:value-type="float">
            <text:p>3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74" calcext:value-type="float">
            <text:p>3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75" calcext:value-type="float">
            <text:p>3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75" calcext:value-type="float">
            <text:p>3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76" calcext:value-type="float">
            <text:p>3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76" calcext:value-type="float">
            <text:p>3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77" calcext:value-type="float">
            <text:p>3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77" calcext:value-type="float">
            <text:p>3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77" calcext:value-type="float">
            <text:p>37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78" calcext:value-type="float">
            <text:p>3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78" calcext:value-type="float">
            <text:p>3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78" calcext:value-type="float">
            <text:p>37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79" calcext:value-type="float">
            <text:p>3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80" calcext:value-type="float">
            <text:p>3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81" calcext:value-type="float">
            <text:p>3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82" calcext:value-type="float">
            <text:p>3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83" calcext:value-type="float">
            <text:p>3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85" calcext:value-type="float">
            <text:p>3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86" calcext:value-type="float">
            <text:p>3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87" calcext:value-type="float">
            <text:p>3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88" calcext:value-type="float">
            <text:p>3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6"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89" calcext:value-type="float">
            <text:p>3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90" calcext:value-type="float">
            <text:p>3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91" calcext:value-type="float">
            <text:p>3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92" calcext:value-type="float">
            <text:p>3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93" calcext:value-type="float">
            <text:p>3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94" calcext:value-type="float">
            <text:p>3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94" calcext:value-type="float">
            <text:p>39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95" calcext:value-type="float">
            <text:p>3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6"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96" calcext:value-type="float">
            <text:p>3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97" calcext:value-type="float">
            <text:p>3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98" calcext:value-type="float">
            <text:p>39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99" calcext:value-type="float">
            <text:p>3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01" calcext:value-type="float">
            <text:p>40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2" calcext:value-type="float">
            <text:p>40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03" calcext:value-type="float">
            <text:p>40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04" calcext:value-type="float">
            <text:p>40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05" calcext:value-type="float">
            <text:p>40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06" calcext:value-type="float">
            <text:p>4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07" calcext:value-type="float">
            <text:p>40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08" calcext:value-type="float">
            <text:p>40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09" calcext:value-type="float">
            <text:p>4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10" calcext:value-type="float">
            <text:p>4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11" calcext:value-type="float">
            <text:p>4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12" calcext:value-type="float">
            <text:p>41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13" calcext:value-type="float">
            <text:p>4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14" calcext:value-type="float">
            <text:p>4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15" calcext:value-type="float">
            <text:p>4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16" calcext:value-type="float">
            <text:p>4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17" calcext:value-type="float">
            <text:p>4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18" calcext:value-type="float">
            <text:p>41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19" calcext:value-type="float">
            <text:p>4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20" calcext:value-type="float">
            <text:p>42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21" calcext:value-type="float">
            <text:p>42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22" calcext:value-type="float">
            <text:p>42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23" calcext:value-type="float">
            <text:p>4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24" calcext:value-type="float">
            <text:p>4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25" calcext:value-type="float">
            <text:p>4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26" calcext:value-type="float">
            <text:p>42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27" calcext:value-type="float">
            <text:p>42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28" calcext:value-type="float">
            <text:p>42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29" calcext:value-type="float">
            <text:p>4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30" calcext:value-type="float">
            <text:p>43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31" calcext:value-type="float">
            <text:p>43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32" calcext:value-type="float">
            <text:p>43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33" calcext:value-type="float">
            <text:p>4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34" calcext:value-type="float">
            <text:p>43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35" calcext:value-type="float">
            <text:p>43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36" calcext:value-type="float">
            <text:p>43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37" calcext:value-type="float">
            <text:p>43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38" calcext:value-type="float">
            <text:p>4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39" calcext:value-type="float">
            <text:p>43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40" calcext:value-type="float">
            <text:p>44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41" calcext:value-type="float">
            <text:p>44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42" calcext:value-type="float">
            <text:p>44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43" calcext:value-type="float">
            <text:p>44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44" calcext:value-type="float">
            <text:p>4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45" calcext:value-type="float">
            <text:p>4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46" calcext:value-type="float">
            <text:p>44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47" calcext:value-type="float">
            <text:p>44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48" calcext:value-type="float">
            <text:p>4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49" calcext:value-type="float">
            <text:p>44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50" calcext:value-type="float">
            <text:p>4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51" calcext:value-type="float">
            <text:p>45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52" calcext:value-type="float">
            <text:p>45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6" office:value-type="float" office:value="168" calcext:value-type="float">
            <text:p>16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6" office:value-type="float" office:value="165" calcext:value-type="float">
            <text:p>16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6" office:value-type="float" office:value="148" calcext:value-type="float">
            <text:p>14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6"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6" office:value-type="float" office:value="127" calcext:value-type="float">
            <text:p>1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6"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6"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6" office:value-type="float" office:value="137" calcext:value-type="float">
            <text:p>13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6"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6"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6" office:value-type="float" office:value="210" calcext:value-type="float">
            <text:p>2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6" office:value-type="float" office:value="220" calcext:value-type="float">
            <text:p>2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6" office:value-type="float" office:value="224" calcext:value-type="float">
            <text:p>22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6" office:value-type="float" office:value="214" calcext:value-type="float">
            <text:p>2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54" calcext:value-type="float">
            <text:p>45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55" calcext:value-type="float">
            <text:p>45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56" calcext:value-type="float">
            <text:p>456</text:p>
          </table:table-cell>
          <table:table-cell office:value-type="float" office:value="6" calcext:value-type="float">
            <text:p>6</text:p>
          </table:table-cell>
        </table:table-row>
        <table:table-row table:style-name="ro2" table:number-rows-repeated="1048278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pin_export" table:style-name="ta11">
        <table:table-column table:style-name="co6" table:number-columns-repeated="16384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in_type_id</text:p>
          </table:table-cell>
          <table:table-cell table:number-columns-repeated="16382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82"/>
        </table:table-row>
        <table:table-row table:style-name="ro2" table:number-rows-repeated="104854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in_name_export" table:style-name="ta12">
        <table:table-column table:style-name="co18" table:default-cell-style-name="ce2"/>
        <table:table-column table:style-name="co9" table:default-cell-style-name="ce2"/>
        <table:table-column table:style-name="co6" table:number-columns-repeated="1638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name</text:p>
          </table:table-cell>
          <table:table-cell table:style-name="ce1" table:number-columns-repeated="16381"/>
          <table:table-cell table:style-name="ce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I2C0SCL</text:p>
          </table:table-cell>
          <table:table-cell table:number-columns-repeated="1638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I2C1SCL</text:p>
          </table:table-cell>
          <table:table-cell table:number-columns-repeated="1638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I2C2SCL</text:p>
          </table:table-cell>
          <table:table-cell table:number-columns-repeated="1638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I2C3SCL</text:p>
          </table:table-cell>
          <table:table-cell table:number-columns-repeated="16382"/>
        </table:table-row>
        <table:table-row table:style-name="ro1">
          <table:table-cell office:value-type="float" office:value="296" calcext:value-type="float">
            <text:p>296</text:p>
          </table:table-cell>
          <table:table-cell table:style-name="ce5" office:value-type="string" calcext:value-type="string">
            <text:p>I2C3SDA</text:p>
          </table:table-cell>
          <table:table-cell table:number-columns-repeated="1638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I2S0SCLK</text:p>
          </table:table-cell>
          <table:table-cell table:number-columns-repeated="1638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I2S0SDI0</text:p>
          </table:table-cell>
          <table:table-cell table:number-columns-repeated="1638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I2S0SDI1</text:p>
          </table:table-cell>
          <table:table-cell table:number-columns-repeated="1638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I2S0SDI2</text:p>
          </table:table-cell>
          <table:table-cell table:number-columns-repeated="1638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I2S0SDI3</text:p>
          </table:table-cell>
          <table:table-cell table:number-columns-repeated="1638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I2S0SDO0</text:p>
          </table:table-cell>
          <table:table-cell table:number-columns-repeated="1638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I2S0SDO1</text:p>
          </table:table-cell>
          <table:table-cell table:number-columns-repeated="1638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I2S0SDO2</text:p>
          </table:table-cell>
          <table:table-cell table:number-columns-repeated="1638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I2S0SDO3</text:p>
          </table:table-cell>
          <table:table-cell table:number-columns-repeated="1638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I2S0WS</text:p>
          </table:table-cell>
          <table:table-cell table:number-columns-repeated="1638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I2S1SCLK</text:p>
          </table:table-cell>
          <table:table-cell table:number-columns-repeated="1638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I2S1SDI0</text:p>
          </table:table-cell>
          <table:table-cell table:number-columns-repeated="1638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I2S1SDI1</text:p>
          </table:table-cell>
          <table:table-cell table:number-columns-repeated="1638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I2S1SDI2</text:p>
          </table:table-cell>
          <table:table-cell table:number-columns-repeated="1638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I2S1SDI3</text:p>
          </table:table-cell>
          <table:table-cell table:number-columns-repeated="16382"/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I2S1SDO0</text:p>
          </table:table-cell>
          <table:table-cell table:number-columns-repeated="1638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I2S1SDO1</text:p>
          </table:table-cell>
          <table:table-cell table:number-columns-repeated="16382"/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string" calcext:value-type="string">
            <text:p>I2S1SDO2</text:p>
          </table:table-cell>
          <table:table-cell table:number-columns-repeated="16382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string" calcext:value-type="string">
            <text:p>I2S1SDO3</text:p>
          </table:table-cell>
          <table:table-cell table:number-columns-repeated="1638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I2S1WS</text:p>
          </table:table-cell>
          <table:table-cell table:number-columns-repeated="16382"/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string" calcext:value-type="string">
            <text:p>MIPI0DSITE</text:p>
          </table:table-cell>
          <table:table-cell table:number-columns-repeated="1638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MIPI1DSITE</text:p>
          </table:table-cell>
          <table:table-cell table:number-columns-repeated="16382"/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string" calcext:value-type="string">
            <text:p>PIO0</text:p>
          </table:table-cell>
          <table:table-cell table:number-columns-repeated="1638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PIO1</text:p>
          </table:table-cell>
          <table:table-cell table:number-columns-repeated="16382"/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string" calcext:value-type="string">
            <text:p>PIO2</text:p>
          </table:table-cell>
          <table:table-cell table:number-columns-repeated="1638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PIO3</text:p>
          </table:table-cell>
          <table:table-cell table:number-columns-repeated="16382"/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string" calcext:value-type="string">
            <text:p>PIO4</text:p>
          </table:table-cell>
          <table:table-cell table:number-columns-repeated="16382"/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string" calcext:value-type="string">
            <text:p>PIO5</text:p>
          </table:table-cell>
          <table:table-cell table:number-columns-repeated="16382"/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string" calcext:value-type="string">
            <text:p>PIO6</text:p>
          </table:table-cell>
          <table:table-cell table:number-columns-repeated="16382"/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string" calcext:value-type="string">
            <text:p>PIO7</text:p>
          </table:table-cell>
          <table:table-cell table:number-columns-repeated="16382"/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string" calcext:value-type="string">
            <text:p>PIO8</text:p>
          </table:table-cell>
          <table:table-cell table:number-columns-repeated="16382"/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string" calcext:value-type="string">
            <text:p>PIO9</text:p>
          </table:table-cell>
          <table:table-cell table:number-columns-repeated="16382"/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string" calcext:value-type="string">
            <text:p>PIO10</text:p>
          </table:table-cell>
          <table:table-cell table:number-columns-repeated="16382"/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string" calcext:value-type="string">
            <text:p>PIO11</text:p>
          </table:table-cell>
          <table:table-cell table:number-columns-repeated="16382"/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string" calcext:value-type="string">
            <text:p>PIO12</text:p>
          </table:table-cell>
          <table:table-cell table:number-columns-repeated="16382"/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string" calcext:value-type="string">
            <text:p>PIO13</text:p>
          </table:table-cell>
          <table:table-cell table:number-columns-repeated="16382"/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string" calcext:value-type="string">
            <text:p>PIO14</text:p>
          </table:table-cell>
          <table:table-cell table:number-columns-repeated="16382"/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string" calcext:value-type="string">
            <text:p>PIO15</text:p>
          </table:table-cell>
          <table:table-cell table:number-columns-repeated="16382"/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string" calcext:value-type="string">
            <text:p>PIO16</text:p>
          </table:table-cell>
          <table:table-cell table:number-columns-repeated="16382"/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string" calcext:value-type="string">
            <text:p>PIO17</text:p>
          </table:table-cell>
          <table:table-cell table:number-columns-repeated="16382"/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string" calcext:value-type="string">
            <text:p>PIO18</text:p>
          </table:table-cell>
          <table:table-cell table:number-columns-repeated="16382"/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string" calcext:value-type="string">
            <text:p>PIO19</text:p>
          </table:table-cell>
          <table:table-cell table:number-columns-repeated="16382"/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string" calcext:value-type="string">
            <text:p>PIO20</text:p>
          </table:table-cell>
          <table:table-cell table:number-columns-repeated="16382"/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string" calcext:value-type="string">
            <text:p>PIO21</text:p>
          </table:table-cell>
          <table:table-cell table:number-columns-repeated="16382"/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string" calcext:value-type="string">
            <text:p>PIO22</text:p>
          </table:table-cell>
          <table:table-cell table:number-columns-repeated="16382"/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string" calcext:value-type="string">
            <text:p>PIO23</text:p>
          </table:table-cell>
          <table:table-cell table:number-columns-repeated="16382"/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string" calcext:value-type="string">
            <text:p>PIO24</text:p>
          </table:table-cell>
          <table:table-cell table:number-columns-repeated="16382"/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string" calcext:value-type="string">
            <text:p>PIO25</text:p>
          </table:table-cell>
          <table:table-cell table:number-columns-repeated="16382"/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string" calcext:value-type="string">
            <text:p>PIO26</text:p>
          </table:table-cell>
          <table:table-cell table:number-columns-repeated="16382"/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string" calcext:value-type="string">
            <text:p>PIO27</text:p>
          </table:table-cell>
          <table:table-cell table:number-columns-repeated="16382"/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string" calcext:value-type="string">
            <text:p>PROCRIO0</text:p>
          </table:table-cell>
          <table:table-cell table:number-columns-repeated="16382"/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string" calcext:value-type="string">
            <text:p>PROCRIO1</text:p>
          </table:table-cell>
          <table:table-cell table:number-columns-repeated="16382"/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string" calcext:value-type="string">
            <text:p>PROCRIO2</text:p>
          </table:table-cell>
          <table:table-cell table:number-columns-repeated="16382"/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string" calcext:value-type="string">
            <text:p>PROCRIO3</text:p>
          </table:table-cell>
          <table:table-cell table:number-columns-repeated="16382"/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string" calcext:value-type="string">
            <text:p>PROCRIO4</text:p>
          </table:table-cell>
          <table:table-cell table:number-columns-repeated="16382"/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string" calcext:value-type="string">
            <text:p>PROCRIO5</text:p>
          </table:table-cell>
          <table:table-cell table:number-columns-repeated="16382"/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string" calcext:value-type="string">
            <text:p>PROCRIO6</text:p>
          </table:table-cell>
          <table:table-cell table:number-columns-repeated="16382"/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string" calcext:value-type="string">
            <text:p>PROCRIO7</text:p>
          </table:table-cell>
          <table:table-cell table:number-columns-repeated="16382"/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string" calcext:value-type="string">
            <text:p>PROCRIO8</text:p>
          </table:table-cell>
          <table:table-cell table:number-columns-repeated="16382"/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string" calcext:value-type="string">
            <text:p>PROCRIO9</text:p>
          </table:table-cell>
          <table:table-cell table:number-columns-repeated="16382"/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string" calcext:value-type="string">
            <text:p>PROCRIO10</text:p>
          </table:table-cell>
          <table:table-cell table:number-columns-repeated="16382"/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string" calcext:value-type="string">
            <text:p>PROCRIO11</text:p>
          </table:table-cell>
          <table:table-cell table:number-columns-repeated="16382"/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string" calcext:value-type="string">
            <text:p>PROCRIO12</text:p>
          </table:table-cell>
          <table:table-cell table:number-columns-repeated="16382"/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string" calcext:value-type="string">
            <text:p>PROCRIO13</text:p>
          </table:table-cell>
          <table:table-cell table:number-columns-repeated="16382"/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string" calcext:value-type="string">
            <text:p>PROCRIO14</text:p>
          </table:table-cell>
          <table:table-cell table:number-columns-repeated="16382"/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string" calcext:value-type="string">
            <text:p>PROCRIO15</text:p>
          </table:table-cell>
          <table:table-cell table:number-columns-repeated="16382"/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string" calcext:value-type="string">
            <text:p>PROCRIO16</text:p>
          </table:table-cell>
          <table:table-cell table:number-columns-repeated="16382"/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string" calcext:value-type="string">
            <text:p>PROCRIO17</text:p>
          </table:table-cell>
          <table:table-cell table:number-columns-repeated="16382"/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string" calcext:value-type="string">
            <text:p>PROCRIO18</text:p>
          </table:table-cell>
          <table:table-cell table:number-columns-repeated="16382"/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string" calcext:value-type="string">
            <text:p>PROCRIO19</text:p>
          </table:table-cell>
          <table:table-cell table:number-columns-repeated="16382"/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string" calcext:value-type="string">
            <text:p>PROCRIO20</text:p>
          </table:table-cell>
          <table:table-cell table:number-columns-repeated="16382"/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string" calcext:value-type="string">
            <text:p>PROCRIO21</text:p>
          </table:table-cell>
          <table:table-cell table:number-columns-repeated="16382"/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string" calcext:value-type="string">
            <text:p>PROCRIO22</text:p>
          </table:table-cell>
          <table:table-cell table:number-columns-repeated="16382"/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string" calcext:value-type="string">
            <text:p>PROCRIO23</text:p>
          </table:table-cell>
          <table:table-cell table:number-columns-repeated="16382"/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string" calcext:value-type="string">
            <text:p>PROCRIO24</text:p>
          </table:table-cell>
          <table:table-cell table:number-columns-repeated="16382"/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string" calcext:value-type="string">
            <text:p>PROCRIO25</text:p>
          </table:table-cell>
          <table:table-cell table:number-columns-repeated="16382"/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string" calcext:value-type="string">
            <text:p>PROCRIO26</text:p>
          </table:table-cell>
          <table:table-cell table:number-columns-repeated="16382"/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string" calcext:value-type="string">
            <text:p>PROCRIO27</text:p>
          </table:table-cell>
          <table:table-cell table:number-columns-repeated="16382"/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string" calcext:value-type="string">
            <text:p>PWM00</text:p>
          </table:table-cell>
          <table:table-cell table:number-columns-repeated="16382"/>
        </table:table-row>
        <table:table-row table:style-name="ro2">
          <table:table-cell office:value-type="float" office:value="376" calcext:value-type="float">
            <text:p>376</text:p>
          </table:table-cell>
          <table:table-cell table:style-name="ce5" office:value-type="string" calcext:value-type="string">
            <text:p>PWM01</text:p>
          </table:table-cell>
          <table:table-cell table:number-columns-repeated="16382"/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string" calcext:value-type="string">
            <text:p>PWM02</text:p>
          </table:table-cell>
          <table:table-cell table:number-columns-repeated="16382"/>
        </table:table-row>
        <table:table-row table:style-name="ro2">
          <table:table-cell office:value-type="float" office:value="378" calcext:value-type="float">
            <text:p>378</text:p>
          </table:table-cell>
          <table:table-cell table:style-name="ce5" office:value-type="string" calcext:value-type="string">
            <text:p>PWM03</text:p>
          </table:table-cell>
          <table:table-cell table:number-columns-repeated="16382"/>
        </table:table-row>
        <table:table-row table:style-name="ro2">
          <table:table-cell office:value-type="float" office:value="379" calcext:value-type="float">
            <text:p>379</text:p>
          </table:table-cell>
          <table:table-cell office:value-type="string" calcext:value-type="string">
            <text:p>SDIO0CLK</text:p>
          </table:table-cell>
          <table:table-cell table:number-columns-repeated="16382"/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SDIO0CMD</text:p>
          </table:table-cell>
          <table:table-cell table:number-columns-repeated="16382"/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string" calcext:value-type="string">
            <text:p>SDIO0DAT0</text:p>
          </table:table-cell>
          <table:table-cell table:number-columns-repeated="16382"/>
        </table:table-row>
        <table:table-row table:style-name="ro2">
          <table:table-cell office:value-type="float" office:value="382" calcext:value-type="float">
            <text:p>382</text:p>
          </table:table-cell>
          <table:table-cell office:value-type="string" calcext:value-type="string">
            <text:p>SDIO0DAT1</text:p>
          </table:table-cell>
          <table:table-cell table:number-columns-repeated="16382"/>
        </table:table-row>
        <table:table-row table:style-name="ro2">
          <table:table-cell office:value-type="float" office:value="383" calcext:value-type="float">
            <text:p>383</text:p>
          </table:table-cell>
          <table:table-cell office:value-type="string" calcext:value-type="string">
            <text:p>SDIO0DAT2</text:p>
          </table:table-cell>
          <table:table-cell table:number-columns-repeated="16382"/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string" calcext:value-type="string">
            <text:p>SDIO0DAT3</text:p>
          </table:table-cell>
          <table:table-cell table:number-columns-repeated="16382"/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string" calcext:value-type="string">
            <text:p>SPI0CS0</text:p>
          </table:table-cell>
          <table:table-cell table:number-columns-repeated="16382"/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string" calcext:value-type="string">
            <text:p>SPI0CS1</text:p>
          </table:table-cell>
          <table:table-cell table:number-columns-repeated="16382"/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string" calcext:value-type="string">
            <text:p>SPI0CS2</text:p>
          </table:table-cell>
          <table:table-cell table:number-columns-repeated="16382"/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string" calcext:value-type="string">
            <text:p>SPI0CS3</text:p>
          </table:table-cell>
          <table:table-cell table:number-columns-repeated="16382"/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string" calcext:value-type="string">
            <text:p>SPI0SIO0</text:p>
          </table:table-cell>
          <table:table-cell table:number-columns-repeated="16382"/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string" calcext:value-type="string">
            <text:p>SPI0SIO1</text:p>
          </table:table-cell>
          <table:table-cell table:number-columns-repeated="16382"/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string" calcext:value-type="string">
            <text:p>SPI0SIO2</text:p>
          </table:table-cell>
          <table:table-cell table:number-columns-repeated="16382"/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string" calcext:value-type="string">
            <text:p>SPI0SIO3</text:p>
          </table:table-cell>
          <table:table-cell table:number-columns-repeated="16382"/>
        </table:table-row>
        <table:table-row table:style-name="ro2">
          <table:table-cell office:value-type="float" office:value="393" calcext:value-type="float">
            <text:p>393</text:p>
          </table:table-cell>
          <table:table-cell office:value-type="string" calcext:value-type="string">
            <text:p>SPI1CS0</text:p>
          </table:table-cell>
          <table:table-cell table:number-columns-repeated="16382"/>
        </table:table-row>
        <table:table-row table:style-name="ro2">
          <table:table-cell office:value-type="float" office:value="394" calcext:value-type="float">
            <text:p>394</text:p>
          </table:table-cell>
          <table:table-cell table:style-name="ce5" office:value-type="string" calcext:value-type="string">
            <text:p>SPI1CS1</text:p>
          </table:table-cell>
          <table:table-cell table:number-columns-repeated="16382"/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string" calcext:value-type="string">
            <text:p>SPI1CS2</text:p>
          </table:table-cell>
          <table:table-cell table:number-columns-repeated="16382"/>
        </table:table-row>
        <table:table-row table:style-name="ro2">
          <table:table-cell office:value-type="float" office:value="396" calcext:value-type="float">
            <text:p>396</text:p>
          </table:table-cell>
          <table:table-cell office:value-type="string" calcext:value-type="string">
            <text:p>SPI1SIO0</text:p>
          </table:table-cell>
          <table:table-cell table:number-columns-repeated="16382"/>
        </table:table-row>
        <table:table-row table:style-name="ro2">
          <table:table-cell office:value-type="float" office:value="397" calcext:value-type="float">
            <text:p>397</text:p>
          </table:table-cell>
          <table:table-cell office:value-type="string" calcext:value-type="string">
            <text:p>SPI1SIO1</text:p>
          </table:table-cell>
          <table:table-cell table:number-columns-repeated="16382"/>
        </table:table-row>
        <table:table-row table:style-name="ro2">
          <table:table-cell office:value-type="float" office:value="398" calcext:value-type="float">
            <text:p>398</text:p>
          </table:table-cell>
          <table:table-cell office:value-type="string" calcext:value-type="string">
            <text:p>SPI2CS0</text:p>
          </table:table-cell>
          <table:table-cell table:number-columns-repeated="16382"/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string" calcext:value-type="string">
            <text:p>SPI2CS1</text:p>
          </table:table-cell>
          <table:table-cell table:number-columns-repeated="16382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string" calcext:value-type="string">
            <text:p>SPI2SCLK</text:p>
          </table:table-cell>
          <table:table-cell table:number-columns-repeated="16382"/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string" calcext:value-type="string">
            <text:p>SPI2SIO0</text:p>
          </table:table-cell>
          <table:table-cell table:number-columns-repeated="16382"/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string" calcext:value-type="string">
            <text:p>SPI2SIO1</text:p>
          </table:table-cell>
          <table:table-cell table:number-columns-repeated="16382"/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string" calcext:value-type="string">
            <text:p>SPI3CS0</text:p>
          </table:table-cell>
          <table:table-cell table:number-columns-repeated="16382"/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string" calcext:value-type="string">
            <text:p>SPI3CS1</text:p>
          </table:table-cell>
          <table:table-cell table:number-columns-repeated="16382"/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string" calcext:value-type="string">
            <text:p>SPI3SCLK</text:p>
          </table:table-cell>
          <table:table-cell table:number-columns-repeated="16382"/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string" calcext:value-type="string">
            <text:p>SPI3SIO0</text:p>
          </table:table-cell>
          <table:table-cell table:number-columns-repeated="16382"/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string" calcext:value-type="string">
            <text:p>SPI3SIO1</text:p>
          </table:table-cell>
          <table:table-cell table:number-columns-repeated="16382"/>
        </table:table-row>
        <table:table-row table:style-name="ro2">
          <table:table-cell office:value-type="float" office:value="408" calcext:value-type="float">
            <text:p>408</text:p>
          </table:table-cell>
          <table:table-cell office:value-type="string" calcext:value-type="string">
            <text:p>SPI4CS0</text:p>
          </table:table-cell>
          <table:table-cell table:number-columns-repeated="16382"/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string" calcext:value-type="string">
            <text:p>SPI4SCLK</text:p>
          </table:table-cell>
          <table:table-cell table:number-columns-repeated="16382"/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string" calcext:value-type="string">
            <text:p>SPI4SIO0</text:p>
          </table:table-cell>
          <table:table-cell table:number-columns-repeated="16382"/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string" calcext:value-type="string">
            <text:p>SPI4SIO1</text:p>
          </table:table-cell>
          <table:table-cell table:number-columns-repeated="1638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SPI5CS0</text:p>
          </table:table-cell>
          <table:table-cell table:number-columns-repeated="16382"/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string" calcext:value-type="string">
            <text:p>SPI5CS1</text:p>
          </table:table-cell>
          <table:table-cell table:number-columns-repeated="16382"/>
        </table:table-row>
        <table:table-row table:style-name="ro2">
          <table:table-cell office:value-type="float" office:value="414" calcext:value-type="float">
            <text:p>414</text:p>
          </table:table-cell>
          <table:table-cell office:value-type="string" calcext:value-type="string">
            <text:p>SPI5SCLK</text:p>
          </table:table-cell>
          <table:table-cell table:number-columns-repeated="16382"/>
        </table:table-row>
        <table:table-row table:style-name="ro2">
          <table:table-cell office:value-type="float" office:value="415" calcext:value-type="float">
            <text:p>415</text:p>
          </table:table-cell>
          <table:table-cell office:value-type="string" calcext:value-type="string">
            <text:p>SPI5SIO0</text:p>
          </table:table-cell>
          <table:table-cell table:number-columns-repeated="16382"/>
        </table:table-row>
        <table:table-row table:style-name="ro2">
          <table:table-cell office:value-type="float" office:value="416" calcext:value-type="float">
            <text:p>416</text:p>
          </table:table-cell>
          <table:table-cell office:value-type="string" calcext:value-type="string">
            <text:p>SPI5SIO1</text:p>
          </table:table-cell>
          <table:table-cell table:number-columns-repeated="16382"/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string" calcext:value-type="string">
            <text:p>SYSRIO0</text:p>
          </table:table-cell>
          <table:table-cell table:number-columns-repeated="16382"/>
        </table:table-row>
        <table:table-row table:style-name="ro2">
          <table:table-cell office:value-type="float" office:value="418" calcext:value-type="float">
            <text:p>418</text:p>
          </table:table-cell>
          <table:table-cell office:value-type="string" calcext:value-type="string">
            <text:p>SYSRIO1</text:p>
          </table:table-cell>
          <table:table-cell table:number-columns-repeated="16382"/>
        </table:table-row>
        <table:table-row table:style-name="ro2">
          <table:table-cell office:value-type="float" office:value="419" calcext:value-type="float">
            <text:p>419</text:p>
          </table:table-cell>
          <table:table-cell office:value-type="string" calcext:value-type="string">
            <text:p>SYSRIO2</text:p>
          </table:table-cell>
          <table:table-cell table:number-columns-repeated="16382"/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string" calcext:value-type="string">
            <text:p>SYSRIO3</text:p>
          </table:table-cell>
          <table:table-cell table:number-columns-repeated="16382"/>
        </table:table-row>
        <table:table-row table:style-name="ro2">
          <table:table-cell office:value-type="float" office:value="421" calcext:value-type="float">
            <text:p>421</text:p>
          </table:table-cell>
          <table:table-cell office:value-type="string" calcext:value-type="string">
            <text:p>SYSRIO4</text:p>
          </table:table-cell>
          <table:table-cell table:number-columns-repeated="16382"/>
        </table:table-row>
        <table:table-row table:style-name="ro2">
          <table:table-cell office:value-type="float" office:value="422" calcext:value-type="float">
            <text:p>422</text:p>
          </table:table-cell>
          <table:table-cell office:value-type="string" calcext:value-type="string">
            <text:p>SYSRIO5</text:p>
          </table:table-cell>
          <table:table-cell table:number-columns-repeated="16382"/>
        </table:table-row>
        <table:table-row table:style-name="ro2">
          <table:table-cell office:value-type="float" office:value="423" calcext:value-type="float">
            <text:p>423</text:p>
          </table:table-cell>
          <table:table-cell office:value-type="string" calcext:value-type="string">
            <text:p>SYSRIO6</text:p>
          </table:table-cell>
          <table:table-cell table:number-columns-repeated="16382"/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string" calcext:value-type="string">
            <text:p>SYSRIO7</text:p>
          </table:table-cell>
          <table:table-cell table:number-columns-repeated="16382"/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string" calcext:value-type="string">
            <text:p>SYSRIO8</text:p>
          </table:table-cell>
          <table:table-cell table:number-columns-repeated="16382"/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string" calcext:value-type="string">
            <text:p>SYSRIO9</text:p>
          </table:table-cell>
          <table:table-cell table:number-columns-repeated="16382"/>
        </table:table-row>
        <table:table-row table:style-name="ro2">
          <table:table-cell office:value-type="float" office:value="427" calcext:value-type="float">
            <text:p>427</text:p>
          </table:table-cell>
          <table:table-cell office:value-type="string" calcext:value-type="string">
            <text:p>SYSRIO10</text:p>
          </table:table-cell>
          <table:table-cell table:number-columns-repeated="16382"/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string" calcext:value-type="string">
            <text:p>SYSRIO11</text:p>
          </table:table-cell>
          <table:table-cell table:number-columns-repeated="16382"/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string" calcext:value-type="string">
            <text:p>SYSRIO12</text:p>
          </table:table-cell>
          <table:table-cell table:number-columns-repeated="16382"/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string" calcext:value-type="string">
            <text:p>SYSRIO13</text:p>
          </table:table-cell>
          <table:table-cell table:number-columns-repeated="16382"/>
        </table:table-row>
        <table:table-row table:style-name="ro2">
          <table:table-cell office:value-type="float" office:value="431" calcext:value-type="float">
            <text:p>431</text:p>
          </table:table-cell>
          <table:table-cell office:value-type="string" calcext:value-type="string">
            <text:p>SYSRIO14</text:p>
          </table:table-cell>
          <table:table-cell table:number-columns-repeated="16382"/>
        </table:table-row>
        <table:table-row table:style-name="ro2">
          <table:table-cell office:value-type="float" office:value="432" calcext:value-type="float">
            <text:p>432</text:p>
          </table:table-cell>
          <table:table-cell office:value-type="string" calcext:value-type="string">
            <text:p>SYSRIO15</text:p>
          </table:table-cell>
          <table:table-cell table:number-columns-repeated="16382"/>
        </table:table-row>
        <table:table-row table:style-name="ro2">
          <table:table-cell office:value-type="float" office:value="433" calcext:value-type="float">
            <text:p>433</text:p>
          </table:table-cell>
          <table:table-cell office:value-type="string" calcext:value-type="string">
            <text:p>SYSRIO16</text:p>
          </table:table-cell>
          <table:table-cell table:number-columns-repeated="16382"/>
        </table:table-row>
        <table:table-row table:style-name="ro2">
          <table:table-cell office:value-type="float" office:value="434" calcext:value-type="float">
            <text:p>434</text:p>
          </table:table-cell>
          <table:table-cell office:value-type="string" calcext:value-type="string">
            <text:p>SYSRIO17</text:p>
          </table:table-cell>
          <table:table-cell table:number-columns-repeated="16382"/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string" calcext:value-type="string">
            <text:p>SYSRIO18</text:p>
          </table:table-cell>
          <table:table-cell table:number-columns-repeated="16382"/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string" calcext:value-type="string">
            <text:p>SYSRIO19</text:p>
          </table:table-cell>
          <table:table-cell table:number-columns-repeated="16382"/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string" calcext:value-type="string">
            <text:p>SYSRIO20</text:p>
          </table:table-cell>
          <table:table-cell table:number-columns-repeated="16382"/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string" calcext:value-type="string">
            <text:p>SYSRIO21</text:p>
          </table:table-cell>
          <table:table-cell table:number-columns-repeated="16382"/>
        </table:table-row>
        <table:table-row table:style-name="ro2">
          <table:table-cell office:value-type="float" office:value="439" calcext:value-type="float">
            <text:p>439</text:p>
          </table:table-cell>
          <table:table-cell office:value-type="string" calcext:value-type="string">
            <text:p>SYSRIO22</text:p>
          </table:table-cell>
          <table:table-cell table:number-columns-repeated="16382"/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string" calcext:value-type="string">
            <text:p>SYSRIO23</text:p>
          </table:table-cell>
          <table:table-cell table:number-columns-repeated="16382"/>
        </table:table-row>
        <table:table-row table:style-name="ro2">
          <table:table-cell office:value-type="float" office:value="441" calcext:value-type="float">
            <text:p>441</text:p>
          </table:table-cell>
          <table:table-cell office:value-type="string" calcext:value-type="string">
            <text:p>SYSRIO24</text:p>
          </table:table-cell>
          <table:table-cell table:number-columns-repeated="16382"/>
        </table:table-row>
        <table:table-row table:style-name="ro2">
          <table:table-cell office:value-type="float" office:value="442" calcext:value-type="float">
            <text:p>442</text:p>
          </table:table-cell>
          <table:table-cell office:value-type="string" calcext:value-type="string">
            <text:p>SYSRIO25</text:p>
          </table:table-cell>
          <table:table-cell table:number-columns-repeated="16382"/>
        </table:table-row>
        <table:table-row table:style-name="ro2">
          <table:table-cell office:value-type="float" office:value="443" calcext:value-type="float">
            <text:p>443</text:p>
          </table:table-cell>
          <table:table-cell office:value-type="string" calcext:value-type="string">
            <text:p>SYSRIO26</text:p>
          </table:table-cell>
          <table:table-cell table:number-columns-repeated="16382"/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string" calcext:value-type="string">
            <text:p>SYSRIO27</text:p>
          </table:table-cell>
          <table:table-cell table:number-columns-repeated="16382"/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string" calcext:value-type="string">
            <text:p>UART0CTS</text:p>
          </table:table-cell>
          <table:table-cell table:number-columns-repeated="16382"/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string" calcext:value-type="string">
            <text:p>UART0DCD</text:p>
          </table:table-cell>
          <table:table-cell table:number-columns-repeated="16382"/>
        </table:table-row>
        <table:table-row table:style-name="ro2">
          <table:table-cell office:value-type="float" office:value="447" calcext:value-type="float">
            <text:p>447</text:p>
          </table:table-cell>
          <table:table-cell office:value-type="string" calcext:value-type="string">
            <text:p>UART0DSR</text:p>
          </table:table-cell>
          <table:table-cell table:number-columns-repeated="16382"/>
        </table:table-row>
        <table:table-row table:style-name="ro2">
          <table:table-cell office:value-type="float" office:value="448" calcext:value-type="float">
            <text:p>448</text:p>
          </table:table-cell>
          <table:table-cell office:value-type="string" calcext:value-type="string">
            <text:p>UART0DTR</text:p>
          </table:table-cell>
          <table:table-cell table:number-columns-repeated="16382"/>
        </table:table-row>
        <table:table-row table:style-name="ro2">
          <table:table-cell office:value-type="float" office:value="449" calcext:value-type="float">
            <text:p>449</text:p>
          </table:table-cell>
          <table:table-cell office:value-type="string" calcext:value-type="string">
            <text:p>UART0IRRX</text:p>
          </table:table-cell>
          <table:table-cell table:number-columns-repeated="16382"/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string" calcext:value-type="string">
            <text:p>UART0IRTX</text:p>
          </table:table-cell>
          <table:table-cell table:number-columns-repeated="16382"/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string" calcext:value-type="string">
            <text:p>UART0RI</text:p>
          </table:table-cell>
          <table:table-cell table:number-columns-repeated="16382"/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string" calcext:value-type="string">
            <text:p>UART0RTS</text:p>
          </table:table-cell>
          <table:table-cell table:number-columns-repeated="16382"/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string" calcext:value-type="string">
            <text:p>UART4CTS</text:p>
          </table:table-cell>
          <table:table-cell table:number-columns-repeated="16382"/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string" calcext:value-type="string">
            <text:p>UART4RTS</text:p>
          </table:table-cell>
          <table:table-cell table:number-columns-repeated="16382"/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string" calcext:value-type="string">
            <text:p>UART4RX</text:p>
          </table:table-cell>
          <table:table-cell table:number-columns-repeated="16382"/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string" calcext:value-type="string">
            <text:p>UART4TX</text:p>
          </table:table-cell>
          <table:table-cell table:number-columns-repeated="16382"/>
        </table:table-row>
        <table:table-row table:style-name="ro2" table:number-rows-repeated="1048374">
          <table:table-cell table:number-columns-repeated="16384"/>
        </table:table-row>
        <table:table-row table:style-name="ro4" table:number-rows-repeated="35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pin_spics_export" table:style-name="ta13">
        <table:table-column table:style-name="co20" table:default-cell-style-name="ce2"/>
        <table:table-column table:style-name="co31" table:default-cell-style-name="ce2"/>
        <table:table-column table:style-name="co32" table:default-cell-style-name="ce2"/>
        <table:table-column table:style-name="co33" table:default-cell-style-name="ce2"/>
        <table:table-row table:style-name="ro3">
          <table:table-cell office:value-type="string" calcext:value-type="string">
            <text:p>pin_id</text:p>
          </table:table-cell>
          <table:table-cell office:value-type="string" calcext:value-type="string">
            <text:p>bus_id</text:p>
          </table:table-cell>
          <table:table-cell office:value-type="string" calcext:value-type="string">
            <text:p>cs_id</text:p>
          </table:table-cell>
          <table:table-cell office:value-type="string" calcext:value-type="string">
            <text:p>pin_mode_id</text:p>
          </table:table-cell>
        </table:table-row>
        <table:table-row table:style-name="ro3">
          <table:table-cell office:value-type="float" office:value="107" calcext:value-type="float">
            <text:p>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16" calcext:value-type="float">
            <text:p>1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26" calcext:value-type="float">
            <text:p>1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4" table:number-rows-repeated="1048559">
          <table:table-cell table:number-columns-repeated="4"/>
        </table:table-row>
        <table:table-row table:style-name="ro4">
          <table:table-cell table:number-columns-repeated="4"/>
        </table:table-row>
      </table:table>
      <table:table table:name="connector_has_pin_export" table:style-name="ta14">
        <office:forms form:automatic-focus="false" form:apply-design-mode="false"/>
        <table:table-column table:style-name="co34" table:default-cell-style-name="ce2"/>
        <table:table-column table:style-name="co35" table:default-cell-style-name="ce2"/>
        <table:table-column table:style-name="co36" table:default-cell-style-name="ce2"/>
        <table:table-column table:style-name="co37" table:default-cell-style-name="ce2"/>
        <table:table-row table:style-name="ro3">
          <table:table-cell office:value-type="string" calcext:value-type="string">
            <text:p>connector_id</text:p>
          </table:table-cell>
          <table:table-cell office:value-type="string" calcext:value-type="string">
            <text:p>pin_id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column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99" calcext:value-type="float">
            <text:p>9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04" calcext:value-type="float">
            <text:p>10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05" calcext:value-type="float">
            <text:p>10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06" calcext:value-type="float">
            <text:p>10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08" calcext:value-type="float">
            <text:p>1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11" calcext:value-type="float">
            <text:p>11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12" calcext:value-type="float">
            <text:p>11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15" calcext:value-type="float">
            <text:p>11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18" calcext:value-type="float">
            <text:p>11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19" calcext:value-type="float">
            <text:p>11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21" calcext:value-type="float">
            <text:p>1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23" calcext:value-type="float">
            <text:p>12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24" calcext:value-type="float">
            <text:p>12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25" calcext:value-type="float">
            <text:p>1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26" calcext:value-type="float">
            <text:p>12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4" table:number-rows-repeated="1048534">
          <table:table-cell table:number-columns-repeated="4"/>
        </table:table-row>
        <table:table-row table:style-name="ro4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gpio4" style:display-name="PageStyle_gpio4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in_5f_name" style:display-name="PageStyle_pin_name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in_5f_mode" style:display-name="PageStyle_pin_mode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nnector_5f_has_5f_pin" style:display-name="PageStyle_connector_has_pin" style:page-layout-name="Mpm5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soc_5f_has_5f_pin_5f_export" style:display-name="PageStyle_soc_has_pin_export" style:page-layout-name="Mpm5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pin_5f_has_5f_name" style:display-name="PageStyle_pin_has_name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in_5f_name_5f_export" style:display-name="PageStyle_pin_name_export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in_5f_number_5f_export" style:display-name="PageStyle_pin_number_export" style:page-layout-name="Mpm5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soc_5f_has_5f_pin" style:display-name="PageStyle_soc_has_pin" style:page-layout-name="Mpm5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pin_5f_has_5f_name_5f_export" style:display-name="PageStyle_pin_has_name_export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nnector_5f_has_5f_pin_5f_export" style:display-name="PageStyle_connector_has_pin_export" style:page-layout-name="Mpm5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pin_5f_export" style:display-name="PageStyle_pin_export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in_5f_spics" style:display-name="PageStyle_pin_spic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in_5f_spics_5f_export" style:display-name="PageStyle_pin_spics_export" style:page-layout-name="Mpm5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language>fr-FR</dc:language>
    <dc:creator>Pascal JEAN</dc:creator>
    <dc:date>2025-07-21T10:43:10.486509800</dc:date>
    <meta:editing-cycles>18</meta:editing-cycles>
    <meta:editing-duration>PT3H23M17S</meta:editing-duration>
    <meta:generator>LibreOffice/25.2.4.3$Windows_X86_64 LibreOffice_project/33e196637044ead23f5c3226cde09b47731f7e27</meta:generator>
    <meta:document-statistic meta:table-count="14" meta:cell-count="6207" meta:object-count="0"/>
    <meta:user-defined meta:name="AppVersion">15.0000</meta:user-defined>
  </office:meta>
</office:document-meta>
</file>